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LJARAFE-O3-AT_IN_rolling_mean">
            <text:p>ALJARAFE-O3-AT_IN_rolling_mean</text:p>
          </table:table-cell>
          <table:table-cell table:style-name="pd1" office:value-type="string" office:string-value="ALJARAFE-O3-AT_IN">
            <text:p>ALJARAFE-O3-AT_IN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39.47221666666667">
            <text:p>39.4722166666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40.75">
            <text:p>40.7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40.25694583333333">
            <text:p>40.2569458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40.12500416666666">
            <text:p>40.1250041666666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39.847229166666665">
            <text:p>39.84722916666666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39.312508333333334">
            <text:p>39.31250833333333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37.96528333333333">
            <text:p>37.9652833333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34.48612083333333">
            <text:p>34.4861208333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18.812508333333334">
            <text:p>18.812508333333334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17.770841666666666">
            <text:p>17.77084166666666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17.40972916666667">
            <text:p>17.4097291666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17.6389">
            <text:p>17.6389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21.111116666666664">
            <text:p>21.11111666666666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21.798616666666664">
            <text:p>21.79861666666666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22.3333375">
            <text:p>22.333337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23.062504166666667">
            <text:p>23.06250416666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23.8333375">
            <text:p>23.833337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22.81250833333333">
            <text:p>22.8125083333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21.756954166666663">
            <text:p>21.75695416666666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21.041675">
            <text:p>21.04167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20.97222916666667">
            <text:p>20.9722291666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20.88195">
            <text:p>20.8819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21.048616666666668">
            <text:p>21.048616666666668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20.527775">
            <text:p>20.52777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19.1041625">
            <text:p>19.104162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18.777775000000002">
            <text:p>18.77777500000000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18.625">
            <text:p>18.62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18.083333333333332">
            <text:p>18.08333333333333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7.666666666666668">
            <text:p>17.666666666666668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17.2638875">
            <text:p>17.263887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6.854166666666668">
            <text:p>16.854166666666668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16.458329166666665">
            <text:p>16.45832916666666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16.479162499999997">
            <text:p>16.47916249999999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16.6388875">
            <text:p>16.638887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19.659720833333335">
            <text:p>19.65972083333333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20.381945833333333">
            <text:p>20.38194583333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20.4375">
            <text:p>20.437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20.583333333333332">
            <text:p>20.583333333333332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20.826391666666666">
            <text:p>20.82639166666666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22.527779166666665">
            <text:p>22.52777916666666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22.916666666666668">
            <text:p>22.916666666666668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23.131941666666666">
            <text:p>23.13194166666666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23.243054166666667">
            <text:p>23.24305416666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24.972229166666665">
            <text:p>24.97222916666666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26.125004166666667">
            <text:p>26.12500416666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25.9583375">
            <text:p>25.958337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25.9375">
            <text:p>25.937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25.8125">
            <text:p>25.812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25.7361125">
            <text:p>25.736112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25.555554166666667">
            <text:p>25.55555416666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25.1736125">
            <text:p>25.173612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24.645837500000003">
            <text:p>24.64583750000000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24.354170833333338">
            <text:p>24.354170833333338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23.87500416666667">
            <text:p>23.8750041666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23.520837500000003">
            <text:p>23.52083750000000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22.590279166666672">
            <text:p>22.590279166666672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20.305554166666667">
            <text:p>20.30555416666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19.506941666666666">
            <text:p>19.506941666666666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18.3263875">
            <text:p>18.326387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18.229166666666668">
            <text:p>18.229166666666668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18.118054166666667">
            <text:p>18.11805416666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17.9861125">
            <text:p>17.986112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18.16667083333333">
            <text:p>18.1666708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18.2083375">
            <text:p>18.208337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18.437504166666667">
            <text:p>18.43750416666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18.763895833333333">
            <text:p>18.76389583333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19.06945">
            <text:p>19.0694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19.16667083333333">
            <text:p>19.1666708333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19.659724999999998">
            <text:p>19.659724999999998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23.340283333333332">
            <text:p>23.340283333333332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23.243062499999997">
            <text:p>23.24306249999999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26.236116666666664">
            <text:p>26.23611666666666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26.500004166666667">
            <text:p>26.50000416666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25.263891666666666">
            <text:p>25.263891666666666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23.895833333333332">
            <text:p>23.895833333333332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22.7013875">
            <text:p>22.701387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21.840275000000002">
            <text:p>21.840275000000002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21.430554166666667">
            <text:p>21.43055416666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21.694445833333333">
            <text:p>21.69444583333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22.6736125">
            <text:p>22.673612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24.083333333333332">
            <text:p>24.08333333333333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27.083333333333332">
            <text:p>27.08333333333333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29.180545833333337">
            <text:p>29.18054583333333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29.31249166666667">
            <text:p>29.3124916666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30.2291625">
            <text:p>30.229162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30.18055">
            <text:p>30.1805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30.249995833333333">
            <text:p>30.24999583333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26.8472125">
            <text:p>26.847212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22.597220833333335">
            <text:p>22.59722083333333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21.89582916666667">
            <text:p>21.8958291666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21.89582916666667">
            <text:p>21.8958291666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21.9166625">
            <text:p>21.916662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21.55555">
            <text:p>21.5555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22.506941666666666">
            <text:p>22.506941666666666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20.597216666666665">
            <text:p>20.59721666666666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20.597216666666665">
            <text:p>20.59721666666666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9.49305">
            <text:p>19.4930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18.263883333333332">
            <text:p>18.263883333333332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17.694441666666666">
            <text:p>17.69444166666666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17.7638875">
            <text:p>17.763887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17.874995833333333">
            <text:p>17.87499583333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18.09027083333333">
            <text:p>18.0902708333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18.583325">
            <text:p>18.58332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20.888883333333332">
            <text:p>20.888883333333332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22.958329166666662">
            <text:p>22.95832916666666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57.71528333333333">
            <text:p>57.7152833333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57.17361666666667">
            <text:p>57.1736166666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56.597229166666665">
            <text:p>56.59722916666666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56.097229166666665">
            <text:p>56.09722916666666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52.29861666666667">
            <text:p>52.2986166666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6-06-13T18:00:00">
            <text:p>Mon Jun 13 18:00:00 2016</text:p>
          </table:table-cell>
          <table:table-cell office:value-type="float" office:value="60.20138750000001">
            <text:p>60.2013875000000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6-13T19:00:00">
            <text:p>Mon Jun 13 19:00:00 2016</text:p>
          </table:table-cell>
          <table:table-cell office:value-type="float" office:value="58.027779166666676">
            <text:p>58.02777916666667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6-13T20:00:00">
            <text:p>Mon Jun 13 20:00:00 2016</text:p>
          </table:table-cell>
          <table:table-cell office:value-type="float" office:value="55.88194583333333">
            <text:p>55.8819458333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6-13T21:00:00">
            <text:p>Mon Jun 13 21:00:00 2016</text:p>
          </table:table-cell>
          <table:table-cell office:value-type="float" office:value="54.19444583333333">
            <text:p>54.1944458333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6-13T22:00:00">
            <text:p>Mon Jun 13 22:00:00 2016</text:p>
          </table:table-cell>
          <table:table-cell office:value-type="float" office:value="52.701391666666666">
            <text:p>52.70139166666666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06-13T23:00:00">
            <text:p>Mon Jun 13 23:00:00 2016</text:p>
          </table:table-cell>
          <table:table-cell office:value-type="float" office:value="51.625">
            <text:p>51.62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6-14T00:00:00">
            <text:p>Tue Jun 14 00:00:00 2016</text:p>
          </table:table-cell>
          <table:table-cell office:value-type="float" office:value="50.8888875">
            <text:p>50.888887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6-14T01:00:00">
            <text:p>Tue Jun 14 01:00:00 2016</text:p>
          </table:table-cell>
          <table:table-cell office:value-type="float" office:value="50.5138875">
            <text:p>50.513887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6-14T02:00:00">
            <text:p>Tue Jun 14 02:00:00 2016</text:p>
          </table:table-cell>
          <table:table-cell office:value-type="float" office:value="50.34722083333333">
            <text:p>50.3472208333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6-14T03:00:00">
            <text:p>Tue Jun 14 03:00:00 2016</text:p>
          </table:table-cell>
          <table:table-cell office:value-type="float" office:value="50.88194583333333">
            <text:p>50.8819458333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6-14T04:00:00">
            <text:p>Tue Jun 14 04:00:00 2016</text:p>
          </table:table-cell>
          <table:table-cell office:value-type="float" office:value="51.666666666666664">
            <text:p>51.666666666666664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6-14T05:00:00">
            <text:p>Tue Jun 14 05:00:00 2016</text:p>
          </table:table-cell>
          <table:table-cell office:value-type="float" office:value="52.44444583333333">
            <text:p>52.4444458333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06-14T06:00:00">
            <text:p>Tue Jun 14 06:00:00 2016</text:p>
          </table:table-cell>
          <table:table-cell office:value-type="float" office:value="52.43055833333333">
            <text:p>52.4305583333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6-14T07:00:00">
            <text:p>Tue Jun 14 07:00:00 2016</text:p>
          </table:table-cell>
          <table:table-cell office:value-type="float" office:value="51.416670833333335">
            <text:p>51.41667083333333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6-14T08:00:00">
            <text:p>Tue Jun 14 08:00:00 2016</text:p>
          </table:table-cell>
          <table:table-cell office:value-type="float" office:value="50.5486125">
            <text:p>50.548612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06-14T09:00:00">
            <text:p>Tue Jun 14 09:00:00 2016</text:p>
          </table:table-cell>
          <table:table-cell office:value-type="float" office:value="50.4375">
            <text:p>50.437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6-14T10:00:00">
            <text:p>Tue Jun 14 10:00:00 2016</text:p>
          </table:table-cell>
          <table:table-cell office:value-type="float" office:value="51.8611125">
            <text:p>51.861112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6-14T11:00:00">
            <text:p>Tue Jun 14 11:00:00 2016</text:p>
          </table:table-cell>
          <table:table-cell office:value-type="float" office:value="53.9236125">
            <text:p>53.923612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5T08:00:00">
            <text:p>Wed Jun 15 08:00:00 2016</text:p>
          </table:table-cell>
          <table:table-cell office:value-type="float" office:value="56.333333333333336">
            <text:p>56.33333333333333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6-15T09:00:00">
            <text:p>Wed Jun 15 09:00:00 2016</text:p>
          </table:table-cell>
          <table:table-cell office:value-type="float" office:value="56.4236125">
            <text:p>56.423612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6-16T15:00:00">
            <text:p>Thu Jun 16 15:00:00 2016</text:p>
          </table:table-cell>
          <table:table-cell office:value-type="float" office:value="61.013891666666666">
            <text:p>61.01389166666666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8-20T08:00:00">
            <text:p>Sat Aug 20 08:00:00 2016</text:p>
          </table:table-cell>
          <table:table-cell office:value-type="float" office:value="61.430558333333344">
            <text:p>61.43055833333334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8-20T09:00:00">
            <text:p>Sat Aug 20 09:00:00 2016</text:p>
          </table:table-cell>
          <table:table-cell office:value-type="float" office:value="62.40278333333334">
            <text:p>62.40278333333334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08-20T10:00:00">
            <text:p>Sat Aug 20 10:00:00 2016</text:p>
          </table:table-cell>
          <table:table-cell office:value-type="float" office:value="63.29167083333334">
            <text:p>63.2916708333333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9-09T11:00:00">
            <text:p>Fri Sep  9 11:00:00 2016</text:p>
          </table:table-cell>
          <table:table-cell office:value-type="float" office:value="60.645833333333336">
            <text:p>60.645833333333336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9-14T05:00:00">
            <text:p>Wed Sep 14 05:00:00 2016</text:p>
          </table:table-cell>
          <table:table-cell office:value-type="float" office:value="52.36805833333333">
            <text:p>52.3680583333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9-14T08:00:00">
            <text:p>Wed Sep 14 08:00:00 2016</text:p>
          </table:table-cell>
          <table:table-cell office:value-type="float" office:value="52.09722083333333">
            <text:p>52.0972208333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6-09-14T12:00:00">
            <text:p>Wed Sep 14 12:00:00 2016</text:p>
          </table:table-cell>
          <table:table-cell office:value-type="float" office:value="55.041670833333335">
            <text:p>55.04167083333333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9-14T13:00:00">
            <text:p>Wed Sep 14 13:00:00 2016</text:p>
          </table:table-cell>
          <table:table-cell office:value-type="float" office:value="56.75694583333333">
            <text:p>56.7569458333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09-14T14:00:00">
            <text:p>Wed Sep 14 14:00:00 2016</text:p>
          </table:table-cell>
          <table:table-cell office:value-type="float" office:value="58.229166666666664">
            <text:p>58.229166666666664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9-15T11:00:00">
            <text:p>Thu Sep 15 11:00:00 2016</text:p>
          </table:table-cell>
          <table:table-cell office:value-type="float" office:value="61.37499583333334">
            <text:p>61.3749958333333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10-19T06:00:00">
            <text:p>Wed Oct 19 06:00:00 2016</text:p>
          </table:table-cell>
          <table:table-cell office:value-type="float" office:value="41.74305416666667">
            <text:p>41.7430541666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0-19T07:00:00">
            <text:p>Wed Oct 19 07:00:00 2016</text:p>
          </table:table-cell>
          <table:table-cell office:value-type="float" office:value="41.465275">
            <text:p>41.46527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0-19T08:00:00">
            <text:p>Wed Oct 19 08:00:00 2016</text:p>
          </table:table-cell>
          <table:table-cell office:value-type="float" office:value="40.69444166666667">
            <text:p>40.6944416666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0-19T13:00:00">
            <text:p>Wed Oct 19 13:00:00 2016</text:p>
          </table:table-cell>
          <table:table-cell office:value-type="float" office:value="39.652775">
            <text:p>39.65277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0-25T14:00:00">
            <text:p>Tue Oct 25 14:00:00 2016</text:p>
          </table:table-cell>
          <table:table-cell office:value-type="float" office:value="32.15276666666667">
            <text:p>32.1527666666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10-25T15:00:00">
            <text:p>Tue Oct 25 15:00:00 2016</text:p>
          </table:table-cell>
          <table:table-cell office:value-type="float" office:value="31.923600000000004">
            <text:p>31.923600000000004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0-25T20:00:00">
            <text:p>Tue Oct 25 20:00:00 2016</text:p>
          </table:table-cell>
          <table:table-cell office:value-type="float" office:value="28.93749166666667">
            <text:p>28.9374916666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0-25T21:00:00">
            <text:p>Tue Oct 25 21:00:00 2016</text:p>
          </table:table-cell>
          <table:table-cell office:value-type="float" office:value="27.451383333333336">
            <text:p>27.45138333333333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0-25T22:00:00">
            <text:p>Tue Oct 25 22:00:00 2016</text:p>
          </table:table-cell>
          <table:table-cell office:value-type="float" office:value="26.347216666666668">
            <text:p>26.347216666666668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6-10-25T23:00:00">
            <text:p>Tue Oct 25 23:00:00 2016</text:p>
          </table:table-cell>
          <table:table-cell office:value-type="float" office:value="25.513883333333336">
            <text:p>25.51388333333333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0-26T04:00:00">
            <text:p>Wed Oct 26 04:00:00 2016</text:p>
          </table:table-cell>
          <table:table-cell office:value-type="float" office:value="26.506937499999996">
            <text:p>26.50693749999999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0-27T18:00:00">
            <text:p>Thu Oct 27 18:00:00 2016</text:p>
          </table:table-cell>
          <table:table-cell office:value-type="float" office:value="35.750008333333334">
            <text:p>35.750008333333334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0-27T19:00:00">
            <text:p>Thu Oct 27 19:00:00 2016</text:p>
          </table:table-cell>
          <table:table-cell office:value-type="float" office:value="36.08334166666666">
            <text:p>36.0833416666666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10-27T20:00:00">
            <text:p>Thu Oct 27 20:00:00 2016</text:p>
          </table:table-cell>
          <table:table-cell office:value-type="float" office:value="36.104175">
            <text:p>36.10417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10-27T21:00:00">
            <text:p>Thu Oct 27 21:00:00 2016</text:p>
          </table:table-cell>
          <table:table-cell office:value-type="float" office:value="36.034729166666665">
            <text:p>36.03472916666666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0-27T22:00:00">
            <text:p>Thu Oct 27 22:00:00 2016</text:p>
          </table:table-cell>
          <table:table-cell office:value-type="float" office:value="35.909729166666665">
            <text:p>35.90972916666666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0-28T02:00:00">
            <text:p>Fri Oct 28 02:00:00 2016</text:p>
          </table:table-cell>
          <table:table-cell office:value-type="float" office:value="34.0833375">
            <text:p>34.083337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10-30T17:00:00">
            <text:p>Sun Oct 30 17:00:00 2016</text:p>
          </table:table-cell>
          <table:table-cell office:value-type="float" office:value="55.284725">
            <text:p>55.28472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10-30T18:00:00">
            <text:p>Sun Oct 30 18:00:00 2016</text:p>
          </table:table-cell>
          <table:table-cell office:value-type="float" office:value="55.05555833333333">
            <text:p>55.0555583333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6-10-30T19:00:00">
            <text:p>Sun Oct 30 19:00:00 2016</text:p>
          </table:table-cell>
          <table:table-cell office:value-type="float" office:value="54.194449999999996">
            <text:p>54.19444999999999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0-30T20:00:00">
            <text:p>Sun Oct 30 20:00:00 2016</text:p>
          </table:table-cell>
          <table:table-cell office:value-type="float" office:value="52.65278333333333">
            <text:p>52.6527833333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0-30T21:00:00">
            <text:p>Sun Oct 30 21:00:00 2016</text:p>
          </table:table-cell>
          <table:table-cell office:value-type="float" office:value="51.82639583333333">
            <text:p>51.8263958333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0-31T19:00:00">
            <text:p>Mon Oct 31 19:00:00 2016</text:p>
          </table:table-cell>
          <table:table-cell office:value-type="float" office:value="46.319449999999996">
            <text:p>46.319449999999996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0-31T20:00:00">
            <text:p>Mon Oct 31 20:00:00 2016</text:p>
          </table:table-cell>
          <table:table-cell office:value-type="float" office:value="45.1805625">
            <text:p>45.180562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0-31T22:00:00">
            <text:p>Mon Oct 31 22:00:00 2016</text:p>
          </table:table-cell>
          <table:table-cell office:value-type="float" office:value="45.79861666666667">
            <text:p>45.7986166666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01T20:00:00">
            <text:p>Tue Nov  1 20:00:00 2016</text:p>
          </table:table-cell>
          <table:table-cell office:value-type="float" office:value="52.7361125">
            <text:p>52.736112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11-01T21:00:00">
            <text:p>Tue Nov  1 21:00:00 2016</text:p>
          </table:table-cell>
          <table:table-cell office:value-type="float" office:value="53.041670833333335">
            <text:p>53.04167083333333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11-01T22:00:00">
            <text:p>Tue Nov  1 22:00:00 2016</text:p>
          </table:table-cell>
          <table:table-cell office:value-type="float" office:value="52.02777916666667">
            <text:p>52.0277791666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1-01T23:00:00">
            <text:p>Tue Nov  1 23:00:00 2016</text:p>
          </table:table-cell>
          <table:table-cell office:value-type="float" office:value="51.00694583333333">
            <text:p>51.0069458333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1-02T00:00:00">
            <text:p>Wed Nov  2 00:00:00 2016</text:p>
          </table:table-cell>
          <table:table-cell office:value-type="float" office:value="50.8333375">
            <text:p>50.833337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11-02T01:00:00">
            <text:p>Wed Nov  2 01:00:00 2016</text:p>
          </table:table-cell>
          <table:table-cell office:value-type="float" office:value="52.791670833333335">
            <text:p>52.79167083333333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1-02T03:00:00">
            <text:p>Wed Nov  2 03:00:00 2016</text:p>
          </table:table-cell>
          <table:table-cell office:value-type="float" office:value="52.6180625">
            <text:p>52.618062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1-03T19:00:00">
            <text:p>Thu Nov  3 19:00:00 2016</text:p>
          </table:table-cell>
          <table:table-cell office:value-type="float" office:value="50.43056250000001">
            <text:p>50.4305625000000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6-11-03T21:00:00">
            <text:p>Thu Nov  3 21:00:00 2016</text:p>
          </table:table-cell>
          <table:table-cell office:value-type="float" office:value="44.631949999999996">
            <text:p>44.63194999999999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04T14:00:00">
            <text:p>Fri Nov  4 14:00:00 2016</text:p>
          </table:table-cell>
          <table:table-cell office:value-type="float" office:value="51.250008333333334">
            <text:p>51.25000833333333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11-04T16:00:00">
            <text:p>Fri Nov  4 16:00:00 2016</text:p>
          </table:table-cell>
          <table:table-cell office:value-type="float" office:value="47.02084166666666">
            <text:p>47.0208416666666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1-04T23:00:00">
            <text:p>Fri Nov  4 23:00:00 2016</text:p>
          </table:table-cell>
          <table:table-cell office:value-type="float" office:value="34.833337500000006">
            <text:p>34.83333750000000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1-05T01:00:00">
            <text:p>Sat Nov  5 01:00:00 2016</text:p>
          </table:table-cell>
          <table:table-cell office:value-type="float" office:value="33.84028333333334">
            <text:p>33.8402833333333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1-05T02:00:00">
            <text:p>Sat Nov  5 02:00:00 2016</text:p>
          </table:table-cell>
          <table:table-cell office:value-type="float" office:value="34.3055625">
            <text:p>34.305562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1-05T05:00:00">
            <text:p>Sat Nov  5 05:00:00 2016</text:p>
          </table:table-cell>
          <table:table-cell office:value-type="float" office:value="34.38195416666667">
            <text:p>34.3819541666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1-05T06:00:00">
            <text:p>Sat Nov  5 06:00:00 2016</text:p>
          </table:table-cell>
          <table:table-cell office:value-type="float" office:value="34.20834583333333">
            <text:p>34.2083458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05T07:00:00">
            <text:p>Sat Nov  5 07:00:00 2016</text:p>
          </table:table-cell>
          <table:table-cell office:value-type="float" office:value="34.277791666666666">
            <text:p>34.27779166666666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11-07T08:00:00">
            <text:p>Mon Nov  7 08:00:00 2016</text:p>
          </table:table-cell>
          <table:table-cell office:value-type="float" office:value="66.8124875">
            <text:p>66.81248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11-08T02:00:00">
            <text:p>Tue Nov  8 02:00:00 2016</text:p>
          </table:table-cell>
          <table:table-cell office:value-type="float" office:value="61.40277916666667">
            <text:p>61.4027791666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11-08T03:00:00">
            <text:p>Tue Nov  8 03:00:00 2016</text:p>
          </table:table-cell>
          <table:table-cell office:value-type="float" office:value="61.50000416666666">
            <text:p>61.5000041666666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11-08T06:00:00">
            <text:p>Tue Nov  8 06:00:00 2016</text:p>
          </table:table-cell>
          <table:table-cell office:value-type="float" office:value="60.666675">
            <text:p>60.66667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1-08T07:00:00">
            <text:p>Tue Nov  8 07:00:00 2016</text:p>
          </table:table-cell>
          <table:table-cell office:value-type="float" office:value="60.152787499999995">
            <text:p>60.15278749999999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1-08T20:00:00">
            <text:p>Tue Nov  8 20:00:00 2016</text:p>
          </table:table-cell>
          <table:table-cell office:value-type="float" office:value="47.84028750000001">
            <text:p>47.84028750000001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1-08T21:00:00">
            <text:p>Tue Nov  8 21:00:00 2016</text:p>
          </table:table-cell>
          <table:table-cell office:value-type="float" office:value="47.500008333333334">
            <text:p>47.50000833333333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1-08T22:00:00">
            <text:p>Tue Nov  8 22:00:00 2016</text:p>
          </table:table-cell>
          <table:table-cell office:value-type="float" office:value="47.125008333333334">
            <text:p>47.12500833333333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08T23:00:00">
            <text:p>Tue Nov  8 23:00:00 2016</text:p>
          </table:table-cell>
          <table:table-cell office:value-type="float" office:value="46.354175">
            <text:p>46.35417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1-09T00:00:00">
            <text:p>Wed Nov  9 00:00:00 2016</text:p>
          </table:table-cell>
          <table:table-cell office:value-type="float" office:value="45.534729166666665">
            <text:p>45.53472916666666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11-09T01:00:00">
            <text:p>Wed Nov  9 01:00:00 2016</text:p>
          </table:table-cell>
          <table:table-cell office:value-type="float" office:value="45.041670833333335">
            <text:p>45.04167083333333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09T02:00:00">
            <text:p>Wed Nov  9 02:00:00 2016</text:p>
          </table:table-cell>
          <table:table-cell office:value-type="float" office:value="44.722225">
            <text:p>44.72222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1-09T08:00:00">
            <text:p>Wed Nov  9 08:00:00 2016</text:p>
          </table:table-cell>
          <table:table-cell office:value-type="float" office:value="36.326391666666666">
            <text:p>36.32639166666666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1-09T11:00:00">
            <text:p>Wed Nov  9 11:00:00 2016</text:p>
          </table:table-cell>
          <table:table-cell office:value-type="float" office:value="36.05555416666667">
            <text:p>36.0555541666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09T13:00:00">
            <text:p>Wed Nov  9 13:00:00 2016</text:p>
          </table:table-cell>
          <table:table-cell office:value-type="float" office:value="36.416666666666664">
            <text:p>36.41666666666666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09T14:00:00">
            <text:p>Wed Nov  9 14:00:00 2016</text:p>
          </table:table-cell>
          <table:table-cell office:value-type="float" office:value="36.583333333333336">
            <text:p>36.58333333333333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1-09T15:00:00">
            <text:p>Wed Nov  9 15:00:00 2016</text:p>
          </table:table-cell>
          <table:table-cell office:value-type="float" office:value="36.729166666666664">
            <text:p>36.729166666666664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11-09T18:00:00">
            <text:p>Wed Nov  9 18:00:00 2016</text:p>
          </table:table-cell>
          <table:table-cell office:value-type="float" office:value="36.56944583333333">
            <text:p>36.5694458333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09T19:00:00">
            <text:p>Wed Nov  9 19:00:00 2016</text:p>
          </table:table-cell>
          <table:table-cell office:value-type="float" office:value="35.94444583333333">
            <text:p>35.9444458333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6-11-09T20:00:00">
            <text:p>Wed Nov  9 20:00:00 2016</text:p>
          </table:table-cell>
          <table:table-cell office:value-type="float" office:value="35.25">
            <text:p>35.2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1-09T21:00:00">
            <text:p>Wed Nov  9 21:00:00 2016</text:p>
          </table:table-cell>
          <table:table-cell office:value-type="float" office:value="34.96527916666667">
            <text:p>34.9652791666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1-09T22:00:00">
            <text:p>Wed Nov  9 22:00:00 2016</text:p>
          </table:table-cell>
          <table:table-cell office:value-type="float" office:value="35.576391666666666">
            <text:p>35.57639166666666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1-09T23:00:00">
            <text:p>Wed Nov  9 23:00:00 2016</text:p>
          </table:table-cell>
          <table:table-cell office:value-type="float" office:value="35.638891666666666">
            <text:p>35.638891666666666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1-10T00:00:00">
            <text:p>Thu Nov 10 00:00:00 2016</text:p>
          </table:table-cell>
          <table:table-cell office:value-type="float" office:value="35.88194583333333">
            <text:p>35.8819458333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10T01:00:00">
            <text:p>Thu Nov 10 01:00:00 2016</text:p>
          </table:table-cell>
          <table:table-cell office:value-type="float" office:value="36.1111125">
            <text:p>36.111112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10T02:00:00">
            <text:p>Thu Nov 10 02:00:00 2016</text:p>
          </table:table-cell>
          <table:table-cell office:value-type="float" office:value="35.9861125">
            <text:p>35.986112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10T03:00:00">
            <text:p>Thu Nov 10 03:00:00 2016</text:p>
          </table:table-cell>
          <table:table-cell office:value-type="float" office:value="35.347225">
            <text:p>35.34722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1-10T04:00:00">
            <text:p>Thu Nov 10 04:00:00 2016</text:p>
          </table:table-cell>
          <table:table-cell office:value-type="float" office:value="34.75694583333333">
            <text:p>34.7569458333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10T05:00:00">
            <text:p>Thu Nov 10 05:00:00 2016</text:p>
          </table:table-cell>
          <table:table-cell office:value-type="float" office:value="34.61805416666667">
            <text:p>34.6180541666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1-10T06:00:00">
            <text:p>Thu Nov 10 06:00:00 2016</text:p>
          </table:table-cell>
          <table:table-cell office:value-type="float" office:value="35.59722083333333">
            <text:p>35.5972208333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10T07:00:00">
            <text:p>Thu Nov 10 07:00:00 2016</text:p>
          </table:table-cell>
          <table:table-cell office:value-type="float" office:value="36.40972083333333">
            <text:p>36.4097208333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11-10T08:00:00">
            <text:p>Thu Nov 10 08:00:00 2016</text:p>
          </table:table-cell>
          <table:table-cell office:value-type="float" office:value="36.9791625">
            <text:p>36.979162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1-10T09:00:00">
            <text:p>Thu Nov 10 09:00:00 2016</text:p>
          </table:table-cell>
          <table:table-cell office:value-type="float" office:value="37.833329166666665">
            <text:p>37.83332916666666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6-11-10T10:00:00">
            <text:p>Thu Nov 10 10:00:00 2016</text:p>
          </table:table-cell>
          <table:table-cell office:value-type="float" office:value="39.32638333333333">
            <text:p>39.3263833333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1-10T11:00:00">
            <text:p>Thu Nov 10 11:00:00 2016</text:p>
          </table:table-cell>
          <table:table-cell office:value-type="float" office:value="41.45138333333333">
            <text:p>41.4513833333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1-10T12:00:00">
            <text:p>Thu Nov 10 12:00:00 2016</text:p>
          </table:table-cell>
          <table:table-cell office:value-type="float" office:value="43.465275">
            <text:p>43.46527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11-10T13:00:00">
            <text:p>Thu Nov 10 13:00:00 2016</text:p>
          </table:table-cell>
          <table:table-cell office:value-type="float" office:value="45.4166625">
            <text:p>45.416662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10T14:00:00">
            <text:p>Thu Nov 10 14:00:00 2016</text:p>
          </table:table-cell>
          <table:table-cell office:value-type="float" office:value="46.923608333333334">
            <text:p>46.923608333333334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1-10T15:00:00">
            <text:p>Thu Nov 10 15:00:00 2016</text:p>
          </table:table-cell>
          <table:table-cell office:value-type="float" office:value="48.15971666666667">
            <text:p>48.1597166666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1-10T16:00:00">
            <text:p>Thu Nov 10 16:00:00 2016</text:p>
          </table:table-cell>
          <table:table-cell office:value-type="float" office:value="48.958329166666665">
            <text:p>48.95832916666666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11-10T20:00:00">
            <text:p>Thu Nov 10 20:00:00 2016</text:p>
          </table:table-cell>
          <table:table-cell office:value-type="float" office:value="48.3541625">
            <text:p>48.354162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1-10T21:00:00">
            <text:p>Thu Nov 10 21:00:00 2016</text:p>
          </table:table-cell>
          <table:table-cell office:value-type="float" office:value="47.590270833333335">
            <text:p>47.59027083333333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1-10T22:00:00">
            <text:p>Thu Nov 10 22:00:00 2016</text:p>
          </table:table-cell>
          <table:table-cell office:value-type="float" office:value="47.097212500000005">
            <text:p>47.09721250000000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1-11T00:00:00">
            <text:p>Fri Nov 11 00:00:00 2016</text:p>
          </table:table-cell>
          <table:table-cell office:value-type="float" office:value="45.902770833333335">
            <text:p>45.90277083333333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11T11:00:00">
            <text:p>Fri Nov 11 11:00:00 2016</text:p>
          </table:table-cell>
          <table:table-cell office:value-type="float" office:value="40.791666666666664">
            <text:p>40.791666666666664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1-11T19:00:00">
            <text:p>Fri Nov 11 19:00:00 2016</text:p>
          </table:table-cell>
          <table:table-cell office:value-type="float" office:value="33.8888875">
            <text:p>33.888887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1T20:00:00">
            <text:p>Fri Nov 11 20:00:00 2016</text:p>
          </table:table-cell>
          <table:table-cell office:value-type="float" office:value="33.56944166666667">
            <text:p>33.5694416666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1-11T21:00:00">
            <text:p>Fri Nov 11 21:00:00 2016</text:p>
          </table:table-cell>
          <table:table-cell office:value-type="float" office:value="33.1875">
            <text:p>33.187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11T22:00:00">
            <text:p>Fri Nov 11 22:00:00 2016</text:p>
          </table:table-cell>
          <table:table-cell office:value-type="float" office:value="32.25">
            <text:p>32.2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1T23:00:00">
            <text:p>Fri Nov 11 23:00:00 2016</text:p>
          </table:table-cell>
          <table:table-cell office:value-type="float" office:value="31.791666666666668">
            <text:p>31.79166666666666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2T00:00:00">
            <text:p>Sat Nov 12 00:00:00 2016</text:p>
          </table:table-cell>
          <table:table-cell office:value-type="float" office:value="30.6875">
            <text:p>30.687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11-12T13:00:00">
            <text:p>Sat Nov 12 13:00:00 2016</text:p>
          </table:table-cell>
          <table:table-cell office:value-type="float" office:value="28.3888875">
            <text:p>28.388887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1-12T20:00:00">
            <text:p>Sat Nov 12 20:00:00 2016</text:p>
          </table:table-cell>
          <table:table-cell office:value-type="float" office:value="28.333333333333332">
            <text:p>28.333333333333332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1-13T15:00:00">
            <text:p>Sun Nov 13 15:00:00 2016</text:p>
          </table:table-cell>
          <table:table-cell office:value-type="float" office:value="25.826391666666666">
            <text:p>25.82639166666666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13T16:00:00">
            <text:p>Sun Nov 13 16:00:00 2016</text:p>
          </table:table-cell>
          <table:table-cell office:value-type="float" office:value="26.000004166666667">
            <text:p>26.00000416666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11-13T18:00:00">
            <text:p>Sun Nov 13 18:00:00 2016</text:p>
          </table:table-cell>
          <table:table-cell office:value-type="float" office:value="27.16667083333333">
            <text:p>27.1666708333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1-13T19:00:00">
            <text:p>Sun Nov 13 19:00:00 2016</text:p>
          </table:table-cell>
          <table:table-cell office:value-type="float" office:value="26.6458375">
            <text:p>26.645837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13T20:00:00">
            <text:p>Sun Nov 13 20:00:00 2016</text:p>
          </table:table-cell>
          <table:table-cell office:value-type="float" office:value="25.937504166666667">
            <text:p>25.93750416666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3T21:00:00">
            <text:p>Sun Nov 13 21:00:00 2016</text:p>
          </table:table-cell>
          <table:table-cell office:value-type="float" office:value="26.35417083333333">
            <text:p>26.3541708333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1-16T19:00:00">
            <text:p>Wed Nov 16 19:00:00 2016</text:p>
          </table:table-cell>
          <table:table-cell office:value-type="float" office:value="39.958333333333336">
            <text:p>39.95833333333333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6-11-17T19:00:00">
            <text:p>Thu Nov 17 19:00:00 2016</text:p>
          </table:table-cell>
          <table:table-cell office:value-type="float" office:value="38.17362083333333">
            <text:p>38.1736208333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11-17T20:00:00">
            <text:p>Thu Nov 17 20:00:00 2016</text:p>
          </table:table-cell>
          <table:table-cell office:value-type="float" office:value="35.63889583333333">
            <text:p>35.6388958333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17T21:00:00">
            <text:p>Thu Nov 17 21:00:00 2016</text:p>
          </table:table-cell>
          <table:table-cell office:value-type="float" office:value="33.40278333333333">
            <text:p>33.4027833333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8T02:00:00">
            <text:p>Fri Nov 18 02:00:00 2016</text:p>
          </table:table-cell>
          <table:table-cell office:value-type="float" office:value="31.902783333333332">
            <text:p>31.902783333333332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1-18T11:00:00">
            <text:p>Fri Nov 18 11:00:00 2016</text:p>
          </table:table-cell>
          <table:table-cell office:value-type="float" office:value="27.909716666666668">
            <text:p>27.909716666666668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8T15:00:00">
            <text:p>Fri Nov 18 15:00:00 2016</text:p>
          </table:table-cell>
          <table:table-cell office:value-type="float" office:value="26.27776666666667">
            <text:p>26.2777666666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11-18T16:00:00">
            <text:p>Fri Nov 18 16:00:00 2016</text:p>
          </table:table-cell>
          <table:table-cell office:value-type="float" office:value="26.02776666666667">
            <text:p>26.0277666666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18T17:00:00">
            <text:p>Fri Nov 18 17:00:00 2016</text:p>
          </table:table-cell>
          <table:table-cell office:value-type="float" office:value="26.645820833333335">
            <text:p>26.64582083333333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11-18T18:00:00">
            <text:p>Fri Nov 18 18:00:00 2016</text:p>
          </table:table-cell>
          <table:table-cell office:value-type="float" office:value="27.66665416666667">
            <text:p>27.6666541666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1-18T19:00:00">
            <text:p>Fri Nov 18 19:00:00 2016</text:p>
          </table:table-cell>
          <table:table-cell office:value-type="float" office:value="29.499987500000003">
            <text:p>29.49998750000000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6-11-18T20:00:00">
            <text:p>Fri Nov 18 20:00:00 2016</text:p>
          </table:table-cell>
          <table:table-cell office:value-type="float" office:value="31.173600000000004">
            <text:p>31.17360000000000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11-18T21:00:00">
            <text:p>Fri Nov 18 21:00:00 2016</text:p>
          </table:table-cell>
          <table:table-cell office:value-type="float" office:value="32.034712500000005">
            <text:p>32.03471250000000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11-18T22:00:00">
            <text:p>Fri Nov 18 22:00:00 2016</text:p>
          </table:table-cell>
          <table:table-cell office:value-type="float" office:value="32.159712500000005">
            <text:p>32.15971250000000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1-19T03:00:00">
            <text:p>Sat Nov 19 03:00:00 2016</text:p>
          </table:table-cell>
          <table:table-cell office:value-type="float" office:value="36.319433333333336">
            <text:p>36.31943333333333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19T07:00:00">
            <text:p>Sat Nov 19 07:00:00 2016</text:p>
          </table:table-cell>
          <table:table-cell office:value-type="float" office:value="32.659712500000005">
            <text:p>32.65971250000000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1-19T08:00:00">
            <text:p>Sat Nov 19 08:00:00 2016</text:p>
          </table:table-cell>
          <table:table-cell office:value-type="float" office:value="32.569433333333336">
            <text:p>32.56943333333333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1-19T15:00:00">
            <text:p>Sat Nov 19 15:00:00 2016</text:p>
          </table:table-cell>
          <table:table-cell office:value-type="float" office:value="34.4166625">
            <text:p>34.416662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11-19T16:00:00">
            <text:p>Sat Nov 19 16:00:00 2016</text:p>
          </table:table-cell>
          <table:table-cell office:value-type="float" office:value="34.7013875">
            <text:p>34.701387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19T21:00:00">
            <text:p>Sat Nov 19 21:00:00 2016</text:p>
          </table:table-cell>
          <table:table-cell office:value-type="float" office:value="33.61805833333333">
            <text:p>33.6180583333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11-19T23:00:00">
            <text:p>Sat Nov 19 23:00:00 2016</text:p>
          </table:table-cell>
          <table:table-cell office:value-type="float" office:value="34.659725">
            <text:p>34.65972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20T00:00:00">
            <text:p>Sun Nov 20 00:00:00 2016</text:p>
          </table:table-cell>
          <table:table-cell office:value-type="float" office:value="34.55555833333333">
            <text:p>34.5555583333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1-20T01:00:00">
            <text:p>Sun Nov 20 01:00:00 2016</text:p>
          </table:table-cell>
          <table:table-cell office:value-type="float" office:value="35.166666666666664">
            <text:p>35.16666666666666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1-21T13:00:00">
            <text:p>Mon Nov 21 13:00:00 2016</text:p>
          </table:table-cell>
          <table:table-cell office:value-type="float" office:value="58.65972083333333">
            <text:p>58.6597208333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11-22T09:00:00">
            <text:p>Tue Nov 22 09:00:00 2016</text:p>
          </table:table-cell>
          <table:table-cell office:value-type="float" office:value="45.020829166666665">
            <text:p>45.02082916666666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22T17:00:00">
            <text:p>Tue Nov 22 17:00:00 2016</text:p>
          </table:table-cell>
          <table:table-cell office:value-type="float" office:value="35.29860416666667">
            <text:p>35.2986041666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2T18:00:00">
            <text:p>Tue Nov 22 18:00:00 2016</text:p>
          </table:table-cell>
          <table:table-cell office:value-type="float" office:value="34.7291625">
            <text:p>34.729162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22T19:00:00">
            <text:p>Tue Nov 22 19:00:00 2016</text:p>
          </table:table-cell>
          <table:table-cell office:value-type="float" office:value="33.19444166666667">
            <text:p>33.1944416666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1-22T20:00:00">
            <text:p>Tue Nov 22 20:00:00 2016</text:p>
          </table:table-cell>
          <table:table-cell office:value-type="float" office:value="31.70832916666667">
            <text:p>31.7083291666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1-22T21:00:00">
            <text:p>Tue Nov 22 21:00:00 2016</text:p>
          </table:table-cell>
          <table:table-cell office:value-type="float" office:value="30.173608333333334">
            <text:p>30.173608333333334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22T23:00:00">
            <text:p>Tue Nov 22 23:00:00 2016</text:p>
          </table:table-cell>
          <table:table-cell office:value-type="float" office:value="27.201391666666666">
            <text:p>27.201391666666666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23T00:00:00">
            <text:p>Wed Nov 23 00:00:00 2016</text:p>
          </table:table-cell>
          <table:table-cell office:value-type="float" office:value="27.75695">
            <text:p>27.7569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23T01:00:00">
            <text:p>Wed Nov 23 01:00:00 2016</text:p>
          </table:table-cell>
          <table:table-cell office:value-type="float" office:value="28.652783333333332">
            <text:p>28.652783333333332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1-23T02:00:00">
            <text:p>Wed Nov 23 02:00:00 2016</text:p>
          </table:table-cell>
          <table:table-cell office:value-type="float" office:value="29.548616666666664">
            <text:p>29.54861666666666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23T03:00:00">
            <text:p>Wed Nov 23 03:00:00 2016</text:p>
          </table:table-cell>
          <table:table-cell office:value-type="float" office:value="30.277783333333332">
            <text:p>30.27778333333333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1-23T04:00:00">
            <text:p>Wed Nov 23 04:00:00 2016</text:p>
          </table:table-cell>
          <table:table-cell office:value-type="float" office:value="31.138895833333333">
            <text:p>31.13889583333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3T05:00:00">
            <text:p>Wed Nov 23 05:00:00 2016</text:p>
          </table:table-cell>
          <table:table-cell office:value-type="float" office:value="32.25695416666667">
            <text:p>32.2569541666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3T06:00:00">
            <text:p>Wed Nov 23 06:00:00 2016</text:p>
          </table:table-cell>
          <table:table-cell office:value-type="float" office:value="32.972229166666665">
            <text:p>32.97222916666666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3T07:00:00">
            <text:p>Wed Nov 23 07:00:00 2016</text:p>
          </table:table-cell>
          <table:table-cell office:value-type="float" office:value="34.12500416666666">
            <text:p>34.1250041666666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1-23T08:00:00">
            <text:p>Wed Nov 23 08:00:00 2016</text:p>
          </table:table-cell>
          <table:table-cell office:value-type="float" office:value="34.576391666666666">
            <text:p>34.57639166666666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1-23T09:00:00">
            <text:p>Wed Nov 23 09:00:00 2016</text:p>
          </table:table-cell>
          <table:table-cell office:value-type="float" office:value="34.55555833333333">
            <text:p>34.5555583333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23T10:00:00">
            <text:p>Wed Nov 23 10:00:00 2016</text:p>
          </table:table-cell>
          <table:table-cell office:value-type="float" office:value="34.55555833333333">
            <text:p>34.5555583333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11-23T11:00:00">
            <text:p>Wed Nov 23 11:00:00 2016</text:p>
          </table:table-cell>
          <table:table-cell office:value-type="float" office:value="36.06250416666666">
            <text:p>36.0625041666666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23T12:00:00">
            <text:p>Wed Nov 23 12:00:00 2016</text:p>
          </table:table-cell>
          <table:table-cell office:value-type="float" office:value="37.381949999999996">
            <text:p>37.38194999999999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1-23T16:00:00">
            <text:p>Wed Nov 23 16:00:00 2016</text:p>
          </table:table-cell>
          <table:table-cell office:value-type="float" office:value="39.68055833333333">
            <text:p>39.6805583333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1-23T17:00:00">
            <text:p>Wed Nov 23 17:00:00 2016</text:p>
          </table:table-cell>
          <table:table-cell office:value-type="float" office:value="40.638891666666666">
            <text:p>40.638891666666666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1-23T18:00:00">
            <text:p>Wed Nov 23 18:00:00 2016</text:p>
          </table:table-cell>
          <table:table-cell office:value-type="float" office:value="41.284725">
            <text:p>41.28472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1-23T19:00:00">
            <text:p>Wed Nov 23 19:00:00 2016</text:p>
          </table:table-cell>
          <table:table-cell office:value-type="float" office:value="42.451391666666666">
            <text:p>42.45139166666666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11-23T20:00:00">
            <text:p>Wed Nov 23 20:00:00 2016</text:p>
          </table:table-cell>
          <table:table-cell office:value-type="float" office:value="44.159725">
            <text:p>44.1597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1-23T21:00:00">
            <text:p>Wed Nov 23 21:00:00 2016</text:p>
          </table:table-cell>
          <table:table-cell office:value-type="float" office:value="45.2986125">
            <text:p>45.298612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3T22:00:00">
            <text:p>Wed Nov 23 22:00:00 2016</text:p>
          </table:table-cell>
          <table:table-cell office:value-type="float" office:value="46.375">
            <text:p>46.37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23T23:00:00">
            <text:p>Wed Nov 23 23:00:00 2016</text:p>
          </table:table-cell>
          <table:table-cell office:value-type="float" office:value="45.736108333333334">
            <text:p>45.736108333333334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24T00:00:00">
            <text:p>Thu Nov 24 00:00:00 2016</text:p>
          </table:table-cell>
          <table:table-cell office:value-type="float" office:value="44.25694166666667">
            <text:p>44.2569416666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11-24T01:00:00">
            <text:p>Thu Nov 24 01:00:00 2016</text:p>
          </table:table-cell>
          <table:table-cell office:value-type="float" office:value="43.548608333333334">
            <text:p>43.54860833333333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6-11-24T02:00:00">
            <text:p>Thu Nov 24 02:00:00 2016</text:p>
          </table:table-cell>
          <table:table-cell office:value-type="float" office:value="43.236108333333334">
            <text:p>43.23610833333333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24T09:00:00">
            <text:p>Thu Nov 24 09:00:00 2016</text:p>
          </table:table-cell>
          <table:table-cell office:value-type="float" office:value="36.95138333333333">
            <text:p>36.9513833333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16-11-24T12:00:00">
            <text:p>Thu Nov 24 12:00:00 2016</text:p>
          </table:table-cell>
          <table:table-cell office:value-type="float" office:value="33.777775">
            <text:p>33.77777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24T13:00:00">
            <text:p>Thu Nov 24 13:00:00 2016</text:p>
          </table:table-cell>
          <table:table-cell office:value-type="float" office:value="33.0625">
            <text:p>33.062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4T14:00:00">
            <text:p>Thu Nov 24 14:00:00 2016</text:p>
          </table:table-cell>
          <table:table-cell office:value-type="float" office:value="33.076391666666666">
            <text:p>33.07639166666666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1-24T15:00:00">
            <text:p>Thu Nov 24 15:00:00 2016</text:p>
          </table:table-cell>
          <table:table-cell office:value-type="float" office:value="33.50694583333333">
            <text:p>33.5069458333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11-24T16:00:00">
            <text:p>Thu Nov 24 16:00:00 2016</text:p>
          </table:table-cell>
          <table:table-cell office:value-type="float" office:value="33.826391666666666">
            <text:p>33.826391666666666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6-11-24T17:00:00">
            <text:p>Thu Nov 24 17:00:00 2016</text:p>
          </table:table-cell>
          <table:table-cell office:value-type="float" office:value="33.84028333333333">
            <text:p>33.8402833333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1-24T20:00:00">
            <text:p>Thu Nov 24 20:00:00 2016</text:p>
          </table:table-cell>
          <table:table-cell office:value-type="float" office:value="32.972229166666665">
            <text:p>32.97222916666666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1-27T15:00:00">
            <text:p>Sun Nov 27 15:00:00 2016</text:p>
          </table:table-cell>
          <table:table-cell office:value-type="float" office:value="47.715275">
            <text:p>47.7152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11-27T20:00:00">
            <text:p>Sun Nov 27 20:00:00 2016</text:p>
          </table:table-cell>
          <table:table-cell office:value-type="float" office:value="43.5625">
            <text:p>43.562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7T21:00:00">
            <text:p>Sun Nov 27 21:00:00 2016</text:p>
          </table:table-cell>
          <table:table-cell office:value-type="float" office:value="43.736108333333334">
            <text:p>43.73610833333333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1-27T22:00:00">
            <text:p>Sun Nov 27 22:00:00 2016</text:p>
          </table:table-cell>
          <table:table-cell office:value-type="float" office:value="43.729166666666664">
            <text:p>43.72916666666666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27T23:00:00">
            <text:p>Sun Nov 27 23:00:00 2016</text:p>
          </table:table-cell>
          <table:table-cell office:value-type="float" office:value="44.104166666666664">
            <text:p>44.104166666666664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1-28T00:00:00">
            <text:p>Mon Nov 28 00:00:00 2016</text:p>
          </table:table-cell>
          <table:table-cell office:value-type="float" office:value="45.24305416666667">
            <text:p>45.2430541666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1-28T01:00:00">
            <text:p>Mon Nov 28 01:00:00 2016</text:p>
          </table:table-cell>
          <table:table-cell office:value-type="float" office:value="44.1111125">
            <text:p>44.111112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11-28T02:00:00">
            <text:p>Mon Nov 28 02:00:00 2016</text:p>
          </table:table-cell>
          <table:table-cell office:value-type="float" office:value="43.18055833333333">
            <text:p>43.1805583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28T03:00:00">
            <text:p>Mon Nov 28 03:00:00 2016</text:p>
          </table:table-cell>
          <table:table-cell office:value-type="float" office:value="42.50000416666666">
            <text:p>42.5000041666666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11-28T04:00:00">
            <text:p>Mon Nov 28 04:00:00 2016</text:p>
          </table:table-cell>
          <table:table-cell office:value-type="float" office:value="41.888895833333336">
            <text:p>41.88889583333333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8T05:00:00">
            <text:p>Mon Nov 28 05:00:00 2016</text:p>
          </table:table-cell>
          <table:table-cell office:value-type="float" office:value="41.87500416666666">
            <text:p>41.87500416666666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1-28T06:00:00">
            <text:p>Mon Nov 28 06:00:00 2016</text:p>
          </table:table-cell>
          <table:table-cell office:value-type="float" office:value="41.5486125">
            <text:p>41.548612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11-28T17:00:00">
            <text:p>Mon Nov 28 17:00:00 2016</text:p>
          </table:table-cell>
          <table:table-cell office:value-type="float" office:value="37.4861125">
            <text:p>37.486112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1-28T19:00:00">
            <text:p>Mon Nov 28 19:00:00 2016</text:p>
          </table:table-cell>
          <table:table-cell office:value-type="float" office:value="37.576391666666666">
            <text:p>37.576391666666666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6-11-28T20:00:00">
            <text:p>Mon Nov 28 20:00:00 2016</text:p>
          </table:table-cell>
          <table:table-cell office:value-type="float" office:value="35.972225">
            <text:p>35.97222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11-28T21:00:00">
            <text:p>Mon Nov 28 21:00:00 2016</text:p>
          </table:table-cell>
          <table:table-cell office:value-type="float" office:value="34.784725">
            <text:p>34.78472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29T18:00:00">
            <text:p>Tue Nov 29 18:00:00 2016</text:p>
          </table:table-cell>
          <table:table-cell office:value-type="float" office:value="21.534716666666668">
            <text:p>21.53471666666666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11-29T19:00:00">
            <text:p>Tue Nov 29 19:00:00 2016</text:p>
          </table:table-cell>
          <table:table-cell office:value-type="float" office:value="21.43749166666667">
            <text:p>21.4374916666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11-30T15:00:00">
            <text:p>Wed Nov 30 15:00:00 2016</text:p>
          </table:table-cell>
          <table:table-cell office:value-type="float" office:value="34.27082083333333">
            <text:p>34.2708208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2-01T02:00:00">
            <text:p>Thu Dec  1 02:00:00 2016</text:p>
          </table:table-cell>
          <table:table-cell office:value-type="float" office:value="37.0486">
            <text:p>37.048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2-01T03:00:00">
            <text:p>Thu Dec  1 03:00:00 2016</text:p>
          </table:table-cell>
          <table:table-cell office:value-type="float" office:value="36.61804583333333">
            <text:p>36.6180458333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12-01T04:00:00">
            <text:p>Thu Dec  1 04:00:00 2016</text:p>
          </table:table-cell>
          <table:table-cell office:value-type="float" office:value="36.26387916666667">
            <text:p>36.2638791666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2-01T09:00:00">
            <text:p>Thu Dec  1 09:00:00 2016</text:p>
          </table:table-cell>
          <table:table-cell office:value-type="float" office:value="36.11804583333333">
            <text:p>36.1180458333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2-01T22:00:00">
            <text:p>Thu Dec  1 22:00:00 2016</text:p>
          </table:table-cell>
          <table:table-cell office:value-type="float" office:value="25.7708375">
            <text:p>25.770837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2-02T21:00:00">
            <text:p>Fri Dec  2 21:00:00 2016</text:p>
          </table:table-cell>
          <table:table-cell office:value-type="float" office:value="32.201391666666666">
            <text:p>32.20139166666666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03T22:00:00">
            <text:p>Sat Dec  3 22:00:00 2016</text:p>
          </table:table-cell>
          <table:table-cell office:value-type="float" office:value="36.22221666666667">
            <text:p>36.2222166666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05T22:00:00">
            <text:p>Mon Dec  5 22:00:00 2016</text:p>
          </table:table-cell>
          <table:table-cell office:value-type="float" office:value="39.29862083333333">
            <text:p>39.2986208333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06T18:00:00">
            <text:p>Tue Dec  6 18:00:00 2016</text:p>
          </table:table-cell>
          <table:table-cell office:value-type="float" office:value="28.784724999999998">
            <text:p>28.78472499999999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12-06T19:00:00">
            <text:p>Tue Dec  6 19:00:00 2016</text:p>
          </table:table-cell>
          <table:table-cell office:value-type="float" office:value="28.625004166666667">
            <text:p>28.62500416666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6-12-06T20:00:00">
            <text:p>Tue Dec  6 20:00:00 2016</text:p>
          </table:table-cell>
          <table:table-cell office:value-type="float" office:value="28.562504166666667">
            <text:p>28.56250416666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12-06T21:00:00">
            <text:p>Tue Dec  6 21:00:00 2016</text:p>
          </table:table-cell>
          <table:table-cell office:value-type="float" office:value="29.1458375">
            <text:p>29.145837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2-07T00:00:00">
            <text:p>Wed Dec  7 00:00:00 2016</text:p>
          </table:table-cell>
          <table:table-cell office:value-type="float" office:value="28.138895833333333">
            <text:p>28.13889583333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2-07T19:00:00">
            <text:p>Wed Dec  7 19:00:00 2016</text:p>
          </table:table-cell>
          <table:table-cell office:value-type="float" office:value="24.64583333333333">
            <text:p>24.6458333333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12-07T22:00:00">
            <text:p>Wed Dec  7 22:00:00 2016</text:p>
          </table:table-cell>
          <table:table-cell office:value-type="float" office:value="23.41666666666666">
            <text:p>23.4166666666666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08T09:00:00">
            <text:p>Thu Dec  8 09:00:00 2016</text:p>
          </table:table-cell>
          <table:table-cell office:value-type="float" office:value="32.81944583333333">
            <text:p>32.8194458333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2-09T17:00:00">
            <text:p>Fri Dec  9 17:00:00 2016</text:p>
          </table:table-cell>
          <table:table-cell office:value-type="float" office:value="50.520841666666676">
            <text:p>50.520841666666676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2-09T18:00:00">
            <text:p>Fri Dec  9 18:00:00 2016</text:p>
          </table:table-cell>
          <table:table-cell office:value-type="float" office:value="49.65278750000001">
            <text:p>49.65278750000001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2-09T19:00:00">
            <text:p>Fri Dec  9 19:00:00 2016</text:p>
          </table:table-cell>
          <table:table-cell office:value-type="float" office:value="47.27778750000001">
            <text:p>47.2777875000000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2-09T22:00:00">
            <text:p>Fri Dec  9 22:00:00 2016</text:p>
          </table:table-cell>
          <table:table-cell office:value-type="float" office:value="40.17361666666667">
            <text:p>40.1736166666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09T23:00:00">
            <text:p>Fri Dec  9 23:00:00 2016</text:p>
          </table:table-cell>
          <table:table-cell office:value-type="float" office:value="38.04861666666667">
            <text:p>38.0486166666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2-10T12:00:00">
            <text:p>Sat Dec 10 12:00:00 2016</text:p>
          </table:table-cell>
          <table:table-cell office:value-type="float" office:value="33.4444375">
            <text:p>33.444437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0T13:00:00">
            <text:p>Sat Dec 10 13:00:00 2016</text:p>
          </table:table-cell>
          <table:table-cell office:value-type="float" office:value="33.083329166666665">
            <text:p>33.08332916666666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2-10T19:00:00">
            <text:p>Sat Dec 10 19:00:00 2016</text:p>
          </table:table-cell>
          <table:table-cell office:value-type="float" office:value="33.562491666666666">
            <text:p>33.56249166666666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2-10T20:00:00">
            <text:p>Sat Dec 10 20:00:00 2016</text:p>
          </table:table-cell>
          <table:table-cell office:value-type="float" office:value="33.715270833333335">
            <text:p>33.71527083333333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2-11T04:00:00">
            <text:p>Sun Dec 11 04:00:00 2016</text:p>
          </table:table-cell>
          <table:table-cell office:value-type="float" office:value="36.04860416666667">
            <text:p>36.0486041666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2-11T19:00:00">
            <text:p>Sun Dec 11 19:00:00 2016</text:p>
          </table:table-cell>
          <table:table-cell office:value-type="float" office:value="37.07639583333333">
            <text:p>37.0763958333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6-12-11T20:00:00">
            <text:p>Sun Dec 11 20:00:00 2016</text:p>
          </table:table-cell>
          <table:table-cell office:value-type="float" office:value="37.17361666666667">
            <text:p>37.1736166666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2-11T21:00:00">
            <text:p>Sun Dec 11 21:00:00 2016</text:p>
          </table:table-cell>
          <table:table-cell office:value-type="float" office:value="36.84028333333333">
            <text:p>36.8402833333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2-12T15:00:00">
            <text:p>Mon Dec 12 15:00:00 2016</text:p>
          </table:table-cell>
          <table:table-cell office:value-type="float" office:value="32.749991666666666">
            <text:p>32.74999166666666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12-12T19:00:00">
            <text:p>Mon Dec 12 19:00:00 2016</text:p>
          </table:table-cell>
          <table:table-cell office:value-type="float" office:value="31.381937500000003">
            <text:p>31.38193750000000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12-12T20:00:00">
            <text:p>Mon Dec 12 20:00:00 2016</text:p>
          </table:table-cell>
          <table:table-cell office:value-type="float" office:value="29.208325000000002">
            <text:p>29.208325000000002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12T21:00:00">
            <text:p>Mon Dec 12 21:00:00 2016</text:p>
          </table:table-cell>
          <table:table-cell office:value-type="float" office:value="27.1597125">
            <text:p>27.159712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2T22:00:00">
            <text:p>Mon Dec 12 22:00:00 2016</text:p>
          </table:table-cell>
          <table:table-cell office:value-type="float" office:value="26.256933333333336">
            <text:p>26.25693333333333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2-13T16:00:00">
            <text:p>Tue Dec 13 16:00:00 2016</text:p>
          </table:table-cell>
          <table:table-cell office:value-type="float" office:value="23.298600000000004">
            <text:p>23.29860000000000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2-13T17:00:00">
            <text:p>Tue Dec 13 17:00:00 2016</text:p>
          </table:table-cell>
          <table:table-cell office:value-type="float" office:value="23.86804166666667">
            <text:p>23.8680416666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13T18:00:00">
            <text:p>Tue Dec 13 18:00:00 2016</text:p>
          </table:table-cell>
          <table:table-cell office:value-type="float" office:value="24.034708333333338">
            <text:p>24.034708333333338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2-13T19:00:00">
            <text:p>Tue Dec 13 19:00:00 2016</text:p>
          </table:table-cell>
          <table:table-cell office:value-type="float" office:value="23.85415416666667">
            <text:p>23.8541541666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12-13T20:00:00">
            <text:p>Tue Dec 13 20:00:00 2016</text:p>
          </table:table-cell>
          <table:table-cell office:value-type="float" office:value="23.88887916666667">
            <text:p>23.8888791666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13T22:00:00">
            <text:p>Tue Dec 13 22:00:00 2016</text:p>
          </table:table-cell>
          <table:table-cell office:value-type="float" office:value="23.944437500000003">
            <text:p>23.94443750000000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13T23:00:00">
            <text:p>Tue Dec 13 23:00:00 2016</text:p>
          </table:table-cell>
          <table:table-cell office:value-type="float" office:value="24.06249166666667">
            <text:p>24.0624916666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6-12-14T15:00:00">
            <text:p>Wed Dec 14 15:00:00 2016</text:p>
          </table:table-cell>
          <table:table-cell office:value-type="float" office:value="24.805549999999997">
            <text:p>24.80554999999999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2-14T16:00:00">
            <text:p>Wed Dec 14 16:00:00 2016</text:p>
          </table:table-cell>
          <table:table-cell office:value-type="float" office:value="24.215274999999995">
            <text:p>24.21527499999999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2-14T17:00:00">
            <text:p>Wed Dec 14 17:00:00 2016</text:p>
          </table:table-cell>
          <table:table-cell office:value-type="float" office:value="24.027775000000002">
            <text:p>24.027775000000002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2-14T18:00:00">
            <text:p>Wed Dec 14 18:00:00 2016</text:p>
          </table:table-cell>
          <table:table-cell office:value-type="float" office:value="23.652774999999995">
            <text:p>23.65277499999999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14T19:00:00">
            <text:p>Wed Dec 14 19:00:00 2016</text:p>
          </table:table-cell>
          <table:table-cell office:value-type="float" office:value="24.166662499999997">
            <text:p>24.16666249999999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2-14T20:00:00">
            <text:p>Wed Dec 14 20:00:00 2016</text:p>
          </table:table-cell>
          <table:table-cell office:value-type="float" office:value="24.472216666666665">
            <text:p>24.47221666666666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6-12-14T21:00:00">
            <text:p>Wed Dec 14 21:00:00 2016</text:p>
          </table:table-cell>
          <table:table-cell office:value-type="float" office:value="25.909716666666665">
            <text:p>25.90971666666666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2-14T22:00:00">
            <text:p>Wed Dec 14 22:00:00 2016</text:p>
          </table:table-cell>
          <table:table-cell office:value-type="float" office:value="27.756937499999996">
            <text:p>27.75693749999999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14T23:00:00">
            <text:p>Wed Dec 14 23:00:00 2016</text:p>
          </table:table-cell>
          <table:table-cell office:value-type="float" office:value="28.847216666666665">
            <text:p>28.84721666666666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2-15T00:00:00">
            <text:p>Thu Dec 15 00:00:00 2016</text:p>
          </table:table-cell>
          <table:table-cell office:value-type="float" office:value="29.958329166666662">
            <text:p>29.958329166666662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2-15T01:00:00">
            <text:p>Thu Dec 15 01:00:00 2016</text:p>
          </table:table-cell>
          <table:table-cell office:value-type="float" office:value="31.381941666666663">
            <text:p>31.38194166666666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12-15T02:00:00">
            <text:p>Thu Dec 15 02:00:00 2016</text:p>
          </table:table-cell>
          <table:table-cell office:value-type="float" office:value="32.458333333333336">
            <text:p>32.45833333333333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2-15T03:00:00">
            <text:p>Thu Dec 15 03:00:00 2016</text:p>
          </table:table-cell>
          <table:table-cell office:value-type="float" office:value="33.47222083333333">
            <text:p>33.4722208333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2-15T04:00:00">
            <text:p>Thu Dec 15 04:00:00 2016</text:p>
          </table:table-cell>
          <table:table-cell office:value-type="float" office:value="34.8611125">
            <text:p>34.861112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12-15T06:00:00">
            <text:p>Thu Dec 15 06:00:00 2016</text:p>
          </table:table-cell>
          <table:table-cell office:value-type="float" office:value="37.07639166666667">
            <text:p>37.0763916666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2-15T07:00:00">
            <text:p>Thu Dec 15 07:00:00 2016</text:p>
          </table:table-cell>
          <table:table-cell office:value-type="float" office:value="38.63889166666667">
            <text:p>38.6388916666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12-15T08:00:00">
            <text:p>Thu Dec 15 08:00:00 2016</text:p>
          </table:table-cell>
          <table:table-cell office:value-type="float" office:value="39.958333333333336">
            <text:p>39.95833333333333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2-15T09:00:00">
            <text:p>Thu Dec 15 09:00:00 2016</text:p>
          </table:table-cell>
          <table:table-cell office:value-type="float" office:value="40.916666666666664">
            <text:p>40.916666666666664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2-15T10:00:00">
            <text:p>Thu Dec 15 10:00:00 2016</text:p>
          </table:table-cell>
          <table:table-cell office:value-type="float" office:value="41.86805833333333">
            <text:p>41.8680583333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12-15T11:00:00">
            <text:p>Thu Dec 15 11:00:00 2016</text:p>
          </table:table-cell>
          <table:table-cell office:value-type="float" office:value="43.4861125">
            <text:p>43.48611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15T14:00:00">
            <text:p>Thu Dec 15 14:00:00 2016</text:p>
          </table:table-cell>
          <table:table-cell office:value-type="float" office:value="48.5625">
            <text:p>48.562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12-15T15:00:00">
            <text:p>Thu Dec 15 15:00:00 2016</text:p>
          </table:table-cell>
          <table:table-cell office:value-type="float" office:value="49.3263875">
            <text:p>49.326387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6-12-16T04:00:00">
            <text:p>Fri Dec 16 04:00:00 2016</text:p>
          </table:table-cell>
          <table:table-cell office:value-type="float" office:value="50.88194166666667">
            <text:p>50.8819416666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2-16T05:00:00">
            <text:p>Fri Dec 16 05:00:00 2016</text:p>
          </table:table-cell>
          <table:table-cell office:value-type="float" office:value="51.340275">
            <text:p>51.34027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16T06:00:00">
            <text:p>Fri Dec 16 06:00:00 2016</text:p>
          </table:table-cell>
          <table:table-cell office:value-type="float" office:value="51.50694166666667">
            <text:p>51.5069416666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2-16T07:00:00">
            <text:p>Fri Dec 16 07:00:00 2016</text:p>
          </table:table-cell>
          <table:table-cell office:value-type="float" office:value="51.458329166666665">
            <text:p>51.45832916666666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16T08:00:00">
            <text:p>Fri Dec 16 08:00:00 2016</text:p>
          </table:table-cell>
          <table:table-cell office:value-type="float" office:value="51.30555416666667">
            <text:p>51.3055541666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2-16T09:00:00">
            <text:p>Fri Dec 16 09:00:00 2016</text:p>
          </table:table-cell>
          <table:table-cell office:value-type="float" office:value="51.083333333333336">
            <text:p>51.08333333333333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2-16T11:00:00">
            <text:p>Fri Dec 16 11:00:00 2016</text:p>
          </table:table-cell>
          <table:table-cell office:value-type="float" office:value="51.416666666666664">
            <text:p>51.41666666666666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16T12:00:00">
            <text:p>Fri Dec 16 12:00:00 2016</text:p>
          </table:table-cell>
          <table:table-cell office:value-type="float" office:value="51.81944583333333">
            <text:p>51.8194458333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2-16T13:00:00">
            <text:p>Fri Dec 16 13:00:00 2016</text:p>
          </table:table-cell>
          <table:table-cell office:value-type="float" office:value="52.25694583333333">
            <text:p>52.2569458333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6-12-16T14:00:00">
            <text:p>Fri Dec 16 14:00:00 2016</text:p>
          </table:table-cell>
          <table:table-cell office:value-type="float" office:value="52.44444583333333">
            <text:p>52.4444458333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6-12-16T15:00:00">
            <text:p>Fri Dec 16 15:00:00 2016</text:p>
          </table:table-cell>
          <table:table-cell office:value-type="float" office:value="52.534725">
            <text:p>52.53472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2-16T16:00:00">
            <text:p>Fri Dec 16 16:00:00 2016</text:p>
          </table:table-cell>
          <table:table-cell office:value-type="float" office:value="52.659725">
            <text:p>52.65972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2-18T23:00:00">
            <text:p>Sun Dec 18 23:00:00 2016</text:p>
          </table:table-cell>
          <table:table-cell office:value-type="float" office:value="65.82639583333334">
            <text:p>65.8263958333333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12-19T00:00:00">
            <text:p>Mon Dec 19 00:00:00 2016</text:p>
          </table:table-cell>
          <table:table-cell office:value-type="float" office:value="65.65972916666666">
            <text:p>65.6597291666666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6-12-19T02:00:00">
            <text:p>Mon Dec 19 02:00:00 2016</text:p>
          </table:table-cell>
          <table:table-cell office:value-type="float" office:value="65.25000833333334">
            <text:p>65.2500083333333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12-19T03:00:00">
            <text:p>Mon Dec 19 03:00:00 2016</text:p>
          </table:table-cell>
          <table:table-cell office:value-type="float" office:value="65.25000833333333">
            <text:p>65.2500083333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2-19T05:00:00">
            <text:p>Mon Dec 19 05:00:00 2016</text:p>
          </table:table-cell>
          <table:table-cell office:value-type="float" office:value="65.16667083333333">
            <text:p>65.1666708333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2-19T07:00:00">
            <text:p>Mon Dec 19 07:00:00 2016</text:p>
          </table:table-cell>
          <table:table-cell office:value-type="float" office:value="64.7986125">
            <text:p>64.798612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2-19T09:00:00">
            <text:p>Mon Dec 19 09:00:00 2016</text:p>
          </table:table-cell>
          <table:table-cell office:value-type="float" office:value="63.291670833333335">
            <text:p>63.29167083333333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12-19T10:00:00">
            <text:p>Mon Dec 19 10:00:00 2016</text:p>
          </table:table-cell>
          <table:table-cell office:value-type="float" office:value="62.81944583333333">
            <text:p>62.8194458333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12-19T11:00:00">
            <text:p>Mon Dec 19 11:00:00 2016</text:p>
          </table:table-cell>
          <table:table-cell office:value-type="float" office:value="62.625">
            <text:p>62.62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2-19T12:00:00">
            <text:p>Mon Dec 19 12:00:00 2016</text:p>
          </table:table-cell>
          <table:table-cell office:value-type="float" office:value="62.27777916666667">
            <text:p>62.2777791666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12-19T14:00:00">
            <text:p>Mon Dec 19 14:00:00 2016</text:p>
          </table:table-cell>
          <table:table-cell office:value-type="float" office:value="62.06944583333333">
            <text:p>62.0694458333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2-19T15:00:00">
            <text:p>Mon Dec 19 15:00:00 2016</text:p>
          </table:table-cell>
          <table:table-cell office:value-type="float" office:value="62.00694583333333">
            <text:p>62.0069458333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2-19T20:00:00">
            <text:p>Mon Dec 19 20:00:00 2016</text:p>
          </table:table-cell>
          <table:table-cell office:value-type="float" office:value="57.6388875">
            <text:p>57.638887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2-19T21:00:00">
            <text:p>Mon Dec 19 21:00:00 2016</text:p>
          </table:table-cell>
          <table:table-cell office:value-type="float" office:value="57.923608333333334">
            <text:p>57.923608333333334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2-19T22:00:00">
            <text:p>Mon Dec 19 22:00:00 2016</text:p>
          </table:table-cell>
          <table:table-cell office:value-type="float" office:value="57.9791625">
            <text:p>57.979162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2-20T05:00:00">
            <text:p>Tue Dec 20 05:00:00 2016</text:p>
          </table:table-cell>
          <table:table-cell office:value-type="float" office:value="53.45137916666667">
            <text:p>53.4513791666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2-20T09:00:00">
            <text:p>Tue Dec 20 09:00:00 2016</text:p>
          </table:table-cell>
          <table:table-cell office:value-type="float" office:value="47.631933333333336">
            <text:p>47.63193333333333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0T19:00:00">
            <text:p>Tue Dec 20 19:00:00 2016</text:p>
          </table:table-cell>
          <table:table-cell office:value-type="float" office:value="40.29860416666667">
            <text:p>40.2986041666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12-20T20:00:00">
            <text:p>Tue Dec 20 20:00:00 2016</text:p>
          </table:table-cell>
          <table:table-cell office:value-type="float" office:value="39.6666625">
            <text:p>39.666662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12-20T21:00:00">
            <text:p>Tue Dec 20 21:00:00 2016</text:p>
          </table:table-cell>
          <table:table-cell office:value-type="float" office:value="38.361108333333334">
            <text:p>38.36110833333333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20T22:00:00">
            <text:p>Tue Dec 20 22:00:00 2016</text:p>
          </table:table-cell>
          <table:table-cell office:value-type="float" office:value="36.8125">
            <text:p>36.812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12-20T23:00:00">
            <text:p>Tue Dec 20 23:00:00 2016</text:p>
          </table:table-cell>
          <table:table-cell office:value-type="float" office:value="35.25">
            <text:p>35.2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2-21T19:00:00">
            <text:p>Wed Dec 21 19:00:00 2016</text:p>
          </table:table-cell>
          <table:table-cell office:value-type="float" office:value="25.5486125">
            <text:p>25.548612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2-21T20:00:00">
            <text:p>Wed Dec 21 20:00:00 2016</text:p>
          </table:table-cell>
          <table:table-cell office:value-type="float" office:value="25.131945833333333">
            <text:p>25.13194583333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2-21T23:00:00">
            <text:p>Wed Dec 21 23:00:00 2016</text:p>
          </table:table-cell>
          <table:table-cell office:value-type="float" office:value="24.8888875">
            <text:p>24.888887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2T20:00:00">
            <text:p>Thu Dec 22 20:00:00 2016</text:p>
          </table:table-cell>
          <table:table-cell office:value-type="float" office:value="30.097216666666665">
            <text:p>30.09721666666666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2-22T21:00:00">
            <text:p>Thu Dec 22 21:00:00 2016</text:p>
          </table:table-cell>
          <table:table-cell office:value-type="float" office:value="30.01388333333333">
            <text:p>30.0138833333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2-22T22:00:00">
            <text:p>Thu Dec 22 22:00:00 2016</text:p>
          </table:table-cell>
          <table:table-cell office:value-type="float" office:value="30.097216666666665">
            <text:p>30.09721666666666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23T19:00:00">
            <text:p>Fri Dec 23 19:00:00 2016</text:p>
          </table:table-cell>
          <table:table-cell office:value-type="float" office:value="34.66665833333334">
            <text:p>34.6666583333333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12-24T19:00:00">
            <text:p>Sat Dec 24 19:00:00 2016</text:p>
          </table:table-cell>
          <table:table-cell office:value-type="float" office:value="42.13194166666667">
            <text:p>42.1319416666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12-24T22:00:00">
            <text:p>Sat Dec 24 22:00:00 2016</text:p>
          </table:table-cell>
          <table:table-cell office:value-type="float" office:value="43.243050000000004">
            <text:p>43.24305000000000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12-26T18:00:00">
            <text:p>Mon Dec 26 18:00:00 2016</text:p>
          </table:table-cell>
          <table:table-cell office:value-type="float" office:value="45.73612083333333">
            <text:p>45.7361208333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6-12-26T19:00:00">
            <text:p>Mon Dec 26 19:00:00 2016</text:p>
          </table:table-cell>
          <table:table-cell office:value-type="float" office:value="44.56945416666667">
            <text:p>44.5694541666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12-26T20:00:00">
            <text:p>Mon Dec 26 20:00:00 2016</text:p>
          </table:table-cell>
          <table:table-cell office:value-type="float" office:value="43.33334166666666">
            <text:p>43.33334166666666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2-26T21:00:00">
            <text:p>Mon Dec 26 21:00:00 2016</text:p>
          </table:table-cell>
          <table:table-cell office:value-type="float" office:value="42.041675">
            <text:p>42.04167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01T19:00:00">
            <text:p>Sun Jan  1 19:00:00 2017</text:p>
          </table:table-cell>
          <table:table-cell office:value-type="float" office:value="43.9791625">
            <text:p>43.979162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1-03T19:00:00">
            <text:p>Tue Jan  3 19:00:00 2017</text:p>
          </table:table-cell>
          <table:table-cell office:value-type="float" office:value="33.152775">
            <text:p>33.15277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04T17:00:00">
            <text:p>Wed Jan  4 17:00:00 2017</text:p>
          </table:table-cell>
          <table:table-cell office:value-type="float" office:value="26.375">
            <text:p>26.37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1-04T18:00:00">
            <text:p>Wed Jan  4 18:00:00 2017</text:p>
          </table:table-cell>
          <table:table-cell office:value-type="float" office:value="27.25">
            <text:p>27.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04T19:00:00">
            <text:p>Wed Jan  4 19:00:00 2017</text:p>
          </table:table-cell>
          <table:table-cell office:value-type="float" office:value="27.381945833333333">
            <text:p>27.38194583333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4T20:00:00">
            <text:p>Wed Jan  4 20:00:00 2017</text:p>
          </table:table-cell>
          <table:table-cell office:value-type="float" office:value="27.965279166666665">
            <text:p>27.96527916666666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04T21:00:00">
            <text:p>Wed Jan  4 21:00:00 2017</text:p>
          </table:table-cell>
          <table:table-cell office:value-type="float" office:value="28.0763875">
            <text:p>28.076387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7-01-04T22:00:00">
            <text:p>Wed Jan  4 22:00:00 2017</text:p>
          </table:table-cell>
          <table:table-cell office:value-type="float" office:value="28.090275000000002">
            <text:p>28.090275000000002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05T12:00:00">
            <text:p>Thu Jan  5 12:00:00 2017</text:p>
          </table:table-cell>
          <table:table-cell office:value-type="float" office:value="25.631945833333333">
            <text:p>25.63194583333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01-05T20:00:00">
            <text:p>Thu Jan  5 20:00:00 2017</text:p>
          </table:table-cell>
          <table:table-cell office:value-type="float" office:value="29.145833333333332">
            <text:p>29.145833333333332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05T21:00:00">
            <text:p>Thu Jan  5 21:00:00 2017</text:p>
          </table:table-cell>
          <table:table-cell office:value-type="float" office:value="29.1111125">
            <text:p>29.111112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06T19:00:00">
            <text:p>Fri Jan  6 19:00:00 2017</text:p>
          </table:table-cell>
          <table:table-cell office:value-type="float" office:value="35.833333333333336">
            <text:p>35.83333333333333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1-06T20:00:00">
            <text:p>Fri Jan  6 20:00:00 2017</text:p>
          </table:table-cell>
          <table:table-cell office:value-type="float" office:value="36.27777916666667">
            <text:p>36.2777791666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7-01-07T20:00:00">
            <text:p>Sat Jan  7 20:00:00 2017</text:p>
          </table:table-cell>
          <table:table-cell office:value-type="float" office:value="44.090287499999995">
            <text:p>44.09028749999999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07T21:00:00">
            <text:p>Sat Jan  7 21:00:00 2017</text:p>
          </table:table-cell>
          <table:table-cell office:value-type="float" office:value="43.45139583333333">
            <text:p>43.4513958333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8T19:00:00">
            <text:p>Sun Jan  8 19:00:00 2017</text:p>
          </table:table-cell>
          <table:table-cell office:value-type="float" office:value="42.36805416666667">
            <text:p>42.3680541666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08T20:00:00">
            <text:p>Sun Jan  8 20:00:00 2017</text:p>
          </table:table-cell>
          <table:table-cell office:value-type="float" office:value="41.902775">
            <text:p>41.90277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8T21:00:00">
            <text:p>Sun Jan  8 21:00:00 2017</text:p>
          </table:table-cell>
          <table:table-cell office:value-type="float" office:value="41.708333333333336">
            <text:p>41.70833333333333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08T22:00:00">
            <text:p>Sun Jan  8 22:00:00 2017</text:p>
          </table:table-cell>
          <table:table-cell office:value-type="float" office:value="41.09027916666667">
            <text:p>41.0902791666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09T07:00:00">
            <text:p>Mon Jan  9 07:00:00 2017</text:p>
          </table:table-cell>
          <table:table-cell office:value-type="float" office:value="39.97222083333333">
            <text:p>39.9722208333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1-09T19:00:00">
            <text:p>Mon Jan  9 19:00:00 2017</text:p>
          </table:table-cell>
          <table:table-cell office:value-type="float" office:value="35.1041625">
            <text:p>35.104162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09T20:00:00">
            <text:p>Mon Jan  9 20:00:00 2017</text:p>
          </table:table-cell>
          <table:table-cell office:value-type="float" office:value="32.645829166666665">
            <text:p>32.64582916666666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01-09T21:00:00">
            <text:p>Mon Jan  9 21:00:00 2017</text:p>
          </table:table-cell>
          <table:table-cell office:value-type="float" office:value="31.73610833333333">
            <text:p>31.7361083333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01-09T22:00:00">
            <text:p>Mon Jan  9 22:00:00 2017</text:p>
          </table:table-cell>
          <table:table-cell office:value-type="float" office:value="31.52083333333334">
            <text:p>31.52083333333334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9T23:00:00">
            <text:p>Mon Jan  9 23:00:00 2017</text:p>
          </table:table-cell>
          <table:table-cell office:value-type="float" office:value="31.4513875">
            <text:p>31.451387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10T04:00:00">
            <text:p>Tue Jan 10 04:00:00 2017</text:p>
          </table:table-cell>
          <table:table-cell office:value-type="float" office:value="29.125004166666667">
            <text:p>29.12500416666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10T06:00:00">
            <text:p>Tue Jan 10 06:00:00 2017</text:p>
          </table:table-cell>
          <table:table-cell office:value-type="float" office:value="27.597225000000005">
            <text:p>27.59722500000000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01-10T07:00:00">
            <text:p>Tue Jan 10 07:00:00 2017</text:p>
          </table:table-cell>
          <table:table-cell office:value-type="float" office:value="27.013891666666666">
            <text:p>27.01389166666666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01-10T12:00:00">
            <text:p>Tue Jan 10 12:00:00 2017</text:p>
          </table:table-cell>
          <table:table-cell office:value-type="float" office:value="23.333329166666662">
            <text:p>23.333329166666662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10T13:00:00">
            <text:p>Tue Jan 10 13:00:00 2017</text:p>
          </table:table-cell>
          <table:table-cell office:value-type="float" office:value="23.493049999999997">
            <text:p>23.49304999999999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1-10T14:00:00">
            <text:p>Tue Jan 10 14:00:00 2017</text:p>
          </table:table-cell>
          <table:table-cell office:value-type="float" office:value="23.541662499999997">
            <text:p>23.54166249999999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01-10T15:00:00">
            <text:p>Tue Jan 10 15:00:00 2017</text:p>
          </table:table-cell>
          <table:table-cell office:value-type="float" office:value="23.027774999999995">
            <text:p>23.02777499999999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1-10T16:00:00">
            <text:p>Tue Jan 10 16:00:00 2017</text:p>
          </table:table-cell>
          <table:table-cell office:value-type="float" office:value="22.305554166666667">
            <text:p>22.30555416666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1-10T17:00:00">
            <text:p>Tue Jan 10 17:00:00 2017</text:p>
          </table:table-cell>
          <table:table-cell office:value-type="float" office:value="21.958333333333332">
            <text:p>21.958333333333332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1-10T20:00:00">
            <text:p>Tue Jan 10 20:00:00 2017</text:p>
          </table:table-cell>
          <table:table-cell office:value-type="float" office:value="22.069445833333333">
            <text:p>22.06944583333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0T21:00:00">
            <text:p>Tue Jan 10 21:00:00 2017</text:p>
          </table:table-cell>
          <table:table-cell office:value-type="float" office:value="21.7361125">
            <text:p>21.736112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01-10T22:00:00">
            <text:p>Tue Jan 10 22:00:00 2017</text:p>
          </table:table-cell>
          <table:table-cell office:value-type="float" office:value="21.9861125">
            <text:p>21.986112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0T23:00:00">
            <text:p>Tue Jan 10 23:00:00 2017</text:p>
          </table:table-cell>
          <table:table-cell office:value-type="float" office:value="22.513891666666666">
            <text:p>22.51389166666666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01-11T00:00:00">
            <text:p>Wed Jan 11 00:00:00 2017</text:p>
          </table:table-cell>
          <table:table-cell office:value-type="float" office:value="23.75">
            <text:p>23.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01-11T01:00:00">
            <text:p>Wed Jan 11 01:00:00 2017</text:p>
          </table:table-cell>
          <table:table-cell office:value-type="float" office:value="24.756945833333333">
            <text:p>24.75694583333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11T02:00:00">
            <text:p>Wed Jan 11 02:00:00 2017</text:p>
          </table:table-cell>
          <table:table-cell office:value-type="float" office:value="25.291666666666668">
            <text:p>25.291666666666668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11T08:00:00">
            <text:p>Wed Jan 11 08:00:00 2017</text:p>
          </table:table-cell>
          <table:table-cell office:value-type="float" office:value="24.604166666666668">
            <text:p>24.604166666666668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11T19:00:00">
            <text:p>Wed Jan 11 19:00:00 2017</text:p>
          </table:table-cell>
          <table:table-cell office:value-type="float" office:value="25.791666666666668">
            <text:p>25.791666666666668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11T20:00:00">
            <text:p>Wed Jan 11 20:00:00 2017</text:p>
          </table:table-cell>
          <table:table-cell office:value-type="float" office:value="26.180558333333334">
            <text:p>26.180558333333334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11T21:00:00">
            <text:p>Wed Jan 11 21:00:00 2017</text:p>
          </table:table-cell>
          <table:table-cell office:value-type="float" office:value="27.000004166666667">
            <text:p>27.00000416666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7-01-12T02:00:00">
            <text:p>Thu Jan 12 02:00:00 2017</text:p>
          </table:table-cell>
          <table:table-cell office:value-type="float" office:value="22.8125">
            <text:p>22.812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2T14:00:00">
            <text:p>Thu Jan 12 14:00:00 2017</text:p>
          </table:table-cell>
          <table:table-cell office:value-type="float" office:value="26.673608333333334">
            <text:p>26.67360833333333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12T15:00:00">
            <text:p>Thu Jan 12 15:00:00 2017</text:p>
          </table:table-cell>
          <table:table-cell office:value-type="float" office:value="26.812495833333333">
            <text:p>26.81249583333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1-12T16:00:00">
            <text:p>Thu Jan 12 16:00:00 2017</text:p>
          </table:table-cell>
          <table:table-cell office:value-type="float" office:value="27.423608333333334">
            <text:p>27.42360833333333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7-01-12T18:00:00">
            <text:p>Thu Jan 12 18:00:00 2017</text:p>
          </table:table-cell>
          <table:table-cell office:value-type="float" office:value="27.729166666666668">
            <text:p>27.72916666666666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1-12T19:00:00">
            <text:p>Thu Jan 12 19:00:00 2017</text:p>
          </table:table-cell>
          <table:table-cell office:value-type="float" office:value="28.763891666666666">
            <text:p>28.76389166666666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2T20:00:00">
            <text:p>Thu Jan 12 20:00:00 2017</text:p>
          </table:table-cell>
          <table:table-cell office:value-type="float" office:value="29.125">
            <text:p>29.12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12T21:00:00">
            <text:p>Thu Jan 12 21:00:00 2017</text:p>
          </table:table-cell>
          <table:table-cell office:value-type="float" office:value="28.944441666666666">
            <text:p>28.94444166666666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12T22:00:00">
            <text:p>Thu Jan 12 22:00:00 2017</text:p>
          </table:table-cell>
          <table:table-cell office:value-type="float" office:value="29.944441666666666">
            <text:p>29.94444166666666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12T23:00:00">
            <text:p>Thu Jan 12 23:00:00 2017</text:p>
          </table:table-cell>
          <table:table-cell office:value-type="float" office:value="31.444441666666666">
            <text:p>31.444441666666666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13T00:00:00">
            <text:p>Fri Jan 13 00:00:00 2017</text:p>
          </table:table-cell>
          <table:table-cell office:value-type="float" office:value="33.208333333333336">
            <text:p>33.208333333333336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7-01-13T05:00:00">
            <text:p>Fri Jan 13 05:00:00 2017</text:p>
          </table:table-cell>
          <table:table-cell office:value-type="float" office:value="34.569449999999996">
            <text:p>34.569449999999996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1-13T08:00:00">
            <text:p>Fri Jan 13 08:00:00 2017</text:p>
          </table:table-cell>
          <table:table-cell office:value-type="float" office:value="35.52777916666667">
            <text:p>35.5277791666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01-13T09:00:00">
            <text:p>Fri Jan 13 09:00:00 2017</text:p>
          </table:table-cell>
          <table:table-cell office:value-type="float" office:value="35.56944583333333">
            <text:p>35.5694458333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3T10:00:00">
            <text:p>Fri Jan 13 10:00:00 2017</text:p>
          </table:table-cell>
          <table:table-cell office:value-type="float" office:value="35.77777916666667">
            <text:p>35.7777791666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7-01-13T11:00:00">
            <text:p>Fri Jan 13 11:00:00 2017</text:p>
          </table:table-cell>
          <table:table-cell office:value-type="float" office:value="35.770833333333336">
            <text:p>35.770833333333336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3T12:00:00">
            <text:p>Fri Jan 13 12:00:00 2017</text:p>
          </table:table-cell>
          <table:table-cell office:value-type="float" office:value="36.708333333333336">
            <text:p>36.70833333333333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13T16:00:00">
            <text:p>Fri Jan 13 16:00:00 2017</text:p>
          </table:table-cell>
          <table:table-cell office:value-type="float" office:value="37.4513875">
            <text:p>37.451387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1-13T17:00:00">
            <text:p>Fri Jan 13 17:00:00 2017</text:p>
          </table:table-cell>
          <table:table-cell office:value-type="float" office:value="37.708329166666665">
            <text:p>37.70832916666666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1-13T21:00:00">
            <text:p>Fri Jan 13 21:00:00 2017</text:p>
          </table:table-cell>
          <table:table-cell office:value-type="float" office:value="40.5416625">
            <text:p>40.541662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3T22:00:00">
            <text:p>Fri Jan 13 22:00:00 2017</text:p>
          </table:table-cell>
          <table:table-cell office:value-type="float" office:value="41.06249583333334">
            <text:p>41.0624958333333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1-13T23:00:00">
            <text:p>Fri Jan 13 23:00:00 2017</text:p>
          </table:table-cell>
          <table:table-cell office:value-type="float" office:value="40.62499583333334">
            <text:p>40.6249958333333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14T00:00:00">
            <text:p>Sat Jan 14 00:00:00 2017</text:p>
          </table:table-cell>
          <table:table-cell office:value-type="float" office:value="41.0416625">
            <text:p>41.041662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01-14T02:00:00">
            <text:p>Sat Jan 14 02:00:00 2017</text:p>
          </table:table-cell>
          <table:table-cell office:value-type="float" office:value="43.86804583333333">
            <text:p>43.8680458333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1-14T20:00:00">
            <text:p>Sat Jan 14 20:00:00 2017</text:p>
          </table:table-cell>
          <table:table-cell office:value-type="float" office:value="61.36805416666667">
            <text:p>61.3680541666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1-15T19:00:00">
            <text:p>Sun Jan 15 19:00:00 2017</text:p>
          </table:table-cell>
          <table:table-cell office:value-type="float" office:value="50.95137916666667">
            <text:p>50.9513791666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15T20:00:00">
            <text:p>Sun Jan 15 20:00:00 2017</text:p>
          </table:table-cell>
          <table:table-cell office:value-type="float" office:value="50.333325">
            <text:p>50.33332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6T20:00:00">
            <text:p>Mon Jan 16 20:00:00 2017</text:p>
          </table:table-cell>
          <table:table-cell office:value-type="float" office:value="48.47221249999999">
            <text:p>48.47221249999999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16T21:00:00">
            <text:p>Mon Jan 16 21:00:00 2017</text:p>
          </table:table-cell>
          <table:table-cell office:value-type="float" office:value="48.17359999999999">
            <text:p>48.17359999999999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6T23:00:00">
            <text:p>Mon Jan 16 23:00:00 2017</text:p>
          </table:table-cell>
          <table:table-cell office:value-type="float" office:value="45.05554166666666">
            <text:p>45.05554166666666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01-17T02:00:00">
            <text:p>Tue Jan 17 02:00:00 2017</text:p>
          </table:table-cell>
          <table:table-cell office:value-type="float" office:value="45.18749166666666">
            <text:p>45.1874916666666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1-17T12:00:00">
            <text:p>Tue Jan 17 12:00:00 2017</text:p>
          </table:table-cell>
          <table:table-cell office:value-type="float" office:value="38.68749583333334">
            <text:p>38.6874958333333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01-17T14:00:00">
            <text:p>Tue Jan 17 14:00:00 2017</text:p>
          </table:table-cell>
          <table:table-cell office:value-type="float" office:value="38.7638875">
            <text:p>38.763887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1-17T15:00:00">
            <text:p>Tue Jan 17 15:00:00 2017</text:p>
          </table:table-cell>
          <table:table-cell office:value-type="float" office:value="38.395833333333336">
            <text:p>38.395833333333336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1-17T16:00:00">
            <text:p>Tue Jan 17 16:00:00 2017</text:p>
          </table:table-cell>
          <table:table-cell office:value-type="float" office:value="38.416666666666664">
            <text:p>38.416666666666664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7-01-17T17:00:00">
            <text:p>Tue Jan 17 17:00:00 2017</text:p>
          </table:table-cell>
          <table:table-cell office:value-type="float" office:value="38.534725">
            <text:p>38.53472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7-01-17T19:00:00">
            <text:p>Tue Jan 17 19:00:00 2017</text:p>
          </table:table-cell>
          <table:table-cell office:value-type="float" office:value="38.534725">
            <text:p>38.53472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01-17T20:00:00">
            <text:p>Tue Jan 17 20:00:00 2017</text:p>
          </table:table-cell>
          <table:table-cell office:value-type="float" office:value="39.18750416666666">
            <text:p>39.1875041666666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1-17T21:00:00">
            <text:p>Tue Jan 17 21:00:00 2017</text:p>
          </table:table-cell>
          <table:table-cell office:value-type="float" office:value="39.17361666666667">
            <text:p>39.1736166666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19T00:00:00">
            <text:p>Thu Jan 19 00:00:00 2017</text:p>
          </table:table-cell>
          <table:table-cell office:value-type="float" office:value="53.59721666666667">
            <text:p>53.5972166666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1-19T10:00:00">
            <text:p>Thu Jan 19 10:00:00 2017</text:p>
          </table:table-cell>
          <table:table-cell office:value-type="float" office:value="51.63194166666667">
            <text:p>51.6319416666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19T20:00:00">
            <text:p>Thu Jan 19 20:00:00 2017</text:p>
          </table:table-cell>
          <table:table-cell office:value-type="float" office:value="44.49305416666667">
            <text:p>44.4930541666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1-19T21:00:00">
            <text:p>Thu Jan 19 21:00:00 2017</text:p>
          </table:table-cell>
          <table:table-cell office:value-type="float" office:value="44.173608333333334">
            <text:p>44.173608333333334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9T22:00:00">
            <text:p>Thu Jan 19 22:00:00 2017</text:p>
          </table:table-cell>
          <table:table-cell office:value-type="float" office:value="43.22222083333333">
            <text:p>43.2222208333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19T23:00:00">
            <text:p>Thu Jan 19 23:00:00 2017</text:p>
          </table:table-cell>
          <table:table-cell office:value-type="float" office:value="43.548608333333334">
            <text:p>43.54860833333333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20T00:00:00">
            <text:p>Fri Jan 20 00:00:00 2017</text:p>
          </table:table-cell>
          <table:table-cell office:value-type="float" office:value="44.520833333333336">
            <text:p>44.520833333333336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1-20T01:00:00">
            <text:p>Fri Jan 20 01:00:00 2017</text:p>
          </table:table-cell>
          <table:table-cell office:value-type="float" office:value="44.7986125">
            <text:p>44.798612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1-20T02:00:00">
            <text:p>Fri Jan 20 02:00:00 2017</text:p>
          </table:table-cell>
          <table:table-cell office:value-type="float" office:value="44.916666666666664">
            <text:p>44.916666666666664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1-20T03:00:00">
            <text:p>Fri Jan 20 03:00:00 2017</text:p>
          </table:table-cell>
          <table:table-cell office:value-type="float" office:value="44.7638875">
            <text:p>44.763887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01-20T04:00:00">
            <text:p>Fri Jan 20 04:00:00 2017</text:p>
          </table:table-cell>
          <table:table-cell office:value-type="float" office:value="44.72222083333333">
            <text:p>44.7222208333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1-20T05:00:00">
            <text:p>Fri Jan 20 05:00:00 2017</text:p>
          </table:table-cell>
          <table:table-cell office:value-type="float" office:value="45.0">
            <text:p>45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01-20T06:00:00">
            <text:p>Fri Jan 20 06:00:00 2017</text:p>
          </table:table-cell>
          <table:table-cell office:value-type="float" office:value="45.402775">
            <text:p>45.40277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7-01-20T07:00:00">
            <text:p>Fri Jan 20 07:00:00 2017</text:p>
          </table:table-cell>
          <table:table-cell office:value-type="float" office:value="45.375">
            <text:p>45.37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01-20T08:00:00">
            <text:p>Fri Jan 20 08:00:00 2017</text:p>
          </table:table-cell>
          <table:table-cell office:value-type="float" office:value="45.3611125">
            <text:p>45.361112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01-20T09:00:00">
            <text:p>Fri Jan 20 09:00:00 2017</text:p>
          </table:table-cell>
          <table:table-cell office:value-type="float" office:value="45.50694583333333">
            <text:p>45.5069458333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20T10:00:00">
            <text:p>Fri Jan 20 10:00:00 2017</text:p>
          </table:table-cell>
          <table:table-cell office:value-type="float" office:value="45.25">
            <text:p>45.2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1-20T11:00:00">
            <text:p>Fri Jan 20 11:00:00 2017</text:p>
          </table:table-cell>
          <table:table-cell office:value-type="float" office:value="45.347225">
            <text:p>45.34722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1-20T16:00:00">
            <text:p>Fri Jan 20 16:00:00 2017</text:p>
          </table:table-cell>
          <table:table-cell office:value-type="float" office:value="47.083333333333336">
            <text:p>47.08333333333333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01-20T20:00:00">
            <text:p>Fri Jan 20 20:00:00 2017</text:p>
          </table:table-cell>
          <table:table-cell office:value-type="float" office:value="45.3958375">
            <text:p>45.395837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01-20T21:00:00">
            <text:p>Fri Jan 20 21:00:00 2017</text:p>
          </table:table-cell>
          <table:table-cell office:value-type="float" office:value="45.27778333333333">
            <text:p>45.2777833333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20T22:00:00">
            <text:p>Fri Jan 20 22:00:00 2017</text:p>
          </table:table-cell>
          <table:table-cell office:value-type="float" office:value="44.95139583333333">
            <text:p>44.9513958333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01-21T04:00:00">
            <text:p>Sat Jan 21 04:00:00 2017</text:p>
          </table:table-cell>
          <table:table-cell office:value-type="float" office:value="34.19445416666667">
            <text:p>34.1944541666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21T12:00:00">
            <text:p>Sat Jan 21 12:00:00 2017</text:p>
          </table:table-cell>
          <table:table-cell office:value-type="float" office:value="25.166675">
            <text:p>25.16667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21T13:00:00">
            <text:p>Sat Jan 21 13:00:00 2017</text:p>
          </table:table-cell>
          <table:table-cell office:value-type="float" office:value="24.284729166666665">
            <text:p>24.28472916666666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1-21T14:00:00">
            <text:p>Sat Jan 21 14:00:00 2017</text:p>
          </table:table-cell>
          <table:table-cell office:value-type="float" office:value="23.777783333333332">
            <text:p>23.77778333333333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21T18:00:00">
            <text:p>Sat Jan 21 18:00:00 2017</text:p>
          </table:table-cell>
          <table:table-cell office:value-type="float" office:value="24.229175">
            <text:p>24.22917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01-21T19:00:00">
            <text:p>Sat Jan 21 19:00:00 2017</text:p>
          </table:table-cell>
          <table:table-cell office:value-type="float" office:value="25.02084166666667">
            <text:p>25.0208416666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21T20:00:00">
            <text:p>Sat Jan 21 20:00:00 2017</text:p>
          </table:table-cell>
          <table:table-cell office:value-type="float" office:value="25.076395833333336">
            <text:p>25.07639583333333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7-01-21T21:00:00">
            <text:p>Sat Jan 21 21:00:00 2017</text:p>
          </table:table-cell>
          <table:table-cell office:value-type="float" office:value="25.388895833333336">
            <text:p>25.388895833333336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01-21T22:00:00">
            <text:p>Sat Jan 21 22:00:00 2017</text:p>
          </table:table-cell>
          <table:table-cell office:value-type="float" office:value="26.902783333333335">
            <text:p>26.90278333333333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01-21T23:00:00">
            <text:p>Sat Jan 21 23:00:00 2017</text:p>
          </table:table-cell>
          <table:table-cell office:value-type="float" office:value="28.62500416666667">
            <text:p>28.6250041666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1-22T00:00:00">
            <text:p>Sun Jan 22 00:00:00 2017</text:p>
          </table:table-cell>
          <table:table-cell office:value-type="float" office:value="30.541670833333338">
            <text:p>30.54167083333333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01-22T01:00:00">
            <text:p>Sun Jan 22 01:00:00 2017</text:p>
          </table:table-cell>
          <table:table-cell office:value-type="float" office:value="32.354170833333335">
            <text:p>32.35417083333333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01-22T02:00:00">
            <text:p>Sun Jan 22 02:00:00 2017</text:p>
          </table:table-cell>
          <table:table-cell office:value-type="float" office:value="34.32639166666667">
            <text:p>34.3263916666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1-22T03:00:00">
            <text:p>Sun Jan 22 03:00:00 2017</text:p>
          </table:table-cell>
          <table:table-cell office:value-type="float" office:value="36.44444583333334">
            <text:p>36.4444458333333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1-22T04:00:00">
            <text:p>Sun Jan 22 04:00:00 2017</text:p>
          </table:table-cell>
          <table:table-cell office:value-type="float" office:value="38.145833333333336">
            <text:p>38.14583333333333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01-22T21:00:00">
            <text:p>Sun Jan 22 21:00:00 2017</text:p>
          </table:table-cell>
          <table:table-cell office:value-type="float" office:value="47.26387916666666">
            <text:p>47.2638791666666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7-01-22T22:00:00">
            <text:p>Sun Jan 22 22:00:00 2017</text:p>
          </table:table-cell>
          <table:table-cell office:value-type="float" office:value="47.52776666666666">
            <text:p>47.5277666666666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1-23T06:00:00">
            <text:p>Mon Jan 23 06:00:00 2017</text:p>
          </table:table-cell>
          <table:table-cell office:value-type="float" office:value="45.666662499999994">
            <text:p>45.666662499999994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7-01-23T17:00:00">
            <text:p>Mon Jan 23 17:00:00 2017</text:p>
          </table:table-cell>
          <table:table-cell office:value-type="float" office:value="42.020825">
            <text:p>42.02082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01-23T20:00:00">
            <text:p>Mon Jan 23 20:00:00 2017</text:p>
          </table:table-cell>
          <table:table-cell office:value-type="float" office:value="39.7291625">
            <text:p>39.729162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23T21:00:00">
            <text:p>Mon Jan 23 21:00:00 2017</text:p>
          </table:table-cell>
          <table:table-cell office:value-type="float" office:value="38.583329166666665">
            <text:p>38.58332916666666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01-23T22:00:00">
            <text:p>Mon Jan 23 22:00:00 2017</text:p>
          </table:table-cell>
          <table:table-cell office:value-type="float" office:value="37.083329166666665">
            <text:p>37.08332916666666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1-24T00:00:00">
            <text:p>Tue Jan 24 00:00:00 2017</text:p>
          </table:table-cell>
          <table:table-cell office:value-type="float" office:value="35.736108333333334">
            <text:p>35.73610833333333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1-24T02:00:00">
            <text:p>Tue Jan 24 02:00:00 2017</text:p>
          </table:table-cell>
          <table:table-cell office:value-type="float" office:value="36.1388875">
            <text:p>36.138887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24T05:00:00">
            <text:p>Tue Jan 24 05:00:00 2017</text:p>
          </table:table-cell>
          <table:table-cell office:value-type="float" office:value="36.277770833333335">
            <text:p>36.27777083333333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01-24T06:00:00">
            <text:p>Tue Jan 24 06:00:00 2017</text:p>
          </table:table-cell>
          <table:table-cell office:value-type="float" office:value="35.868050000000004">
            <text:p>35.868050000000004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25T15:00:00">
            <text:p>Wed Jan 25 15:00:00 2017</text:p>
          </table:table-cell>
          <table:table-cell office:value-type="float" office:value="39.88194166666667">
            <text:p>39.8819416666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1-25T22:00:00">
            <text:p>Wed Jan 25 22:00:00 2017</text:p>
          </table:table-cell>
          <table:table-cell office:value-type="float" office:value="43.13194583333333">
            <text:p>43.1319458333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1-29T04:00:00">
            <text:p>Sun Jan 29 04:00:00 2017</text:p>
          </table:table-cell>
          <table:table-cell office:value-type="float" office:value="48.736108333333334">
            <text:p>48.73610833333333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1-29T20:00:00">
            <text:p>Sun Jan 29 20:00:00 2017</text:p>
          </table:table-cell>
          <table:table-cell office:value-type="float" office:value="41.59027083333333">
            <text:p>41.5902708333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01-29T21:00:00">
            <text:p>Sun Jan 29 21:00:00 2017</text:p>
          </table:table-cell>
          <table:table-cell office:value-type="float" office:value="39.99304583333333">
            <text:p>39.9930458333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01-29T22:00:00">
            <text:p>Sun Jan 29 22:00:00 2017</text:p>
          </table:table-cell>
          <table:table-cell office:value-type="float" office:value="38.499991666666666">
            <text:p>38.499991666666666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29T23:00:00">
            <text:p>Sun Jan 29 23:00:00 2017</text:p>
          </table:table-cell>
          <table:table-cell office:value-type="float" office:value="37.743050000000004">
            <text:p>37.74305000000000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01-30T20:00:00">
            <text:p>Mon Jan 30 20:00:00 2017</text:p>
          </table:table-cell>
          <table:table-cell office:value-type="float" office:value="38.48611666666667">
            <text:p>38.4861166666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1-30T21:00:00">
            <text:p>Mon Jan 30 21:00:00 2017</text:p>
          </table:table-cell>
          <table:table-cell office:value-type="float" office:value="38.28472916666667">
            <text:p>38.2847291666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7-01-30T22:00:00">
            <text:p>Mon Jan 30 22:00:00 2017</text:p>
          </table:table-cell>
          <table:table-cell office:value-type="float" office:value="38.201395833333336">
            <text:p>38.20139583333333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30T23:00:00">
            <text:p>Mon Jan 30 23:00:00 2017</text:p>
          </table:table-cell>
          <table:table-cell office:value-type="float" office:value="38.28472916666667">
            <text:p>38.2847291666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7-01-31T00:00:00">
            <text:p>Tue Jan 31 00:00:00 2017</text:p>
          </table:table-cell>
          <table:table-cell office:value-type="float" office:value="39.138895833333336">
            <text:p>39.138895833333336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1-31T16:00:00">
            <text:p>Tue Jan 31 16:00:00 2017</text:p>
          </table:table-cell>
          <table:table-cell office:value-type="float" office:value="31.687512499999997">
            <text:p>31.68751249999999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31T18:00:00">
            <text:p>Tue Jan 31 18:00:00 2017</text:p>
          </table:table-cell>
          <table:table-cell office:value-type="float" office:value="30.076399999999996">
            <text:p>30.076399999999996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01-31T19:00:00">
            <text:p>Tue Jan 31 19:00:00 2017</text:p>
          </table:table-cell>
          <table:table-cell office:value-type="float" office:value="29.2152875">
            <text:p>29.215287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1-31T20:00:00">
            <text:p>Tue Jan 31 20:00:00 2017</text:p>
          </table:table-cell>
          <table:table-cell office:value-type="float" office:value="28.868062499999997">
            <text:p>28.86806249999999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31T22:00:00">
            <text:p>Tue Jan 31 22:00:00 2017</text:p>
          </table:table-cell>
          <table:table-cell office:value-type="float" office:value="31.090283333333332">
            <text:p>31.090283333333332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31T23:00:00">
            <text:p>Tue Jan 31 23:00:00 2017</text:p>
          </table:table-cell>
          <table:table-cell office:value-type="float" office:value="31.784724999999998">
            <text:p>31.78472499999999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2-01T11:00:00">
            <text:p>Wed Feb  1 11:00:00 2017</text:p>
          </table:table-cell>
          <table:table-cell office:value-type="float" office:value="40.23610416666667">
            <text:p>40.2361041666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01T12:00:00">
            <text:p>Wed Feb  1 12:00:00 2017</text:p>
          </table:table-cell>
          <table:table-cell office:value-type="float" office:value="41.930550000000004">
            <text:p>41.93055000000000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2-01T13:00:00">
            <text:p>Wed Feb  1 13:00:00 2017</text:p>
          </table:table-cell>
          <table:table-cell office:value-type="float" office:value="43.583329166666665">
            <text:p>43.58332916666666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2-01T14:00:00">
            <text:p>Wed Feb  1 14:00:00 2017</text:p>
          </table:table-cell>
          <table:table-cell office:value-type="float" office:value="45.17360416666667">
            <text:p>45.1736041666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2-01T15:00:00">
            <text:p>Wed Feb  1 15:00:00 2017</text:p>
          </table:table-cell>
          <table:table-cell office:value-type="float" office:value="46.30554583333333">
            <text:p>46.3055458333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2-03T06:00:00">
            <text:p>Fri Feb  3 06:00:00 2017</text:p>
          </table:table-cell>
          <table:table-cell office:value-type="float" office:value="51.340275">
            <text:p>51.34027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2-06T21:00:00">
            <text:p>Mon Feb  6 21:00:00 2017</text:p>
          </table:table-cell>
          <table:table-cell office:value-type="float" office:value="49.388891666666666">
            <text:p>49.38889166666666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02-06T22:00:00">
            <text:p>Mon Feb  6 22:00:00 2017</text:p>
          </table:table-cell>
          <table:table-cell office:value-type="float" office:value="48.729170833333335">
            <text:p>48.72917083333333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2-06T23:00:00">
            <text:p>Mon Feb  6 23:00:00 2017</text:p>
          </table:table-cell>
          <table:table-cell office:value-type="float" office:value="49.3611125">
            <text:p>49.361112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2-07T00:00:00">
            <text:p>Tue Feb  7 00:00:00 2017</text:p>
          </table:table-cell>
          <table:table-cell office:value-type="float" office:value="49.88194583333333">
            <text:p>49.8819458333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7-02-07T06:00:00">
            <text:p>Tue Feb  7 06:00:00 2017</text:p>
          </table:table-cell>
          <table:table-cell office:value-type="float" office:value="39.8125">
            <text:p>39.812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2-07T09:00:00">
            <text:p>Tue Feb  7 09:00:00 2017</text:p>
          </table:table-cell>
          <table:table-cell office:value-type="float" office:value="37.097225">
            <text:p>37.09722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2-07T11:00:00">
            <text:p>Tue Feb  7 11:00:00 2017</text:p>
          </table:table-cell>
          <table:table-cell office:value-type="float" office:value="37.2986125">
            <text:p>37.298612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2-07T18:00:00">
            <text:p>Tue Feb  7 18:00:00 2017</text:p>
          </table:table-cell>
          <table:table-cell office:value-type="float" office:value="35.645837500000006">
            <text:p>35.645837500000006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07T19:00:00">
            <text:p>Tue Feb  7 19:00:00 2017</text:p>
          </table:table-cell>
          <table:table-cell office:value-type="float" office:value="35.11805833333334">
            <text:p>35.1180583333333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2-07T20:00:00">
            <text:p>Tue Feb  7 20:00:00 2017</text:p>
          </table:table-cell>
          <table:table-cell office:value-type="float" office:value="34.347225">
            <text:p>34.34722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2-07T21:00:00">
            <text:p>Tue Feb  7 21:00:00 2017</text:p>
          </table:table-cell>
          <table:table-cell office:value-type="float" office:value="32.909725">
            <text:p>32.90972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2-07T22:00:00">
            <text:p>Tue Feb  7 22:00:00 2017</text:p>
          </table:table-cell>
          <table:table-cell office:value-type="float" office:value="31.798612500000004">
            <text:p>31.79861250000000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07T23:00:00">
            <text:p>Tue Feb  7 23:00:00 2017</text:p>
          </table:table-cell>
          <table:table-cell office:value-type="float" office:value="30.06250416666667">
            <text:p>30.0625041666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2-08T00:00:00">
            <text:p>Wed Feb  8 00:00:00 2017</text:p>
          </table:table-cell>
          <table:table-cell office:value-type="float" office:value="29.152779166666672">
            <text:p>29.152779166666672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2-08T01:00:00">
            <text:p>Wed Feb  8 01:00:00 2017</text:p>
          </table:table-cell>
          <table:table-cell office:value-type="float" office:value="29.319445833333337">
            <text:p>29.31944583333333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2-08T02:00:00">
            <text:p>Wed Feb  8 02:00:00 2017</text:p>
          </table:table-cell>
          <table:table-cell office:value-type="float" office:value="31.64583333333334">
            <text:p>31.64583333333334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2-08T03:00:00">
            <text:p>Wed Feb  8 03:00:00 2017</text:p>
          </table:table-cell>
          <table:table-cell office:value-type="float" office:value="33.479166666666664">
            <text:p>33.479166666666664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08T04:00:00">
            <text:p>Wed Feb  8 04:00:00 2017</text:p>
          </table:table-cell>
          <table:table-cell office:value-type="float" office:value="35.81944583333334">
            <text:p>35.8194458333333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2-08T05:00:00">
            <text:p>Wed Feb  8 05:00:00 2017</text:p>
          </table:table-cell>
          <table:table-cell office:value-type="float" office:value="38.020833333333336">
            <text:p>38.02083333333333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2-08T06:00:00">
            <text:p>Wed Feb  8 06:00:00 2017</text:p>
          </table:table-cell>
          <table:table-cell office:value-type="float" office:value="39.43750000000001">
            <text:p>39.43750000000001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2-08T08:00:00">
            <text:p>Wed Feb  8 08:00:00 2017</text:p>
          </table:table-cell>
          <table:table-cell office:value-type="float" office:value="41.29166666666667">
            <text:p>41.2916666666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02-08T10:00:00">
            <text:p>Wed Feb  8 10:00:00 2017</text:p>
          </table:table-cell>
          <table:table-cell office:value-type="float" office:value="42.56250416666667">
            <text:p>42.5625041666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02-09T20:00:00">
            <text:p>Thu Feb  9 20:00:00 2017</text:p>
          </table:table-cell>
          <table:table-cell office:value-type="float" office:value="39.81944166666667">
            <text:p>39.8194416666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2-09T21:00:00">
            <text:p>Thu Feb  9 21:00:00 2017</text:p>
          </table:table-cell>
          <table:table-cell office:value-type="float" office:value="39.5625">
            <text:p>39.562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2-09T23:00:00">
            <text:p>Thu Feb  9 23:00:00 2017</text:p>
          </table:table-cell>
          <table:table-cell office:value-type="float" office:value="41.81944166666667">
            <text:p>41.8194416666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2-10T00:00:00">
            <text:p>Fri Feb 10 00:00:00 2017</text:p>
          </table:table-cell>
          <table:table-cell office:value-type="float" office:value="42.798608333333334">
            <text:p>42.798608333333334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7-02-10T02:00:00">
            <text:p>Fri Feb 10 02:00:00 2017</text:p>
          </table:table-cell>
          <table:table-cell office:value-type="float" office:value="42.374991666666666">
            <text:p>42.37499166666666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02-10T03:00:00">
            <text:p>Fri Feb 10 03:00:00 2017</text:p>
          </table:table-cell>
          <table:table-cell office:value-type="float" office:value="42.333324999999995">
            <text:p>42.33332499999999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02-10T04:00:00">
            <text:p>Fri Feb 10 04:00:00 2017</text:p>
          </table:table-cell>
          <table:table-cell office:value-type="float" office:value="42.756933333333336">
            <text:p>42.756933333333336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2-10T07:00:00">
            <text:p>Fri Feb 10 07:00:00 2017</text:p>
          </table:table-cell>
          <table:table-cell office:value-type="float" office:value="43.083325">
            <text:p>43.08332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2-17T16:00:00">
            <text:p>Fri Feb 17 16:00:00 2017</text:p>
          </table:table-cell>
          <table:table-cell office:value-type="float" office:value="43.3194375">
            <text:p>43.319437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02-17T17:00:00">
            <text:p>Fri Feb 17 17:00:00 2017</text:p>
          </table:table-cell>
          <table:table-cell office:value-type="float" office:value="43.90971666666667">
            <text:p>43.9097166666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02-17T18:00:00">
            <text:p>Fri Feb 17 18:00:00 2017</text:p>
          </table:table-cell>
          <table:table-cell office:value-type="float" office:value="44.69444166666667">
            <text:p>44.6944416666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7-02-17T19:00:00">
            <text:p>Fri Feb 17 19:00:00 2017</text:p>
          </table:table-cell>
          <table:table-cell office:value-type="float" office:value="45.798608333333334">
            <text:p>45.79860833333333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7-02-17T20:00:00">
            <text:p>Fri Feb 17 20:00:00 2017</text:p>
          </table:table-cell>
          <table:table-cell office:value-type="float" office:value="46.0138875">
            <text:p>46.013887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7-02-17T21:00:00">
            <text:p>Fri Feb 17 21:00:00 2017</text:p>
          </table:table-cell>
          <table:table-cell office:value-type="float" office:value="46.777775">
            <text:p>46.77777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02-17T22:00:00">
            <text:p>Fri Feb 17 22:00:00 2017</text:p>
          </table:table-cell>
          <table:table-cell office:value-type="float" office:value="47.458329166666665">
            <text:p>47.45832916666666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2-17T23:00:00">
            <text:p>Fri Feb 17 23:00:00 2017</text:p>
          </table:table-cell>
          <table:table-cell office:value-type="float" office:value="48.680550000000004">
            <text:p>48.68055000000000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2-18T06:00:00">
            <text:p>Sat Feb 18 06:00:00 2017</text:p>
          </table:table-cell>
          <table:table-cell office:value-type="float" office:value="43.111108333333334">
            <text:p>43.11110833333333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2-22T23:00:00">
            <text:p>Wed Feb 22 23:00:00 2017</text:p>
          </table:table-cell>
          <table:table-cell office:value-type="float" office:value="41.92361666666667">
            <text:p>41.9236166666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2-23T00:00:00">
            <text:p>Thu Feb 23 00:00:00 2017</text:p>
          </table:table-cell>
          <table:table-cell office:value-type="float" office:value="41.04861666666667">
            <text:p>41.0486166666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2-23T06:00:00">
            <text:p>Thu Feb 23 06:00:00 2017</text:p>
          </table:table-cell>
          <table:table-cell office:value-type="float" office:value="44.02777916666667">
            <text:p>44.0277791666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2-23T07:00:00">
            <text:p>Thu Feb 23 07:00:00 2017</text:p>
          </table:table-cell>
          <table:table-cell office:value-type="float" office:value="44.597225">
            <text:p>44.59722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2-23T08:00:00">
            <text:p>Thu Feb 23 08:00:00 2017</text:p>
          </table:table-cell>
          <table:table-cell office:value-type="float" office:value="44.694449999999996">
            <text:p>44.694449999999996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2-23T12:00:00">
            <text:p>Thu Feb 23 12:00:00 2017</text:p>
          </table:table-cell>
          <table:table-cell office:value-type="float" office:value="40.94444583333333">
            <text:p>40.9444458333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2-23T14:00:00">
            <text:p>Thu Feb 23 14:00:00 2017</text:p>
          </table:table-cell>
          <table:table-cell office:value-type="float" office:value="41.27777916666667">
            <text:p>41.2777791666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2-23T15:00:00">
            <text:p>Thu Feb 23 15:00:00 2017</text:p>
          </table:table-cell>
          <table:table-cell office:value-type="float" office:value="41.09722083333333">
            <text:p>41.0972208333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23T16:00:00">
            <text:p>Thu Feb 23 16:00:00 2017</text:p>
          </table:table-cell>
          <table:table-cell office:value-type="float" office:value="40.8541625">
            <text:p>40.854162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23T17:00:00">
            <text:p>Thu Feb 23 17:00:00 2017</text:p>
          </table:table-cell>
          <table:table-cell office:value-type="float" office:value="40.03471666666667">
            <text:p>40.0347166666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23T18:00:00">
            <text:p>Thu Feb 23 18:00:00 2017</text:p>
          </table:table-cell>
          <table:table-cell office:value-type="float" office:value="38.66665833333334">
            <text:p>38.6666583333333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2-23T20:00:00">
            <text:p>Thu Feb 23 20:00:00 2017</text:p>
          </table:table-cell>
          <table:table-cell office:value-type="float" office:value="35.3541625">
            <text:p>35.354162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2-23T21:00:00">
            <text:p>Thu Feb 23 21:00:00 2017</text:p>
          </table:table-cell>
          <table:table-cell office:value-type="float" office:value="34.74999583333334">
            <text:p>34.74999583333334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2-23T22:00:00">
            <text:p>Thu Feb 23 22:00:00 2017</text:p>
          </table:table-cell>
          <table:table-cell office:value-type="float" office:value="34.368050000000004">
            <text:p>34.36805000000000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3T23:00:00">
            <text:p>Thu Feb 23 23:00:00 2017</text:p>
          </table:table-cell>
          <table:table-cell office:value-type="float" office:value="34.11110416666667">
            <text:p>34.1111041666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4T00:00:00">
            <text:p>Fri Feb 24 00:00:00 2017</text:p>
          </table:table-cell>
          <table:table-cell office:value-type="float" office:value="34.395829166666665">
            <text:p>34.39582916666666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2-24T01:00:00">
            <text:p>Fri Feb 24 01:00:00 2017</text:p>
          </table:table-cell>
          <table:table-cell office:value-type="float" office:value="34.51388333333333">
            <text:p>34.5138833333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2-24T03:00:00">
            <text:p>Fri Feb 24 03:00:00 2017</text:p>
          </table:table-cell>
          <table:table-cell office:value-type="float" office:value="32.930550000000004">
            <text:p>32.930550000000004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2-24T04:00:00">
            <text:p>Fri Feb 24 04:00:00 2017</text:p>
          </table:table-cell>
          <table:table-cell office:value-type="float" office:value="30.840270833333335">
            <text:p>30.84027083333333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4T05:00:00">
            <text:p>Fri Feb 24 05:00:00 2017</text:p>
          </table:table-cell>
          <table:table-cell office:value-type="float" office:value="28.583325000000002">
            <text:p>28.583325000000002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2-24T06:00:00">
            <text:p>Fri Feb 24 06:00:00 2017</text:p>
          </table:table-cell>
          <table:table-cell office:value-type="float" office:value="26.479158333333334">
            <text:p>26.479158333333334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2-24T07:00:00">
            <text:p>Fri Feb 24 07:00:00 2017</text:p>
          </table:table-cell>
          <table:table-cell office:value-type="float" office:value="24.381937500000003">
            <text:p>24.38193750000000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2-24T08:00:00">
            <text:p>Fri Feb 24 08:00:00 2017</text:p>
          </table:table-cell>
          <table:table-cell office:value-type="float" office:value="22.458325000000002">
            <text:p>22.45832500000000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2-24T09:00:00">
            <text:p>Fri Feb 24 09:00:00 2017</text:p>
          </table:table-cell>
          <table:table-cell office:value-type="float" office:value="20.9861">
            <text:p>20.9861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2-24T14:00:00">
            <text:p>Fri Feb 24 14:00:00 2017</text:p>
          </table:table-cell>
          <table:table-cell office:value-type="float" office:value="18.576375000000002">
            <text:p>18.576375000000002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2-24T15:00:00">
            <text:p>Fri Feb 24 15:00:00 2017</text:p>
          </table:table-cell>
          <table:table-cell office:value-type="float" office:value="17.2986">
            <text:p>17.298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2-24T16:00:00">
            <text:p>Fri Feb 24 16:00:00 2017</text:p>
          </table:table-cell>
          <table:table-cell office:value-type="float" office:value="16.520825">
            <text:p>16.52082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2-24T17:00:00">
            <text:p>Fri Feb 24 17:00:00 2017</text:p>
          </table:table-cell>
          <table:table-cell office:value-type="float" office:value="16.472216666666665">
            <text:p>16.47221666666666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2-24T18:00:00">
            <text:p>Fri Feb 24 18:00:00 2017</text:p>
          </table:table-cell>
          <table:table-cell office:value-type="float" office:value="16.93055">
            <text:p>16.9305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24T19:00:00">
            <text:p>Fri Feb 24 19:00:00 2017</text:p>
          </table:table-cell>
          <table:table-cell office:value-type="float" office:value="17.437491666666666">
            <text:p>17.43749166666666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2-24T20:00:00">
            <text:p>Fri Feb 24 20:00:00 2017</text:p>
          </table:table-cell>
          <table:table-cell office:value-type="float" office:value="18.437491666666666">
            <text:p>18.4374916666666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02-24T21:00:00">
            <text:p>Fri Feb 24 21:00:00 2017</text:p>
          </table:table-cell>
          <table:table-cell office:value-type="float" office:value="19.506933333333333">
            <text:p>19.50693333333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7-02-24T22:00:00">
            <text:p>Fri Feb 24 22:00:00 2017</text:p>
          </table:table-cell>
          <table:table-cell office:value-type="float" office:value="20.374991666666666">
            <text:p>20.37499166666666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02-24T23:00:00">
            <text:p>Fri Feb 24 23:00:00 2017</text:p>
          </table:table-cell>
          <table:table-cell office:value-type="float" office:value="21.187491666666666">
            <text:p>21.18749166666666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2-25T00:00:00">
            <text:p>Sat Feb 25 00:00:00 2017</text:p>
          </table:table-cell>
          <table:table-cell office:value-type="float" office:value="21.68054583333333">
            <text:p>21.6805458333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2-25T01:00:00">
            <text:p>Sat Feb 25 01:00:00 2017</text:p>
          </table:table-cell>
          <table:table-cell office:value-type="float" office:value="21.902770833333335">
            <text:p>21.90277083333333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2-25T02:00:00">
            <text:p>Sat Feb 25 02:00:00 2017</text:p>
          </table:table-cell>
          <table:table-cell office:value-type="float" office:value="22.423604166666667">
            <text:p>22.42360416666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25T05:00:00">
            <text:p>Sat Feb 25 05:00:00 2017</text:p>
          </table:table-cell>
          <table:table-cell office:value-type="float" office:value="24.9166625">
            <text:p>24.916662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25T06:00:00">
            <text:p>Sat Feb 25 06:00:00 2017</text:p>
          </table:table-cell>
          <table:table-cell office:value-type="float" office:value="25.944441666666666">
            <text:p>25.94444166666666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2-25T07:00:00">
            <text:p>Sat Feb 25 07:00:00 2017</text:p>
          </table:table-cell>
          <table:table-cell office:value-type="float" office:value="27.180554166666667">
            <text:p>27.18055416666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2-25T08:00:00">
            <text:p>Sat Feb 25 08:00:00 2017</text:p>
          </table:table-cell>
          <table:table-cell office:value-type="float" office:value="28.145833333333332">
            <text:p>28.14583333333333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7-02-25T09:00:00">
            <text:p>Sat Feb 25 09:00:00 2017</text:p>
          </table:table-cell>
          <table:table-cell office:value-type="float" office:value="28.972225000000005">
            <text:p>28.97222500000000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2-25T11:00:00">
            <text:p>Sat Feb 25 11:00:00 2017</text:p>
          </table:table-cell>
          <table:table-cell office:value-type="float" office:value="31.395837500000003">
            <text:p>31.39583750000000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2-25T13:00:00">
            <text:p>Sat Feb 25 13:00:00 2017</text:p>
          </table:table-cell>
          <table:table-cell office:value-type="float" office:value="34.88195">
            <text:p>34.8819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02-25T14:00:00">
            <text:p>Sat Feb 25 14:00:00 2017</text:p>
          </table:table-cell>
          <table:table-cell office:value-type="float" office:value="36.77084166666667">
            <text:p>36.7708416666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2-25T15:00:00">
            <text:p>Sat Feb 25 15:00:00 2017</text:p>
          </table:table-cell>
          <table:table-cell office:value-type="float" office:value="38.388895833333336">
            <text:p>38.38889583333333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2-25T16:00:00">
            <text:p>Sat Feb 25 16:00:00 2017</text:p>
          </table:table-cell>
          <table:table-cell office:value-type="float" office:value="39.26389583333333">
            <text:p>39.2638958333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2-26T00:00:00">
            <text:p>Sun Feb 26 00:00:00 2017</text:p>
          </table:table-cell>
          <table:table-cell office:value-type="float" office:value="42.09722916666667">
            <text:p>42.0972291666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2-26T18:00:00">
            <text:p>Sun Feb 26 18:00:00 2017</text:p>
          </table:table-cell>
          <table:table-cell office:value-type="float" office:value="40.208333333333336">
            <text:p>40.20833333333333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2-26T21:00:00">
            <text:p>Sun Feb 26 21:00:00 2017</text:p>
          </table:table-cell>
          <table:table-cell office:value-type="float" office:value="40.97222083333333">
            <text:p>40.9722208333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26T22:00:00">
            <text:p>Sun Feb 26 22:00:00 2017</text:p>
          </table:table-cell>
          <table:table-cell office:value-type="float" office:value="41.2013875">
            <text:p>41.201387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2-26T23:00:00">
            <text:p>Sun Feb 26 23:00:00 2017</text:p>
          </table:table-cell>
          <table:table-cell office:value-type="float" office:value="41.2638875">
            <text:p>41.263887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2-27T00:00:00">
            <text:p>Mon Feb 27 00:00:00 2017</text:p>
          </table:table-cell>
          <table:table-cell office:value-type="float" office:value="41.6666625">
            <text:p>41.666662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2-27T01:00:00">
            <text:p>Mon Feb 27 01:00:00 2017</text:p>
          </table:table-cell>
          <table:table-cell office:value-type="float" office:value="42.645829166666665">
            <text:p>42.64582916666666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2-27T02:00:00">
            <text:p>Mon Feb 27 02:00:00 2017</text:p>
          </table:table-cell>
          <table:table-cell office:value-type="float" office:value="43.87499583333334">
            <text:p>43.8749958333333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7-02-27T03:00:00">
            <text:p>Mon Feb 27 03:00:00 2017</text:p>
          </table:table-cell>
          <table:table-cell office:value-type="float" office:value="45.38194166666667">
            <text:p>45.3819416666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2-27T13:00:00">
            <text:p>Mon Feb 27 13:00:00 2017</text:p>
          </table:table-cell>
          <table:table-cell office:value-type="float" office:value="45.78472083333333">
            <text:p>45.7847208333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2-27T14:00:00">
            <text:p>Mon Feb 27 14:00:00 2017</text:p>
          </table:table-cell>
          <table:table-cell office:value-type="float" office:value="46.7291625">
            <text:p>46.729162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2-27T15:00:00">
            <text:p>Mon Feb 27 15:00:00 2017</text:p>
          </table:table-cell>
          <table:table-cell office:value-type="float" office:value="47.798608333333334">
            <text:p>47.798608333333334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7-02-27T16:00:00">
            <text:p>Mon Feb 27 16:00:00 2017</text:p>
          </table:table-cell>
          <table:table-cell office:value-type="float" office:value="48.47222083333333">
            <text:p>48.4722208333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7-02-28T12:00:00">
            <text:p>Tue Feb 28 12:00:00 2017</text:p>
          </table:table-cell>
          <table:table-cell office:value-type="float" office:value="59.798608333333334">
            <text:p>59.798608333333334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2-28T13:00:00">
            <text:p>Tue Feb 28 13:00:00 2017</text:p>
          </table:table-cell>
          <table:table-cell office:value-type="float" office:value="60.84722083333333">
            <text:p>60.8472208333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3-04T20:00:00">
            <text:p>Sat Mar  4 20:00:00 2017</text:p>
          </table:table-cell>
          <table:table-cell office:value-type="float" office:value="67.42361666666666">
            <text:p>67.4236166666666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7-03-04T21:00:00">
            <text:p>Sat Mar  4 21:00:00 2017</text:p>
          </table:table-cell>
          <table:table-cell office:value-type="float" office:value="66.28472916666666">
            <text:p>66.2847291666666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03-05T15:00:00">
            <text:p>Sun Mar  5 15:00:00 2017</text:p>
          </table:table-cell>
          <table:table-cell office:value-type="float" office:value="45.4236125">
            <text:p>45.423612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03-05T16:00:00">
            <text:p>Sun Mar  5 16:00:00 2017</text:p>
          </table:table-cell>
          <table:table-cell office:value-type="float" office:value="44.88194583333333">
            <text:p>44.8819458333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3-05T17:00:00">
            <text:p>Sun Mar  5 17:00:00 2017</text:p>
          </table:table-cell>
          <table:table-cell office:value-type="float" office:value="44.68750416666666">
            <text:p>44.6875041666666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3-06T02:00:00">
            <text:p>Mon Mar  6 02:00:00 2017</text:p>
          </table:table-cell>
          <table:table-cell office:value-type="float" office:value="44.368066666666664">
            <text:p>44.36806666666666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3-06T06:00:00">
            <text:p>Mon Mar  6 06:00:00 2017</text:p>
          </table:table-cell>
          <table:table-cell office:value-type="float" office:value="43.91667916666666">
            <text:p>43.9166791666666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3-06T07:00:00">
            <text:p>Mon Mar  6 07:00:00 2017</text:p>
          </table:table-cell>
          <table:table-cell office:value-type="float" office:value="44.118066666666664">
            <text:p>44.118066666666664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7-03-06T10:00:00">
            <text:p>Mon Mar  6 10:00:00 2017</text:p>
          </table:table-cell>
          <table:table-cell office:value-type="float" office:value="42.00695416666667">
            <text:p>42.0069541666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03-06T13:00:00">
            <text:p>Mon Mar  6 13:00:00 2017</text:p>
          </table:table-cell>
          <table:table-cell office:value-type="float" office:value="43.854175">
            <text:p>43.85417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03-06T14:00:00">
            <text:p>Mon Mar  6 14:00:00 2017</text:p>
          </table:table-cell>
          <table:table-cell office:value-type="float" office:value="45.215287499999995">
            <text:p>45.21528749999999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3-06T15:00:00">
            <text:p>Mon Mar  6 15:00:00 2017</text:p>
          </table:table-cell>
          <table:table-cell office:value-type="float" office:value="46.28473333333333">
            <text:p>46.2847333333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3-06T22:00:00">
            <text:p>Mon Mar  6 22:00:00 2017</text:p>
          </table:table-cell>
          <table:table-cell office:value-type="float" office:value="48.59028333333333">
            <text:p>48.5902833333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3-06T23:00:00">
            <text:p>Mon Mar  6 23:00:00 2017</text:p>
          </table:table-cell>
          <table:table-cell office:value-type="float" office:value="48.77778333333333">
            <text:p>48.7777833333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3-07T00:00:00">
            <text:p>Tue Mar  7 00:00:00 2017</text:p>
          </table:table-cell>
          <table:table-cell office:value-type="float" office:value="48.388891666666666">
            <text:p>48.388891666666666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3-07T01:00:00">
            <text:p>Tue Mar  7 01:00:00 2017</text:p>
          </table:table-cell>
          <table:table-cell office:value-type="float" office:value="48.354170833333335">
            <text:p>48.35417083333333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3-07T02:00:00">
            <text:p>Tue Mar  7 02:00:00 2017</text:p>
          </table:table-cell>
          <table:table-cell office:value-type="float" office:value="48.701391666666666">
            <text:p>48.70139166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03-07T03:00:00">
            <text:p>Tue Mar  7 03:00:00 2017</text:p>
          </table:table-cell>
          <table:table-cell office:value-type="float" office:value="49.25">
            <text:p>49.2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3-10T21:00:00">
            <text:p>Fri Mar 10 21:00:00 2017</text:p>
          </table:table-cell>
          <table:table-cell office:value-type="float" office:value="58.597212500000005">
            <text:p>58.59721250000000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3-28T21:00:00">
            <text:p>Tue Mar 28 21:00:00 2017</text:p>
          </table:table-cell>
          <table:table-cell office:value-type="float" office:value="53.3611125">
            <text:p>53.361112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4-01T01:00:00">
            <text:p>Sat Apr  1 01:00:00 2017</text:p>
          </table:table-cell>
          <table:table-cell office:value-type="float" office:value="61.84028333333333">
            <text:p>61.8402833333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4-01T02:00:00">
            <text:p>Sat Apr  1 02:00:00 2017</text:p>
          </table:table-cell>
          <table:table-cell office:value-type="float" office:value="60.5555625">
            <text:p>60.555562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4-01T03:00:00">
            <text:p>Sat Apr  1 03:00:00 2017</text:p>
          </table:table-cell>
          <table:table-cell office:value-type="float" office:value="59.791675">
            <text:p>59.79167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7-04-01T04:00:00">
            <text:p>Sat Apr  1 04:00:00 2017</text:p>
          </table:table-cell>
          <table:table-cell office:value-type="float" office:value="60.1805625">
            <text:p>60.180562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7-04-01T10:00:00">
            <text:p>Sat Apr  1 10:00:00 2017</text:p>
          </table:table-cell>
          <table:table-cell office:value-type="float" office:value="62.14584166666666">
            <text:p>62.1458416666666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4-01T11:00:00">
            <text:p>Sat Apr  1 11:00:00 2017</text:p>
          </table:table-cell>
          <table:table-cell office:value-type="float" office:value="63.194449999999996">
            <text:p>63.194449999999996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4-15T10:00:00">
            <text:p>Sat Apr 15 10:00:00 2017</text:p>
          </table:table-cell>
          <table:table-cell office:value-type="float" office:value="53.48334166666667">
            <text:p>53.4833416666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4-26T11:00:00">
            <text:p>Wed Apr 26 11:00:00 2017</text:p>
          </table:table-cell>
          <table:table-cell office:value-type="float" office:value="65.06943749999999">
            <text:p>65.06943749999999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4-28T23:00:00">
            <text:p>Fri Apr 28 23:00:00 2017</text:p>
          </table:table-cell>
          <table:table-cell office:value-type="float" office:value="39.88195833333334">
            <text:p>39.8819583333333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4-29T00:00:00">
            <text:p>Sat Apr 29 00:00:00 2017</text:p>
          </table:table-cell>
          <table:table-cell office:value-type="float" office:value="40.70834583333333">
            <text:p>40.7083458333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4-29T01:00:00">
            <text:p>Sat Apr 29 01:00:00 2017</text:p>
          </table:table-cell>
          <table:table-cell office:value-type="float" office:value="41.56945416666667">
            <text:p>41.5694541666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7-04-29T02:00:00">
            <text:p>Sat Apr 29 02:00:00 2017</text:p>
          </table:table-cell>
          <table:table-cell office:value-type="float" office:value="41.805566666666664">
            <text:p>41.805566666666664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6-06T08:00:00">
            <text:p>Tue Jun  6 08:00:00 2017</text:p>
          </table:table-cell>
          <table:table-cell office:value-type="float" office:value="72.06945">
            <text:p>72.0694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7-06-29T03:00:00">
            <text:p>Thu Jun 29 03:00:00 2017</text:p>
          </table:table-cell>
          <table:table-cell office:value-type="float" office:value="63.06943333333333">
            <text:p>63.0694333333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6-29T04:00:00">
            <text:p>Thu Jun 29 04:00:00 2017</text:p>
          </table:table-cell>
          <table:table-cell office:value-type="float" office:value="64.86110000000001">
            <text:p>64.86110000000001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7-06-29T05:00:00">
            <text:p>Thu Jun 29 05:00:00 2017</text:p>
          </table:table-cell>
          <table:table-cell office:value-type="float" office:value="66.97915833333333">
            <text:p>66.9791583333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6-29T12:00:00">
            <text:p>Thu Jun 29 12:00:00 2017</text:p>
          </table:table-cell>
          <table:table-cell office:value-type="float" office:value="64.34722083333334">
            <text:p>64.34722083333334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8-12-05T19:00:00">
            <text:p>Wed Dec  5 19:00:00 2018</text:p>
          </table:table-cell>
          <table:table-cell office:value-type="float" office:value="37.24305833333333">
            <text:p>37.2430583333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8-12-05T20:00:00">
            <text:p>Wed Dec  5 20:00:00 2018</text:p>
          </table:table-cell>
          <table:table-cell office:value-type="float" office:value="36.145833333333336">
            <text:p>36.145833333333336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05T21:00:00">
            <text:p>Wed Dec  5 21:00:00 2018</text:p>
          </table:table-cell>
          <table:table-cell office:value-type="float" office:value="34.951391666666666">
            <text:p>34.95139166666666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06T19:00:00">
            <text:p>Thu Dec  6 19:00:00 2018</text:p>
          </table:table-cell>
          <table:table-cell office:value-type="float" office:value="28.41665833333333">
            <text:p>28.4166583333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8-12-06T20:00:00">
            <text:p>Thu Dec  6 20:00:00 2018</text:p>
          </table:table-cell>
          <table:table-cell office:value-type="float" office:value="28.631937499999996">
            <text:p>28.631937499999996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06T21:00:00">
            <text:p>Thu Dec  6 21:00:00 2018</text:p>
          </table:table-cell>
          <table:table-cell office:value-type="float" office:value="29.381937499999996">
            <text:p>29.38193749999999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2-06T23:00:00">
            <text:p>Thu Dec  6 23:00:00 2018</text:p>
          </table:table-cell>
          <table:table-cell office:value-type="float" office:value="32.38887916666666">
            <text:p>32.3888791666666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07T18:00:00">
            <text:p>Fri Dec  7 18:00:00 2018</text:p>
          </table:table-cell>
          <table:table-cell office:value-type="float" office:value="34.17360833333333">
            <text:p>34.1736083333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12-07T19:00:00">
            <text:p>Fri Dec  7 19:00:00 2018</text:p>
          </table:table-cell>
          <table:table-cell office:value-type="float" office:value="34.27083333333333">
            <text:p>34.2708333333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12-07T20:00:00">
            <text:p>Fri Dec  7 20:00:00 2018</text:p>
          </table:table-cell>
          <table:table-cell office:value-type="float" office:value="34.59722083333333">
            <text:p>34.5972208333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8-12-07T21:00:00">
            <text:p>Fri Dec  7 21:00:00 2018</text:p>
          </table:table-cell>
          <table:table-cell office:value-type="float" office:value="34.34722083333333">
            <text:p>34.3472208333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08T05:00:00">
            <text:p>Sat Dec  8 05:00:00 2018</text:p>
          </table:table-cell>
          <table:table-cell office:value-type="float" office:value="25.152774999999995">
            <text:p>25.15277499999999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2-08T11:00:00">
            <text:p>Sat Dec  8 11:00:00 2018</text:p>
          </table:table-cell>
          <table:table-cell office:value-type="float" office:value="24.868058333333327">
            <text:p>24.86805833333332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8-12-08T20:00:00">
            <text:p>Sat Dec  8 20:00:00 2018</text:p>
          </table:table-cell>
          <table:table-cell office:value-type="float" office:value="29.52777916666666">
            <text:p>29.5277791666666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8-12-09T19:00:00">
            <text:p>Sun Dec  9 19:00:00 2018</text:p>
          </table:table-cell>
          <table:table-cell office:value-type="float" office:value="39.29862083333333">
            <text:p>39.2986208333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09T20:00:00">
            <text:p>Sun Dec  9 20:00:00 2018</text:p>
          </table:table-cell>
          <table:table-cell office:value-type="float" office:value="37.659729166666665">
            <text:p>37.65972916666666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0T16:00:00">
            <text:p>Mon Dec 10 16:00:00 2018</text:p>
          </table:table-cell>
          <table:table-cell office:value-type="float" office:value="35.22223333333333">
            <text:p>35.2222333333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0T17:00:00">
            <text:p>Mon Dec 10 17:00:00 2018</text:p>
          </table:table-cell>
          <table:table-cell office:value-type="float" office:value="34.67362083333333">
            <text:p>34.6736208333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10T18:00:00">
            <text:p>Mon Dec 10 18:00:00 2018</text:p>
          </table:table-cell>
          <table:table-cell office:value-type="float" office:value="33.354175">
            <text:p>33.35417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8-12-10T19:00:00">
            <text:p>Mon Dec 10 19:00:00 2018</text:p>
          </table:table-cell>
          <table:table-cell office:value-type="float" office:value="30.81250833333333">
            <text:p>30.8125083333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10T20:00:00">
            <text:p>Mon Dec 10 20:00:00 2018</text:p>
          </table:table-cell>
          <table:table-cell office:value-type="float" office:value="28.493062499999997">
            <text:p>28.49306249999999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10T21:00:00">
            <text:p>Mon Dec 10 21:00:00 2018</text:p>
          </table:table-cell>
          <table:table-cell office:value-type="float" office:value="27.3333375">
            <text:p>27.333337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0T22:00:00">
            <text:p>Mon Dec 10 22:00:00 2018</text:p>
          </table:table-cell>
          <table:table-cell office:value-type="float" office:value="27.493062499999997">
            <text:p>27.49306249999999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0T23:00:00">
            <text:p>Mon Dec 10 23:00:00 2018</text:p>
          </table:table-cell>
          <table:table-cell office:value-type="float" office:value="27.208341666666666">
            <text:p>27.208341666666666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11T00:00:00">
            <text:p>Tue Dec 11 00:00:00 2018</text:p>
          </table:table-cell>
          <table:table-cell office:value-type="float" office:value="26.395841666666666">
            <text:p>26.395841666666666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11T01:00:00">
            <text:p>Tue Dec 11 01:00:00 2018</text:p>
          </table:table-cell>
          <table:table-cell office:value-type="float" office:value="25.79862083333333">
            <text:p>25.7986208333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11T02:00:00">
            <text:p>Tue Dec 11 02:00:00 2018</text:p>
          </table:table-cell>
          <table:table-cell office:value-type="float" office:value="26.506954166666663">
            <text:p>26.50695416666666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8-12-11T03:00:00">
            <text:p>Tue Dec 11 03:00:00 2018</text:p>
          </table:table-cell>
          <table:table-cell office:value-type="float" office:value="28.020841666666666">
            <text:p>28.02084166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11T04:00:00">
            <text:p>Tue Dec 11 04:00:00 2018</text:p>
          </table:table-cell>
          <table:table-cell office:value-type="float" office:value="29.25000833333333">
            <text:p>29.2500083333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8-12-11T05:00:00">
            <text:p>Tue Dec 11 05:00:00 2018</text:p>
          </table:table-cell>
          <table:table-cell office:value-type="float" office:value="30.090283333333332">
            <text:p>30.09028333333333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8-12-11T17:00:00">
            <text:p>Tue Dec 11 17:00:00 2018</text:p>
          </table:table-cell>
          <table:table-cell office:value-type="float" office:value="16.499995833333333">
            <text:p>16.49999583333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1T18:00:00">
            <text:p>Tue Dec 11 18:00:00 2018</text:p>
          </table:table-cell>
          <table:table-cell office:value-type="float" office:value="15.263887499999997">
            <text:p>15.26388749999999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12T00:00:00">
            <text:p>Wed Dec 12 00:00:00 2018</text:p>
          </table:table-cell>
          <table:table-cell office:value-type="float" office:value="14.5416625">
            <text:p>14.541662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2T02:00:00">
            <text:p>Wed Dec 12 02:00:00 2018</text:p>
          </table:table-cell>
          <table:table-cell office:value-type="float" office:value="13.111104166666664">
            <text:p>13.111104166666664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12-12T03:00:00">
            <text:p>Wed Dec 12 03:00:00 2018</text:p>
          </table:table-cell>
          <table:table-cell office:value-type="float" office:value="11.361104166666665">
            <text:p>11.36110416666666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12T04:00:00">
            <text:p>Wed Dec 12 04:00:00 2018</text:p>
          </table:table-cell>
          <table:table-cell office:value-type="float" office:value="9.673604166666664">
            <text:p>9.673604166666664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12T06:00:00">
            <text:p>Wed Dec 12 06:00:00 2018</text:p>
          </table:table-cell>
          <table:table-cell office:value-type="float" office:value="7.534716666666664">
            <text:p>7.53471666666666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2T07:00:00">
            <text:p>Wed Dec 12 07:00:00 2018</text:p>
          </table:table-cell>
          <table:table-cell office:value-type="float" office:value="7.687495833333332">
            <text:p>7.687495833333332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12-12T10:00:00">
            <text:p>Wed Dec 12 10:00:00 2018</text:p>
          </table:table-cell>
          <table:table-cell office:value-type="float" office:value="7.597216666666664">
            <text:p>7.59721666666666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2T11:00:00">
            <text:p>Wed Dec 12 11:00:00 2018</text:p>
          </table:table-cell>
          <table:table-cell office:value-type="float" office:value="7.5833291666666645">
            <text:p>7.583329166666664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2-12T14:00:00">
            <text:p>Wed Dec 12 14:00:00 2018</text:p>
          </table:table-cell>
          <table:table-cell office:value-type="float" office:value="9.347220833333331">
            <text:p>9.347220833333331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8-12-12T15:00:00">
            <text:p>Wed Dec 12 15:00:00 2018</text:p>
          </table:table-cell>
          <table:table-cell office:value-type="float" office:value="10.937499999999998">
            <text:p>10.937499999999998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8-12-12T16:00:00">
            <text:p>Wed Dec 12 16:00:00 2018</text:p>
          </table:table-cell>
          <table:table-cell office:value-type="float" office:value="12.20833333333333">
            <text:p>12.2083333333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2-12T17:00:00">
            <text:p>Wed Dec 12 17:00:00 2018</text:p>
          </table:table-cell>
          <table:table-cell office:value-type="float" office:value="14.263891666666664">
            <text:p>14.26389166666666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12T18:00:00">
            <text:p>Wed Dec 12 18:00:00 2018</text:p>
          </table:table-cell>
          <table:table-cell office:value-type="float" office:value="16.458333333333332">
            <text:p>16.458333333333332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12-12T19:00:00">
            <text:p>Wed Dec 12 19:00:00 2018</text:p>
          </table:table-cell>
          <table:table-cell office:value-type="float" office:value="17.94444583333333">
            <text:p>17.9444458333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12-12T20:00:00">
            <text:p>Wed Dec 12 20:00:00 2018</text:p>
          </table:table-cell>
          <table:table-cell office:value-type="float" office:value="19.11805833333333">
            <text:p>19.1180583333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12T21:00:00">
            <text:p>Wed Dec 12 21:00:00 2018</text:p>
          </table:table-cell>
          <table:table-cell office:value-type="float" office:value="20.173612499999997">
            <text:p>20.17361249999999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8-12-12T22:00:00">
            <text:p>Wed Dec 12 22:00:00 2018</text:p>
          </table:table-cell>
          <table:table-cell office:value-type="float" office:value="20.81944583333333">
            <text:p>20.8194458333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2-12T23:00:00">
            <text:p>Wed Dec 12 23:00:00 2018</text:p>
          </table:table-cell>
          <table:table-cell office:value-type="float" office:value="21.374999999999996">
            <text:p>21.374999999999996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2-13T00:00:00">
            <text:p>Thu Dec 13 00:00:00 2018</text:p>
          </table:table-cell>
          <table:table-cell office:value-type="float" office:value="22.54166666666666">
            <text:p>22.54166666666666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12-13T01:00:00">
            <text:p>Thu Dec 13 01:00:00 2018</text:p>
          </table:table-cell>
          <table:table-cell office:value-type="float" office:value="23.534720833333328">
            <text:p>23.53472083333332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8-12-13T02:00:00">
            <text:p>Thu Dec 13 02:00:00 2018</text:p>
          </table:table-cell>
          <table:table-cell office:value-type="float" office:value="24.88194583333333">
            <text:p>24.8819458333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2-13T03:00:00">
            <text:p>Thu Dec 13 03:00:00 2018</text:p>
          </table:table-cell>
          <table:table-cell office:value-type="float" office:value="25.8333375">
            <text:p>25.833337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12-13T04:00:00">
            <text:p>Thu Dec 13 04:00:00 2018</text:p>
          </table:table-cell>
          <table:table-cell office:value-type="float" office:value="26.250004166666667">
            <text:p>26.25000416666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3T05:00:00">
            <text:p>Thu Dec 13 05:00:00 2018</text:p>
          </table:table-cell>
          <table:table-cell office:value-type="float" office:value="26.826391666666666">
            <text:p>26.826391666666666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8-12-13T07:00:00">
            <text:p>Thu Dec 13 07:00:00 2018</text:p>
          </table:table-cell>
          <table:table-cell office:value-type="float" office:value="29.722224999999998">
            <text:p>29.722224999999998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13T08:00:00">
            <text:p>Thu Dec 13 08:00:00 2018</text:p>
          </table:table-cell>
          <table:table-cell office:value-type="float" office:value="32.006945833333326">
            <text:p>32.00694583333332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13T09:00:00">
            <text:p>Thu Dec 13 09:00:00 2018</text:p>
          </table:table-cell>
          <table:table-cell office:value-type="float" office:value="34.46527916666667">
            <text:p>34.4652791666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2-13T10:00:00">
            <text:p>Thu Dec 13 10:00:00 2018</text:p>
          </table:table-cell>
          <table:table-cell office:value-type="float" office:value="37.201391666666666">
            <text:p>37.201391666666666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8-12-13T11:00:00">
            <text:p>Thu Dec 13 11:00:00 2018</text:p>
          </table:table-cell>
          <table:table-cell office:value-type="float" office:value="40.159725">
            <text:p>40.15972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8-12-13T12:00:00">
            <text:p>Thu Dec 13 12:00:00 2018</text:p>
          </table:table-cell>
          <table:table-cell office:value-type="float" office:value="42.791670833333335">
            <text:p>42.79167083333333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8-12-13T13:00:00">
            <text:p>Thu Dec 13 13:00:00 2018</text:p>
          </table:table-cell>
          <table:table-cell office:value-type="float" office:value="45.1458375">
            <text:p>45.145837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8-12-13T14:00:00">
            <text:p>Thu Dec 13 14:00:00 2018</text:p>
          </table:table-cell>
          <table:table-cell office:value-type="float" office:value="46.84027916666667">
            <text:p>46.8402791666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8-12-14T13:00:00">
            <text:p>Fri Dec 14 13:00:00 2018</text:p>
          </table:table-cell>
          <table:table-cell office:value-type="float" office:value="58.21527916666667">
            <text:p>58.2152791666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2-14T14:00:00">
            <text:p>Fri Dec 14 14:00:00 2018</text:p>
          </table:table-cell>
          <table:table-cell office:value-type="float" office:value="57.84027916666667">
            <text:p>57.8402791666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8-12-14T15:00:00">
            <text:p>Fri Dec 14 15:00:00 2018</text:p>
          </table:table-cell>
          <table:table-cell office:value-type="float" office:value="57.534725">
            <text:p>57.53472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2-14T16:00:00">
            <text:p>Fri Dec 14 16:00:00 2018</text:p>
          </table:table-cell>
          <table:table-cell office:value-type="float" office:value="57.222225">
            <text:p>57.22222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2-14T17:00:00">
            <text:p>Fri Dec 14 17:00:00 2018</text:p>
          </table:table-cell>
          <table:table-cell office:value-type="float" office:value="56.93055833333333">
            <text:p>56.9305583333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8-12-14T18:00:00">
            <text:p>Fri Dec 14 18:00:00 2018</text:p>
          </table:table-cell>
          <table:table-cell office:value-type="float" office:value="56.625">
            <text:p>56.62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8-12-14T19:00:00">
            <text:p>Fri Dec 14 19:00:00 2018</text:p>
          </table:table-cell>
          <table:table-cell office:value-type="float" office:value="55.784725">
            <text:p>55.78472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8-12-14T20:00:00">
            <text:p>Fri Dec 14 20:00:00 2018</text:p>
          </table:table-cell>
          <table:table-cell office:value-type="float" office:value="54.208333333333336">
            <text:p>54.208333333333336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8-12-14T21:00:00">
            <text:p>Fri Dec 14 21:00:00 2018</text:p>
          </table:table-cell>
          <table:table-cell office:value-type="float" office:value="53.28472083333333">
            <text:p>53.2847208333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2-14T22:00:00">
            <text:p>Fri Dec 14 22:00:00 2018</text:p>
          </table:table-cell>
          <table:table-cell office:value-type="float" office:value="52.31249583333334">
            <text:p>52.31249583333334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12-14T23:00:00">
            <text:p>Fri Dec 14 23:00:00 2018</text:p>
          </table:table-cell>
          <table:table-cell office:value-type="float" office:value="49.965275">
            <text:p>49.96527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15T00:00:00">
            <text:p>Sat Dec 15 00:00:00 2018</text:p>
          </table:table-cell>
          <table:table-cell office:value-type="float" office:value="49.125">
            <text:p>49.12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2-15T01:00:00">
            <text:p>Sat Dec 15 01:00:00 2018</text:p>
          </table:table-cell>
          <table:table-cell office:value-type="float" office:value="48.5763875">
            <text:p>48.576387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8-12-15T07:00:00">
            <text:p>Sat Dec 15 07:00:00 2018</text:p>
          </table:table-cell>
          <table:table-cell office:value-type="float" office:value="39.0416625">
            <text:p>39.041662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12-15T08:00:00">
            <text:p>Sat Dec 15 08:00:00 2018</text:p>
          </table:table-cell>
          <table:table-cell office:value-type="float" office:value="38.340275">
            <text:p>38.34027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2-15T16:00:00">
            <text:p>Sat Dec 15 16:00:00 2018</text:p>
          </table:table-cell>
          <table:table-cell office:value-type="float" office:value="31.3888875">
            <text:p>31.388887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8-12-15T17:00:00">
            <text:p>Sat Dec 15 17:00:00 2018</text:p>
          </table:table-cell>
          <table:table-cell office:value-type="float" office:value="30.986108333333334">
            <text:p>30.98610833333333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8-12-15T18:00:00">
            <text:p>Sat Dec 15 18:00:00 2018</text:p>
          </table:table-cell>
          <table:table-cell office:value-type="float" office:value="30.729166666666668">
            <text:p>30.72916666666666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8-12-15T20:00:00">
            <text:p>Sat Dec 15 20:00:00 2018</text:p>
          </table:table-cell>
          <table:table-cell office:value-type="float" office:value="30.652779166666665">
            <text:p>30.65277916666666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15T21:00:00">
            <text:p>Sat Dec 15 21:00:00 2018</text:p>
          </table:table-cell>
          <table:table-cell office:value-type="float" office:value="29.6111125">
            <text:p>29.611112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5T22:00:00">
            <text:p>Sat Dec 15 22:00:00 2018</text:p>
          </table:table-cell>
          <table:table-cell office:value-type="float" office:value="28.6111125">
            <text:p>28.611112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5T23:00:00">
            <text:p>Sat Dec 15 23:00:00 2018</text:p>
          </table:table-cell>
          <table:table-cell office:value-type="float" office:value="28.534720833333335">
            <text:p>28.53472083333333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6T05:00:00">
            <text:p>Sun Dec 16 05:00:00 2018</text:p>
          </table:table-cell>
          <table:table-cell office:value-type="float" office:value="25.041666666666668">
            <text:p>25.041666666666668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12-16T08:00:00">
            <text:p>Sun Dec 16 08:00:00 2018</text:p>
          </table:table-cell>
          <table:table-cell office:value-type="float" office:value="24.3611125">
            <text:p>24.361112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16T09:00:00">
            <text:p>Sun Dec 16 09:00:00 2018</text:p>
          </table:table-cell>
          <table:table-cell office:value-type="float" office:value="24.194445833333333">
            <text:p>24.19444583333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2-16T19:00:00">
            <text:p>Sun Dec 16 19:00:00 2018</text:p>
          </table:table-cell>
          <table:table-cell office:value-type="float" office:value="13.604170833333333">
            <text:p>13.60417083333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6T20:00:00">
            <text:p>Sun Dec 16 20:00:00 2018</text:p>
          </table:table-cell>
          <table:table-cell office:value-type="float" office:value="12.458337499999999">
            <text:p>12.45833749999999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6T21:00:00">
            <text:p>Sun Dec 16 21:00:00 2018</text:p>
          </table:table-cell>
          <table:table-cell office:value-type="float" office:value="12.152783333333332">
            <text:p>12.152783333333332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16T22:00:00">
            <text:p>Sun Dec 16 22:00:00 2018</text:p>
          </table:table-cell>
          <table:table-cell office:value-type="float" office:value="12.166674999999998">
            <text:p>12.166674999999998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16T23:00:00">
            <text:p>Sun Dec 16 23:00:00 2018</text:p>
          </table:table-cell>
          <table:table-cell office:value-type="float" office:value="12.548620833333331">
            <text:p>12.548620833333331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8T19:00:00">
            <text:p>Tue Dec 18 19:00:00 2018</text:p>
          </table:table-cell>
          <table:table-cell office:value-type="float" office:value="22.881941666666663">
            <text:p>22.88194166666666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18T20:00:00">
            <text:p>Tue Dec 18 20:00:00 2018</text:p>
          </table:table-cell>
          <table:table-cell office:value-type="float" office:value="22.409720833333328">
            <text:p>22.409720833333328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8T21:00:00">
            <text:p>Tue Dec 18 21:00:00 2018</text:p>
          </table:table-cell>
          <table:table-cell office:value-type="float" office:value="21.736112499999994">
            <text:p>21.736112499999994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2-18T22:00:00">
            <text:p>Tue Dec 18 22:00:00 2018</text:p>
          </table:table-cell>
          <table:table-cell office:value-type="float" office:value="22.118058333333327">
            <text:p>22.11805833333332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8-12-18T23:00:00">
            <text:p>Tue Dec 18 23:00:00 2018</text:p>
          </table:table-cell>
          <table:table-cell office:value-type="float" office:value="22.25695">
            <text:p>22.2569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8-12-19T00:00:00">
            <text:p>Wed Dec 19 00:00:00 2018</text:p>
          </table:table-cell>
          <table:table-cell office:value-type="float" office:value="22.06250833333333">
            <text:p>22.0625083333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12-19T01:00:00">
            <text:p>Wed Dec 19 01:00:00 2018</text:p>
          </table:table-cell>
          <table:table-cell office:value-type="float" office:value="21.659729166666665">
            <text:p>21.65972916666666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8-12-19T02:00:00">
            <text:p>Wed Dec 19 02:00:00 2018</text:p>
          </table:table-cell>
          <table:table-cell office:value-type="float" office:value="21.333341666666666">
            <text:p>21.33334166666666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12-19T03:00:00">
            <text:p>Wed Dec 19 03:00:00 2018</text:p>
          </table:table-cell>
          <table:table-cell office:value-type="float" office:value="21.055562499999997">
            <text:p>21.05556249999999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8-12-19T04:00:00">
            <text:p>Wed Dec 19 04:00:00 2018</text:p>
          </table:table-cell>
          <table:table-cell office:value-type="float" office:value="21.07639583333333">
            <text:p>21.0763958333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12-19T05:00:00">
            <text:p>Wed Dec 19 05:00:00 2018</text:p>
          </table:table-cell>
          <table:table-cell office:value-type="float" office:value="21.131954166666663">
            <text:p>21.13195416666666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12-19T06:00:00">
            <text:p>Wed Dec 19 06:00:00 2018</text:p>
          </table:table-cell>
          <table:table-cell office:value-type="float" office:value="21.33334583333333">
            <text:p>21.3333458333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8-12-20T21:00:00">
            <text:p>Thu Dec 20 21:00:00 2018</text:p>
          </table:table-cell>
          <table:table-cell office:value-type="float" office:value="23.47223333333333">
            <text:p>23.4722333333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0T22:00:00">
            <text:p>Thu Dec 20 22:00:00 2018</text:p>
          </table:table-cell>
          <table:table-cell office:value-type="float" office:value="23.076399999999996">
            <text:p>23.07639999999999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3T20:00:00">
            <text:p>Sun Dec 23 20:00:00 2018</text:p>
          </table:table-cell>
          <table:table-cell office:value-type="float" office:value="28.861112499999994">
            <text:p>28.86111249999999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8-12-24T19:00:00">
            <text:p>Mon Dec 24 19:00:00 2018</text:p>
          </table:table-cell>
          <table:table-cell office:value-type="float" office:value="29.13194583333333">
            <text:p>29.1319458333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12-24T20:00:00">
            <text:p>Mon Dec 24 20:00:00 2018</text:p>
          </table:table-cell>
          <table:table-cell office:value-type="float" office:value="27.298612499999994">
            <text:p>27.298612499999994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24T21:00:00">
            <text:p>Mon Dec 24 21:00:00 2018</text:p>
          </table:table-cell>
          <table:table-cell office:value-type="float" office:value="26.15277916666666">
            <text:p>26.1527791666666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25T02:00:00">
            <text:p>Tue Dec 25 02:00:00 2018</text:p>
          </table:table-cell>
          <table:table-cell office:value-type="float" office:value="24.493054166666663">
            <text:p>24.49305416666666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25T10:00:00">
            <text:p>Tue Dec 25 10:00:00 2018</text:p>
          </table:table-cell>
          <table:table-cell office:value-type="float" office:value="19.79860833333333">
            <text:p>19.7986083333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8-12-25T17:00:00">
            <text:p>Tue Dec 25 17:00:00 2018</text:p>
          </table:table-cell>
          <table:table-cell office:value-type="float" office:value="21.902774999999995">
            <text:p>21.90277499999999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12-25T18:00:00">
            <text:p>Tue Dec 25 18:00:00 2018</text:p>
          </table:table-cell>
          <table:table-cell office:value-type="float" office:value="22.02083333333333">
            <text:p>22.0208333333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8-12-25T19:00:00">
            <text:p>Tue Dec 25 19:00:00 2018</text:p>
          </table:table-cell>
          <table:table-cell office:value-type="float" office:value="21.90277916666666">
            <text:p>21.9027791666666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12-25T20:00:00">
            <text:p>Tue Dec 25 20:00:00 2018</text:p>
          </table:table-cell>
          <table:table-cell office:value-type="float" office:value="22.0208375">
            <text:p>22.020837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25T21:00:00">
            <text:p>Tue Dec 25 21:00:00 2018</text:p>
          </table:table-cell>
          <table:table-cell office:value-type="float" office:value="22.243058333333327">
            <text:p>22.24305833333332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26T19:00:00">
            <text:p>Wed Dec 26 19:00:00 2018</text:p>
          </table:table-cell>
          <table:table-cell office:value-type="float" office:value="24.694445833333333">
            <text:p>24.69444583333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26T20:00:00">
            <text:p>Wed Dec 26 20:00:00 2018</text:p>
          </table:table-cell>
          <table:table-cell office:value-type="float" office:value="24.055558333333334">
            <text:p>24.055558333333334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6T21:00:00">
            <text:p>Wed Dec 26 21:00:00 2018</text:p>
          </table:table-cell>
          <table:table-cell office:value-type="float" office:value="24.513891666666666">
            <text:p>24.513891666666666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8-12-27T18:00:00">
            <text:p>Thu Dec 27 18:00:00 2018</text:p>
          </table:table-cell>
          <table:table-cell office:value-type="float" office:value="24.520841666666666">
            <text:p>24.52084166666666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8-12-27T19:00:00">
            <text:p>Thu Dec 27 19:00:00 2018</text:p>
          </table:table-cell>
          <table:table-cell office:value-type="float" office:value="23.12500833333333">
            <text:p>23.1250083333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2-27T20:00:00">
            <text:p>Thu Dec 27 20:00:00 2018</text:p>
          </table:table-cell>
          <table:table-cell office:value-type="float" office:value="21.729174999999998">
            <text:p>21.72917499999999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7T21:00:00">
            <text:p>Thu Dec 27 21:00:00 2018</text:p>
          </table:table-cell>
          <table:table-cell office:value-type="float" office:value="21.15278333333333">
            <text:p>21.1527833333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7T22:00:00">
            <text:p>Thu Dec 27 22:00:00 2018</text:p>
          </table:table-cell>
          <table:table-cell office:value-type="float" office:value="20.652783333333332">
            <text:p>20.652783333333332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1T20:00:00">
            <text:p>Tue Jan  1 20:00:00 2019</text:p>
          </table:table-cell>
          <table:table-cell office:value-type="float" office:value="36.99305833333333">
            <text:p>36.9930583333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01T21:00:00">
            <text:p>Tue Jan  1 21:00:00 2019</text:p>
          </table:table-cell>
          <table:table-cell office:value-type="float" office:value="35.569449999999996">
            <text:p>35.56944999999999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01T22:00:00">
            <text:p>Tue Jan  1 22:00:00 2019</text:p>
          </table:table-cell>
          <table:table-cell office:value-type="float" office:value="34.062508333333334">
            <text:p>34.062508333333334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2T17:00:00">
            <text:p>Wed Jan  2 17:00:00 2019</text:p>
          </table:table-cell>
          <table:table-cell office:value-type="float" office:value="24.81945">
            <text:p>24.8194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02T18:00:00">
            <text:p>Wed Jan  2 18:00:00 2019</text:p>
          </table:table-cell>
          <table:table-cell office:value-type="float" office:value="23.72917083333333">
            <text:p>23.7291708333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2T19:00:00">
            <text:p>Wed Jan  2 19:00:00 2019</text:p>
          </table:table-cell>
          <table:table-cell office:value-type="float" office:value="22.555558333333327">
            <text:p>22.55555833333332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02T20:00:00">
            <text:p>Wed Jan  2 20:00:00 2019</text:p>
          </table:table-cell>
          <table:table-cell office:value-type="float" office:value="22.104170833333328">
            <text:p>22.10417083333332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2T21:00:00">
            <text:p>Wed Jan  2 21:00:00 2019</text:p>
          </table:table-cell>
          <table:table-cell office:value-type="float" office:value="22.84027916666666">
            <text:p>22.8402791666666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1-02T22:00:00">
            <text:p>Wed Jan  2 22:00:00 2019</text:p>
          </table:table-cell>
          <table:table-cell office:value-type="float" office:value="23.305554166666663">
            <text:p>23.30555416666666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1-02T23:00:00">
            <text:p>Wed Jan  2 23:00:00 2019</text:p>
          </table:table-cell>
          <table:table-cell office:value-type="float" office:value="23.506941666666663">
            <text:p>23.50694166666666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01-03T19:00:00">
            <text:p>Thu Jan  3 19:00:00 2019</text:p>
          </table:table-cell>
          <table:table-cell office:value-type="float" office:value="22.16665833333333">
            <text:p>22.1666583333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1-03T20:00:00">
            <text:p>Thu Jan  3 20:00:00 2019</text:p>
          </table:table-cell>
          <table:table-cell office:value-type="float" office:value="21.97915833333333">
            <text:p>21.9791583333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8T19:00:00">
            <text:p>Tue Jan  8 19:00:00 2019</text:p>
          </table:table-cell>
          <table:table-cell office:value-type="float" office:value="32.81249583333333">
            <text:p>32.8124958333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1-08T20:00:00">
            <text:p>Tue Jan  8 20:00:00 2019</text:p>
          </table:table-cell>
          <table:table-cell office:value-type="float" office:value="32.81944166666666">
            <text:p>32.81944166666666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8T21:00:00">
            <text:p>Tue Jan  8 21:00:00 2019</text:p>
          </table:table-cell>
          <table:table-cell office:value-type="float" office:value="32.93749999999999">
            <text:p>32.93749999999999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08T22:00:00">
            <text:p>Tue Jan  8 22:00:00 2019</text:p>
          </table:table-cell>
          <table:table-cell office:value-type="float" office:value="32.99305416666666">
            <text:p>32.99305416666666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09T14:00:00">
            <text:p>Wed Jan  9 14:00:00 2019</text:p>
          </table:table-cell>
          <table:table-cell office:value-type="float" office:value="29.04860833333333">
            <text:p>29.0486083333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1-09T15:00:00">
            <text:p>Wed Jan  9 15:00:00 2019</text:p>
          </table:table-cell>
          <table:table-cell office:value-type="float" office:value="29.222220833333328">
            <text:p>29.222220833333328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09T19:00:00">
            <text:p>Wed Jan  9 19:00:00 2019</text:p>
          </table:table-cell>
          <table:table-cell office:value-type="float" office:value="27.32638333333333">
            <text:p>27.3263833333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09T20:00:00">
            <text:p>Wed Jan  9 20:00:00 2019</text:p>
          </table:table-cell>
          <table:table-cell office:value-type="float" office:value="26.916662499999997">
            <text:p>26.91666249999999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01-09T21:00:00">
            <text:p>Wed Jan  9 21:00:00 2019</text:p>
          </table:table-cell>
          <table:table-cell office:value-type="float" office:value="26.791662499999997">
            <text:p>26.79166249999999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01-09T22:00:00">
            <text:p>Wed Jan  9 22:00:00 2019</text:p>
          </table:table-cell>
          <table:table-cell office:value-type="float" office:value="26.986104166666664">
            <text:p>26.98610416666666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01-09T23:00:00">
            <text:p>Wed Jan  9 23:00:00 2019</text:p>
          </table:table-cell>
          <table:table-cell office:value-type="float" office:value="26.833325">
            <text:p>26.83332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10T03:00:00">
            <text:p>Thu Jan 10 03:00:00 2019</text:p>
          </table:table-cell>
          <table:table-cell office:value-type="float" office:value="24.319437499999996">
            <text:p>24.31943749999999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10T04:00:00">
            <text:p>Thu Jan 10 04:00:00 2019</text:p>
          </table:table-cell>
          <table:table-cell office:value-type="float" office:value="23.319437499999996">
            <text:p>23.319437499999996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1-10T20:00:00">
            <text:p>Thu Jan 10 20:00:00 2019</text:p>
          </table:table-cell>
          <table:table-cell office:value-type="float" office:value="23.222216666666665">
            <text:p>23.22221666666666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0T21:00:00">
            <text:p>Thu Jan 10 21:00:00 2019</text:p>
          </table:table-cell>
          <table:table-cell office:value-type="float" office:value="23.111104166666664">
            <text:p>23.11110416666666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01-11T07:00:00">
            <text:p>Fri Jan 11 07:00:00 2019</text:p>
          </table:table-cell>
          <table:table-cell office:value-type="float" office:value="36.861104166666664">
            <text:p>36.86110416666666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1-11T21:00:00">
            <text:p>Fri Jan 11 21:00:00 2019</text:p>
          </table:table-cell>
          <table:table-cell office:value-type="float" office:value="44.63194583333333">
            <text:p>44.6319458333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13T20:00:00">
            <text:p>Sun Jan 13 20:00:00 2019</text:p>
          </table:table-cell>
          <table:table-cell office:value-type="float" office:value="47.009720833333326">
            <text:p>47.009720833333326</text:p>
          </table:table-cell>
          <table:table-cell office:value-type="float" office:value="25.4">
            <text:p>25.4</text:p>
          </table:table-cell>
        </table:table-row>
        <table:table-row>
          <table:table-cell table:style-name="pd1" office:value-type="date" office:date-value="2019-01-13T21:00:00">
            <text:p>Sun Jan 13 21:00:00 2019</text:p>
          </table:table-cell>
          <table:table-cell office:value-type="float" office:value="46.884720833333326">
            <text:p>46.88472083333332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4T15:00:00">
            <text:p>Mon Jan 14 15:00:00 2019</text:p>
          </table:table-cell>
          <table:table-cell office:value-type="float" office:value="32.3013875">
            <text:p>32.301387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1-14T16:00:00">
            <text:p>Mon Jan 14 16:00:00 2019</text:p>
          </table:table-cell>
          <table:table-cell office:value-type="float" office:value="33.2736125">
            <text:p>33.273612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01-14T17:00:00">
            <text:p>Mon Jan 14 17:00:00 2019</text:p>
          </table:table-cell>
          <table:table-cell office:value-type="float" office:value="34.18333333333333">
            <text:p>34.1833333333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1-14T18:00:00">
            <text:p>Mon Jan 14 18:00:00 2019</text:p>
          </table:table-cell>
          <table:table-cell office:value-type="float" office:value="35.03055416666667">
            <text:p>35.0305541666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4T19:00:00">
            <text:p>Mon Jan 14 19:00:00 2019</text:p>
          </table:table-cell>
          <table:table-cell office:value-type="float" office:value="35.21805416666667">
            <text:p>35.2180541666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1-14T20:00:00">
            <text:p>Mon Jan 14 20:00:00 2019</text:p>
          </table:table-cell>
          <table:table-cell office:value-type="float" office:value="35.1138875">
            <text:p>35.113887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1-14T21:00:00">
            <text:p>Mon Jan 14 21:00:00 2019</text:p>
          </table:table-cell>
          <table:table-cell office:value-type="float" office:value="35.6388875">
            <text:p>35.638887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1-14T22:00:00">
            <text:p>Mon Jan 14 22:00:00 2019</text:p>
          </table:table-cell>
          <table:table-cell office:value-type="float" office:value="35.8125">
            <text:p>35.812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01-15T15:00:00">
            <text:p>Tue Jan 15 15:00:00 2019</text:p>
          </table:table-cell>
          <table:table-cell office:value-type="float" office:value="26.722224999999998">
            <text:p>26.722224999999998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15T16:00:00">
            <text:p>Tue Jan 15 16:00:00 2019</text:p>
          </table:table-cell>
          <table:table-cell office:value-type="float" office:value="26.784724999999998">
            <text:p>26.784724999999998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1-15T17:00:00">
            <text:p>Tue Jan 15 17:00:00 2019</text:p>
          </table:table-cell>
          <table:table-cell office:value-type="float" office:value="26.277779166666665">
            <text:p>26.27777916666666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15T18:00:00">
            <text:p>Tue Jan 15 18:00:00 2019</text:p>
          </table:table-cell>
          <table:table-cell office:value-type="float" office:value="25.16667083333333">
            <text:p>25.1666708333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5T22:00:00">
            <text:p>Tue Jan 15 22:00:00 2019</text:p>
          </table:table-cell>
          <table:table-cell office:value-type="float" office:value="18.972229166666665">
            <text:p>18.97222916666666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1-16T15:00:00">
            <text:p>Wed Jan 16 15:00:00 2019</text:p>
          </table:table-cell>
          <table:table-cell office:value-type="float" office:value="22.888895833333333">
            <text:p>22.88889583333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1-16T16:00:00">
            <text:p>Wed Jan 16 16:00:00 2019</text:p>
          </table:table-cell>
          <table:table-cell office:value-type="float" office:value="24.131954166666663">
            <text:p>24.13195416666666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1-16T17:00:00">
            <text:p>Wed Jan 16 17:00:00 2019</text:p>
          </table:table-cell>
          <table:table-cell office:value-type="float" office:value="24.979174999999998">
            <text:p>24.979174999999998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1-16T19:00:00">
            <text:p>Wed Jan 16 19:00:00 2019</text:p>
          </table:table-cell>
          <table:table-cell office:value-type="float" office:value="26.291674999999998">
            <text:p>26.29167499999999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6T20:00:00">
            <text:p>Wed Jan 16 20:00:00 2019</text:p>
          </table:table-cell>
          <table:table-cell office:value-type="float" office:value="27.37500833333333">
            <text:p>27.3750083333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16T21:00:00">
            <text:p>Wed Jan 16 21:00:00 2019</text:p>
          </table:table-cell>
          <table:table-cell office:value-type="float" office:value="28.56250833333333">
            <text:p>28.5625083333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1-16T22:00:00">
            <text:p>Wed Jan 16 22:00:00 2019</text:p>
          </table:table-cell>
          <table:table-cell office:value-type="float" office:value="29.4027875">
            <text:p>29.402787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16T23:00:00">
            <text:p>Wed Jan 16 23:00:00 2019</text:p>
          </table:table-cell>
          <table:table-cell office:value-type="float" office:value="30.62500833333333">
            <text:p>30.6250083333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1-17T02:00:00">
            <text:p>Thu Jan 17 02:00:00 2019</text:p>
          </table:table-cell>
          <table:table-cell office:value-type="float" office:value="30.500012499999997">
            <text:p>30.50001249999999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17T10:00:00">
            <text:p>Thu Jan 17 10:00:00 2019</text:p>
          </table:table-cell>
          <table:table-cell office:value-type="float" office:value="30.020841666666666">
            <text:p>30.02084166666666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17T17:00:00">
            <text:p>Thu Jan 17 17:00:00 2019</text:p>
          </table:table-cell>
          <table:table-cell office:value-type="float" office:value="30.125012499999997">
            <text:p>30.12501249999999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01-17T18:00:00">
            <text:p>Thu Jan 17 18:00:00 2019</text:p>
          </table:table-cell>
          <table:table-cell office:value-type="float" office:value="29.59723333333333">
            <text:p>29.5972333333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17T19:00:00">
            <text:p>Thu Jan 17 19:00:00 2019</text:p>
          </table:table-cell>
          <table:table-cell office:value-type="float" office:value="28.958341666666666">
            <text:p>28.95834166666666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17T20:00:00">
            <text:p>Thu Jan 17 20:00:00 2019</text:p>
          </table:table-cell>
          <table:table-cell office:value-type="float" office:value="28.25000833333333">
            <text:p>28.2500083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1-17T21:00:00">
            <text:p>Thu Jan 17 21:00:00 2019</text:p>
          </table:table-cell>
          <table:table-cell office:value-type="float" office:value="27.354174999999998">
            <text:p>27.354174999999998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18T01:00:00">
            <text:p>Fri Jan 18 01:00:00 2019</text:p>
          </table:table-cell>
          <table:table-cell office:value-type="float" office:value="27.11111666666666">
            <text:p>27.1111166666666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18T05:00:00">
            <text:p>Fri Jan 18 05:00:00 2019</text:p>
          </table:table-cell>
          <table:table-cell office:value-type="float" office:value="33.59027916666666">
            <text:p>33.5902791666666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1-18T06:00:00">
            <text:p>Fri Jan 18 06:00:00 2019</text:p>
          </table:table-cell>
          <table:table-cell office:value-type="float" office:value="34.55555833333333">
            <text:p>34.5555583333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1-18T15:00:00">
            <text:p>Fri Jan 18 15:00:00 2019</text:p>
          </table:table-cell>
          <table:table-cell office:value-type="float" office:value="38.1111125">
            <text:p>38.111112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1-18T16:00:00">
            <text:p>Fri Jan 18 16:00:00 2019</text:p>
          </table:table-cell>
          <table:table-cell office:value-type="float" office:value="38.7361125">
            <text:p>38.736112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18T17:00:00">
            <text:p>Fri Jan 18 17:00:00 2019</text:p>
          </table:table-cell>
          <table:table-cell office:value-type="float" office:value="39.333333333333336">
            <text:p>39.33333333333333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18T18:00:00">
            <text:p>Fri Jan 18 18:00:00 2019</text:p>
          </table:table-cell>
          <table:table-cell office:value-type="float" office:value="39.55555833333333">
            <text:p>39.5555583333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1-18T19:00:00">
            <text:p>Fri Jan 18 19:00:00 2019</text:p>
          </table:table-cell>
          <table:table-cell office:value-type="float" office:value="39.12500416666666">
            <text:p>39.1250041666666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1-18T20:00:00">
            <text:p>Fri Jan 18 20:00:00 2019</text:p>
          </table:table-cell>
          <table:table-cell office:value-type="float" office:value="38.9930625">
            <text:p>38.993062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1-18T21:00:00">
            <text:p>Fri Jan 18 21:00:00 2019</text:p>
          </table:table-cell>
          <table:table-cell office:value-type="float" office:value="39.70139583333333">
            <text:p>39.7013958333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8T22:00:00">
            <text:p>Fri Jan 18 22:00:00 2019</text:p>
          </table:table-cell>
          <table:table-cell office:value-type="float" office:value="41.409729166666665">
            <text:p>41.40972916666666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1-18T23:00:00">
            <text:p>Fri Jan 18 23:00:00 2019</text:p>
          </table:table-cell>
          <table:table-cell office:value-type="float" office:value="43.625008333333334">
            <text:p>43.62500833333333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19T01:00:00">
            <text:p>Sat Jan 19 01:00:00 2019</text:p>
          </table:table-cell>
          <table:table-cell office:value-type="float" office:value="44.472229166666665">
            <text:p>44.47222916666666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19T02:00:00">
            <text:p>Sat Jan 19 02:00:00 2019</text:p>
          </table:table-cell>
          <table:table-cell office:value-type="float" office:value="44.347229166666665">
            <text:p>44.34722916666666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19T14:00:00">
            <text:p>Sat Jan 19 14:00:00 2019</text:p>
          </table:table-cell>
          <table:table-cell office:value-type="float" office:value="48.131949999999996">
            <text:p>48.13194999999999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20T01:00:00">
            <text:p>Sun Jan 20 01:00:00 2019</text:p>
          </table:table-cell>
          <table:table-cell office:value-type="float" office:value="44.68055833333333">
            <text:p>44.6805583333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01-20T02:00:00">
            <text:p>Sun Jan 20 02:00:00 2019</text:p>
          </table:table-cell>
          <table:table-cell office:value-type="float" office:value="44.61805833333333">
            <text:p>44.6180583333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20T07:00:00">
            <text:p>Sun Jan 20 07:00:00 2019</text:p>
          </table:table-cell>
          <table:table-cell office:value-type="float" office:value="44.95834166666666">
            <text:p>44.9583416666666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1-20T08:00:00">
            <text:p>Sun Jan 20 08:00:00 2019</text:p>
          </table:table-cell>
          <table:table-cell office:value-type="float" office:value="45.604175">
            <text:p>45.60417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1-20T09:00:00">
            <text:p>Sun Jan 20 09:00:00 2019</text:p>
          </table:table-cell>
          <table:table-cell office:value-type="float" office:value="46.437508333333334">
            <text:p>46.43750833333333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10:00:00">
            <text:p>Sun Jan 20 10:00:00 2019</text:p>
          </table:table-cell>
          <table:table-cell office:value-type="float" office:value="47.125008333333334">
            <text:p>47.12500833333333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1-20T11:00:00">
            <text:p>Sun Jan 20 11:00:00 2019</text:p>
          </table:table-cell>
          <table:table-cell office:value-type="float" office:value="47.69445416666667">
            <text:p>47.6944541666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1-20T12:00:00">
            <text:p>Sun Jan 20 12:00:00 2019</text:p>
          </table:table-cell>
          <table:table-cell office:value-type="float" office:value="48.500008333333334">
            <text:p>48.50000833333333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1-20T13:00:00">
            <text:p>Sun Jan 20 13:00:00 2019</text:p>
          </table:table-cell>
          <table:table-cell office:value-type="float" office:value="49.1180625">
            <text:p>49.118062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1-20T14:00:00">
            <text:p>Sun Jan 20 14:00:00 2019</text:p>
          </table:table-cell>
          <table:table-cell office:value-type="float" office:value="49.82639583333333">
            <text:p>49.8263958333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20T15:00:00">
            <text:p>Sun Jan 20 15:00:00 2019</text:p>
          </table:table-cell>
          <table:table-cell office:value-type="float" office:value="50.39584166666666">
            <text:p>50.3958416666666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1-20T16:00:00">
            <text:p>Sun Jan 20 16:00:00 2019</text:p>
          </table:table-cell>
          <table:table-cell office:value-type="float" office:value="51.01389583333333">
            <text:p>51.0138958333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1-20T17:00:00">
            <text:p>Sun Jan 20 17:00:00 2019</text:p>
          </table:table-cell>
          <table:table-cell office:value-type="float" office:value="51.61112083333333">
            <text:p>51.6111208333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20T18:00:00">
            <text:p>Sun Jan 20 18:00:00 2019</text:p>
          </table:table-cell>
          <table:table-cell office:value-type="float" office:value="52.2639">
            <text:p>52.2639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01-20T19:00:00">
            <text:p>Sun Jan 20 19:00:00 2019</text:p>
          </table:table-cell>
          <table:table-cell office:value-type="float" office:value="52.604175">
            <text:p>52.60417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20T20:00:00">
            <text:p>Sun Jan 20 20:00:00 2019</text:p>
          </table:table-cell>
          <table:table-cell office:value-type="float" office:value="52.944449999999996">
            <text:p>52.94444999999999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20T21:00:00">
            <text:p>Sun Jan 20 21:00:00 2019</text:p>
          </table:table-cell>
          <table:table-cell office:value-type="float" office:value="53.472229166666665">
            <text:p>53.47222916666666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1-20T22:00:00">
            <text:p>Sun Jan 20 22:00:00 2019</text:p>
          </table:table-cell>
          <table:table-cell office:value-type="float" office:value="54.027787499999995">
            <text:p>54.02778749999999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1-20T23:00:00">
            <text:p>Sun Jan 20 23:00:00 2019</text:p>
          </table:table-cell>
          <table:table-cell office:value-type="float" office:value="54.26389583333333">
            <text:p>54.2638958333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1-21T01:00:00">
            <text:p>Mon Jan 21 01:00:00 2019</text:p>
          </table:table-cell>
          <table:table-cell office:value-type="float" office:value="53.9930625">
            <text:p>53.993062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1-21T03:00:00">
            <text:p>Mon Jan 21 03:00:00 2019</text:p>
          </table:table-cell>
          <table:table-cell office:value-type="float" office:value="54.722229166666665">
            <text:p>54.72222916666666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1-21T09:00:00">
            <text:p>Mon Jan 21 09:00:00 2019</text:p>
          </table:table-cell>
          <table:table-cell office:value-type="float" office:value="50.1805625">
            <text:p>50.180562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21T19:00:00">
            <text:p>Mon Jan 21 19:00:00 2019</text:p>
          </table:table-cell>
          <table:table-cell office:value-type="float" office:value="41.3819375">
            <text:p>41.381937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1-21T20:00:00">
            <text:p>Mon Jan 21 20:00:00 2019</text:p>
          </table:table-cell>
          <table:table-cell office:value-type="float" office:value="39.70138333333333">
            <text:p>39.7013833333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01-21T21:00:00">
            <text:p>Mon Jan 21 21:00:00 2019</text:p>
          </table:table-cell>
          <table:table-cell office:value-type="float" office:value="37.94444166666666">
            <text:p>37.9444416666666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21T22:00:00">
            <text:p>Mon Jan 21 22:00:00 2019</text:p>
          </table:table-cell>
          <table:table-cell office:value-type="float" office:value="36.17360833333333">
            <text:p>36.1736083333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1-21T23:00:00">
            <text:p>Mon Jan 21 23:00:00 2019</text:p>
          </table:table-cell>
          <table:table-cell office:value-type="float" office:value="35.07638333333333">
            <text:p>35.0763833333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2T01:00:00">
            <text:p>Tue Jan 22 01:00:00 2019</text:p>
          </table:table-cell>
          <table:table-cell office:value-type="float" office:value="35.05555">
            <text:p>35.0555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1-22T05:00:00">
            <text:p>Tue Jan 22 05:00:00 2019</text:p>
          </table:table-cell>
          <table:table-cell office:value-type="float" office:value="32.3194375">
            <text:p>32.319437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01-22T09:00:00">
            <text:p>Tue Jan 22 09:00:00 2019</text:p>
          </table:table-cell>
          <table:table-cell office:value-type="float" office:value="30.131937499999996">
            <text:p>30.13193749999999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22T10:00:00">
            <text:p>Tue Jan 22 10:00:00 2019</text:p>
          </table:table-cell>
          <table:table-cell office:value-type="float" office:value="30.263879166666666">
            <text:p>30.263879166666666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22T11:00:00">
            <text:p>Tue Jan 22 11:00:00 2019</text:p>
          </table:table-cell>
          <table:table-cell office:value-type="float" office:value="30.451379166666666">
            <text:p>30.45137916666666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1-22T12:00:00">
            <text:p>Tue Jan 22 12:00:00 2019</text:p>
          </table:table-cell>
          <table:table-cell office:value-type="float" office:value="31.256937499999996">
            <text:p>31.25693749999999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1-22T13:00:00">
            <text:p>Tue Jan 22 13:00:00 2019</text:p>
          </table:table-cell>
          <table:table-cell office:value-type="float" office:value="32.374991666666666">
            <text:p>32.374991666666666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2T14:00:00">
            <text:p>Tue Jan 22 14:00:00 2019</text:p>
          </table:table-cell>
          <table:table-cell office:value-type="float" office:value="33.45138333333333">
            <text:p>33.4513833333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22T15:00:00">
            <text:p>Tue Jan 22 15:00:00 2019</text:p>
          </table:table-cell>
          <table:table-cell office:value-type="float" office:value="34.45138333333333">
            <text:p>34.4513833333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01-22T16:00:00">
            <text:p>Tue Jan 22 16:00:00 2019</text:p>
          </table:table-cell>
          <table:table-cell office:value-type="float" office:value="35.25694166666666">
            <text:p>35.25694166666666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22T17:00:00">
            <text:p>Tue Jan 22 17:00:00 2019</text:p>
          </table:table-cell>
          <table:table-cell office:value-type="float" office:value="35.791666666666664">
            <text:p>35.791666666666664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1-22T18:00:00">
            <text:p>Tue Jan 22 18:00:00 2019</text:p>
          </table:table-cell>
          <table:table-cell office:value-type="float" office:value="35.74305833333333">
            <text:p>35.7430583333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22T19:00:00">
            <text:p>Tue Jan 22 19:00:00 2019</text:p>
          </table:table-cell>
          <table:table-cell office:value-type="float" office:value="35.5208375">
            <text:p>35.520837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22T20:00:00">
            <text:p>Tue Jan 22 20:00:00 2019</text:p>
          </table:table-cell>
          <table:table-cell office:value-type="float" office:value="36.42361666666667">
            <text:p>36.4236166666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22T21:00:00">
            <text:p>Tue Jan 22 21:00:00 2019</text:p>
          </table:table-cell>
          <table:table-cell office:value-type="float" office:value="38.131949999999996">
            <text:p>38.13194999999999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01-23T12:00:00">
            <text:p>Wed Jan 23 12:00:00 2019</text:p>
          </table:table-cell>
          <table:table-cell office:value-type="float" office:value="58.89584166666666">
            <text:p>58.89584166666666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1-23T13:00:00">
            <text:p>Wed Jan 23 13:00:00 2019</text:p>
          </table:table-cell>
          <table:table-cell office:value-type="float" office:value="60.812508333333334">
            <text:p>60.812508333333334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01-23T14:00:00">
            <text:p>Wed Jan 23 14:00:00 2019</text:p>
          </table:table-cell>
          <table:table-cell office:value-type="float" office:value="61.715287499999995">
            <text:p>61.71528749999999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23T15:00:00">
            <text:p>Wed Jan 23 15:00:00 2019</text:p>
          </table:table-cell>
          <table:table-cell office:value-type="float" office:value="62.166675">
            <text:p>62.16667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1-23T16:00:00">
            <text:p>Wed Jan 23 16:00:00 2019</text:p>
          </table:table-cell>
          <table:table-cell office:value-type="float" office:value="62.33334166666666">
            <text:p>62.3333416666666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1-23T17:00:00">
            <text:p>Wed Jan 23 17:00:00 2019</text:p>
          </table:table-cell>
          <table:table-cell office:value-type="float" office:value="62.34028333333333">
            <text:p>62.3402833333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1-24T10:00:00">
            <text:p>Thu Jan 24 10:00:00 2019</text:p>
          </table:table-cell>
          <table:table-cell office:value-type="float" office:value="54.3791625">
            <text:p>54.3791625</text:p>
          </table:table-cell>
          <table:table-cell office:value-type="float" office:value="20.6">
            <text:p>20.6</text:p>
          </table:table-cell>
        </table:table-row>
        <table:table-row>
          <table:table-cell table:style-name="pd1" office:value-type="date" office:date-value="2019-01-24T23:00:00">
            <text:p>Thu Jan 24 23:00:00 2019</text:p>
          </table:table-cell>
          <table:table-cell office:value-type="float" office:value="46.240270833333334">
            <text:p>46.240270833333334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25T21:00:00">
            <text:p>Fri Jan 25 21:00:00 2019</text:p>
          </table:table-cell>
          <table:table-cell office:value-type="float" office:value="23.930554166666667">
            <text:p>23.93055416666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1-25T23:00:00">
            <text:p>Fri Jan 25 23:00:00 2019</text:p>
          </table:table-cell>
          <table:table-cell office:value-type="float" office:value="21.826391666666666">
            <text:p>21.82639166666666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26T17:00:00">
            <text:p>Sat Jan 26 17:00:00 2019</text:p>
          </table:table-cell>
          <table:table-cell office:value-type="float" office:value="35.201391666666666">
            <text:p>35.201391666666666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01-26T21:00:00">
            <text:p>Sat Jan 26 21:00:00 2019</text:p>
          </table:table-cell>
          <table:table-cell office:value-type="float" office:value="37.013891666666666">
            <text:p>37.01389166666666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1-27T09:00:00">
            <text:p>Sun Jan 27 09:00:00 2019</text:p>
          </table:table-cell>
          <table:table-cell office:value-type="float" office:value="43.46527916666667">
            <text:p>43.4652791666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1-27T10:00:00">
            <text:p>Sun Jan 27 10:00:00 2019</text:p>
          </table:table-cell>
          <table:table-cell office:value-type="float" office:value="43.93055416666667">
            <text:p>43.9305541666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27T11:00:00">
            <text:p>Sun Jan 27 11:00:00 2019</text:p>
          </table:table-cell>
          <table:table-cell office:value-type="float" office:value="44.65277916666667">
            <text:p>44.6527791666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1-27T12:00:00">
            <text:p>Sun Jan 27 12:00:00 2019</text:p>
          </table:table-cell>
          <table:table-cell office:value-type="float" office:value="45.49305416666667">
            <text:p>45.4930541666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1-27T13:00:00">
            <text:p>Sun Jan 27 13:00:00 2019</text:p>
          </table:table-cell>
          <table:table-cell office:value-type="float" office:value="46.43055416666667">
            <text:p>46.4305541666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7T14:00:00">
            <text:p>Sun Jan 27 14:00:00 2019</text:p>
          </table:table-cell>
          <table:table-cell office:value-type="float" office:value="47.3263875">
            <text:p>47.326387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27T15:00:00">
            <text:p>Sun Jan 27 15:00:00 2019</text:p>
          </table:table-cell>
          <table:table-cell office:value-type="float" office:value="47.861108333333334">
            <text:p>47.861108333333334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1-27T16:00:00">
            <text:p>Sun Jan 27 16:00:00 2019</text:p>
          </table:table-cell>
          <table:table-cell office:value-type="float" office:value="48.3125">
            <text:p>48.312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1-27T17:00:00">
            <text:p>Sun Jan 27 17:00:00 2019</text:p>
          </table:table-cell>
          <table:table-cell office:value-type="float" office:value="48.583333333333336">
            <text:p>48.583333333333336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1-27T18:00:00">
            <text:p>Sun Jan 27 18:00:00 2019</text:p>
          </table:table-cell>
          <table:table-cell office:value-type="float" office:value="48.7013875">
            <text:p>48.701387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1-27T19:00:00">
            <text:p>Sun Jan 27 19:00:00 2019</text:p>
          </table:table-cell>
          <table:table-cell office:value-type="float" office:value="48.88194166666667">
            <text:p>48.8819416666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1-27T20:00:00">
            <text:p>Sun Jan 27 20:00:00 2019</text:p>
          </table:table-cell>
          <table:table-cell office:value-type="float" office:value="49.118050000000004">
            <text:p>49.118050000000004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1-27T22:00:00">
            <text:p>Sun Jan 27 22:00:00 2019</text:p>
          </table:table-cell>
          <table:table-cell office:value-type="float" office:value="48.527770833333335">
            <text:p>48.52777083333333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1-27T23:00:00">
            <text:p>Sun Jan 27 23:00:00 2019</text:p>
          </table:table-cell>
          <table:table-cell office:value-type="float" office:value="48.99304583333333">
            <text:p>48.9930458333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01-28T07:00:00">
            <text:p>Mon Jan 28 07:00:00 2019</text:p>
          </table:table-cell>
          <table:table-cell office:value-type="float" office:value="52.743050000000004">
            <text:p>52.74305000000000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1-28T17:00:00">
            <text:p>Mon Jan 28 17:00:00 2019</text:p>
          </table:table-cell>
          <table:table-cell office:value-type="float" office:value="51.01387916666666">
            <text:p>51.0138791666666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1-28T18:00:00">
            <text:p>Mon Jan 28 18:00:00 2019</text:p>
          </table:table-cell>
          <table:table-cell office:value-type="float" office:value="50.868045833333326">
            <text:p>50.86804583333332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1-28T19:00:00">
            <text:p>Mon Jan 28 19:00:00 2019</text:p>
          </table:table-cell>
          <table:table-cell office:value-type="float" office:value="50.50693749999999">
            <text:p>50.50693749999999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1-28T20:00:00">
            <text:p>Mon Jan 28 20:00:00 2019</text:p>
          </table:table-cell>
          <table:table-cell office:value-type="float" office:value="49.67360416666666">
            <text:p>49.6736041666666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1-28T21:00:00">
            <text:p>Mon Jan 28 21:00:00 2019</text:p>
          </table:table-cell>
          <table:table-cell office:value-type="float" office:value="49.01388333333333">
            <text:p>49.0138833333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1-29T06:00:00">
            <text:p>Tue Jan 29 06:00:00 2019</text:p>
          </table:table-cell>
          <table:table-cell office:value-type="float" office:value="45.81943749999999">
            <text:p>45.81943749999999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01-29T12:00:00">
            <text:p>Tue Jan 29 12:00:00 2019</text:p>
          </table:table-cell>
          <table:table-cell office:value-type="float" office:value="45.52082916666666">
            <text:p>45.5208291666666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1-29T13:00:00">
            <text:p>Tue Jan 29 13:00:00 2019</text:p>
          </table:table-cell>
          <table:table-cell office:value-type="float" office:value="46.159720833333324">
            <text:p>46.15972083333332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1-29T14:00:00">
            <text:p>Tue Jan 29 14:00:00 2019</text:p>
          </table:table-cell>
          <table:table-cell office:value-type="float" office:value="46.49305416666666">
            <text:p>46.49305416666666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29T15:00:00">
            <text:p>Tue Jan 29 15:00:00 2019</text:p>
          </table:table-cell>
          <table:table-cell office:value-type="float" office:value="46.47222083333333">
            <text:p>46.4722208333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1-29T16:00:00">
            <text:p>Tue Jan 29 16:00:00 2019</text:p>
          </table:table-cell>
          <table:table-cell office:value-type="float" office:value="46.40277916666667">
            <text:p>46.4027791666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1-29T17:00:00">
            <text:p>Tue Jan 29 17:00:00 2019</text:p>
          </table:table-cell>
          <table:table-cell office:value-type="float" office:value="46.138891666666666">
            <text:p>46.13889166666666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1-29T18:00:00">
            <text:p>Tue Jan 29 18:00:00 2019</text:p>
          </table:table-cell>
          <table:table-cell office:value-type="float" office:value="46.05555833333333">
            <text:p>46.0555583333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1-31T11:00:00">
            <text:p>Thu Jan 31 11:00:00 2019</text:p>
          </table:table-cell>
          <table:table-cell office:value-type="float" office:value="52.020833333333336">
            <text:p>52.02083333333333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2-03T10:00:00">
            <text:p>Sun Feb  3 10:00:00 2019</text:p>
          </table:table-cell>
          <table:table-cell office:value-type="float" office:value="60.465287499999995">
            <text:p>60.46528749999999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2-03T21:00:00">
            <text:p>Sun Feb  3 21:00:00 2019</text:p>
          </table:table-cell>
          <table:table-cell office:value-type="float" office:value="55.22917916666666">
            <text:p>55.22917916666666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2-03T22:00:00">
            <text:p>Sun Feb  3 22:00:00 2019</text:p>
          </table:table-cell>
          <table:table-cell office:value-type="float" office:value="53.42362083333333">
            <text:p>53.4236208333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2-03T23:00:00">
            <text:p>Sun Feb  3 23:00:00 2019</text:p>
          </table:table-cell>
          <table:table-cell office:value-type="float" office:value="53.54167916666666">
            <text:p>53.5416791666666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02-04T07:00:00">
            <text:p>Mon Feb  4 07:00:00 2019</text:p>
          </table:table-cell>
          <table:table-cell office:value-type="float" office:value="51.965287499999995">
            <text:p>51.96528749999999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2-05T20:00:00">
            <text:p>Tue Feb  5 20:00:00 2019</text:p>
          </table:table-cell>
          <table:table-cell office:value-type="float" office:value="36.465287499999995">
            <text:p>36.46528749999999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2-05T21:00:00">
            <text:p>Tue Feb  5 21:00:00 2019</text:p>
          </table:table-cell>
          <table:table-cell office:value-type="float" office:value="35.79862083333333">
            <text:p>35.7986208333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2-05T22:00:00">
            <text:p>Tue Feb  5 22:00:00 2019</text:p>
          </table:table-cell>
          <table:table-cell office:value-type="float" office:value="35.88195416666667">
            <text:p>35.8819541666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2-06T20:00:00">
            <text:p>Wed Feb  6 20:00:00 2019</text:p>
          </table:table-cell>
          <table:table-cell office:value-type="float" office:value="41.90972083333333">
            <text:p>41.9097208333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2-06T21:00:00">
            <text:p>Wed Feb  6 21:00:00 2019</text:p>
          </table:table-cell>
          <table:table-cell office:value-type="float" office:value="40.87499999999999">
            <text:p>40.87499999999999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2-06T22:00:00">
            <text:p>Wed Feb  6 22:00:00 2019</text:p>
          </table:table-cell>
          <table:table-cell office:value-type="float" office:value="39.37499999999999">
            <text:p>39.37499999999999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06T23:00:00">
            <text:p>Wed Feb  6 23:00:00 2019</text:p>
          </table:table-cell>
          <table:table-cell office:value-type="float" office:value="38.81249999999999">
            <text:p>38.81249999999999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2-07T06:00:00">
            <text:p>Thu Feb  7 06:00:00 2019</text:p>
          </table:table-cell>
          <table:table-cell office:value-type="float" office:value="39.826387499999996">
            <text:p>39.826387499999996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07T07:00:00">
            <text:p>Thu Feb  7 07:00:00 2019</text:p>
          </table:table-cell>
          <table:table-cell office:value-type="float" office:value="38.291666666666664">
            <text:p>38.291666666666664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2-07T08:00:00">
            <text:p>Thu Feb  7 08:00:00 2019</text:p>
          </table:table-cell>
          <table:table-cell office:value-type="float" office:value="36.83333333333333">
            <text:p>36.8333333333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2-07T09:00:00">
            <text:p>Thu Feb  7 09:00:00 2019</text:p>
          </table:table-cell>
          <table:table-cell office:value-type="float" office:value="35.256945833333326">
            <text:p>35.256945833333326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02-07T10:00:00">
            <text:p>Thu Feb  7 10:00:00 2019</text:p>
          </table:table-cell>
          <table:table-cell office:value-type="float" office:value="34.49305833333333">
            <text:p>34.4930583333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07T16:00:00">
            <text:p>Thu Feb  7 16:00:00 2019</text:p>
          </table:table-cell>
          <table:table-cell office:value-type="float" office:value="34.104166666666664">
            <text:p>34.104166666666664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2-07T21:00:00">
            <text:p>Thu Feb  7 21:00:00 2019</text:p>
          </table:table-cell>
          <table:table-cell office:value-type="float" office:value="35.652775">
            <text:p>35.65277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9-02-07T22:00:00">
            <text:p>Thu Feb  7 22:00:00 2019</text:p>
          </table:table-cell>
          <table:table-cell office:value-type="float" office:value="36.416662499999994">
            <text:p>36.41666249999999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2-08T14:00:00">
            <text:p>Fri Feb  8 14:00:00 2019</text:p>
          </table:table-cell>
          <table:table-cell office:value-type="float" office:value="33.416662499999994">
            <text:p>33.41666249999999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2-08T16:00:00">
            <text:p>Fri Feb  8 16:00:00 2019</text:p>
          </table:table-cell>
          <table:table-cell office:value-type="float" office:value="33.81249583333333">
            <text:p>33.8124958333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2-08T20:00:00">
            <text:p>Fri Feb  8 20:00:00 2019</text:p>
          </table:table-cell>
          <table:table-cell office:value-type="float" office:value="34.854166666666664">
            <text:p>34.854166666666664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2-10T12:00:00">
            <text:p>Sun Feb 10 12:00:00 2019</text:p>
          </table:table-cell>
          <table:table-cell office:value-type="float" office:value="39.819449999999996">
            <text:p>39.81944999999999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2-11T11:00:00">
            <text:p>Mon Feb 11 11:00:00 2019</text:p>
          </table:table-cell>
          <table:table-cell office:value-type="float" office:value="42.027775">
            <text:p>42.02777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02-12T05:00:00">
            <text:p>Tue Feb 12 05:00:00 2019</text:p>
          </table:table-cell>
          <table:table-cell office:value-type="float" office:value="34.097225">
            <text:p>34.09722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2-13T23:00:00">
            <text:p>Wed Feb 13 23:00:00 2019</text:p>
          </table:table-cell>
          <table:table-cell office:value-type="float" office:value="53.44445833333333">
            <text:p>53.4444583333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2-16T19:00:00">
            <text:p>Sat Feb 16 19:00:00 2019</text:p>
          </table:table-cell>
          <table:table-cell office:value-type="float" office:value="55.326391666666666">
            <text:p>55.32639166666666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2-18T17:00:00">
            <text:p>Mon Feb 18 17:00:00 2019</text:p>
          </table:table-cell>
          <table:table-cell office:value-type="float" office:value="48.5764">
            <text:p>48.576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2-18T20:00:00">
            <text:p>Mon Feb 18 20:00:00 2019</text:p>
          </table:table-cell>
          <table:table-cell office:value-type="float" office:value="44.618066666666664">
            <text:p>44.618066666666664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2-18T21:00:00">
            <text:p>Mon Feb 18 21:00:00 2019</text:p>
          </table:table-cell>
          <table:table-cell office:value-type="float" office:value="41.4514">
            <text:p>41.451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2-18T23:00:00">
            <text:p>Mon Feb 18 23:00:00 2019</text:p>
          </table:table-cell>
          <table:table-cell office:value-type="float" office:value="36.72917916666666">
            <text:p>36.72917916666666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2-19T01:00:00">
            <text:p>Tue Feb 19 01:00:00 2019</text:p>
          </table:table-cell>
          <table:table-cell office:value-type="float" office:value="35.58334583333333">
            <text:p>35.5833458333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2-19T02:00:00">
            <text:p>Tue Feb 19 02:00:00 2019</text:p>
          </table:table-cell>
          <table:table-cell office:value-type="float" office:value="34.97917916666666">
            <text:p>34.9791791666666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2-19T03:00:00">
            <text:p>Tue Feb 19 03:00:00 2019</text:p>
          </table:table-cell>
          <table:table-cell office:value-type="float" office:value="35.11112083333333">
            <text:p>35.1111208333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2-19T04:00:00">
            <text:p>Tue Feb 19 04:00:00 2019</text:p>
          </table:table-cell>
          <table:table-cell office:value-type="float" office:value="35.902787499999995">
            <text:p>35.90278749999999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2-19T05:00:00">
            <text:p>Tue Feb 19 05:00:00 2019</text:p>
          </table:table-cell>
          <table:table-cell office:value-type="float" office:value="36.47223333333333">
            <text:p>36.4722333333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2-19T08:00:00">
            <text:p>Tue Feb 19 08:00:00 2019</text:p>
          </table:table-cell>
          <table:table-cell office:value-type="float" office:value="35.81945833333333">
            <text:p>35.8194583333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2-19T12:00:00">
            <text:p>Tue Feb 19 12:00:00 2019</text:p>
          </table:table-cell>
          <table:table-cell office:value-type="float" office:value="37.111124999999994">
            <text:p>37.11112499999999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2-19T13:00:00">
            <text:p>Tue Feb 19 13:00:00 2019</text:p>
          </table:table-cell>
          <table:table-cell office:value-type="float" office:value="38.70140416666666">
            <text:p>38.7014041666666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2-19T14:00:00">
            <text:p>Tue Feb 19 14:00:00 2019</text:p>
          </table:table-cell>
          <table:table-cell office:value-type="float" office:value="40.20834583333333">
            <text:p>40.2083458333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2-19T15:00:00">
            <text:p>Tue Feb 19 15:00:00 2019</text:p>
          </table:table-cell>
          <table:table-cell office:value-type="float" office:value="41.7014">
            <text:p>41.701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2-19T21:00:00">
            <text:p>Tue Feb 19 21:00:00 2019</text:p>
          </table:table-cell>
          <table:table-cell office:value-type="float" office:value="45.65278333333333">
            <text:p>45.6527833333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2-20T11:00:00">
            <text:p>Wed Feb 20 11:00:00 2019</text:p>
          </table:table-cell>
          <table:table-cell office:value-type="float" office:value="39.4638875">
            <text:p>39.4638875</text:p>
          </table:table-cell>
          <table:table-cell office:value-type="float" office:value="18.8">
            <text:p>18.8</text:p>
          </table:table-cell>
        </table:table-row>
        <table:table-row>
          <table:table-cell table:style-name="pd1" office:value-type="date" office:date-value="2019-02-22T01:00:00">
            <text:p>Fri Feb 22 01:00:00 2019</text:p>
          </table:table-cell>
          <table:table-cell office:value-type="float" office:value="55.11110833333333">
            <text:p>55.1111083333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2-22T03:00:00">
            <text:p>Fri Feb 22 03:00:00 2019</text:p>
          </table:table-cell>
          <table:table-cell office:value-type="float" office:value="55.74999583333332">
            <text:p>55.74999583333332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02-22T20:00:00">
            <text:p>Fri Feb 22 20:00:00 2019</text:p>
          </table:table-cell>
          <table:table-cell office:value-type="float" office:value="55.07638749999999">
            <text:p>55.07638749999999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2-22T21:00:00">
            <text:p>Fri Feb 22 21:00:00 2019</text:p>
          </table:table-cell>
          <table:table-cell office:value-type="float" office:value="52.59722083333333">
            <text:p>52.5972208333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2-22T22:00:00">
            <text:p>Fri Feb 22 22:00:00 2019</text:p>
          </table:table-cell>
          <table:table-cell office:value-type="float" office:value="51.083333333333336">
            <text:p>51.08333333333333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2-23T21:00:00">
            <text:p>Sat Feb 23 21:00:00 2019</text:p>
          </table:table-cell>
          <table:table-cell office:value-type="float" office:value="48.7708375">
            <text:p>48.770837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2-23T22:00:00">
            <text:p>Sat Feb 23 22:00:00 2019</text:p>
          </table:table-cell>
          <table:table-cell office:value-type="float" office:value="49.61805833333333">
            <text:p>49.6180583333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03-02T17:00:00">
            <text:p>Sat Mar  2 17:00:00 2019</text:p>
          </table:table-cell>
          <table:table-cell office:value-type="float" office:value="47.125">
            <text:p>47.12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3-07T11:00:00">
            <text:p>Thu Mar  7 11:00:00 2019</text:p>
          </table:table-cell>
          <table:table-cell office:value-type="float" office:value="56.92360416666667">
            <text:p>56.9236041666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3-08T20:00:00">
            <text:p>Fri Mar  8 20:00:00 2019</text:p>
          </table:table-cell>
          <table:table-cell office:value-type="float" office:value="52.80972916666667">
            <text:p>52.8097291666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3-08T21:00:00">
            <text:p>Fri Mar  8 21:00:00 2019</text:p>
          </table:table-cell>
          <table:table-cell office:value-type="float" office:value="49.816670833333326">
            <text:p>49.816670833333326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03-08T22:00:00">
            <text:p>Fri Mar  8 22:00:00 2019</text:p>
          </table:table-cell>
          <table:table-cell office:value-type="float" office:value="47.011112499999996">
            <text:p>47.01111249999999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3-08T23:00:00">
            <text:p>Fri Mar  8 23:00:00 2019</text:p>
          </table:table-cell>
          <table:table-cell office:value-type="float" office:value="46.09444583333333">
            <text:p>46.0944458333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3-09T00:00:00">
            <text:p>Sat Mar  9 00:00:00 2019</text:p>
          </table:table-cell>
          <table:table-cell office:value-type="float" office:value="45.94166666666666">
            <text:p>45.9416666666666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3-09T01:00:00">
            <text:p>Sat Mar  9 01:00:00 2019</text:p>
          </table:table-cell>
          <table:table-cell office:value-type="float" office:value="46.69166666666666">
            <text:p>46.69166666666666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3-12T05:00:00">
            <text:p>Tue Mar 12 05:00:00 2019</text:p>
          </table:table-cell>
          <table:table-cell office:value-type="float" office:value="41.416675">
            <text:p>41.41667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3-13T18:00:00">
            <text:p>Wed Mar 13 18:00:00 2019</text:p>
          </table:table-cell>
          <table:table-cell office:value-type="float" office:value="63.125008333333334">
            <text:p>63.125008333333334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3-13T20:00:00">
            <text:p>Wed Mar 13 20:00:00 2019</text:p>
          </table:table-cell>
          <table:table-cell office:value-type="float" office:value="61.7639">
            <text:p>61.7639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3-13T22:00:00">
            <text:p>Wed Mar 13 22:00:00 2019</text:p>
          </table:table-cell>
          <table:table-cell office:value-type="float" office:value="60.416675">
            <text:p>60.41667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3-13T23:00:00">
            <text:p>Wed Mar 13 23:00:00 2019</text:p>
          </table:table-cell>
          <table:table-cell office:value-type="float" office:value="60.291675">
            <text:p>60.29167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3-15T20:00:00">
            <text:p>Fri Mar 15 20:00:00 2019</text:p>
          </table:table-cell>
          <table:table-cell office:value-type="float" office:value="64.49999583333333">
            <text:p>64.4999958333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3-18T04:00:00">
            <text:p>Mon Mar 18 04:00:00 2019</text:p>
          </table:table-cell>
          <table:table-cell office:value-type="float" office:value="62.38195416666667">
            <text:p>62.3819541666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3-18T05:00:00">
            <text:p>Mon Mar 18 05:00:00 2019</text:p>
          </table:table-cell>
          <table:table-cell office:value-type="float" office:value="62.70834166666666">
            <text:p>62.70834166666666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3-18T06:00:00">
            <text:p>Mon Mar 18 06:00:00 2019</text:p>
          </table:table-cell>
          <table:table-cell office:value-type="float" office:value="62.6805625">
            <text:p>62.680562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03-18T07:00:00">
            <text:p>Mon Mar 18 07:00:00 2019</text:p>
          </table:table-cell>
          <table:table-cell office:value-type="float" office:value="62.26389583333333">
            <text:p>62.2638958333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03-18T08:00:00">
            <text:p>Mon Mar 18 08:00:00 2019</text:p>
          </table:table-cell>
          <table:table-cell office:value-type="float" office:value="61.3333375">
            <text:p>61.333337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04-26T22:00:00">
            <text:p>Fri Apr 26 22:00:00 2019</text:p>
          </table:table-cell>
          <table:table-cell office:value-type="float" office:value="63.34721249999999">
            <text:p>63.34721249999999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5-10T14:00:00">
            <text:p>Fri May 10 14:00:00 2019</text:p>
          </table:table-cell>
          <table:table-cell office:value-type="float" office:value="39.62499583333333">
            <text:p>39.6249958333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5-10T16:00:00">
            <text:p>Fri May 10 16:00:00 2019</text:p>
          </table:table-cell>
          <table:table-cell office:value-type="float" office:value="40.958329166666665">
            <text:p>40.95832916666666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5-10T17:00:00">
            <text:p>Fri May 10 17:00:00 2019</text:p>
          </table:table-cell>
          <table:table-cell office:value-type="float" office:value="41.40971666666666">
            <text:p>41.40971666666666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5-10T18:00:00">
            <text:p>Fri May 10 18:00:00 2019</text:p>
          </table:table-cell>
          <table:table-cell office:value-type="float" office:value="41.66665833333333">
            <text:p>41.6666583333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5-10T22:00:00">
            <text:p>Fri May 10 22:00:00 2019</text:p>
          </table:table-cell>
          <table:table-cell office:value-type="float" office:value="42.458324999999995">
            <text:p>42.45832499999999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5-10T23:00:00">
            <text:p>Fri May 10 23:00:00 2019</text:p>
          </table:table-cell>
          <table:table-cell office:value-type="float" office:value="42.45137916666666">
            <text:p>42.4513791666666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5-11T00:00:00">
            <text:p>Sat May 11 00:00:00 2019</text:p>
          </table:table-cell>
          <table:table-cell office:value-type="float" office:value="42.645824999999995">
            <text:p>42.64582499999999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5-20T10:00:00">
            <text:p>Mon May 20 10:00:00 2019</text:p>
          </table:table-cell>
          <table:table-cell office:value-type="float" office:value="52.895829166666665">
            <text:p>52.89582916666666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6-06T05:00:00">
            <text:p>Thu Jun  6 05:00:00 2019</text:p>
          </table:table-cell>
          <table:table-cell office:value-type="float" office:value="72.41667083333333">
            <text:p>72.4166708333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6-06T06:00:00">
            <text:p>Thu Jun  6 06:00:00 2019</text:p>
          </table:table-cell>
          <table:table-cell office:value-type="float" office:value="72.50695">
            <text:p>72.5069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06-06T07:00:00">
            <text:p>Thu Jun  6 07:00:00 2019</text:p>
          </table:table-cell>
          <table:table-cell office:value-type="float" office:value="72.3333375">
            <text:p>72.333337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06-07T10:00:00">
            <text:p>Fri Jun  7 10:00:00 2019</text:p>
          </table:table-cell>
          <table:table-cell office:value-type="float" office:value="70.81944583333333">
            <text:p>70.8194458333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6-19T12:00:00">
            <text:p>Wed Jun 19 12:00:00 2019</text:p>
          </table:table-cell>
          <table:table-cell office:value-type="float" office:value="49.47221666666666">
            <text:p>49.4722166666666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6-19T13:00:00">
            <text:p>Wed Jun 19 13:00:00 2019</text:p>
          </table:table-cell>
          <table:table-cell office:value-type="float" office:value="49.451383333333325">
            <text:p>49.45138333333332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06-19T14:00:00">
            <text:p>Wed Jun 19 14:00:00 2019</text:p>
          </table:table-cell>
          <table:table-cell office:value-type="float" office:value="49.70832916666666">
            <text:p>49.70832916666666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6-26T18:00:00">
            <text:p>Wed Jun 26 18:00:00 2019</text:p>
          </table:table-cell>
          <table:table-cell office:value-type="float" office:value="37.76389583333333">
            <text:p>37.7638958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06-26T19:00:00">
            <text:p>Wed Jun 26 19:00:00 2019</text:p>
          </table:table-cell>
          <table:table-cell office:value-type="float" office:value="36.8333375">
            <text:p>36.833337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6-26T20:00:00">
            <text:p>Wed Jun 26 20:00:00 2019</text:p>
          </table:table-cell>
          <table:table-cell office:value-type="float" office:value="36.23611666666667">
            <text:p>36.2361166666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06-26T21:00:00">
            <text:p>Wed Jun 26 21:00:00 2019</text:p>
          </table:table-cell>
          <table:table-cell office:value-type="float" office:value="35.756949999999996">
            <text:p>35.756949999999996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6-26T22:00:00">
            <text:p>Wed Jun 26 22:00:00 2019</text:p>
          </table:table-cell>
          <table:table-cell office:value-type="float" office:value="35.284725">
            <text:p>35.28472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6-26T23:00:00">
            <text:p>Wed Jun 26 23:00:00 2019</text:p>
          </table:table-cell>
          <table:table-cell office:value-type="float" office:value="35.159725">
            <text:p>35.15972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6-27T00:00:00">
            <text:p>Thu Jun 27 00:00:00 2019</text:p>
          </table:table-cell>
          <table:table-cell office:value-type="float" office:value="34.99305833333333">
            <text:p>34.9930583333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6-27T01:00:00">
            <text:p>Thu Jun 27 01:00:00 2019</text:p>
          </table:table-cell>
          <table:table-cell office:value-type="float" office:value="34.763891666666666">
            <text:p>34.763891666666666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6-27T02:00:00">
            <text:p>Thu Jun 27 02:00:00 2019</text:p>
          </table:table-cell>
          <table:table-cell office:value-type="float" office:value="34.68750416666666">
            <text:p>34.6875041666666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6-27T03:00:00">
            <text:p>Thu Jun 27 03:00:00 2019</text:p>
          </table:table-cell>
          <table:table-cell office:value-type="float" office:value="34.94444583333333">
            <text:p>34.9444458333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6-27T04:00:00">
            <text:p>Thu Jun 27 04:00:00 2019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6-27T14:00:00">
            <text:p>Thu Jun 27 14:00:00 2019</text:p>
          </table:table-cell>
          <table:table-cell office:value-type="float" office:value="40.2916625">
            <text:p>40.291662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06-27T15:00:00">
            <text:p>Thu Jun 27 15:00:00 2019</text:p>
          </table:table-cell>
          <table:table-cell office:value-type="float" office:value="42.0138875">
            <text:p>42.013887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10T19:00:00">
            <text:p>Tue Sep 10 19:00:00 2019</text:p>
          </table:table-cell>
          <table:table-cell office:value-type="float" office:value="67.99305416666667">
            <text:p>67.9930541666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9-22T09:00:00">
            <text:p>Sun Sep 22 09:00:00 2019</text:p>
          </table:table-cell>
          <table:table-cell office:value-type="float" office:value="43.5486125">
            <text:p>43.548612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09-22T10:00:00">
            <text:p>Sun Sep 22 10:00:00 2019</text:p>
          </table:table-cell>
          <table:table-cell office:value-type="float" office:value="43.1111125">
            <text:p>43.111112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9-22T11:00:00">
            <text:p>Sun Sep 22 11:00:00 2019</text:p>
          </table:table-cell>
          <table:table-cell office:value-type="float" office:value="42.15277916666666">
            <text:p>42.1527791666666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09-22T12:00:00">
            <text:p>Sun Sep 22 12:00:00 2019</text:p>
          </table:table-cell>
          <table:table-cell office:value-type="float" office:value="41.166666666666664">
            <text:p>41.16666666666666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9-22T13:00:00">
            <text:p>Sun Sep 22 13:00:00 2019</text:p>
          </table:table-cell>
          <table:table-cell office:value-type="float" office:value="40.97222083333333">
            <text:p>40.9722208333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9-22T14:00:00">
            <text:p>Sun Sep 22 14:00:00 2019</text:p>
          </table:table-cell>
          <table:table-cell office:value-type="float" office:value="41.340275">
            <text:p>41.34027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09-22T15:00:00">
            <text:p>Sun Sep 22 15:00:00 2019</text:p>
          </table:table-cell>
          <table:table-cell office:value-type="float" office:value="41.88194166666666">
            <text:p>41.88194166666666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22T16:00:00">
            <text:p>Sun Sep 22 16:00:00 2019</text:p>
          </table:table-cell>
          <table:table-cell office:value-type="float" office:value="42.354162499999994">
            <text:p>42.35416249999999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9-22T17:00:00">
            <text:p>Sun Sep 22 17:00:00 2019</text:p>
          </table:table-cell>
          <table:table-cell office:value-type="float" office:value="42.78471666666667">
            <text:p>42.7847166666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9-23T15:00:00">
            <text:p>Mon Sep 23 15:00:00 2019</text:p>
          </table:table-cell>
          <table:table-cell office:value-type="float" office:value="50.326391666666666">
            <text:p>50.326391666666666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9-26T15:00:00">
            <text:p>Thu Sep 26 15:00:00 2019</text:p>
          </table:table-cell>
          <table:table-cell office:value-type="float" office:value="51.270825">
            <text:p>51.27082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9-10-01T16:00:00">
            <text:p>Tue Oct  1 16:00:00 2019</text:p>
          </table:table-cell>
          <table:table-cell office:value-type="float" office:value="48.229170833333335">
            <text:p>48.22917083333333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0-01T22:00:00">
            <text:p>Tue Oct  1 22:00:00 2019</text:p>
          </table:table-cell>
          <table:table-cell office:value-type="float" office:value="42.493066666666664">
            <text:p>42.49306666666666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02T03:00:00">
            <text:p>Wed Oct  2 03:00:00 2019</text:p>
          </table:table-cell>
          <table:table-cell office:value-type="float" office:value="43.8958375">
            <text:p>43.895837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0-02T04:00:00">
            <text:p>Wed Oct  2 04:00:00 2019</text:p>
          </table:table-cell>
          <table:table-cell office:value-type="float" office:value="45.381949999999996">
            <text:p>45.381949999999996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10-02T05:00:00">
            <text:p>Wed Oct  2 05:00:00 2019</text:p>
          </table:table-cell>
          <table:table-cell office:value-type="float" office:value="46.93750416666666">
            <text:p>46.9375041666666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0-06T16:00:00">
            <text:p>Sun Oct  6 16:00:00 2019</text:p>
          </table:table-cell>
          <table:table-cell office:value-type="float" office:value="46.06945416666667">
            <text:p>46.0694541666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9-10-15T04:00:00">
            <text:p>Tue Oct 15 04:00:00 2019</text:p>
          </table:table-cell>
          <table:table-cell office:value-type="float" office:value="55.66665833333334">
            <text:p>55.66665833333334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0-15T06:00:00">
            <text:p>Tue Oct 15 06:00:00 2019</text:p>
          </table:table-cell>
          <table:table-cell office:value-type="float" office:value="56.1944375">
            <text:p>56.194437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19T06:00:00">
            <text:p>Sat Oct 19 06:00:00 2019</text:p>
          </table:table-cell>
          <table:table-cell office:value-type="float" office:value="30.868062499999997">
            <text:p>30.86806249999999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10-19T11:00:00">
            <text:p>Sat Oct 19 11:00:00 2019</text:p>
          </table:table-cell>
          <table:table-cell office:value-type="float" office:value="31.187504166666667">
            <text:p>31.18750416666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0-19T12:00:00">
            <text:p>Sat Oct 19 12:00:00 2019</text:p>
          </table:table-cell>
          <table:table-cell office:value-type="float" office:value="32.7083375">
            <text:p>32.708337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0-19T13:00:00">
            <text:p>Sat Oct 19 13:00:00 2019</text:p>
          </table:table-cell>
          <table:table-cell office:value-type="float" office:value="33.722225">
            <text:p>33.72222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0-19T14:00:00">
            <text:p>Sat Oct 19 14:00:00 2019</text:p>
          </table:table-cell>
          <table:table-cell office:value-type="float" office:value="34.2361125">
            <text:p>34.236112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0-19T15:00:00">
            <text:p>Sat Oct 19 15:00:00 2019</text:p>
          </table:table-cell>
          <table:table-cell office:value-type="float" office:value="34.513891666666666">
            <text:p>34.51389166666666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0-19T23:00:00">
            <text:p>Sat Oct 19 23:00:00 2019</text:p>
          </table:table-cell>
          <table:table-cell office:value-type="float" office:value="34.104162499999994">
            <text:p>34.10416249999999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0-20T00:00:00">
            <text:p>Sun Oct 20 00:00:00 2019</text:p>
          </table:table-cell>
          <table:table-cell office:value-type="float" office:value="35.05555">
            <text:p>35.0555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0-20T08:00:00">
            <text:p>Sun Oct 20 08:00:00 2019</text:p>
          </table:table-cell>
          <table:table-cell office:value-type="float" office:value="39.958329166666665">
            <text:p>39.95832916666666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20T09:00:00">
            <text:p>Sun Oct 20 09:00:00 2019</text:p>
          </table:table-cell>
          <table:table-cell office:value-type="float" office:value="40.791662499999994">
            <text:p>40.79166249999999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0-20T10:00:00">
            <text:p>Sun Oct 20 10:00:00 2019</text:p>
          </table:table-cell>
          <table:table-cell office:value-type="float" office:value="41.62499583333333">
            <text:p>41.6249958333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0-20T11:00:00">
            <text:p>Sun Oct 20 11:00:00 2019</text:p>
          </table:table-cell>
          <table:table-cell office:value-type="float" office:value="43.0069375">
            <text:p>43.006937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0-20T12:00:00">
            <text:p>Sun Oct 20 12:00:00 2019</text:p>
          </table:table-cell>
          <table:table-cell office:value-type="float" office:value="43.32638333333333">
            <text:p>43.3263833333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20T13:00:00">
            <text:p>Sun Oct 20 13:00:00 2019</text:p>
          </table:table-cell>
          <table:table-cell office:value-type="float" office:value="43.53471666666667">
            <text:p>43.5347166666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0-20T14:00:00">
            <text:p>Sun Oct 20 14:00:00 2019</text:p>
          </table:table-cell>
          <table:table-cell office:value-type="float" office:value="43.81944166666667">
            <text:p>43.8194416666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20T15:00:00">
            <text:p>Sun Oct 20 15:00:00 2019</text:p>
          </table:table-cell>
          <table:table-cell office:value-type="float" office:value="44.430550000000004">
            <text:p>44.430550000000004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10-20T16:00:00">
            <text:p>Sun Oct 20 16:00:00 2019</text:p>
          </table:table-cell>
          <table:table-cell office:value-type="float" office:value="45.13888333333333">
            <text:p>45.1388833333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10-21T14:00:00">
            <text:p>Mon Oct 21 14:00:00 2019</text:p>
          </table:table-cell>
          <table:table-cell office:value-type="float" office:value="42.9791625">
            <text:p>42.979162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0-22T12:00:00">
            <text:p>Tue Oct 22 12:00:00 2019</text:p>
          </table:table-cell>
          <table:table-cell office:value-type="float" office:value="41.618066666666664">
            <text:p>41.61806666666666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0-23T17:00:00">
            <text:p>Wed Oct 23 17:00:00 2019</text:p>
          </table:table-cell>
          <table:table-cell office:value-type="float" office:value="55.61805833333333">
            <text:p>55.6180583333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23T18:00:00">
            <text:p>Wed Oct 23 18:00:00 2019</text:p>
          </table:table-cell>
          <table:table-cell office:value-type="float" office:value="56.666670833333335">
            <text:p>56.66667083333333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23T19:00:00">
            <text:p>Wed Oct 23 19:00:00 2019</text:p>
          </table:table-cell>
          <table:table-cell office:value-type="float" office:value="56.68055833333333">
            <text:p>56.6805583333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10-23T20:00:00">
            <text:p>Wed Oct 23 20:00:00 2019</text:p>
          </table:table-cell>
          <table:table-cell office:value-type="float" office:value="56.159725">
            <text:p>56.15972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0-24T01:00:00">
            <text:p>Thu Oct 24 01:00:00 2019</text:p>
          </table:table-cell>
          <table:table-cell office:value-type="float" office:value="49.68055416666667">
            <text:p>49.6805541666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0-24T02:00:00">
            <text:p>Thu Oct 24 02:00:00 2019</text:p>
          </table:table-cell>
          <table:table-cell office:value-type="float" office:value="48.99305416666667">
            <text:p>48.9930541666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0-24T03:00:00">
            <text:p>Thu Oct 24 03:00:00 2019</text:p>
          </table:table-cell>
          <table:table-cell office:value-type="float" office:value="48.86805416666667">
            <text:p>48.868054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0-24T04:00:00">
            <text:p>Thu Oct 24 04:00:00 2019</text:p>
          </table:table-cell>
          <table:table-cell office:value-type="float" office:value="48.69444166666667">
            <text:p>48.6944416666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0-24T05:00:00">
            <text:p>Thu Oct 24 05:00:00 2019</text:p>
          </table:table-cell>
          <table:table-cell office:value-type="float" office:value="48.729166666666664">
            <text:p>48.72916666666666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24T06:00:00">
            <text:p>Thu Oct 24 06:00:00 2019</text:p>
          </table:table-cell>
          <table:table-cell office:value-type="float" office:value="48.59722083333333">
            <text:p>48.5972208333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24T07:00:00">
            <text:p>Thu Oct 24 07:00:00 2019</text:p>
          </table:table-cell>
          <table:table-cell office:value-type="float" office:value="48.708333333333336">
            <text:p>48.70833333333333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0-24T08:00:00">
            <text:p>Thu Oct 24 08:00:00 2019</text:p>
          </table:table-cell>
          <table:table-cell office:value-type="float" office:value="48.30555416666667">
            <text:p>48.3055541666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24T09:00:00">
            <text:p>Thu Oct 24 09:00:00 2019</text:p>
          </table:table-cell>
          <table:table-cell office:value-type="float" office:value="46.63194583333333">
            <text:p>46.6319458333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0-24T15:00:00">
            <text:p>Thu Oct 24 15:00:00 2019</text:p>
          </table:table-cell>
          <table:table-cell office:value-type="float" office:value="49.24305833333333">
            <text:p>49.2430583333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10-24T23:00:00">
            <text:p>Thu Oct 24 23:00:00 2019</text:p>
          </table:table-cell>
          <table:table-cell office:value-type="float" office:value="49.347225">
            <text:p>49.34722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0-25T20:00:00">
            <text:p>Fri Oct 25 20:00:00 2019</text:p>
          </table:table-cell>
          <table:table-cell office:value-type="float" office:value="42.46527916666666">
            <text:p>42.46527916666666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0-25T21:00:00">
            <text:p>Fri Oct 25 21:00:00 2019</text:p>
          </table:table-cell>
          <table:table-cell office:value-type="float" office:value="41.74999999999999">
            <text:p>41.74999999999999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0-25T22:00:00">
            <text:p>Fri Oct 25 22:00:00 2019</text:p>
          </table:table-cell>
          <table:table-cell office:value-type="float" office:value="41.229166666666664">
            <text:p>41.229166666666664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0-26T00:00:00">
            <text:p>Sat Oct 26 00:00:00 2019</text:p>
          </table:table-cell>
          <table:table-cell office:value-type="float" office:value="42.86805833333333">
            <text:p>42.8680583333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26T01:00:00">
            <text:p>Sat Oct 26 01:00:00 2019</text:p>
          </table:table-cell>
          <table:table-cell office:value-type="float" office:value="44.21528333333333">
            <text:p>44.2152833333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28T08:00:00">
            <text:p>Mon Oct 28 08:00:00 2019</text:p>
          </table:table-cell>
          <table:table-cell office:value-type="float" office:value="52.93749583333334">
            <text:p>52.9374958333333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0-29T08:00:00">
            <text:p>Tue Oct 29 08:00:00 2019</text:p>
          </table:table-cell>
          <table:table-cell office:value-type="float" office:value="45.19444583333333">
            <text:p>45.1944458333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0-30T14:00:00">
            <text:p>Wed Oct 30 14:00:00 2019</text:p>
          </table:table-cell>
          <table:table-cell office:value-type="float" office:value="29.576383333333336">
            <text:p>29.57638333333333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10-30T15:00:00">
            <text:p>Wed Oct 30 15:00:00 2019</text:p>
          </table:table-cell>
          <table:table-cell office:value-type="float" office:value="29.131941666666666">
            <text:p>29.13194166666666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30T20:00:00">
            <text:p>Wed Oct 30 20:00:00 2019</text:p>
          </table:table-cell>
          <table:table-cell office:value-type="float" office:value="28.069441666666663">
            <text:p>28.06944166666666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30T21:00:00">
            <text:p>Wed Oct 30 21:00:00 2019</text:p>
          </table:table-cell>
          <table:table-cell office:value-type="float" office:value="28.270829166666662">
            <text:p>28.270829166666662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0-31T08:00:00">
            <text:p>Thu Oct 31 08:00:00 2019</text:p>
          </table:table-cell>
          <table:table-cell office:value-type="float" office:value="29.74999583333333">
            <text:p>29.7499958333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0-31T09:00:00">
            <text:p>Thu Oct 31 09:00:00 2019</text:p>
          </table:table-cell>
          <table:table-cell office:value-type="float" office:value="29.819437499999996">
            <text:p>29.81943749999999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0-31T10:00:00">
            <text:p>Thu Oct 31 10:00:00 2019</text:p>
          </table:table-cell>
          <table:table-cell office:value-type="float" office:value="29.819437499999996">
            <text:p>29.819437499999996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31T13:00:00">
            <text:p>Thu Oct 31 13:00:00 2019</text:p>
          </table:table-cell>
          <table:table-cell office:value-type="float" office:value="29.3749875">
            <text:p>29.374987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10-31T14:00:00">
            <text:p>Thu Oct 31 14:00:00 2019</text:p>
          </table:table-cell>
          <table:table-cell office:value-type="float" office:value="29.08332083333333">
            <text:p>29.0833208333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10-31T18:00:00">
            <text:p>Thu Oct 31 18:00:00 2019</text:p>
          </table:table-cell>
          <table:table-cell office:value-type="float" office:value="25.826379166666666">
            <text:p>25.826379166666666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0-31T19:00:00">
            <text:p>Thu Oct 31 19:00:00 2019</text:p>
          </table:table-cell>
          <table:table-cell office:value-type="float" office:value="25.3124875">
            <text:p>25.312487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31T20:00:00">
            <text:p>Thu Oct 31 20:00:00 2019</text:p>
          </table:table-cell>
          <table:table-cell office:value-type="float" office:value="25.013879166666666">
            <text:p>25.01387916666666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10-31T21:00:00">
            <text:p>Thu Oct 31 21:00:00 2019</text:p>
          </table:table-cell>
          <table:table-cell office:value-type="float" office:value="24.763879166666666">
            <text:p>24.76387916666666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0-31T22:00:00">
            <text:p>Thu Oct 31 22:00:00 2019</text:p>
          </table:table-cell>
          <table:table-cell office:value-type="float" office:value="24.576379166666666">
            <text:p>24.576379166666666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0-31T23:00:00">
            <text:p>Thu Oct 31 23:00:00 2019</text:p>
          </table:table-cell>
          <table:table-cell office:value-type="float" office:value="24.604154166666664">
            <text:p>24.60415416666666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00:00:00">
            <text:p>Fri Nov  1 00:00:00 2019</text:p>
          </table:table-cell>
          <table:table-cell office:value-type="float" office:value="24.8749875">
            <text:p>24.874987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01:00:00">
            <text:p>Fri Nov  1 01:00:00 2019</text:p>
          </table:table-cell>
          <table:table-cell office:value-type="float" office:value="25.104154166666664">
            <text:p>25.10415416666666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01T02:00:00">
            <text:p>Fri Nov  1 02:00:00 2019</text:p>
          </table:table-cell>
          <table:table-cell office:value-type="float" office:value="25.812487499999992">
            <text:p>25.812487499999992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1-01T03:00:00">
            <text:p>Fri Nov  1 03:00:00 2019</text:p>
          </table:table-cell>
          <table:table-cell office:value-type="float" office:value="26.52776666666666">
            <text:p>26.5277666666666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1-01T04:00:00">
            <text:p>Fri Nov  1 04:00:00 2019</text:p>
          </table:table-cell>
          <table:table-cell office:value-type="float" office:value="27.083320833333328">
            <text:p>27.083320833333328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11-01T05:00:00">
            <text:p>Fri Nov  1 05:00:00 2019</text:p>
          </table:table-cell>
          <table:table-cell office:value-type="float" office:value="27.52776666666666">
            <text:p>27.52776666666666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01T06:00:00">
            <text:p>Fri Nov  1 06:00:00 2019</text:p>
          </table:table-cell>
          <table:table-cell office:value-type="float" office:value="28.013879166666666">
            <text:p>28.01387916666666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11-01T07:00:00">
            <text:p>Fri Nov  1 07:00:00 2019</text:p>
          </table:table-cell>
          <table:table-cell office:value-type="float" office:value="28.486099999999993">
            <text:p>28.48609999999999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01T08:00:00">
            <text:p>Fri Nov  1 08:00:00 2019</text:p>
          </table:table-cell>
          <table:table-cell office:value-type="float" office:value="29.020820833333328">
            <text:p>29.020820833333328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01T09:00:00">
            <text:p>Fri Nov  1 09:00:00 2019</text:p>
          </table:table-cell>
          <table:table-cell office:value-type="float" office:value="29.486099999999997">
            <text:p>29.48609999999999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1-01T10:00:00">
            <text:p>Fri Nov  1 10:00:00 2019</text:p>
          </table:table-cell>
          <table:table-cell office:value-type="float" office:value="30.034708333333327">
            <text:p>30.03470833333332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1-01T11:00:00">
            <text:p>Fri Nov  1 11:00:00 2019</text:p>
          </table:table-cell>
          <table:table-cell office:value-type="float" office:value="30.65970833333333">
            <text:p>30.6597083333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1-01T12:00:00">
            <text:p>Fri Nov  1 12:00:00 2019</text:p>
          </table:table-cell>
          <table:table-cell office:value-type="float" office:value="31.298599999999997">
            <text:p>31.29859999999999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1-01T13:00:00">
            <text:p>Fri Nov  1 13:00:00 2019</text:p>
          </table:table-cell>
          <table:table-cell office:value-type="float" office:value="31.6874875">
            <text:p>31.687487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01T14:00:00">
            <text:p>Fri Nov  1 14:00:00 2019</text:p>
          </table:table-cell>
          <table:table-cell office:value-type="float" office:value="31.909712499999998">
            <text:p>31.909712499999998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01T15:00:00">
            <text:p>Fri Nov  1 15:00:00 2019</text:p>
          </table:table-cell>
          <table:table-cell office:value-type="float" office:value="32.20832083333333">
            <text:p>32.2083208333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1T16:00:00">
            <text:p>Fri Nov  1 16:00:00 2019</text:p>
          </table:table-cell>
          <table:table-cell office:value-type="float" office:value="32.27082083333333">
            <text:p>32.2708208333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17:00:00">
            <text:p>Fri Nov  1 17:00:00 2019</text:p>
          </table:table-cell>
          <table:table-cell office:value-type="float" office:value="32.194429166666666">
            <text:p>32.19442916666666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1-01T18:00:00">
            <text:p>Fri Nov  1 18:00:00 2019</text:p>
          </table:table-cell>
          <table:table-cell office:value-type="float" office:value="31.6874875">
            <text:p>31.687487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1-01T19:00:00">
            <text:p>Fri Nov  1 19:00:00 2019</text:p>
          </table:table-cell>
          <table:table-cell office:value-type="float" office:value="31.194433333333333">
            <text:p>31.19443333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01T20:00:00">
            <text:p>Fri Nov  1 20:00:00 2019</text:p>
          </table:table-cell>
          <table:table-cell office:value-type="float" office:value="30.881933333333333">
            <text:p>30.88193333333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01T21:00:00">
            <text:p>Fri Nov  1 21:00:00 2019</text:p>
          </table:table-cell>
          <table:table-cell office:value-type="float" office:value="30.798599999999997">
            <text:p>30.79859999999999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1-01T22:00:00">
            <text:p>Fri Nov  1 22:00:00 2019</text:p>
          </table:table-cell>
          <table:table-cell office:value-type="float" office:value="30.756933333333333">
            <text:p>30.75693333333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23:00:00">
            <text:p>Fri Nov  1 23:00:00 2019</text:p>
          </table:table-cell>
          <table:table-cell office:value-type="float" office:value="30.527766666666665">
            <text:p>30.52776666666666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02T01:00:00">
            <text:p>Sat Nov  2 01:00:00 2019</text:p>
          </table:table-cell>
          <table:table-cell office:value-type="float" office:value="29.59027083333333">
            <text:p>29.5902708333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1-02T04:00:00">
            <text:p>Sat Nov  2 04:00:00 2019</text:p>
          </table:table-cell>
          <table:table-cell office:value-type="float" office:value="28.0763875">
            <text:p>28.076387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1-02T05:00:00">
            <text:p>Sat Nov  2 05:00:00 2019</text:p>
          </table:table-cell>
          <table:table-cell office:value-type="float" office:value="27.979166666666668">
            <text:p>27.979166666666668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1-02T06:00:00">
            <text:p>Sat Nov  2 06:00:00 2019</text:p>
          </table:table-cell>
          <table:table-cell office:value-type="float" office:value="28.131941666666666">
            <text:p>28.13194166666666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1-02T07:00:00">
            <text:p>Sat Nov  2 07:00:00 2019</text:p>
          </table:table-cell>
          <table:table-cell office:value-type="float" office:value="28.194441666666663">
            <text:p>28.19444166666666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02T08:00:00">
            <text:p>Sat Nov  2 08:00:00 2019</text:p>
          </table:table-cell>
          <table:table-cell office:value-type="float" office:value="28.263887499999996">
            <text:p>28.26388749999999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11-02T09:00:00">
            <text:p>Sat Nov  2 09:00:00 2019</text:p>
          </table:table-cell>
          <table:table-cell office:value-type="float" office:value="28.451387499999996">
            <text:p>28.45138749999999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1-02T10:00:00">
            <text:p>Sat Nov  2 10:00:00 2019</text:p>
          </table:table-cell>
          <table:table-cell office:value-type="float" office:value="28.58333333333333">
            <text:p>28.5833333333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11-02T11:00:00">
            <text:p>Sat Nov  2 11:00:00 2019</text:p>
          </table:table-cell>
          <table:table-cell office:value-type="float" office:value="28.451391666666666">
            <text:p>28.45139166666666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02T12:00:00">
            <text:p>Sat Nov  2 12:00:00 2019</text:p>
          </table:table-cell>
          <table:table-cell office:value-type="float" office:value="28.368058333333334">
            <text:p>28.368058333333334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11-02T13:00:00">
            <text:p>Sat Nov  2 13:00:00 2019</text:p>
          </table:table-cell>
          <table:table-cell office:value-type="float" office:value="28.576391666666666">
            <text:p>28.576391666666666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2T14:00:00">
            <text:p>Sat Nov  2 14:00:00 2019</text:p>
          </table:table-cell>
          <table:table-cell office:value-type="float" office:value="28.777779166666665">
            <text:p>28.77777916666666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2T15:00:00">
            <text:p>Sat Nov  2 15:00:00 2019</text:p>
          </table:table-cell>
          <table:table-cell office:value-type="float" office:value="28.77777916666666">
            <text:p>28.7777791666666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2T16:00:00">
            <text:p>Sat Nov  2 16:00:00 2019</text:p>
          </table:table-cell>
          <table:table-cell office:value-type="float" office:value="29.118058333333334">
            <text:p>29.11805833333333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02T17:00:00">
            <text:p>Sat Nov  2 17:00:00 2019</text:p>
          </table:table-cell>
          <table:table-cell office:value-type="float" office:value="29.72917083333333">
            <text:p>29.7291708333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1-02T18:00:00">
            <text:p>Sat Nov  2 18:00:00 2019</text:p>
          </table:table-cell>
          <table:table-cell office:value-type="float" office:value="30.52777916666666">
            <text:p>30.52777916666666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1-02T19:00:00">
            <text:p>Sat Nov  2 19:00:00 2019</text:p>
          </table:table-cell>
          <table:table-cell office:value-type="float" office:value="31.27777916666666">
            <text:p>31.2777791666666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1-02T20:00:00">
            <text:p>Sat Nov  2 20:00:00 2019</text:p>
          </table:table-cell>
          <table:table-cell office:value-type="float" office:value="31.805554166666663">
            <text:p>31.80555416666666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1-03T06:00:00">
            <text:p>Sun Nov  3 06:00:00 2019</text:p>
          </table:table-cell>
          <table:table-cell office:value-type="float" office:value="40.11805">
            <text:p>40.1180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03T07:00:00">
            <text:p>Sun Nov  3 07:00:00 2019</text:p>
          </table:table-cell>
          <table:table-cell office:value-type="float" office:value="41.56944166666666">
            <text:p>41.56944166666666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1-03T08:00:00">
            <text:p>Sun Nov  3 08:00:00 2019</text:p>
          </table:table-cell>
          <table:table-cell office:value-type="float" office:value="43.090275">
            <text:p>43.09027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03T09:00:00">
            <text:p>Sun Nov  3 09:00:00 2019</text:p>
          </table:table-cell>
          <table:table-cell office:value-type="float" office:value="44.395829166666665">
            <text:p>44.39582916666666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03T10:00:00">
            <text:p>Sun Nov  3 10:00:00 2019</text:p>
          </table:table-cell>
          <table:table-cell office:value-type="float" office:value="45.715275">
            <text:p>45.71527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03T11:00:00">
            <text:p>Sun Nov  3 11:00:00 2019</text:p>
          </table:table-cell>
          <table:table-cell office:value-type="float" office:value="47.38888333333333">
            <text:p>47.3888833333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03T12:00:00">
            <text:p>Sun Nov  3 12:00:00 2019</text:p>
          </table:table-cell>
          <table:table-cell office:value-type="float" office:value="48.78471666666667">
            <text:p>48.7847166666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03T13:00:00">
            <text:p>Sun Nov  3 13:00:00 2019</text:p>
          </table:table-cell>
          <table:table-cell office:value-type="float" office:value="49.673608333333334">
            <text:p>49.67360833333333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11-03T14:00:00">
            <text:p>Sun Nov  3 14:00:00 2019</text:p>
          </table:table-cell>
          <table:table-cell office:value-type="float" office:value="50.43749583333334">
            <text:p>50.4374958333333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1-04T10:00:00">
            <text:p>Mon Nov  4 10:00:00 2019</text:p>
          </table:table-cell>
          <table:table-cell office:value-type="float" office:value="51.29861666666667">
            <text:p>51.2986166666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11-04T13:00:00">
            <text:p>Mon Nov  4 13:00:00 2019</text:p>
          </table:table-cell>
          <table:table-cell office:value-type="float" office:value="50.763891666666666">
            <text:p>50.76389166666666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04T14:00:00">
            <text:p>Mon Nov  4 14:00:00 2019</text:p>
          </table:table-cell>
          <table:table-cell office:value-type="float" office:value="50.972225">
            <text:p>50.97222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05T16:00:00">
            <text:p>Tue Nov  5 16:00:00 2019</text:p>
          </table:table-cell>
          <table:table-cell office:value-type="float" office:value="61.78472083333333">
            <text:p>61.7847208333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11-05T17:00:00">
            <text:p>Tue Nov  5 17:00:00 2019</text:p>
          </table:table-cell>
          <table:table-cell office:value-type="float" office:value="61.722220833333324">
            <text:p>61.722220833333324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11-05T18:00:00">
            <text:p>Tue Nov  5 18:00:00 2019</text:p>
          </table:table-cell>
          <table:table-cell office:value-type="float" office:value="61.53472083333333">
            <text:p>61.5347208333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11-05T19:00:00">
            <text:p>Tue Nov  5 19:00:00 2019</text:p>
          </table:table-cell>
          <table:table-cell office:value-type="float" office:value="60.923608333333334">
            <text:p>60.92360833333333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05T20:00:00">
            <text:p>Tue Nov  5 20:00:00 2019</text:p>
          </table:table-cell>
          <table:table-cell office:value-type="float" office:value="60.361108333333334">
            <text:p>60.36110833333333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5T21:00:00">
            <text:p>Tue Nov  5 21:00:00 2019</text:p>
          </table:table-cell>
          <table:table-cell office:value-type="float" office:value="59.59721666666667">
            <text:p>59.5972166666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05T22:00:00">
            <text:p>Tue Nov  5 22:00:00 2019</text:p>
          </table:table-cell>
          <table:table-cell office:value-type="float" office:value="58.9791625">
            <text:p>58.979162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06T08:00:00">
            <text:p>Wed Nov  6 08:00:00 2019</text:p>
          </table:table-cell>
          <table:table-cell office:value-type="float" office:value="52.2638875">
            <text:p>52.263887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06T10:00:00">
            <text:p>Wed Nov  6 10:00:00 2019</text:p>
          </table:table-cell>
          <table:table-cell office:value-type="float" office:value="50.50694166666667">
            <text:p>50.5069416666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06T11:00:00">
            <text:p>Wed Nov  6 11:00:00 2019</text:p>
          </table:table-cell>
          <table:table-cell office:value-type="float" office:value="49.8263875">
            <text:p>49.826387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06T14:00:00">
            <text:p>Wed Nov  6 14:00:00 2019</text:p>
          </table:table-cell>
          <table:table-cell office:value-type="float" office:value="47.840275">
            <text:p>47.84027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1-06T17:00:00">
            <text:p>Wed Nov  6 17:00:00 2019</text:p>
          </table:table-cell>
          <table:table-cell office:value-type="float" office:value="47.45832916666666">
            <text:p>47.4583291666666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06T18:00:00">
            <text:p>Wed Nov  6 18:00:00 2019</text:p>
          </table:table-cell>
          <table:table-cell office:value-type="float" office:value="47.30554999999999">
            <text:p>47.30554999999999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1-06T19:00:00">
            <text:p>Wed Nov  6 19:00:00 2019</text:p>
          </table:table-cell>
          <table:table-cell office:value-type="float" office:value="47.36110416666666">
            <text:p>47.3611041666666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1-06T20:00:00">
            <text:p>Wed Nov  6 20:00:00 2019</text:p>
          </table:table-cell>
          <table:table-cell office:value-type="float" office:value="47.263883333333325">
            <text:p>47.26388333333332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1-06T21:00:00">
            <text:p>Wed Nov  6 21:00:00 2019</text:p>
          </table:table-cell>
          <table:table-cell office:value-type="float" office:value="47.34721666666666">
            <text:p>47.3472166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1-06T22:00:00">
            <text:p>Wed Nov  6 22:00:00 2019</text:p>
          </table:table-cell>
          <table:table-cell office:value-type="float" office:value="47.416662499999994">
            <text:p>47.41666249999999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06T23:00:00">
            <text:p>Wed Nov  6 23:00:00 2019</text:p>
          </table:table-cell>
          <table:table-cell office:value-type="float" office:value="47.229162499999994">
            <text:p>47.229162499999994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07T12:00:00">
            <text:p>Thu Nov  7 12:00:00 2019</text:p>
          </table:table-cell>
          <table:table-cell office:value-type="float" office:value="46.034720833333324">
            <text:p>46.03472083333332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07T13:00:00">
            <text:p>Thu Nov  7 13:00:00 2019</text:p>
          </table:table-cell>
          <table:table-cell office:value-type="float" office:value="45.95833333333332">
            <text:p>45.9583333333333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07T14:00:00">
            <text:p>Thu Nov  7 14:00:00 2019</text:p>
          </table:table-cell>
          <table:table-cell office:value-type="float" office:value="45.98611249999999">
            <text:p>45.98611249999999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1-07T15:00:00">
            <text:p>Thu Nov  7 15:00:00 2019</text:p>
          </table:table-cell>
          <table:table-cell office:value-type="float" office:value="46.30555833333333">
            <text:p>46.3055583333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11-07T16:00:00">
            <text:p>Thu Nov  7 16:00:00 2019</text:p>
          </table:table-cell>
          <table:table-cell office:value-type="float" office:value="46.58333333333332">
            <text:p>46.58333333333332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11-07T17:00:00">
            <text:p>Thu Nov  7 17:00:00 2019</text:p>
          </table:table-cell>
          <table:table-cell office:value-type="float" office:value="46.888891666666666">
            <text:p>46.888891666666666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11-07T18:00:00">
            <text:p>Thu Nov  7 18:00:00 2019</text:p>
          </table:table-cell>
          <table:table-cell office:value-type="float" office:value="47.215279166666654">
            <text:p>47.215279166666654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07T19:00:00">
            <text:p>Thu Nov  7 19:00:00 2019</text:p>
          </table:table-cell>
          <table:table-cell office:value-type="float" office:value="47.444445833333326">
            <text:p>47.44444583333332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1-07T20:00:00">
            <text:p>Thu Nov  7 20:00:00 2019</text:p>
          </table:table-cell>
          <table:table-cell office:value-type="float" office:value="47.86805416666666">
            <text:p>47.8680541666666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07T21:00:00">
            <text:p>Thu Nov  7 21:00:00 2019</text:p>
          </table:table-cell>
          <table:table-cell office:value-type="float" office:value="47.534720833333324">
            <text:p>47.534720833333324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07T22:00:00">
            <text:p>Thu Nov  7 22:00:00 2019</text:p>
          </table:table-cell>
          <table:table-cell office:value-type="float" office:value="47.034720833333324">
            <text:p>47.03472083333332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1-07T23:00:00">
            <text:p>Thu Nov  7 23:00:00 2019</text:p>
          </table:table-cell>
          <table:table-cell office:value-type="float" office:value="46.76388749999999">
            <text:p>46.76388749999999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1-08T09:00:00">
            <text:p>Fri Nov  8 09:00:00 2019</text:p>
          </table:table-cell>
          <table:table-cell office:value-type="float" office:value="50.020824999999995">
            <text:p>50.02082499999999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08T10:00:00">
            <text:p>Fri Nov  8 10:00:00 2019</text:p>
          </table:table-cell>
          <table:table-cell office:value-type="float" office:value="50.23610416666666">
            <text:p>50.2361041666666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08T11:00:00">
            <text:p>Fri Nov  8 11:00:00 2019</text:p>
          </table:table-cell>
          <table:table-cell office:value-type="float" office:value="50.98610416666666">
            <text:p>50.9861041666666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1-08T12:00:00">
            <text:p>Fri Nov  8 12:00:00 2019</text:p>
          </table:table-cell>
          <table:table-cell office:value-type="float" office:value="51.79860416666666">
            <text:p>51.7986041666666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08T13:00:00">
            <text:p>Fri Nov  8 13:00:00 2019</text:p>
          </table:table-cell>
          <table:table-cell office:value-type="float" office:value="52.48610416666666">
            <text:p>52.48610416666666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08T14:00:00">
            <text:p>Fri Nov  8 14:00:00 2019</text:p>
          </table:table-cell>
          <table:table-cell office:value-type="float" office:value="52.666658333333324">
            <text:p>52.666658333333324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1-08T15:00:00">
            <text:p>Fri Nov  8 15:00:00 2019</text:p>
          </table:table-cell>
          <table:table-cell office:value-type="float" office:value="52.56943749999999">
            <text:p>52.56943749999999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6:00:00">
            <text:p>Fri Nov  8 16:00:00 2019</text:p>
          </table:table-cell>
          <table:table-cell office:value-type="float" office:value="52.43749583333332">
            <text:p>52.4374958333333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7:00:00">
            <text:p>Fri Nov  8 17:00:00 2019</text:p>
          </table:table-cell>
          <table:table-cell office:value-type="float" office:value="52.291662499999994">
            <text:p>52.29166249999999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8:00:00">
            <text:p>Fri Nov  8 18:00:00 2019</text:p>
          </table:table-cell>
          <table:table-cell office:value-type="float" office:value="52.131941666666656">
            <text:p>52.131941666666656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11-08T19:00:00">
            <text:p>Fri Nov  8 19:00:00 2019</text:p>
          </table:table-cell>
          <table:table-cell office:value-type="float" office:value="51.24305416666666">
            <text:p>51.2430541666666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08T20:00:00">
            <text:p>Fri Nov  8 20:00:00 2019</text:p>
          </table:table-cell>
          <table:table-cell office:value-type="float" office:value="50.347220833333324">
            <text:p>50.347220833333324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1-08T21:00:00">
            <text:p>Fri Nov  8 21:00:00 2019</text:p>
          </table:table-cell>
          <table:table-cell office:value-type="float" office:value="50.76388749999999">
            <text:p>50.76388749999999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1-08T22:00:00">
            <text:p>Fri Nov  8 22:00:00 2019</text:p>
          </table:table-cell>
          <table:table-cell office:value-type="float" office:value="51.319441666666656">
            <text:p>51.31944166666665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1-08T23:00:00">
            <text:p>Fri Nov  8 23:00:00 2019</text:p>
          </table:table-cell>
          <table:table-cell office:value-type="float" office:value="51.86110833333333">
            <text:p>51.8611083333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9T00:00:00">
            <text:p>Sat Nov  9 00:00:00 2019</text:p>
          </table:table-cell>
          <table:table-cell office:value-type="float" office:value="52.256941666666656">
            <text:p>52.256941666666656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09T01:00:00">
            <text:p>Sat Nov  9 01:00:00 2019</text:p>
          </table:table-cell>
          <table:table-cell office:value-type="float" office:value="52.631941666666656">
            <text:p>52.631941666666656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09T03:00:00">
            <text:p>Sat Nov  9 03:00:00 2019</text:p>
          </table:table-cell>
          <table:table-cell office:value-type="float" office:value="52.74305416666666">
            <text:p>52.7430541666666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09T12:00:00">
            <text:p>Sat Nov  9 12:00:00 2019</text:p>
          </table:table-cell>
          <table:table-cell office:value-type="float" office:value="50.965279166666654">
            <text:p>50.96527916666665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9T15:00:00">
            <text:p>Sat Nov  9 15:00:00 2019</text:p>
          </table:table-cell>
          <table:table-cell office:value-type="float" office:value="50.81250416666666">
            <text:p>50.8125041666666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1-10T04:00:00">
            <text:p>Sun Nov 10 04:00:00 2019</text:p>
          </table:table-cell>
          <table:table-cell office:value-type="float" office:value="51.63888749999999">
            <text:p>51.63888749999999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10T09:00:00">
            <text:p>Sun Nov 10 09:00:00 2019</text:p>
          </table:table-cell>
          <table:table-cell office:value-type="float" office:value="55.86110833333333">
            <text:p>55.8611083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0T10:00:00">
            <text:p>Sun Nov 10 10:00:00 2019</text:p>
          </table:table-cell>
          <table:table-cell office:value-type="float" office:value="56.95832916666666">
            <text:p>56.9583291666666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1-10T11:00:00">
            <text:p>Sun Nov 10 11:00:00 2019</text:p>
          </table:table-cell>
          <table:table-cell office:value-type="float" office:value="57.79860833333333">
            <text:p>57.7986083333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10T12:00:00">
            <text:p>Sun Nov 10 12:00:00 2019</text:p>
          </table:table-cell>
          <table:table-cell office:value-type="float" office:value="58.256941666666656">
            <text:p>58.25694166666665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10T13:00:00">
            <text:p>Sun Nov 10 13:00:00 2019</text:p>
          </table:table-cell>
          <table:table-cell office:value-type="float" office:value="58.638883333333325">
            <text:p>58.63888333333332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10T14:00:00">
            <text:p>Sun Nov 10 14:00:00 2019</text:p>
          </table:table-cell>
          <table:table-cell office:value-type="float" office:value="58.67360416666666">
            <text:p>58.67360416666666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11-10T15:00:00">
            <text:p>Sun Nov 10 15:00:00 2019</text:p>
          </table:table-cell>
          <table:table-cell office:value-type="float" office:value="58.680545833333326">
            <text:p>58.68054583333332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11-10T16:00:00">
            <text:p>Sun Nov 10 16:00:00 2019</text:p>
          </table:table-cell>
          <table:table-cell office:value-type="float" office:value="58.70137916666666">
            <text:p>58.70137916666666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11-10T17:00:00">
            <text:p>Sun Nov 10 17:00:00 2019</text:p>
          </table:table-cell>
          <table:table-cell office:value-type="float" office:value="58.72915416666666">
            <text:p>58.7291541666666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0T18:00:00">
            <text:p>Sun Nov 10 18:00:00 2019</text:p>
          </table:table-cell>
          <table:table-cell office:value-type="float" office:value="58.90971249999999">
            <text:p>58.90971249999999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10T19:00:00">
            <text:p>Sun Nov 10 19:00:00 2019</text:p>
          </table:table-cell>
          <table:table-cell office:value-type="float" office:value="59.40276666666666">
            <text:p>59.4027666666666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10T20:00:00">
            <text:p>Sun Nov 10 20:00:00 2019</text:p>
          </table:table-cell>
          <table:table-cell office:value-type="float" office:value="60.06943333333333">
            <text:p>60.0694333333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11T17:00:00">
            <text:p>Mon Nov 11 17:00:00 2019</text:p>
          </table:table-cell>
          <table:table-cell office:value-type="float" office:value="49.83333333333332">
            <text:p>49.8333333333333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11T18:00:00">
            <text:p>Mon Nov 11 18:00:00 2019</text:p>
          </table:table-cell>
          <table:table-cell office:value-type="float" office:value="48.93749999999999">
            <text:p>48.93749999999999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11T19:00:00">
            <text:p>Mon Nov 11 19:00:00 2019</text:p>
          </table:table-cell>
          <table:table-cell office:value-type="float" office:value="47.65972499999999">
            <text:p>47.65972499999999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11T20:00:00">
            <text:p>Mon Nov 11 20:00:00 2019</text:p>
          </table:table-cell>
          <table:table-cell office:value-type="float" office:value="46.02083749999999">
            <text:p>46.02083749999999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1-11T21:00:00">
            <text:p>Mon Nov 11 21:00:00 2019</text:p>
          </table:table-cell>
          <table:table-cell office:value-type="float" office:value="43.82639583333332">
            <text:p>43.82639583333332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11-11T22:00:00">
            <text:p>Mon Nov 11 22:00:00 2019</text:p>
          </table:table-cell>
          <table:table-cell office:value-type="float" office:value="41.52084166666666">
            <text:p>41.52084166666666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1-11T23:00:00">
            <text:p>Mon Nov 11 23:00:00 2019</text:p>
          </table:table-cell>
          <table:table-cell office:value-type="float" office:value="39.437508333333334">
            <text:p>39.437508333333334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11-12T00:00:00">
            <text:p>Tue Nov 12 00:00:00 2019</text:p>
          </table:table-cell>
          <table:table-cell office:value-type="float" office:value="37.8055625">
            <text:p>37.805562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1-12T01:00:00">
            <text:p>Tue Nov 12 01:00:00 2019</text:p>
          </table:table-cell>
          <table:table-cell office:value-type="float" office:value="36.86112083333333">
            <text:p>36.8611208333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12T02:00:00">
            <text:p>Tue Nov 12 02:00:00 2019</text:p>
          </table:table-cell>
          <table:table-cell office:value-type="float" office:value="35.50695416666667">
            <text:p>35.5069541666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12T03:00:00">
            <text:p>Tue Nov 12 03:00:00 2019</text:p>
          </table:table-cell>
          <table:table-cell office:value-type="float" office:value="34.09723333333333">
            <text:p>34.0972333333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1-12T04:00:00">
            <text:p>Tue Nov 12 04:00:00 2019</text:p>
          </table:table-cell>
          <table:table-cell office:value-type="float" office:value="32.65973333333333">
            <text:p>32.6597333333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11-12T07:00:00">
            <text:p>Tue Nov 12 07:00:00 2019</text:p>
          </table:table-cell>
          <table:table-cell office:value-type="float" office:value="28.61112083333333">
            <text:p>28.6111208333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1-12T08:00:00">
            <text:p>Tue Nov 12 08:00:00 2019</text:p>
          </table:table-cell>
          <table:table-cell office:value-type="float" office:value="27.708341666666666">
            <text:p>27.70834166666666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1-12T09:00:00">
            <text:p>Tue Nov 12 09:00:00 2019</text:p>
          </table:table-cell>
          <table:table-cell office:value-type="float" office:value="27.04862083333333">
            <text:p>27.0486208333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1-12T10:00:00">
            <text:p>Tue Nov 12 10:00:00 2019</text:p>
          </table:table-cell>
          <table:table-cell office:value-type="float" office:value="26.45834583333333">
            <text:p>26.4583458333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1-12T12:00:00">
            <text:p>Tue Nov 12 12:00:00 2019</text:p>
          </table:table-cell>
          <table:table-cell office:value-type="float" office:value="25.53473333333333">
            <text:p>25.5347333333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12T13:00:00">
            <text:p>Tue Nov 12 13:00:00 2019</text:p>
          </table:table-cell>
          <table:table-cell office:value-type="float" office:value="25.631954166666663">
            <text:p>25.63195416666666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12T14:00:00">
            <text:p>Tue Nov 12 14:00:00 2019</text:p>
          </table:table-cell>
          <table:table-cell office:value-type="float" office:value="26.312512499999997">
            <text:p>26.31251249999999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2T15:00:00">
            <text:p>Tue Nov 12 15:00:00 2019</text:p>
          </table:table-cell>
          <table:table-cell office:value-type="float" office:value="27.451399999999996">
            <text:p>27.451399999999996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1-12T16:00:00">
            <text:p>Tue Nov 12 16:00:00 2019</text:p>
          </table:table-cell>
          <table:table-cell office:value-type="float" office:value="28.513899999999996">
            <text:p>28.513899999999996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11-12T19:00:00">
            <text:p>Tue Nov 12 19:00:00 2019</text:p>
          </table:table-cell>
          <table:table-cell office:value-type="float" office:value="30.930562499999997">
            <text:p>30.93056249999999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1-12T20:00:00">
            <text:p>Tue Nov 12 20:00:00 2019</text:p>
          </table:table-cell>
          <table:table-cell office:value-type="float" office:value="31.909729166666665">
            <text:p>31.90972916666666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11-12T21:00:00">
            <text:p>Tue Nov 12 21:00:00 2019</text:p>
          </table:table-cell>
          <table:table-cell office:value-type="float" office:value="33.73611666666667">
            <text:p>33.7361166666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12T22:00:00">
            <text:p>Tue Nov 12 22:00:00 2019</text:p>
          </table:table-cell>
          <table:table-cell office:value-type="float" office:value="35.81250416666666">
            <text:p>35.81250416666666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13T13:00:00">
            <text:p>Wed Nov 13 13:00:00 2019</text:p>
          </table:table-cell>
          <table:table-cell office:value-type="float" office:value="54.319441666666656">
            <text:p>54.319441666666656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11-13T14:00:00">
            <text:p>Wed Nov 13 14:00:00 2019</text:p>
          </table:table-cell>
          <table:table-cell office:value-type="float" office:value="54.041662499999994">
            <text:p>54.04166249999999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13T15:00:00">
            <text:p>Wed Nov 13 15:00:00 2019</text:p>
          </table:table-cell>
          <table:table-cell office:value-type="float" office:value="53.722220833333324">
            <text:p>53.722220833333324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3T16:00:00">
            <text:p>Wed Nov 13 16:00:00 2019</text:p>
          </table:table-cell>
          <table:table-cell office:value-type="float" office:value="53.673608333333334">
            <text:p>53.673608333333334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11-13T17:00:00">
            <text:p>Wed Nov 13 17:00:00 2019</text:p>
          </table:table-cell>
          <table:table-cell office:value-type="float" office:value="53.38194166666667">
            <text:p>53.3819416666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13T18:00:00">
            <text:p>Wed Nov 13 18:00:00 2019</text:p>
          </table:table-cell>
          <table:table-cell office:value-type="float" office:value="53.090275">
            <text:p>53.09027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13T19:00:00">
            <text:p>Wed Nov 13 19:00:00 2019</text:p>
          </table:table-cell>
          <table:table-cell office:value-type="float" office:value="52.80555416666667">
            <text:p>52.8055541666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14T03:00:00">
            <text:p>Thu Nov 14 03:00:00 2019</text:p>
          </table:table-cell>
          <table:table-cell office:value-type="float" office:value="48.576391666666666">
            <text:p>48.57639166666666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1-14T04:00:00">
            <text:p>Thu Nov 14 04:00:00 2019</text:p>
          </table:table-cell>
          <table:table-cell office:value-type="float" office:value="48.05555833333333">
            <text:p>48.0555583333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11-14T13:00:00">
            <text:p>Thu Nov 14 13:00:00 2019</text:p>
          </table:table-cell>
          <table:table-cell office:value-type="float" office:value="47.409729166666665">
            <text:p>47.40972916666666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1-14T14:00:00">
            <text:p>Thu Nov 14 14:00:00 2019</text:p>
          </table:table-cell>
          <table:table-cell office:value-type="float" office:value="48.041675">
            <text:p>48.04167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14T15:00:00">
            <text:p>Thu Nov 14 15:00:00 2019</text:p>
          </table:table-cell>
          <table:table-cell office:value-type="float" office:value="48.63195416666667">
            <text:p>48.6319541666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11-14T16:00:00">
            <text:p>Thu Nov 14 16:00:00 2019</text:p>
          </table:table-cell>
          <table:table-cell office:value-type="float" office:value="49.19445416666667">
            <text:p>49.1944541666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11-14T17:00:00">
            <text:p>Thu Nov 14 17:00:00 2019</text:p>
          </table:table-cell>
          <table:table-cell office:value-type="float" office:value="49.94445416666667">
            <text:p>49.9444541666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11-14T18:00:00">
            <text:p>Thu Nov 14 18:00:00 2019</text:p>
          </table:table-cell>
          <table:table-cell office:value-type="float" office:value="50.59723333333333">
            <text:p>50.5972333333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11-15T13:00:00">
            <text:p>Fri Nov 15 13:00:00 2019</text:p>
          </table:table-cell>
          <table:table-cell office:value-type="float" office:value="53.63194583333333">
            <text:p>53.6319458333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15T14:00:00">
            <text:p>Fri Nov 15 14:00:00 2019</text:p>
          </table:table-cell>
          <table:table-cell office:value-type="float" office:value="53.90277916666667">
            <text:p>53.9027791666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11-15T15:00:00">
            <text:p>Fri Nov 15 15:00:00 2019</text:p>
          </table:table-cell>
          <table:table-cell office:value-type="float" office:value="53.75694583333333">
            <text:p>53.7569458333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1-15T16:00:00">
            <text:p>Fri Nov 15 16:00:00 2019</text:p>
          </table:table-cell>
          <table:table-cell office:value-type="float" office:value="53.541666666666664">
            <text:p>53.54166666666666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15T17:00:00">
            <text:p>Fri Nov 15 17:00:00 2019</text:p>
          </table:table-cell>
          <table:table-cell office:value-type="float" office:value="53.19444583333333">
            <text:p>53.1944458333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1-15T18:00:00">
            <text:p>Fri Nov 15 18:00:00 2019</text:p>
          </table:table-cell>
          <table:table-cell office:value-type="float" office:value="52.75694583333333">
            <text:p>52.7569458333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1-15T19:00:00">
            <text:p>Fri Nov 15 19:00:00 2019</text:p>
          </table:table-cell>
          <table:table-cell office:value-type="float" office:value="52.3125">
            <text:p>52.312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1-15T20:00:00">
            <text:p>Fri Nov 15 20:00:00 2019</text:p>
          </table:table-cell>
          <table:table-cell office:value-type="float" office:value="52.15277916666667">
            <text:p>52.1527791666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1-15T21:00:00">
            <text:p>Fri Nov 15 21:00:00 2019</text:p>
          </table:table-cell>
          <table:table-cell office:value-type="float" office:value="51.854170833333335">
            <text:p>51.85417083333333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5T22:00:00">
            <text:p>Fri Nov 15 22:00:00 2019</text:p>
          </table:table-cell>
          <table:table-cell office:value-type="float" office:value="51.75000416666666">
            <text:p>51.75000416666666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15T23:00:00">
            <text:p>Fri Nov 15 23:00:00 2019</text:p>
          </table:table-cell>
          <table:table-cell office:value-type="float" office:value="51.7708375">
            <text:p>51.770837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1-16T00:00:00">
            <text:p>Sat Nov 16 00:00:00 2019</text:p>
          </table:table-cell>
          <table:table-cell office:value-type="float" office:value="51.826391666666666">
            <text:p>51.82639166666666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6T01:00:00">
            <text:p>Sat Nov 16 01:00:00 2019</text:p>
          </table:table-cell>
          <table:table-cell office:value-type="float" office:value="51.77777916666667">
            <text:p>51.7777791666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1-16T02:00:00">
            <text:p>Sat Nov 16 02:00:00 2019</text:p>
          </table:table-cell>
          <table:table-cell office:value-type="float" office:value="52.0833375">
            <text:p>52.083337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16T03:00:00">
            <text:p>Sat Nov 16 03:00:00 2019</text:p>
          </table:table-cell>
          <table:table-cell office:value-type="float" office:value="52.24305833333333">
            <text:p>52.2430583333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6T04:00:00">
            <text:p>Sat Nov 16 04:00:00 2019</text:p>
          </table:table-cell>
          <table:table-cell office:value-type="float" office:value="52.24305833333333">
            <text:p>52.2430583333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6T05:00:00">
            <text:p>Sat Nov 16 05:00:00 2019</text:p>
          </table:table-cell>
          <table:table-cell office:value-type="float" office:value="52.30555833333333">
            <text:p>52.3055583333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16T06:00:00">
            <text:p>Sat Nov 16 06:00:00 2019</text:p>
          </table:table-cell>
          <table:table-cell office:value-type="float" office:value="52.36805833333333">
            <text:p>52.3680583333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16T07:00:00">
            <text:p>Sat Nov 16 07:00:00 2019</text:p>
          </table:table-cell>
          <table:table-cell office:value-type="float" office:value="52.472225">
            <text:p>52.47222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16T20:00:00">
            <text:p>Sat Nov 16 20:00:00 2019</text:p>
          </table:table-cell>
          <table:table-cell office:value-type="float" office:value="53.36805833333333">
            <text:p>53.3680583333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16T21:00:00">
            <text:p>Sat Nov 16 21:00:00 2019</text:p>
          </table:table-cell>
          <table:table-cell office:value-type="float" office:value="53.02777916666667">
            <text:p>53.0277791666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1-16T22:00:00">
            <text:p>Sat Nov 16 22:00:00 2019</text:p>
          </table:table-cell>
          <table:table-cell office:value-type="float" office:value="52.729170833333335">
            <text:p>52.72917083333333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16T23:00:00">
            <text:p>Sat Nov 16 23:00:00 2019</text:p>
          </table:table-cell>
          <table:table-cell office:value-type="float" office:value="52.4583375">
            <text:p>52.458337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17T03:00:00">
            <text:p>Sun Nov 17 03:00:00 2019</text:p>
          </table:table-cell>
          <table:table-cell office:value-type="float" office:value="49.479175">
            <text:p>49.47917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1-17T14:00:00">
            <text:p>Sun Nov 17 14:00:00 2019</text:p>
          </table:table-cell>
          <table:table-cell office:value-type="float" office:value="38.79862083333333">
            <text:p>38.7986208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17T16:00:00">
            <text:p>Sun Nov 17 16:00:00 2019</text:p>
          </table:table-cell>
          <table:table-cell office:value-type="float" office:value="36.92361666666667">
            <text:p>36.9236166666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1-17T18:00:00">
            <text:p>Sun Nov 17 18:00:00 2019</text:p>
          </table:table-cell>
          <table:table-cell office:value-type="float" office:value="35.326391666666666">
            <text:p>35.32639166666666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17T19:00:00">
            <text:p>Sun Nov 17 19:00:00 2019</text:p>
          </table:table-cell>
          <table:table-cell office:value-type="float" office:value="35.069449999999996">
            <text:p>35.06944999999999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1-17T20:00:00">
            <text:p>Sun Nov 17 20:00:00 2019</text:p>
          </table:table-cell>
          <table:table-cell office:value-type="float" office:value="35.534725">
            <text:p>35.53472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17T21:00:00">
            <text:p>Sun Nov 17 21:00:00 2019</text:p>
          </table:table-cell>
          <table:table-cell office:value-type="float" office:value="35.854170833333335">
            <text:p>35.85417083333333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17T22:00:00">
            <text:p>Sun Nov 17 22:00:00 2019</text:p>
          </table:table-cell>
          <table:table-cell office:value-type="float" office:value="36.013891666666666">
            <text:p>36.01389166666666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17T23:00:00">
            <text:p>Sun Nov 17 23:00:00 2019</text:p>
          </table:table-cell>
          <table:table-cell office:value-type="float" office:value="36.06250416666666">
            <text:p>36.0625041666666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8T03:00:00">
            <text:p>Mon Nov 18 03:00:00 2019</text:p>
          </table:table-cell>
          <table:table-cell office:value-type="float" office:value="38.26389166666666">
            <text:p>38.2638916666666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1-18T04:00:00">
            <text:p>Mon Nov 18 04:00:00 2019</text:p>
          </table:table-cell>
          <table:table-cell office:value-type="float" office:value="39.59027916666666">
            <text:p>39.5902791666666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8T05:00:00">
            <text:p>Mon Nov 18 05:00:00 2019</text:p>
          </table:table-cell>
          <table:table-cell office:value-type="float" office:value="41.034725">
            <text:p>41.03472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18T06:00:00">
            <text:p>Mon Nov 18 06:00:00 2019</text:p>
          </table:table-cell>
          <table:table-cell office:value-type="float" office:value="42.326391666666666">
            <text:p>42.326391666666666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18T07:00:00">
            <text:p>Mon Nov 18 07:00:00 2019</text:p>
          </table:table-cell>
          <table:table-cell office:value-type="float" office:value="43.25">
            <text:p>43.2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18T08:00:00">
            <text:p>Mon Nov 18 08:00:00 2019</text:p>
          </table:table-cell>
          <table:table-cell office:value-type="float" office:value="43.7013875">
            <text:p>43.701387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1-18T09:00:00">
            <text:p>Mon Nov 18 09:00:00 2019</text:p>
          </table:table-cell>
          <table:table-cell office:value-type="float" office:value="43.6111125">
            <text:p>43.611112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1-18T10:00:00">
            <text:p>Mon Nov 18 10:00:00 2019</text:p>
          </table:table-cell>
          <table:table-cell office:value-type="float" office:value="44.59722083333333">
            <text:p>44.5972208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1-18T11:00:00">
            <text:p>Mon Nov 18 11:00:00 2019</text:p>
          </table:table-cell>
          <table:table-cell office:value-type="float" office:value="45.69444166666667">
            <text:p>45.6944416666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18T12:00:00">
            <text:p>Mon Nov 18 12:00:00 2019</text:p>
          </table:table-cell>
          <table:table-cell office:value-type="float" office:value="46.395829166666665">
            <text:p>46.39582916666666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8T13:00:00">
            <text:p>Mon Nov 18 13:00:00 2019</text:p>
          </table:table-cell>
          <table:table-cell office:value-type="float" office:value="47.33332916666666">
            <text:p>47.3333291666666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1-18T22:00:00">
            <text:p>Mon Nov 18 22:00:00 2019</text:p>
          </table:table-cell>
          <table:table-cell office:value-type="float" office:value="48.37499999999999">
            <text:p>48.37499999999999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1-18T23:00:00">
            <text:p>Mon Nov 18 23:00:00 2019</text:p>
          </table:table-cell>
          <table:table-cell office:value-type="float" office:value="47.583333333333336">
            <text:p>47.58333333333333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11-19T00:00:00">
            <text:p>Tue Nov 19 00:00:00 2019</text:p>
          </table:table-cell>
          <table:table-cell office:value-type="float" office:value="47.20138749999999">
            <text:p>47.20138749999999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1-19T21:00:00">
            <text:p>Tue Nov 19 21:00:00 2019</text:p>
          </table:table-cell>
          <table:table-cell office:value-type="float" office:value="27.25000833333333">
            <text:p>27.2500083333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1-19T22:00:00">
            <text:p>Tue Nov 19 22:00:00 2019</text:p>
          </table:table-cell>
          <table:table-cell office:value-type="float" office:value="27.458341666666666">
            <text:p>27.45834166666666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1-19T23:00:00">
            <text:p>Tue Nov 19 23:00:00 2019</text:p>
          </table:table-cell>
          <table:table-cell office:value-type="float" office:value="26.430562499999997">
            <text:p>26.43056249999999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0T01:00:00">
            <text:p>Wed Nov 20 01:00:00 2019</text:p>
          </table:table-cell>
          <table:table-cell office:value-type="float" office:value="23.583341666666666">
            <text:p>23.583341666666666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1-20T17:00:00">
            <text:p>Wed Nov 20 17:00:00 2019</text:p>
          </table:table-cell>
          <table:table-cell office:value-type="float" office:value="11.659729166666665">
            <text:p>11.65972916666666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11-20T18:00:00">
            <text:p>Wed Nov 20 18:00:00 2019</text:p>
          </table:table-cell>
          <table:table-cell office:value-type="float" office:value="10.152783333333332">
            <text:p>10.15278333333333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1-20T19:00:00">
            <text:p>Wed Nov 20 19:00:00 2019</text:p>
          </table:table-cell>
          <table:table-cell office:value-type="float" office:value="8.854170833333333">
            <text:p>8.85417083333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1-20T20:00:00">
            <text:p>Wed Nov 20 20:00:00 2019</text:p>
          </table:table-cell>
          <table:table-cell office:value-type="float" office:value="7.736112499999997">
            <text:p>7.73611249999999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0T22:00:00">
            <text:p>Wed Nov 20 22:00:00 2019</text:p>
          </table:table-cell>
          <table:table-cell office:value-type="float" office:value="7.090279166666665">
            <text:p>7.09027916666666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11-20T23:00:00">
            <text:p>Wed Nov 20 23:00:00 2019</text:p>
          </table:table-cell>
          <table:table-cell office:value-type="float" office:value="7.048612499999998">
            <text:p>7.04861249999999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0:00:00">
            <text:p>Thu Nov 21 00:00:00 2019</text:p>
          </table:table-cell>
          <table:table-cell office:value-type="float" office:value="6.993058333333331">
            <text:p>6.99305833333333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1:00:00">
            <text:p>Thu Nov 21 01:00:00 2019</text:p>
          </table:table-cell>
          <table:table-cell office:value-type="float" office:value="6.840279166666665">
            <text:p>6.84027916666666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2:00:00">
            <text:p>Thu Nov 21 02:00:00 2019</text:p>
          </table:table-cell>
          <table:table-cell office:value-type="float" office:value="6.479166666666664">
            <text:p>6.47916666666666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1-21T04:00:00">
            <text:p>Thu Nov 21 04:00:00 2019</text:p>
          </table:table-cell>
          <table:table-cell office:value-type="float" office:value="4.944445833333331">
            <text:p>4.94444583333333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1-21T05:00:00">
            <text:p>Thu Nov 21 05:00:00 2019</text:p>
          </table:table-cell>
          <table:table-cell office:value-type="float" office:value="4.451387499999997">
            <text:p>4.45138749999999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1-21T07:00:00">
            <text:p>Thu Nov 21 07:00:00 2019</text:p>
          </table:table-cell>
          <table:table-cell office:value-type="float" office:value="3.993054166666664">
            <text:p>3.993054166666664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1-21T09:00:00">
            <text:p>Thu Nov 21 09:00:00 2019</text:p>
          </table:table-cell>
          <table:table-cell office:value-type="float" office:value="4.0416624999999975">
            <text:p>4.041662499999997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1-21T10:00:00">
            <text:p>Thu Nov 21 10:00:00 2019</text:p>
          </table:table-cell>
          <table:table-cell office:value-type="float" office:value="4.0138833333333315">
            <text:p>4.013883333333331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11-21T11:00:00">
            <text:p>Thu Nov 21 11:00:00 2019</text:p>
          </table:table-cell>
          <table:table-cell office:value-type="float" office:value="4.0833291666666645">
            <text:p>4.083329166666664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1-21T12:00:00">
            <text:p>Thu Nov 21 12:00:00 2019</text:p>
          </table:table-cell>
          <table:table-cell office:value-type="float" office:value="4.6180499999999975">
            <text:p>4.618049999999997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1-21T13:00:00">
            <text:p>Thu Nov 21 13:00:00 2019</text:p>
          </table:table-cell>
          <table:table-cell office:value-type="float" office:value="5.5833291666666645">
            <text:p>5.583329166666664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1-21T14:00:00">
            <text:p>Thu Nov 21 14:00:00 2019</text:p>
          </table:table-cell>
          <table:table-cell office:value-type="float" office:value="6.993049999999997">
            <text:p>6.99304999999999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21T15:00:00">
            <text:p>Thu Nov 21 15:00:00 2019</text:p>
          </table:table-cell>
          <table:table-cell office:value-type="float" office:value="8.618049999999998">
            <text:p>8.618049999999998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21T16:00:00">
            <text:p>Thu Nov 21 16:00:00 2019</text:p>
          </table:table-cell>
          <table:table-cell office:value-type="float" office:value="9.861104166666665">
            <text:p>9.86110416666666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21T17:00:00">
            <text:p>Thu Nov 21 17:00:00 2019</text:p>
          </table:table-cell>
          <table:table-cell office:value-type="float" office:value="10.791662499999996">
            <text:p>10.791662499999996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1-21T19:00:00">
            <text:p>Thu Nov 21 19:00:00 2019</text:p>
          </table:table-cell>
          <table:table-cell office:value-type="float" office:value="10.312495833333331">
            <text:p>10.312495833333331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1-21T20:00:00">
            <text:p>Thu Nov 21 20:00:00 2019</text:p>
          </table:table-cell>
          <table:table-cell office:value-type="float" office:value="11.166662499999996">
            <text:p>11.16666249999999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1T21:00:00">
            <text:p>Thu Nov 21 21:00:00 2019</text:p>
          </table:table-cell>
          <table:table-cell office:value-type="float" office:value="12.82638333333333">
            <text:p>12.8263833333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21T22:00:00">
            <text:p>Thu Nov 21 22:00:00 2019</text:p>
          </table:table-cell>
          <table:table-cell office:value-type="float" office:value="14.54165833333333">
            <text:p>14.5416583333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1T23:00:00">
            <text:p>Thu Nov 21 23:00:00 2019</text:p>
          </table:table-cell>
          <table:table-cell office:value-type="float" office:value="16.18054583333333">
            <text:p>16.1805458333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1-22T00:00:00">
            <text:p>Fri Nov 22 00:00:00 2019</text:p>
          </table:table-cell>
          <table:table-cell office:value-type="float" office:value="17.520825">
            <text:p>17.52082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22T01:00:00">
            <text:p>Fri Nov 22 01:00:00 2019</text:p>
          </table:table-cell>
          <table:table-cell office:value-type="float" office:value="19.04165833333333">
            <text:p>19.0416583333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1-22T02:00:00">
            <text:p>Fri Nov 22 02:00:00 2019</text:p>
          </table:table-cell>
          <table:table-cell office:value-type="float" office:value="20.597212499999998">
            <text:p>20.59721249999999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1-22T03:00:00">
            <text:p>Fri Nov 22 03:00:00 2019</text:p>
          </table:table-cell>
          <table:table-cell office:value-type="float" office:value="22.069437499999996">
            <text:p>22.069437499999996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2T04:00:00">
            <text:p>Fri Nov 22 04:00:00 2019</text:p>
          </table:table-cell>
          <table:table-cell office:value-type="float" office:value="23.819437499999996">
            <text:p>23.81943749999999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1-22T05:00:00">
            <text:p>Fri Nov 22 05:00:00 2019</text:p>
          </table:table-cell>
          <table:table-cell office:value-type="float" office:value="25.20138333333333">
            <text:p>25.2013833333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1-22T06:00:00">
            <text:p>Fri Nov 22 06:00:00 2019</text:p>
          </table:table-cell>
          <table:table-cell office:value-type="float" office:value="26.305549999999997">
            <text:p>26.30554999999999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11-22T07:00:00">
            <text:p>Fri Nov 22 07:00:00 2019</text:p>
          </table:table-cell>
          <table:table-cell office:value-type="float" office:value="27.236104166666664">
            <text:p>27.236104166666664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22T11:00:00">
            <text:p>Fri Nov 22 11:00:00 2019</text:p>
          </table:table-cell>
          <table:table-cell office:value-type="float" office:value="31.708329166666662">
            <text:p>31.708329166666662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11-22T12:00:00">
            <text:p>Fri Nov 22 12:00:00 2019</text:p>
          </table:table-cell>
          <table:table-cell office:value-type="float" office:value="33.15972083333333">
            <text:p>33.1597208333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22T13:00:00">
            <text:p>Fri Nov 22 13:00:00 2019</text:p>
          </table:table-cell>
          <table:table-cell office:value-type="float" office:value="34.34722083333333">
            <text:p>34.3472208333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22T14:00:00">
            <text:p>Fri Nov 22 14:00:00 2019</text:p>
          </table:table-cell>
          <table:table-cell office:value-type="float" office:value="35.069445833333326">
            <text:p>35.06944583333332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1-22T15:00:00">
            <text:p>Fri Nov 22 15:00:00 2019</text:p>
          </table:table-cell>
          <table:table-cell office:value-type="float" office:value="35.72222083333333">
            <text:p>35.7222208333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22T16:00:00">
            <text:p>Fri Nov 22 16:00:00 2019</text:p>
          </table:table-cell>
          <table:table-cell office:value-type="float" office:value="36.56944166666666">
            <text:p>36.56944166666666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11-22T17:00:00">
            <text:p>Fri Nov 22 17:00:00 2019</text:p>
          </table:table-cell>
          <table:table-cell office:value-type="float" office:value="37.48610833333333">
            <text:p>37.4861083333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1-22T18:00:00">
            <text:p>Fri Nov 22 18:00:00 2019</text:p>
          </table:table-cell>
          <table:table-cell office:value-type="float" office:value="39.45138333333333">
            <text:p>39.4513833333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22T19:00:00">
            <text:p>Fri Nov 22 19:00:00 2019</text:p>
          </table:table-cell>
          <table:table-cell office:value-type="float" office:value="41.590275">
            <text:p>41.59027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1-23T11:00:00">
            <text:p>Sat Nov 23 11:00:00 2019</text:p>
          </table:table-cell>
          <table:table-cell office:value-type="float" office:value="52.57639583333333">
            <text:p>52.5763958333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23T12:00:00">
            <text:p>Sat Nov 23 12:00:00 2019</text:p>
          </table:table-cell>
          <table:table-cell office:value-type="float" office:value="53.17361666666667">
            <text:p>53.1736166666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1-23T13:00:00">
            <text:p>Sat Nov 23 13:00:00 2019</text:p>
          </table:table-cell>
          <table:table-cell office:value-type="float" office:value="53.79861666666667">
            <text:p>53.7986166666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11-23T14:00:00">
            <text:p>Sat Nov 23 14:00:00 2019</text:p>
          </table:table-cell>
          <table:table-cell office:value-type="float" office:value="54.48611666666667">
            <text:p>54.4861166666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11-23T15:00:00">
            <text:p>Sat Nov 23 15:00:00 2019</text:p>
          </table:table-cell>
          <table:table-cell office:value-type="float" office:value="55.21528333333333">
            <text:p>55.2152833333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3T16:00:00">
            <text:p>Sat Nov 23 16:00:00 2019</text:p>
          </table:table-cell>
          <table:table-cell office:value-type="float" office:value="56.02778333333333">
            <text:p>56.0277833333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4T17:00:00">
            <text:p>Sun Nov 24 17:00:00 2019</text:p>
          </table:table-cell>
          <table:table-cell office:value-type="float" office:value="44.68749583333332">
            <text:p>44.68749583333332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11-24T18:00:00">
            <text:p>Sun Nov 24 18:00:00 2019</text:p>
          </table:table-cell>
          <table:table-cell office:value-type="float" office:value="44.56249583333332">
            <text:p>44.56249583333332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9-11-25T15:00:00">
            <text:p>Mon Nov 25 15:00:00 2019</text:p>
          </table:table-cell>
          <table:table-cell office:value-type="float" office:value="41.145833333333336">
            <text:p>41.14583333333333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25T18:00:00">
            <text:p>Mon Nov 25 18:00:00 2019</text:p>
          </table:table-cell>
          <table:table-cell office:value-type="float" office:value="38.05555416666667">
            <text:p>38.0555541666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1-25T19:00:00">
            <text:p>Mon Nov 25 19:00:00 2019</text:p>
          </table:table-cell>
          <table:table-cell office:value-type="float" office:value="37.15972083333333">
            <text:p>37.1597208333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25T20:00:00">
            <text:p>Mon Nov 25 20:00:00 2019</text:p>
          </table:table-cell>
          <table:table-cell office:value-type="float" office:value="36.1736125">
            <text:p>36.173612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1-25T21:00:00">
            <text:p>Mon Nov 25 21:00:00 2019</text:p>
          </table:table-cell>
          <table:table-cell office:value-type="float" office:value="35.21527916666667">
            <text:p>35.2152791666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1-25T22:00:00">
            <text:p>Mon Nov 25 22:00:00 2019</text:p>
          </table:table-cell>
          <table:table-cell office:value-type="float" office:value="34.46527916666667">
            <text:p>34.4652791666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1-25T23:00:00">
            <text:p>Mon Nov 25 23:00:00 2019</text:p>
          </table:table-cell>
          <table:table-cell office:value-type="float" office:value="33.979166666666664">
            <text:p>33.97916666666666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6T00:00:00">
            <text:p>Tue Nov 26 00:00:00 2019</text:p>
          </table:table-cell>
          <table:table-cell office:value-type="float" office:value="33.69444166666667">
            <text:p>33.6944416666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26T01:00:00">
            <text:p>Tue Nov 26 01:00:00 2019</text:p>
          </table:table-cell>
          <table:table-cell office:value-type="float" office:value="33.673608333333334">
            <text:p>33.67360833333333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6T02:00:00">
            <text:p>Tue Nov 26 02:00:00 2019</text:p>
          </table:table-cell>
          <table:table-cell office:value-type="float" office:value="33.49305416666667">
            <text:p>33.4930541666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1-26T06:00:00">
            <text:p>Tue Nov 26 06:00:00 2019</text:p>
          </table:table-cell>
          <table:table-cell office:value-type="float" office:value="33.15972083333333">
            <text:p>33.1597208333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11-26T09:00:00">
            <text:p>Tue Nov 26 09:00:00 2019</text:p>
          </table:table-cell>
          <table:table-cell office:value-type="float" office:value="33.291666666666664">
            <text:p>33.291666666666664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1-26T12:00:00">
            <text:p>Tue Nov 26 12:00:00 2019</text:p>
          </table:table-cell>
          <table:table-cell office:value-type="float" office:value="32.347225">
            <text:p>32.34722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6T13:00:00">
            <text:p>Tue Nov 26 13:00:00 2019</text:p>
          </table:table-cell>
          <table:table-cell office:value-type="float" office:value="31.930558333333334">
            <text:p>31.930558333333334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26T14:00:00">
            <text:p>Tue Nov 26 14:00:00 2019</text:p>
          </table:table-cell>
          <table:table-cell office:value-type="float" office:value="31.194445833333333">
            <text:p>31.19444583333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1-26T15:00:00">
            <text:p>Tue Nov 26 15:00:00 2019</text:p>
          </table:table-cell>
          <table:table-cell office:value-type="float" office:value="30.590279166666665">
            <text:p>30.59027916666666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1-26T16:00:00">
            <text:p>Tue Nov 26 16:00:00 2019</text:p>
          </table:table-cell>
          <table:table-cell office:value-type="float" office:value="30.22916666666666">
            <text:p>30.2291666666666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11-26T17:00:00">
            <text:p>Tue Nov 26 17:00:00 2019</text:p>
          </table:table-cell>
          <table:table-cell office:value-type="float" office:value="30.034724999999998">
            <text:p>30.034724999999998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1-26T18:00:00">
            <text:p>Tue Nov 26 18:00:00 2019</text:p>
          </table:table-cell>
          <table:table-cell office:value-type="float" office:value="30.04167083333333">
            <text:p>30.0416708333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26T19:00:00">
            <text:p>Tue Nov 26 19:00:00 2019</text:p>
          </table:table-cell>
          <table:table-cell office:value-type="float" office:value="30.29167083333333">
            <text:p>30.2916708333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11-26T20:00:00">
            <text:p>Tue Nov 26 20:00:00 2019</text:p>
          </table:table-cell>
          <table:table-cell office:value-type="float" office:value="30.5208375">
            <text:p>30.520837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1-26T21:00:00">
            <text:p>Tue Nov 26 21:00:00 2019</text:p>
          </table:table-cell>
          <table:table-cell office:value-type="float" office:value="30.66667083333333">
            <text:p>30.6666708333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1-26T22:00:00">
            <text:p>Tue Nov 26 22:00:00 2019</text:p>
          </table:table-cell>
          <table:table-cell office:value-type="float" office:value="30.909729166666665">
            <text:p>30.90972916666666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6T23:00:00">
            <text:p>Tue Nov 26 23:00:00 2019</text:p>
          </table:table-cell>
          <table:table-cell office:value-type="float" office:value="31.395841666666666">
            <text:p>31.3958416666666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27T00:00:00">
            <text:p>Wed Nov 27 00:00:00 2019</text:p>
          </table:table-cell>
          <table:table-cell office:value-type="float" office:value="32.04862083333333">
            <text:p>32.0486208333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1-27T01:00:00">
            <text:p>Wed Nov 27 01:00:00 2019</text:p>
          </table:table-cell>
          <table:table-cell office:value-type="float" office:value="32.625008333333334">
            <text:p>32.62500833333333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1-27T02:00:00">
            <text:p>Wed Nov 27 02:00:00 2019</text:p>
          </table:table-cell>
          <table:table-cell office:value-type="float" office:value="33.187508333333334">
            <text:p>33.187508333333334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11-27T03:00:00">
            <text:p>Wed Nov 27 03:00:00 2019</text:p>
          </table:table-cell>
          <table:table-cell office:value-type="float" office:value="33.909729166666665">
            <text:p>33.90972916666666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1-27T04:00:00">
            <text:p>Wed Nov 27 04:00:00 2019</text:p>
          </table:table-cell>
          <table:table-cell office:value-type="float" office:value="34.34028333333333">
            <text:p>34.3402833333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1-27T05:00:00">
            <text:p>Wed Nov 27 05:00:00 2019</text:p>
          </table:table-cell>
          <table:table-cell office:value-type="float" office:value="34.791670833333335">
            <text:p>34.79167083333333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11-27T06:00:00">
            <text:p>Wed Nov 27 06:00:00 2019</text:p>
          </table:table-cell>
          <table:table-cell office:value-type="float" office:value="35.43055833333333">
            <text:p>35.4305583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1-27T07:00:00">
            <text:p>Wed Nov 27 07:00:00 2019</text:p>
          </table:table-cell>
          <table:table-cell office:value-type="float" office:value="35.854166666666664">
            <text:p>35.85416666666666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27T08:00:00">
            <text:p>Wed Nov 27 08:00:00 2019</text:p>
          </table:table-cell>
          <table:table-cell office:value-type="float" office:value="36.145833333333336">
            <text:p>36.14583333333333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27T09:00:00">
            <text:p>Wed Nov 27 09:00:00 2019</text:p>
          </table:table-cell>
          <table:table-cell office:value-type="float" office:value="36.11805416666666">
            <text:p>36.1180541666666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1-27T10:00:00">
            <text:p>Wed Nov 27 10:00:00 2019</text:p>
          </table:table-cell>
          <table:table-cell office:value-type="float" office:value="36.24305416666666">
            <text:p>36.2430541666666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1-27T11:00:00">
            <text:p>Wed Nov 27 11:00:00 2019</text:p>
          </table:table-cell>
          <table:table-cell office:value-type="float" office:value="36.53472083333333">
            <text:p>36.5347208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1-27T12:00:00">
            <text:p>Wed Nov 27 12:00:00 2019</text:p>
          </table:table-cell>
          <table:table-cell office:value-type="float" office:value="36.84722083333333">
            <text:p>36.8472208333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27T14:00:00">
            <text:p>Wed Nov 27 14:00:00 2019</text:p>
          </table:table-cell>
          <table:table-cell office:value-type="float" office:value="38.42360833333333">
            <text:p>38.4236083333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1-27T15:00:00">
            <text:p>Wed Nov 27 15:00:00 2019</text:p>
          </table:table-cell>
          <table:table-cell office:value-type="float" office:value="39.48610833333333">
            <text:p>39.4861083333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1-27T16:00:00">
            <text:p>Wed Nov 27 16:00:00 2019</text:p>
          </table:table-cell>
          <table:table-cell office:value-type="float" office:value="40.49305416666666">
            <text:p>40.49305416666666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11-27T17:00:00">
            <text:p>Wed Nov 27 17:00:00 2019</text:p>
          </table:table-cell>
          <table:table-cell office:value-type="float" office:value="41.277775">
            <text:p>41.27777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11-27T18:00:00">
            <text:p>Wed Nov 27 18:00:00 2019</text:p>
          </table:table-cell>
          <table:table-cell office:value-type="float" office:value="41.49305416666666">
            <text:p>41.4930541666666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27T19:00:00">
            <text:p>Wed Nov 27 19:00:00 2019</text:p>
          </table:table-cell>
          <table:table-cell office:value-type="float" office:value="41.18055416666666">
            <text:p>41.1805541666666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1-27T20:00:00">
            <text:p>Wed Nov 27 20:00:00 2019</text:p>
          </table:table-cell>
          <table:table-cell office:value-type="float" office:value="40.527775">
            <text:p>40.52777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27T21:00:00">
            <text:p>Wed Nov 27 21:00:00 2019</text:p>
          </table:table-cell>
          <table:table-cell office:value-type="float" office:value="40.03472083333333">
            <text:p>40.0347208333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27T22:00:00">
            <text:p>Wed Nov 27 22:00:00 2019</text:p>
          </table:table-cell>
          <table:table-cell office:value-type="float" office:value="39.78472083333333">
            <text:p>39.7847208333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1-27T23:00:00">
            <text:p>Wed Nov 27 23:00:00 2019</text:p>
          </table:table-cell>
          <table:table-cell office:value-type="float" office:value="39.708329166666665">
            <text:p>39.70832916666666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11-28T00:00:00">
            <text:p>Thu Nov 28 00:00:00 2019</text:p>
          </table:table-cell>
          <table:table-cell office:value-type="float" office:value="39.15971666666666">
            <text:p>39.15971666666666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1-28T01:00:00">
            <text:p>Thu Nov 28 01:00:00 2019</text:p>
          </table:table-cell>
          <table:table-cell office:value-type="float" office:value="38.57638333333333">
            <text:p>38.5763833333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28T08:00:00">
            <text:p>Thu Nov 28 08:00:00 2019</text:p>
          </table:table-cell>
          <table:table-cell office:value-type="float" office:value="31.430558333333334">
            <text:p>31.430558333333334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1-28T18:00:00">
            <text:p>Thu Nov 28 18:00:00 2019</text:p>
          </table:table-cell>
          <table:table-cell office:value-type="float" office:value="24.5208375">
            <text:p>24.520837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1-28T19:00:00">
            <text:p>Thu Nov 28 19:00:00 2019</text:p>
          </table:table-cell>
          <table:table-cell office:value-type="float" office:value="23.402783333333332">
            <text:p>23.402783333333332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8T20:00:00">
            <text:p>Thu Nov 28 20:00:00 2019</text:p>
          </table:table-cell>
          <table:table-cell office:value-type="float" office:value="22.67361666666666">
            <text:p>22.6736166666666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8T21:00:00">
            <text:p>Thu Nov 28 21:00:00 2019</text:p>
          </table:table-cell>
          <table:table-cell office:value-type="float" office:value="21.548616666666664">
            <text:p>21.548616666666664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1-28T22:00:00">
            <text:p>Thu Nov 28 22:00:00 2019</text:p>
          </table:table-cell>
          <table:table-cell office:value-type="float" office:value="21.062504166666663">
            <text:p>21.06250416666666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1-28T23:00:00">
            <text:p>Thu Nov 28 23:00:00 2019</text:p>
          </table:table-cell>
          <table:table-cell office:value-type="float" office:value="20.763891666666662">
            <text:p>20.76389166666666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1-29T18:00:00">
            <text:p>Fri Nov 29 18:00:00 2019</text:p>
          </table:table-cell>
          <table:table-cell office:value-type="float" office:value="24.793054166666664">
            <text:p>24.793054166666664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29T19:00:00">
            <text:p>Fri Nov 29 19:00:00 2019</text:p>
          </table:table-cell>
          <table:table-cell office:value-type="float" office:value="26.376387499999996">
            <text:p>26.376387499999996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29T20:00:00">
            <text:p>Fri Nov 29 20:00:00 2019</text:p>
          </table:table-cell>
          <table:table-cell office:value-type="float" office:value="26.633329166666666">
            <text:p>26.63332916666666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1-29T21:00:00">
            <text:p>Fri Nov 29 21:00:00 2019</text:p>
          </table:table-cell>
          <table:table-cell office:value-type="float" office:value="26.195829166666666">
            <text:p>26.19582916666666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9T22:00:00">
            <text:p>Fri Nov 29 22:00:00 2019</text:p>
          </table:table-cell>
          <table:table-cell office:value-type="float" office:value="24.529162499999998">
            <text:p>24.52916249999999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29T23:00:00">
            <text:p>Fri Nov 29 23:00:00 2019</text:p>
          </table:table-cell>
          <table:table-cell office:value-type="float" office:value="22.904162499999998">
            <text:p>22.904162499999998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1-30T00:00:00">
            <text:p>Sat Nov 30 00:00:00 2019</text:p>
          </table:table-cell>
          <table:table-cell office:value-type="float" office:value="22.11249583333333">
            <text:p>22.1124958333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1-30T01:00:00">
            <text:p>Sat Nov 30 01:00:00 2019</text:p>
          </table:table-cell>
          <table:table-cell office:value-type="float" office:value="22.28610416666666">
            <text:p>22.2861041666666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1-30T02:00:00">
            <text:p>Sat Nov 30 02:00:00 2019</text:p>
          </table:table-cell>
          <table:table-cell office:value-type="float" office:value="22.6819375">
            <text:p>22.681937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1-30T03:00:00">
            <text:p>Sat Nov 30 03:00:00 2019</text:p>
          </table:table-cell>
          <table:table-cell office:value-type="float" office:value="23.626383333333333">
            <text:p>23.62638333333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1-30T04:00:00">
            <text:p>Sat Nov 30 04:00:00 2019</text:p>
          </table:table-cell>
          <table:table-cell office:value-type="float" office:value="23.980549999999994">
            <text:p>23.98054999999999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1-30T05:00:00">
            <text:p>Sat Nov 30 05:00:00 2019</text:p>
          </table:table-cell>
          <table:table-cell office:value-type="float" office:value="24.22360416666666">
            <text:p>24.22360416666666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1-30T06:00:00">
            <text:p>Sat Nov 30 06:00:00 2019</text:p>
          </table:table-cell>
          <table:table-cell office:value-type="float" office:value="24.813883333333326">
            <text:p>24.813883333333326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30T07:00:00">
            <text:p>Sat Nov 30 07:00:00 2019</text:p>
          </table:table-cell>
          <table:table-cell office:value-type="float" office:value="25.008324999999996">
            <text:p>25.00832499999999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11-30T08:00:00">
            <text:p>Sat Nov 30 08:00:00 2019</text:p>
          </table:table-cell>
          <table:table-cell office:value-type="float" office:value="25.466658333333328">
            <text:p>25.466658333333328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30T09:00:00">
            <text:p>Sat Nov 30 09:00:00 2019</text:p>
          </table:table-cell>
          <table:table-cell office:value-type="float" office:value="25.320824999999996">
            <text:p>25.320824999999996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1-30T10:00:00">
            <text:p>Sat Nov 30 10:00:00 2019</text:p>
          </table:table-cell>
          <table:table-cell office:value-type="float" office:value="25.52221666666666">
            <text:p>25.5222166666666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30T11:00:00">
            <text:p>Sat Nov 30 11:00:00 2019</text:p>
          </table:table-cell>
          <table:table-cell office:value-type="float" office:value="25.563883333333326">
            <text:p>25.56388333333332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30T12:00:00">
            <text:p>Sat Nov 30 12:00:00 2019</text:p>
          </table:table-cell>
          <table:table-cell office:value-type="float" office:value="25.88332916666666">
            <text:p>25.8833291666666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30T13:00:00">
            <text:p>Sat Nov 30 13:00:00 2019</text:p>
          </table:table-cell>
          <table:table-cell office:value-type="float" office:value="27.043054166666664">
            <text:p>27.043054166666664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30T14:00:00">
            <text:p>Sat Nov 30 14:00:00 2019</text:p>
          </table:table-cell>
          <table:table-cell office:value-type="float" office:value="28.751387499999996">
            <text:p>28.75138749999999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1-30T15:00:00">
            <text:p>Sat Nov 30 15:00:00 2019</text:p>
          </table:table-cell>
          <table:table-cell office:value-type="float" office:value="29.34860833333333">
            <text:p>29.3486083333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30T16:00:00">
            <text:p>Sat Nov 30 16:00:00 2019</text:p>
          </table:table-cell>
          <table:table-cell office:value-type="float" office:value="29.654162499999998">
            <text:p>29.654162499999998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1-30T17:00:00">
            <text:p>Sat Nov 30 17:00:00 2019</text:p>
          </table:table-cell>
          <table:table-cell office:value-type="float" office:value="30.298608333333334">
            <text:p>30.298608333333334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30T18:00:00">
            <text:p>Sat Nov 30 18:00:00 2019</text:p>
          </table:table-cell>
          <table:table-cell office:value-type="float" office:value="30.645833333333332">
            <text:p>30.64583333333333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1-30T19:00:00">
            <text:p>Sat Nov 30 19:00:00 2019</text:p>
          </table:table-cell>
          <table:table-cell office:value-type="float" office:value="30.798608333333334">
            <text:p>30.79860833333333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1-30T20:00:00">
            <text:p>Sat Nov 30 20:00:00 2019</text:p>
          </table:table-cell>
          <table:table-cell office:value-type="float" office:value="32.520833333333336">
            <text:p>32.520833333333336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11-30T21:00:00">
            <text:p>Sat Nov 30 21:00:00 2019</text:p>
          </table:table-cell>
          <table:table-cell office:value-type="float" office:value="34.59722083333333">
            <text:p>34.5972208333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11-30T22:00:00">
            <text:p>Sat Nov 30 22:00:00 2019</text:p>
          </table:table-cell>
          <table:table-cell office:value-type="float" office:value="36.50694166666667">
            <text:p>36.5069416666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30T23:00:00">
            <text:p>Sat Nov 30 23:00:00 2019</text:p>
          </table:table-cell>
          <table:table-cell office:value-type="float" office:value="37.965275">
            <text:p>37.96527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2-01T00:00:00">
            <text:p>Sun Dec  1 00:00:00 2019</text:p>
          </table:table-cell>
          <table:table-cell office:value-type="float" office:value="38.5763875">
            <text:p>38.576387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01T01:00:00">
            <text:p>Sun Dec  1 01:00:00 2019</text:p>
          </table:table-cell>
          <table:table-cell office:value-type="float" office:value="38.541666666666664">
            <text:p>38.541666666666664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2-01T02:00:00">
            <text:p>Sun Dec  1 02:00:00 2019</text:p>
          </table:table-cell>
          <table:table-cell office:value-type="float" office:value="38.55555416666667">
            <text:p>38.5555541666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2-01T03:00:00">
            <text:p>Sun Dec  1 03:00:00 2019</text:p>
          </table:table-cell>
          <table:table-cell office:value-type="float" office:value="39.0">
            <text:p>39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2-01T04:00:00">
            <text:p>Sun Dec  1 04:00:00 2019</text:p>
          </table:table-cell>
          <table:table-cell office:value-type="float" office:value="39.6875">
            <text:p>39.68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2-01T05:00:00">
            <text:p>Sun Dec  1 05:00:00 2019</text:p>
          </table:table-cell>
          <table:table-cell office:value-type="float" office:value="40.2361125">
            <text:p>40.236112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2-01T06:00:00">
            <text:p>Sun Dec  1 06:00:00 2019</text:p>
          </table:table-cell>
          <table:table-cell office:value-type="float" office:value="41.09027916666667">
            <text:p>41.0902791666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2-01T07:00:00">
            <text:p>Sun Dec  1 07:00:00 2019</text:p>
          </table:table-cell>
          <table:table-cell office:value-type="float" office:value="42.2708375">
            <text:p>42.270837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1T08:00:00">
            <text:p>Sun Dec  1 08:00:00 2019</text:p>
          </table:table-cell>
          <table:table-cell office:value-type="float" office:value="43.194449999999996">
            <text:p>43.194449999999996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12-01T09:00:00">
            <text:p>Sun Dec  1 09:00:00 2019</text:p>
          </table:table-cell>
          <table:table-cell office:value-type="float" office:value="44.076391666666666">
            <text:p>44.07639166666666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2-01T10:00:00">
            <text:p>Sun Dec  1 10:00:00 2019</text:p>
          </table:table-cell>
          <table:table-cell office:value-type="float" office:value="44.77777916666667">
            <text:p>44.7777791666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9-12-01T11:00:00">
            <text:p>Sun Dec  1 11:00:00 2019</text:p>
          </table:table-cell>
          <table:table-cell office:value-type="float" office:value="45.44444583333333">
            <text:p>45.4444458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2-01T12:00:00">
            <text:p>Sun Dec  1 12:00:00 2019</text:p>
          </table:table-cell>
          <table:table-cell office:value-type="float" office:value="45.84722083333333">
            <text:p>45.8472208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2-01T13:00:00">
            <text:p>Sun Dec  1 13:00:00 2019</text:p>
          </table:table-cell>
          <table:table-cell office:value-type="float" office:value="46.06944166666667">
            <text:p>46.0694416666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2-01T14:00:00">
            <text:p>Sun Dec  1 14:00:00 2019</text:p>
          </table:table-cell>
          <table:table-cell office:value-type="float" office:value="46.63194166666667">
            <text:p>46.6319416666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12-01T15:00:00">
            <text:p>Sun Dec  1 15:00:00 2019</text:p>
          </table:table-cell>
          <table:table-cell office:value-type="float" office:value="46.673608333333334">
            <text:p>46.67360833333333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2-01T16:00:00">
            <text:p>Sun Dec  1 16:00:00 2019</text:p>
          </table:table-cell>
          <table:table-cell office:value-type="float" office:value="46.611108333333334">
            <text:p>46.61110833333333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12-01T17:00:00">
            <text:p>Sun Dec  1 17:00:00 2019</text:p>
          </table:table-cell>
          <table:table-cell office:value-type="float" office:value="46.56249583333334">
            <text:p>46.56249583333334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2-01T18:00:00">
            <text:p>Sun Dec  1 18:00:00 2019</text:p>
          </table:table-cell>
          <table:table-cell office:value-type="float" office:value="46.6319375">
            <text:p>46.631937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2-01T19:00:00">
            <text:p>Sun Dec  1 19:00:00 2019</text:p>
          </table:table-cell>
          <table:table-cell office:value-type="float" office:value="47.083329166666665">
            <text:p>47.08332916666666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2-01T20:00:00">
            <text:p>Sun Dec  1 20:00:00 2019</text:p>
          </table:table-cell>
          <table:table-cell office:value-type="float" office:value="47.055550000000004">
            <text:p>47.05555000000000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12-01T21:00:00">
            <text:p>Sun Dec  1 21:00:00 2019</text:p>
          </table:table-cell>
          <table:table-cell office:value-type="float" office:value="46.645829166666665">
            <text:p>46.64582916666666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01T22:00:00">
            <text:p>Sun Dec  1 22:00:00 2019</text:p>
          </table:table-cell>
          <table:table-cell office:value-type="float" office:value="46.423608333333334">
            <text:p>46.42360833333333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01T23:00:00">
            <text:p>Sun Dec  1 23:00:00 2019</text:p>
          </table:table-cell>
          <table:table-cell office:value-type="float" office:value="46.81944166666667">
            <text:p>46.8194416666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2-02T00:00:00">
            <text:p>Mon Dec  2 00:00:00 2019</text:p>
          </table:table-cell>
          <table:table-cell office:value-type="float" office:value="47.1666625">
            <text:p>47.166662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2-02T01:00:00">
            <text:p>Mon Dec  2 01:00:00 2019</text:p>
          </table:table-cell>
          <table:table-cell office:value-type="float" office:value="47.53471666666667">
            <text:p>47.5347166666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02T02:00:00">
            <text:p>Mon Dec  2 02:00:00 2019</text:p>
          </table:table-cell>
          <table:table-cell office:value-type="float" office:value="47.34721666666667">
            <text:p>47.3472166666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02T03:00:00">
            <text:p>Mon Dec  2 03:00:00 2019</text:p>
          </table:table-cell>
          <table:table-cell office:value-type="float" office:value="46.79860416666667">
            <text:p>46.7986041666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2-02T04:00:00">
            <text:p>Mon Dec  2 04:00:00 2019</text:p>
          </table:table-cell>
          <table:table-cell office:value-type="float" office:value="46.118050000000004">
            <text:p>46.118050000000004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02T05:00:00">
            <text:p>Mon Dec  2 05:00:00 2019</text:p>
          </table:table-cell>
          <table:table-cell office:value-type="float" office:value="45.72221666666667">
            <text:p>45.7222166666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12-02T06:00:00">
            <text:p>Mon Dec  2 06:00:00 2019</text:p>
          </table:table-cell>
          <table:table-cell office:value-type="float" office:value="45.902770833333335">
            <text:p>45.90277083333333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2-02T07:00:00">
            <text:p>Mon Dec  2 07:00:00 2019</text:p>
          </table:table-cell>
          <table:table-cell office:value-type="float" office:value="46.124991666666666">
            <text:p>46.12499166666666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12-02T08:00:00">
            <text:p>Mon Dec  2 08:00:00 2019</text:p>
          </table:table-cell>
          <table:table-cell office:value-type="float" office:value="46.30554583333333">
            <text:p>46.3055458333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2-02T09:00:00">
            <text:p>Mon Dec  2 09:00:00 2019</text:p>
          </table:table-cell>
          <table:table-cell office:value-type="float" office:value="46.527770833333335">
            <text:p>46.52777083333333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2-02T10:00:00">
            <text:p>Mon Dec  2 10:00:00 2019</text:p>
          </table:table-cell>
          <table:table-cell office:value-type="float" office:value="46.34721666666667">
            <text:p>46.3472166666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2-02T11:00:00">
            <text:p>Mon Dec  2 11:00:00 2019</text:p>
          </table:table-cell>
          <table:table-cell office:value-type="float" office:value="46.340275">
            <text:p>46.34027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02T12:00:00">
            <text:p>Mon Dec  2 12:00:00 2019</text:p>
          </table:table-cell>
          <table:table-cell office:value-type="float" office:value="46.486108333333334">
            <text:p>46.48610833333333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12-02T13:00:00">
            <text:p>Mon Dec  2 13:00:00 2019</text:p>
          </table:table-cell>
          <table:table-cell office:value-type="float" office:value="46.34722083333333">
            <text:p>46.3472208333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2T14:00:00">
            <text:p>Mon Dec  2 14:00:00 2019</text:p>
          </table:table-cell>
          <table:table-cell office:value-type="float" office:value="45.7916625">
            <text:p>45.791662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2-02T15:00:00">
            <text:p>Mon Dec  2 15:00:00 2019</text:p>
          </table:table-cell>
          <table:table-cell office:value-type="float" office:value="45.40972083333333">
            <text:p>45.4097208333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2-02T16:00:00">
            <text:p>Mon Dec  2 16:00:00 2019</text:p>
          </table:table-cell>
          <table:table-cell office:value-type="float" office:value="45.291666666666664">
            <text:p>45.29166666666666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2-02T17:00:00">
            <text:p>Mon Dec  2 17:00:00 2019</text:p>
          </table:table-cell>
          <table:table-cell office:value-type="float" office:value="45.09722083333333">
            <text:p>45.0972208333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12-02T18:00:00">
            <text:p>Mon Dec  2 18:00:00 2019</text:p>
          </table:table-cell>
          <table:table-cell office:value-type="float" office:value="44.5763875">
            <text:p>44.576387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2-02T19:00:00">
            <text:p>Mon Dec  2 19:00:00 2019</text:p>
          </table:table-cell>
          <table:table-cell office:value-type="float" office:value="43.69444166666667">
            <text:p>43.6944416666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9-12-02T20:00:00">
            <text:p>Mon Dec  2 20:00:00 2019</text:p>
          </table:table-cell>
          <table:table-cell office:value-type="float" office:value="42.465275">
            <text:p>42.46527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2-02T21:00:00">
            <text:p>Mon Dec  2 21:00:00 2019</text:p>
          </table:table-cell>
          <table:table-cell office:value-type="float" office:value="41.201387499999996">
            <text:p>41.20138749999999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02T22:00:00">
            <text:p>Mon Dec  2 22:00:00 2019</text:p>
          </table:table-cell>
          <table:table-cell office:value-type="float" office:value="39.840275">
            <text:p>39.84027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2-02T23:00:00">
            <text:p>Mon Dec  2 23:00:00 2019</text:p>
          </table:table-cell>
          <table:table-cell office:value-type="float" office:value="38.37499999999999">
            <text:p>38.37499999999999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2-03T00:00:00">
            <text:p>Tue Dec  3 00:00:00 2019</text:p>
          </table:table-cell>
          <table:table-cell office:value-type="float" office:value="36.9236125">
            <text:p>36.923612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03T01:00:00">
            <text:p>Tue Dec  3 01:00:00 2019</text:p>
          </table:table-cell>
          <table:table-cell office:value-type="float" office:value="36.506945833333326">
            <text:p>36.50694583333332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2-03T02:00:00">
            <text:p>Tue Dec  3 02:00:00 2019</text:p>
          </table:table-cell>
          <table:table-cell office:value-type="float" office:value="36.4236125">
            <text:p>36.423612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2-03T03:00:00">
            <text:p>Tue Dec  3 03:00:00 2019</text:p>
          </table:table-cell>
          <table:table-cell office:value-type="float" office:value="36.6111125">
            <text:p>36.611112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2-03T04:00:00">
            <text:p>Tue Dec  3 04:00:00 2019</text:p>
          </table:table-cell>
          <table:table-cell office:value-type="float" office:value="37.39583333333333">
            <text:p>37.3958333333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2-03T05:00:00">
            <text:p>Tue Dec  3 05:00:00 2019</text:p>
          </table:table-cell>
          <table:table-cell office:value-type="float" office:value="38.166666666666664">
            <text:p>38.16666666666666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2-03T06:00:00">
            <text:p>Tue Dec  3 06:00:00 2019</text:p>
          </table:table-cell>
          <table:table-cell office:value-type="float" office:value="38.0486125">
            <text:p>38.048612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2-03T07:00:00">
            <text:p>Tue Dec  3 07:00:00 2019</text:p>
          </table:table-cell>
          <table:table-cell office:value-type="float" office:value="37.57639166666666">
            <text:p>37.5763916666666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03T08:00:00">
            <text:p>Tue Dec  3 08:00:00 2019</text:p>
          </table:table-cell>
          <table:table-cell office:value-type="float" office:value="37.152783333333325">
            <text:p>37.15278333333332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2-03T09:00:00">
            <text:p>Tue Dec  3 09:00:00 2019</text:p>
          </table:table-cell>
          <table:table-cell office:value-type="float" office:value="36.65278333333333">
            <text:p>36.6527833333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12-03T10:00:00">
            <text:p>Tue Dec  3 10:00:00 2019</text:p>
          </table:table-cell>
          <table:table-cell office:value-type="float" office:value="36.604170833333335">
            <text:p>36.60417083333333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3T11:00:00">
            <text:p>Tue Dec  3 11:00:00 2019</text:p>
          </table:table-cell>
          <table:table-cell office:value-type="float" office:value="36.71527916666666">
            <text:p>36.71527916666666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2-03T12:00:00">
            <text:p>Tue Dec  3 12:00:00 2019</text:p>
          </table:table-cell>
          <table:table-cell office:value-type="float" office:value="36.81250416666666">
            <text:p>36.8125041666666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3T13:00:00">
            <text:p>Tue Dec  3 13:00:00 2019</text:p>
          </table:table-cell>
          <table:table-cell office:value-type="float" office:value="37.1458375">
            <text:p>37.145837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03T14:00:00">
            <text:p>Tue Dec  3 14:00:00 2019</text:p>
          </table:table-cell>
          <table:table-cell office:value-type="float" office:value="37.479170833333335">
            <text:p>37.47917083333333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2-03T15:00:00">
            <text:p>Tue Dec  3 15:00:00 2019</text:p>
          </table:table-cell>
          <table:table-cell office:value-type="float" office:value="37.7083375">
            <text:p>37.708337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2-03T16:00:00">
            <text:p>Tue Dec  3 16:00:00 2019</text:p>
          </table:table-cell>
          <table:table-cell office:value-type="float" office:value="37.81944583333333">
            <text:p>37.8194458333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12-03T17:00:00">
            <text:p>Tue Dec  3 17:00:00 2019</text:p>
          </table:table-cell>
          <table:table-cell office:value-type="float" office:value="37.888891666666666">
            <text:p>37.88889166666666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2-03T18:00:00">
            <text:p>Tue Dec  3 18:00:00 2019</text:p>
          </table:table-cell>
          <table:table-cell office:value-type="float" office:value="38.159724999999995">
            <text:p>38.15972499999999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03T19:00:00">
            <text:p>Tue Dec  3 19:00:00 2019</text:p>
          </table:table-cell>
          <table:table-cell office:value-type="float" office:value="37.854170833333335">
            <text:p>37.85417083333333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3T20:00:00">
            <text:p>Tue Dec  3 20:00:00 2019</text:p>
          </table:table-cell>
          <table:table-cell office:value-type="float" office:value="37.29861666666667">
            <text:p>37.2986166666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03T21:00:00">
            <text:p>Tue Dec  3 21:00:00 2019</text:p>
          </table:table-cell>
          <table:table-cell office:value-type="float" office:value="37.319449999999996">
            <text:p>37.319449999999996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03T22:00:00">
            <text:p>Tue Dec  3 22:00:00 2019</text:p>
          </table:table-cell>
          <table:table-cell office:value-type="float" office:value="37.8680625">
            <text:p>37.868062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03T23:00:00">
            <text:p>Tue Dec  3 23:00:00 2019</text:p>
          </table:table-cell>
          <table:table-cell office:value-type="float" office:value="38.52778333333333">
            <text:p>38.5277833333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2-04T00:00:00">
            <text:p>Wed Dec  4 00:00:00 2019</text:p>
          </table:table-cell>
          <table:table-cell office:value-type="float" office:value="39.381949999999996">
            <text:p>39.38194999999999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04T01:00:00">
            <text:p>Wed Dec  4 01:00:00 2019</text:p>
          </table:table-cell>
          <table:table-cell office:value-type="float" office:value="39.479175">
            <text:p>39.47917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2-04T02:00:00">
            <text:p>Wed Dec  4 02:00:00 2019</text:p>
          </table:table-cell>
          <table:table-cell office:value-type="float" office:value="39.33334166666666">
            <text:p>39.3333416666666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04T03:00:00">
            <text:p>Wed Dec  4 03:00:00 2019</text:p>
          </table:table-cell>
          <table:table-cell office:value-type="float" office:value="38.750008333333334">
            <text:p>38.75000833333333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2-04T04:00:00">
            <text:p>Wed Dec  4 04:00:00 2019</text:p>
          </table:table-cell>
          <table:table-cell office:value-type="float" office:value="37.95834166666666">
            <text:p>37.95834166666666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04T05:00:00">
            <text:p>Wed Dec  4 05:00:00 2019</text:p>
          </table:table-cell>
          <table:table-cell office:value-type="float" office:value="37.159729166666665">
            <text:p>37.15972916666666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04T06:00:00">
            <text:p>Wed Dec  4 06:00:00 2019</text:p>
          </table:table-cell>
          <table:table-cell office:value-type="float" office:value="36.37500416666666">
            <text:p>36.37500416666666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2-04T07:00:00">
            <text:p>Wed Dec  4 07:00:00 2019</text:p>
          </table:table-cell>
          <table:table-cell office:value-type="float" office:value="35.513891666666666">
            <text:p>35.513891666666666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2-04T08:00:00">
            <text:p>Wed Dec  4 08:00:00 2019</text:p>
          </table:table-cell>
          <table:table-cell office:value-type="float" office:value="34.44444583333333">
            <text:p>34.4444458333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2-04T09:00:00">
            <text:p>Wed Dec  4 09:00:00 2019</text:p>
          </table:table-cell>
          <table:table-cell office:value-type="float" office:value="33.395833333333336">
            <text:p>33.395833333333336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2-04T10:00:00">
            <text:p>Wed Dec  4 10:00:00 2019</text:p>
          </table:table-cell>
          <table:table-cell office:value-type="float" office:value="32.201387499999996">
            <text:p>32.20138749999999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12-04T11:00:00">
            <text:p>Wed Dec  4 11:00:00 2019</text:p>
          </table:table-cell>
          <table:table-cell office:value-type="float" office:value="31.14583333333333">
            <text:p>31.1458333333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04T12:00:00">
            <text:p>Wed Dec  4 12:00:00 2019</text:p>
          </table:table-cell>
          <table:table-cell office:value-type="float" office:value="30.4375">
            <text:p>30.437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04T13:00:00">
            <text:p>Wed Dec  4 13:00:00 2019</text:p>
          </table:table-cell>
          <table:table-cell office:value-type="float" office:value="29.770833333333332">
            <text:p>29.77083333333333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2-04T14:00:00">
            <text:p>Wed Dec  4 14:00:00 2019</text:p>
          </table:table-cell>
          <table:table-cell office:value-type="float" office:value="28.631945833333333">
            <text:p>28.63194583333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2-04T15:00:00">
            <text:p>Wed Dec  4 15:00:00 2019</text:p>
          </table:table-cell>
          <table:table-cell office:value-type="float" office:value="28.104166666666668">
            <text:p>28.104166666666668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2-04T16:00:00">
            <text:p>Wed Dec  4 16:00:00 2019</text:p>
          </table:table-cell>
          <table:table-cell office:value-type="float" office:value="27.645833333333332">
            <text:p>27.645833333333332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2-04T17:00:00">
            <text:p>Wed Dec  4 17:00:00 2019</text:p>
          </table:table-cell>
          <table:table-cell office:value-type="float" office:value="27.402779166666665">
            <text:p>27.40277916666666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2-04T18:00:00">
            <text:p>Wed Dec  4 18:00:00 2019</text:p>
          </table:table-cell>
          <table:table-cell office:value-type="float" office:value="27.402779166666665">
            <text:p>27.40277916666666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04T19:00:00">
            <text:p>Wed Dec  4 19:00:00 2019</text:p>
          </table:table-cell>
          <table:table-cell office:value-type="float" office:value="27.840279166666665">
            <text:p>27.84027916666666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2-04T20:00:00">
            <text:p>Wed Dec  4 20:00:00 2019</text:p>
          </table:table-cell>
          <table:table-cell office:value-type="float" office:value="28.840279166666665">
            <text:p>28.84027916666666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2-04T21:00:00">
            <text:p>Wed Dec  4 21:00:00 2019</text:p>
          </table:table-cell>
          <table:table-cell office:value-type="float" office:value="29.458333333333332">
            <text:p>29.458333333333332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2-04T22:00:00">
            <text:p>Wed Dec  4 22:00:00 2019</text:p>
          </table:table-cell>
          <table:table-cell office:value-type="float" office:value="29.597220833333335">
            <text:p>29.59722083333333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12-04T23:00:00">
            <text:p>Wed Dec  4 23:00:00 2019</text:p>
          </table:table-cell>
          <table:table-cell office:value-type="float" office:value="29.152775000000002">
            <text:p>29.15277500000000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05T00:00:00">
            <text:p>Thu Dec  5 00:00:00 2019</text:p>
          </table:table-cell>
          <table:table-cell office:value-type="float" office:value="28.548608333333334">
            <text:p>28.548608333333334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05T01:00:00">
            <text:p>Thu Dec  5 01:00:00 2019</text:p>
          </table:table-cell>
          <table:table-cell office:value-type="float" office:value="27.7291625">
            <text:p>27.729162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2-05T02:00:00">
            <text:p>Thu Dec  5 02:00:00 2019</text:p>
          </table:table-cell>
          <table:table-cell office:value-type="float" office:value="26.9166625">
            <text:p>26.916662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2-05T03:00:00">
            <text:p>Thu Dec  5 03:00:00 2019</text:p>
          </table:table-cell>
          <table:table-cell office:value-type="float" office:value="26.222216666666665">
            <text:p>26.22221666666666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2-05T04:00:00">
            <text:p>Thu Dec  5 04:00:00 2019</text:p>
          </table:table-cell>
          <table:table-cell office:value-type="float" office:value="25.604162499999997">
            <text:p>25.60416249999999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05T05:00:00">
            <text:p>Thu Dec  5 05:00:00 2019</text:p>
          </table:table-cell>
          <table:table-cell office:value-type="float" office:value="24.715274999999995">
            <text:p>24.71527499999999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2-05T06:00:00">
            <text:p>Thu Dec  5 06:00:00 2019</text:p>
          </table:table-cell>
          <table:table-cell office:value-type="float" office:value="24.11110833333333">
            <text:p>24.1111083333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05T07:00:00">
            <text:p>Thu Dec  5 07:00:00 2019</text:p>
          </table:table-cell>
          <table:table-cell office:value-type="float" office:value="23.74999583333333">
            <text:p>23.7499958333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2-05T08:00:00">
            <text:p>Thu Dec  5 08:00:00 2019</text:p>
          </table:table-cell>
          <table:table-cell office:value-type="float" office:value="23.534716666666665">
            <text:p>23.53471666666666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05T09:00:00">
            <text:p>Thu Dec  5 09:00:00 2019</text:p>
          </table:table-cell>
          <table:table-cell office:value-type="float" office:value="23.76388333333333">
            <text:p>23.7638833333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05T10:00:00">
            <text:p>Thu Dec  5 10:00:00 2019</text:p>
          </table:table-cell>
          <table:table-cell office:value-type="float" office:value="24.333329166666662">
            <text:p>24.333329166666662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2-05T11:00:00">
            <text:p>Thu Dec  5 11:00:00 2019</text:p>
          </table:table-cell>
          <table:table-cell office:value-type="float" office:value="24.527774999999995">
            <text:p>24.52777499999999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2-05T12:00:00">
            <text:p>Thu Dec  5 12:00:00 2019</text:p>
          </table:table-cell>
          <table:table-cell office:value-type="float" office:value="24.458329166666662">
            <text:p>24.45832916666666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5T13:00:00">
            <text:p>Thu Dec  5 13:00:00 2019</text:p>
          </table:table-cell>
          <table:table-cell office:value-type="float" office:value="24.381937499999996">
            <text:p>24.381937499999996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12-05T14:00:00">
            <text:p>Thu Dec  5 14:00:00 2019</text:p>
          </table:table-cell>
          <table:table-cell office:value-type="float" office:value="24.819437499999996">
            <text:p>24.81943749999999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05T15:00:00">
            <text:p>Thu Dec  5 15:00:00 2019</text:p>
          </table:table-cell>
          <table:table-cell office:value-type="float" office:value="24.85415833333333">
            <text:p>24.8541583333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2-05T16:00:00">
            <text:p>Thu Dec  5 16:00:00 2019</text:p>
          </table:table-cell>
          <table:table-cell office:value-type="float" office:value="25.055549999999997">
            <text:p>25.05554999999999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2-05T17:00:00">
            <text:p>Thu Dec  5 17:00:00 2019</text:p>
          </table:table-cell>
          <table:table-cell office:value-type="float" office:value="25.07638333333333">
            <text:p>25.0763833333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05T18:00:00">
            <text:p>Thu Dec  5 18:00:00 2019</text:p>
          </table:table-cell>
          <table:table-cell office:value-type="float" office:value="24.944441666666663">
            <text:p>24.94444166666666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2-05T19:00:00">
            <text:p>Thu Dec  5 19:00:00 2019</text:p>
          </table:table-cell>
          <table:table-cell office:value-type="float" office:value="24.708329166666662">
            <text:p>24.70832916666666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05T20:00:00">
            <text:p>Thu Dec  5 20:00:00 2019</text:p>
          </table:table-cell>
          <table:table-cell office:value-type="float" office:value="24.298604166666664">
            <text:p>24.298604166666664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5T21:00:00">
            <text:p>Thu Dec  5 21:00:00 2019</text:p>
          </table:table-cell>
          <table:table-cell office:value-type="float" office:value="23.812491666666663">
            <text:p>23.81249166666666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2-05T22:00:00">
            <text:p>Thu Dec  5 22:00:00 2019</text:p>
          </table:table-cell>
          <table:table-cell office:value-type="float" office:value="23.236104166666664">
            <text:p>23.23610416666666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12-05T23:00:00">
            <text:p>Thu Dec  5 23:00:00 2019</text:p>
          </table:table-cell>
          <table:table-cell office:value-type="float" office:value="22.847216666666665">
            <text:p>22.84721666666666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06T00:00:00">
            <text:p>Fri Dec  6 00:00:00 2019</text:p>
          </table:table-cell>
          <table:table-cell office:value-type="float" office:value="22.708329166666662">
            <text:p>22.708329166666662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06T01:00:00">
            <text:p>Fri Dec  6 01:00:00 2019</text:p>
          </table:table-cell>
          <table:table-cell office:value-type="float" office:value="23.01388333333333">
            <text:p>23.0138833333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2-06T02:00:00">
            <text:p>Fri Dec  6 02:00:00 2019</text:p>
          </table:table-cell>
          <table:table-cell office:value-type="float" office:value="23.743049999999997">
            <text:p>23.74304999999999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2-06T03:00:00">
            <text:p>Fri Dec  6 03:00:00 2019</text:p>
          </table:table-cell>
          <table:table-cell office:value-type="float" office:value="24.805549999999997">
            <text:p>24.80554999999999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2-06T04:00:00">
            <text:p>Fri Dec  6 04:00:00 2019</text:p>
          </table:table-cell>
          <table:table-cell office:value-type="float" office:value="25.81249583333333">
            <text:p>25.8124958333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5:00:00">
            <text:p>Fri Dec  6 05:00:00 2019</text:p>
          </table:table-cell>
          <table:table-cell office:value-type="float" office:value="26.902774999999995">
            <text:p>26.90277499999999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6:00:00">
            <text:p>Fri Dec  6 06:00:00 2019</text:p>
          </table:table-cell>
          <table:table-cell office:value-type="float" office:value="27.749999999999996">
            <text:p>27.74999999999999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12-06T07:00:00">
            <text:p>Fri Dec  6 07:00:00 2019</text:p>
          </table:table-cell>
          <table:table-cell office:value-type="float" office:value="28.44444583333333">
            <text:p>28.4444458333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6T08:00:00">
            <text:p>Fri Dec  6 08:00:00 2019</text:p>
          </table:table-cell>
          <table:table-cell office:value-type="float" office:value="29.520837499999995">
            <text:p>29.52083749999999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9:00:00">
            <text:p>Fri Dec  6 09:00:00 2019</text:p>
          </table:table-cell>
          <table:table-cell office:value-type="float" office:value="30.416670833333328">
            <text:p>30.416670833333328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06T10:00:00">
            <text:p>Fri Dec  6 10:00:00 2019</text:p>
          </table:table-cell>
          <table:table-cell office:value-type="float" office:value="30.833337499999995">
            <text:p>30.83333749999999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2-06T11:00:00">
            <text:p>Fri Dec  6 11:00:00 2019</text:p>
          </table:table-cell>
          <table:table-cell office:value-type="float" office:value="31.15277916666666">
            <text:p>31.15277916666666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2-06T12:00:00">
            <text:p>Fri Dec  6 12:00:00 2019</text:p>
          </table:table-cell>
          <table:table-cell office:value-type="float" office:value="31.54166666666666">
            <text:p>31.5416666666666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6T13:00:00">
            <text:p>Fri Dec  6 13:00:00 2019</text:p>
          </table:table-cell>
          <table:table-cell office:value-type="float" office:value="32.21527916666666">
            <text:p>32.2152791666666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2-06T14:00:00">
            <text:p>Fri Dec  6 14:00:00 2019</text:p>
          </table:table-cell>
          <table:table-cell office:value-type="float" office:value="32.63889166666666">
            <text:p>32.63889166666666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2-06T15:00:00">
            <text:p>Fri Dec  6 15:00:00 2019</text:p>
          </table:table-cell>
          <table:table-cell office:value-type="float" office:value="32.98611666666666">
            <text:p>32.9861166666666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2-06T16:00:00">
            <text:p>Fri Dec  6 16:00:00 2019</text:p>
          </table:table-cell>
          <table:table-cell office:value-type="float" office:value="33.152783333333325">
            <text:p>33.15278333333332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2-06T17:00:00">
            <text:p>Fri Dec  6 17:00:00 2019</text:p>
          </table:table-cell>
          <table:table-cell office:value-type="float" office:value="33.41667083333333">
            <text:p>33.4166708333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2-06T18:00:00">
            <text:p>Fri Dec  6 18:00:00 2019</text:p>
          </table:table-cell>
          <table:table-cell office:value-type="float" office:value="33.61805833333333">
            <text:p>33.6180583333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2-06T19:00:00">
            <text:p>Fri Dec  6 19:00:00 2019</text:p>
          </table:table-cell>
          <table:table-cell office:value-type="float" office:value="33.70139166666666">
            <text:p>33.7013916666666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06T20:00:00">
            <text:p>Fri Dec  6 20:00:00 2019</text:p>
          </table:table-cell>
          <table:table-cell office:value-type="float" office:value="33.63889166666666">
            <text:p>33.63889166666666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2-06T21:00:00">
            <text:p>Fri Dec  6 21:00:00 2019</text:p>
          </table:table-cell>
          <table:table-cell office:value-type="float" office:value="34.36111666666666">
            <text:p>34.3611166666666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12-06T22:00:00">
            <text:p>Fri Dec  6 22:00:00 2019</text:p>
          </table:table-cell>
          <table:table-cell office:value-type="float" office:value="35.31250416666666">
            <text:p>35.31250416666666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2-06T23:00:00">
            <text:p>Fri Dec  6 23:00:00 2019</text:p>
          </table:table-cell>
          <table:table-cell office:value-type="float" office:value="36.006949999999996">
            <text:p>36.00694999999999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2-07T00:00:00">
            <text:p>Sat Dec  7 00:00:00 2019</text:p>
          </table:table-cell>
          <table:table-cell office:value-type="float" office:value="36.42361666666667">
            <text:p>36.4236166666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12-07T01:00:00">
            <text:p>Sat Dec  7 01:00:00 2019</text:p>
          </table:table-cell>
          <table:table-cell office:value-type="float" office:value="36.51389583333333">
            <text:p>36.5138958333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7T02:00:00">
            <text:p>Sat Dec  7 02:00:00 2019</text:p>
          </table:table-cell>
          <table:table-cell office:value-type="float" office:value="36.70139583333333">
            <text:p>36.7013958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7T03:00:00">
            <text:p>Sat Dec  7 03:00:00 2019</text:p>
          </table:table-cell>
          <table:table-cell office:value-type="float" office:value="36.72222916666666">
            <text:p>36.72222916666666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2-07T04:00:00">
            <text:p>Sat Dec  7 04:00:00 2019</text:p>
          </table:table-cell>
          <table:table-cell office:value-type="float" office:value="36.81250416666666">
            <text:p>36.8125041666666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2-07T05:00:00">
            <text:p>Sat Dec  7 05:00:00 2019</text:p>
          </table:table-cell>
          <table:table-cell office:value-type="float" office:value="36.72917083333333">
            <text:p>36.7291708333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07T06:00:00">
            <text:p>Sat Dec  7 06:00:00 2019</text:p>
          </table:table-cell>
          <table:table-cell office:value-type="float" office:value="36.541670833333335">
            <text:p>36.54167083333333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7T07:00:00">
            <text:p>Sat Dec  7 07:00:00 2019</text:p>
          </table:table-cell>
          <table:table-cell office:value-type="float" office:value="36.722224999999995">
            <text:p>36.72222499999999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2-07T08:00:00">
            <text:p>Sat Dec  7 08:00:00 2019</text:p>
          </table:table-cell>
          <table:table-cell office:value-type="float" office:value="36.77777916666666">
            <text:p>36.77777916666666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2-07T09:00:00">
            <text:p>Sat Dec  7 09:00:00 2019</text:p>
          </table:table-cell>
          <table:table-cell office:value-type="float" office:value="36.46527916666666">
            <text:p>36.46527916666666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2-07T10:00:00">
            <text:p>Sat Dec  7 10:00:00 2019</text:p>
          </table:table-cell>
          <table:table-cell office:value-type="float" office:value="36.24305833333333">
            <text:p>36.2430583333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07T11:00:00">
            <text:p>Sat Dec  7 11:00:00 2019</text:p>
          </table:table-cell>
          <table:table-cell office:value-type="float" office:value="36.069449999999996">
            <text:p>36.069449999999996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7T12:00:00">
            <text:p>Sat Dec  7 12:00:00 2019</text:p>
          </table:table-cell>
          <table:table-cell office:value-type="float" office:value="35.6805625">
            <text:p>35.680562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7T13:00:00">
            <text:p>Sat Dec  7 13:00:00 2019</text:p>
          </table:table-cell>
          <table:table-cell office:value-type="float" office:value="35.02778333333333">
            <text:p>35.0277833333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7T14:00:00">
            <text:p>Sat Dec  7 14:00:00 2019</text:p>
          </table:table-cell>
          <table:table-cell office:value-type="float" office:value="34.50000416666666">
            <text:p>34.5000041666666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2-07T15:00:00">
            <text:p>Sat Dec  7 15:00:00 2019</text:p>
          </table:table-cell>
          <table:table-cell office:value-type="float" office:value="33.9861125">
            <text:p>33.986112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2-07T16:00:00">
            <text:p>Sat Dec  7 16:00:00 2019</text:p>
          </table:table-cell>
          <table:table-cell office:value-type="float" office:value="33.68055416666666">
            <text:p>33.6805541666666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2-07T17:00:00">
            <text:p>Sat Dec  7 17:00:00 2019</text:p>
          </table:table-cell>
          <table:table-cell office:value-type="float" office:value="33.451387499999996">
            <text:p>33.45138749999999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2-07T18:00:00">
            <text:p>Sat Dec  7 18:00:00 2019</text:p>
          </table:table-cell>
          <table:table-cell office:value-type="float" office:value="33.33333333333333">
            <text:p>33.3333333333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2-07T19:00:00">
            <text:p>Sat Dec  7 19:00:00 2019</text:p>
          </table:table-cell>
          <table:table-cell office:value-type="float" office:value="33.08333333333333">
            <text:p>33.0833333333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07T20:00:00">
            <text:p>Sat Dec  7 20:00:00 2019</text:p>
          </table:table-cell>
          <table:table-cell office:value-type="float" office:value="33.14583333333333">
            <text:p>33.1458333333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7T21:00:00">
            <text:p>Sat Dec  7 21:00:00 2019</text:p>
          </table:table-cell>
          <table:table-cell office:value-type="float" office:value="33.03472083333333">
            <text:p>33.0347208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7T22:00:00">
            <text:p>Sat Dec  7 22:00:00 2019</text:p>
          </table:table-cell>
          <table:table-cell office:value-type="float" office:value="32.84027916666666">
            <text:p>32.84027916666666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2-07T23:00:00">
            <text:p>Sat Dec  7 23:00:00 2019</text:p>
          </table:table-cell>
          <table:table-cell office:value-type="float" office:value="31.631945833333333">
            <text:p>31.63194583333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08T00:00:00">
            <text:p>Sun Dec  8 00:00:00 2019</text:p>
          </table:table-cell>
          <table:table-cell office:value-type="float" office:value="30.604166666666668">
            <text:p>30.604166666666668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08T01:00:00">
            <text:p>Sun Dec  8 01:00:00 2019</text:p>
          </table:table-cell>
          <table:table-cell office:value-type="float" office:value="30.333333333333332">
            <text:p>30.33333333333333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2-08T02:00:00">
            <text:p>Sun Dec  8 02:00:00 2019</text:p>
          </table:table-cell>
          <table:table-cell office:value-type="float" office:value="29.645833333333332">
            <text:p>29.64583333333333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2-08T03:00:00">
            <text:p>Sun Dec  8 03:00:00 2019</text:p>
          </table:table-cell>
          <table:table-cell office:value-type="float" office:value="28.638891666666666">
            <text:p>28.63889166666666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2-08T04:00:00">
            <text:p>Sun Dec  8 04:00:00 2019</text:p>
          </table:table-cell>
          <table:table-cell office:value-type="float" office:value="28.340283333333332">
            <text:p>28.340283333333332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12-08T05:00:00">
            <text:p>Sun Dec  8 05:00:00 2019</text:p>
          </table:table-cell>
          <table:table-cell office:value-type="float" office:value="28.284724999999998">
            <text:p>28.284724999999998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2-08T06:00:00">
            <text:p>Sun Dec  8 06:00:00 2019</text:p>
          </table:table-cell>
          <table:table-cell office:value-type="float" office:value="28.0">
            <text:p>28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12-08T07:00:00">
            <text:p>Sun Dec  8 07:00:00 2019</text:p>
          </table:table-cell>
          <table:table-cell office:value-type="float" office:value="27.472224999999998">
            <text:p>27.472224999999998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12-08T08:00:00">
            <text:p>Sun Dec  8 08:00:00 2019</text:p>
          </table:table-cell>
          <table:table-cell office:value-type="float" office:value="26.965279166666665">
            <text:p>26.96527916666666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2-08T09:00:00">
            <text:p>Sun Dec  8 09:00:00 2019</text:p>
          </table:table-cell>
          <table:table-cell office:value-type="float" office:value="26.937499999999996">
            <text:p>26.937499999999996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2-08T10:00:00">
            <text:p>Sun Dec  8 10:00:00 2019</text:p>
          </table:table-cell>
          <table:table-cell office:value-type="float" office:value="26.944441666666663">
            <text:p>26.94444166666666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2-08T11:00:00">
            <text:p>Sun Dec  8 11:00:00 2019</text:p>
          </table:table-cell>
          <table:table-cell office:value-type="float" office:value="26.819441666666663">
            <text:p>26.81944166666666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08T12:00:00">
            <text:p>Sun Dec  8 12:00:00 2019</text:p>
          </table:table-cell>
          <table:table-cell office:value-type="float" office:value="26.81249583333333">
            <text:p>26.8124958333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8T13:00:00">
            <text:p>Sun Dec  8 13:00:00 2019</text:p>
          </table:table-cell>
          <table:table-cell office:value-type="float" office:value="26.708329166666662">
            <text:p>26.708329166666662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12-08T14:00:00">
            <text:p>Sun Dec  8 14:00:00 2019</text:p>
          </table:table-cell>
          <table:table-cell office:value-type="float" office:value="26.68749583333333">
            <text:p>26.6874958333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2-08T15:00:00">
            <text:p>Sun Dec  8 15:00:00 2019</text:p>
          </table:table-cell>
          <table:table-cell office:value-type="float" office:value="26.868054166666663">
            <text:p>26.86805416666666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08T16:00:00">
            <text:p>Sun Dec  8 16:00:00 2019</text:p>
          </table:table-cell>
          <table:table-cell office:value-type="float" office:value="27.055554166666663">
            <text:p>27.05555416666666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2-08T17:00:00">
            <text:p>Sun Dec  8 17:00:00 2019</text:p>
          </table:table-cell>
          <table:table-cell office:value-type="float" office:value="27.277774999999995">
            <text:p>27.27777499999999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9-12-08T18:00:00">
            <text:p>Sun Dec  8 18:00:00 2019</text:p>
          </table:table-cell>
          <table:table-cell office:value-type="float" office:value="27.31249583333333">
            <text:p>27.3124958333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2-08T19:00:00">
            <text:p>Sun Dec  8 19:00:00 2019</text:p>
          </table:table-cell>
          <table:table-cell office:value-type="float" office:value="27.972216666666665">
            <text:p>27.97221666666666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2-08T20:00:00">
            <text:p>Sun Dec  8 20:00:00 2019</text:p>
          </table:table-cell>
          <table:table-cell office:value-type="float" office:value="28.381941666666663">
            <text:p>28.38194166666666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2-08T21:00:00">
            <text:p>Sun Dec  8 21:00:00 2019</text:p>
          </table:table-cell>
          <table:table-cell office:value-type="float" office:value="28.541662499999997">
            <text:p>28.54166249999999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8T22:00:00">
            <text:p>Sun Dec  8 22:00:00 2019</text:p>
          </table:table-cell>
          <table:table-cell office:value-type="float" office:value="28.229162499999997">
            <text:p>28.22916249999999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8T23:00:00">
            <text:p>Sun Dec  8 23:00:00 2019</text:p>
          </table:table-cell>
          <table:table-cell office:value-type="float" office:value="28.756937499999996">
            <text:p>28.75693749999999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2-09T00:00:00">
            <text:p>Mon Dec  9 00:00:00 2019</text:p>
          </table:table-cell>
          <table:table-cell office:value-type="float" office:value="29.020825">
            <text:p>29.02082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2-09T01:00:00">
            <text:p>Mon Dec  9 01:00:00 2019</text:p>
          </table:table-cell>
          <table:table-cell office:value-type="float" office:value="28.79165833333333">
            <text:p>28.7916583333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9-12-09T02:00:00">
            <text:p>Mon Dec  9 02:00:00 2019</text:p>
          </table:table-cell>
          <table:table-cell office:value-type="float" office:value="28.784712499999998">
            <text:p>28.784712499999998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12-09T03:00:00">
            <text:p>Mon Dec  9 03:00:00 2019</text:p>
          </table:table-cell>
          <table:table-cell office:value-type="float" office:value="29.069433333333333">
            <text:p>29.06943333333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12-09T04:00:00">
            <text:p>Mon Dec  9 04:00:00 2019</text:p>
          </table:table-cell>
          <table:table-cell office:value-type="float" office:value="28.451375">
            <text:p>28.45137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09T05:00:00">
            <text:p>Mon Dec  9 05:00:00 2019</text:p>
          </table:table-cell>
          <table:table-cell office:value-type="float" office:value="27.854154166666664">
            <text:p>27.85415416666666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12-09T06:00:00">
            <text:p>Mon Dec  9 06:00:00 2019</text:p>
          </table:table-cell>
          <table:table-cell office:value-type="float" office:value="27.541654166666664">
            <text:p>27.541654166666664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09T07:00:00">
            <text:p>Mon Dec  9 07:00:00 2019</text:p>
          </table:table-cell>
          <table:table-cell office:value-type="float" office:value="27.118041666666667">
            <text:p>27.11804166666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09T08:00:00">
            <text:p>Mon Dec  9 08:00:00 2019</text:p>
          </table:table-cell>
          <table:table-cell office:value-type="float" office:value="26.6874875">
            <text:p>26.687487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09T09:00:00">
            <text:p>Mon Dec  9 09:00:00 2019</text:p>
          </table:table-cell>
          <table:table-cell office:value-type="float" office:value="26.298599999999997">
            <text:p>26.29859999999999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2-09T10:00:00">
            <text:p>Mon Dec  9 10:00:00 2019</text:p>
          </table:table-cell>
          <table:table-cell office:value-type="float" office:value="25.590266666666665">
            <text:p>25.59026666666666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12-09T11:00:00">
            <text:p>Mon Dec  9 11:00:00 2019</text:p>
          </table:table-cell>
          <table:table-cell office:value-type="float" office:value="25.1249875">
            <text:p>25.124987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2-09T12:00:00">
            <text:p>Mon Dec  9 12:00:00 2019</text:p>
          </table:table-cell>
          <table:table-cell office:value-type="float" office:value="24.89582083333333">
            <text:p>24.8958208333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09T13:00:00">
            <text:p>Mon Dec  9 13:00:00 2019</text:p>
          </table:table-cell>
          <table:table-cell office:value-type="float" office:value="24.74304583333333">
            <text:p>24.7430458333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2-09T14:00:00">
            <text:p>Mon Dec  9 14:00:00 2019</text:p>
          </table:table-cell>
          <table:table-cell office:value-type="float" office:value="24.284712499999998">
            <text:p>24.28471249999999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12-09T15:00:00">
            <text:p>Mon Dec  9 15:00:00 2019</text:p>
          </table:table-cell>
          <table:table-cell office:value-type="float" office:value="23.611099999999997">
            <text:p>23.61109999999999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9T16:00:00">
            <text:p>Mon Dec  9 16:00:00 2019</text:p>
          </table:table-cell>
          <table:table-cell office:value-type="float" office:value="23.076379166666666">
            <text:p>23.076379166666666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09T17:00:00">
            <text:p>Mon Dec  9 17:00:00 2019</text:p>
          </table:table-cell>
          <table:table-cell office:value-type="float" office:value="22.520825">
            <text:p>22.52082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2-09T18:00:00">
            <text:p>Mon Dec  9 18:00:00 2019</text:p>
          </table:table-cell>
          <table:table-cell office:value-type="float" office:value="21.999991666666663">
            <text:p>21.99999166666666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2-09T19:00:00">
            <text:p>Mon Dec  9 19:00:00 2019</text:p>
          </table:table-cell>
          <table:table-cell office:value-type="float" office:value="21.1944375">
            <text:p>21.194437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2-09T20:00:00">
            <text:p>Mon Dec  9 20:00:00 2019</text:p>
          </table:table-cell>
          <table:table-cell office:value-type="float" office:value="20.201379166666662">
            <text:p>20.201379166666662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2-09T21:00:00">
            <text:p>Mon Dec  9 21:00:00 2019</text:p>
          </table:table-cell>
          <table:table-cell office:value-type="float" office:value="18.93054583333333">
            <text:p>18.9305458333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09T22:00:00">
            <text:p>Mon Dec  9 22:00:00 2019</text:p>
          </table:table-cell>
          <table:table-cell office:value-type="float" office:value="18.111099999999997">
            <text:p>18.11109999999999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09T23:00:00">
            <text:p>Mon Dec  9 23:00:00 2019</text:p>
          </table:table-cell>
          <table:table-cell office:value-type="float" office:value="17.645825">
            <text:p>17.64582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10T00:00:00">
            <text:p>Tue Dec 10 00:00:00 2019</text:p>
          </table:table-cell>
          <table:table-cell office:value-type="float" office:value="17.347216666666665">
            <text:p>17.34721666666666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10T01:00:00">
            <text:p>Tue Dec 10 01:00:00 2019</text:p>
          </table:table-cell>
          <table:table-cell office:value-type="float" office:value="17.09027083333333">
            <text:p>17.0902708333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12-10T02:00:00">
            <text:p>Tue Dec 10 02:00:00 2019</text:p>
          </table:table-cell>
          <table:table-cell office:value-type="float" office:value="17.236104166666664">
            <text:p>17.23610416666666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2-10T03:00:00">
            <text:p>Tue Dec 10 03:00:00 2019</text:p>
          </table:table-cell>
          <table:table-cell office:value-type="float" office:value="17.631937499999996">
            <text:p>17.631937499999996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10T04:00:00">
            <text:p>Tue Dec 10 04:00:00 2019</text:p>
          </table:table-cell>
          <table:table-cell office:value-type="float" office:value="18.208329166666662">
            <text:p>18.208329166666662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2-10T05:00:00">
            <text:p>Tue Dec 10 05:00:00 2019</text:p>
          </table:table-cell>
          <table:table-cell office:value-type="float" office:value="18.48610833333333">
            <text:p>18.4861083333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10T06:00:00">
            <text:p>Tue Dec 10 06:00:00 2019</text:p>
          </table:table-cell>
          <table:table-cell office:value-type="float" office:value="18.92360833333333">
            <text:p>18.9236083333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10T07:00:00">
            <text:p>Tue Dec 10 07:00:00 2019</text:p>
          </table:table-cell>
          <table:table-cell office:value-type="float" office:value="19.368054166666663">
            <text:p>19.36805416666666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2-10T08:00:00">
            <text:p>Tue Dec 10 08:00:00 2019</text:p>
          </table:table-cell>
          <table:table-cell office:value-type="float" office:value="19.36110833333333">
            <text:p>19.3611083333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10T09:00:00">
            <text:p>Tue Dec 10 09:00:00 2019</text:p>
          </table:table-cell>
          <table:table-cell office:value-type="float" office:value="19.0138875">
            <text:p>19.013887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10T10:00:00">
            <text:p>Tue Dec 10 10:00:00 2019</text:p>
          </table:table-cell>
          <table:table-cell office:value-type="float" office:value="19.187499999999996">
            <text:p>19.18749999999999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10T11:00:00">
            <text:p>Tue Dec 10 11:00:00 2019</text:p>
          </table:table-cell>
          <table:table-cell office:value-type="float" office:value="19.437499999999996">
            <text:p>19.437499999999996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10T12:00:00">
            <text:p>Tue Dec 10 12:00:00 2019</text:p>
          </table:table-cell>
          <table:table-cell office:value-type="float" office:value="19.5486125">
            <text:p>19.548612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2-10T13:00:00">
            <text:p>Tue Dec 10 13:00:00 2019</text:p>
          </table:table-cell>
          <table:table-cell office:value-type="float" office:value="19.805554166666663">
            <text:p>19.80555416666666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10T14:00:00">
            <text:p>Tue Dec 10 14:00:00 2019</text:p>
          </table:table-cell>
          <table:table-cell office:value-type="float" office:value="20.305554166666663">
            <text:p>20.30555416666666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2-10T15:00:00">
            <text:p>Tue Dec 10 15:00:00 2019</text:p>
          </table:table-cell>
          <table:table-cell office:value-type="float" office:value="20.73610833333333">
            <text:p>20.7361083333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2-10T16:00:00">
            <text:p>Tue Dec 10 16:00:00 2019</text:p>
          </table:table-cell>
          <table:table-cell office:value-type="float" office:value="20.79860833333333">
            <text:p>20.7986083333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2-10T17:00:00">
            <text:p>Tue Dec 10 17:00:00 2019</text:p>
          </table:table-cell>
          <table:table-cell office:value-type="float" office:value="20.56249583333333">
            <text:p>20.5624958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2-10T18:00:00">
            <text:p>Tue Dec 10 18:00:00 2019</text:p>
          </table:table-cell>
          <table:table-cell office:value-type="float" office:value="19.833329166666662">
            <text:p>19.833329166666662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10T19:00:00">
            <text:p>Tue Dec 10 19:00:00 2019</text:p>
          </table:table-cell>
          <table:table-cell office:value-type="float" office:value="18.847216666666665">
            <text:p>18.84721666666666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2-10T20:00:00">
            <text:p>Tue Dec 10 20:00:00 2019</text:p>
          </table:table-cell>
          <table:table-cell office:value-type="float" office:value="18.527775">
            <text:p>18.52777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2-10T21:00:00">
            <text:p>Tue Dec 10 21:00:00 2019</text:p>
          </table:table-cell>
          <table:table-cell office:value-type="float" office:value="18.527775">
            <text:p>18.52777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10T22:00:00">
            <text:p>Tue Dec 10 22:00:00 2019</text:p>
          </table:table-cell>
          <table:table-cell office:value-type="float" office:value="18.499995833333333">
            <text:p>18.49999583333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10T23:00:00">
            <text:p>Tue Dec 10 23:00:00 2019</text:p>
          </table:table-cell>
          <table:table-cell office:value-type="float" office:value="18.472216666666665">
            <text:p>18.47221666666666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11T00:00:00">
            <text:p>Wed Dec 11 00:00:00 2019</text:p>
          </table:table-cell>
          <table:table-cell office:value-type="float" office:value="18.555549999999997">
            <text:p>18.55554999999999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2-11T01:00:00">
            <text:p>Wed Dec 11 01:00:00 2019</text:p>
          </table:table-cell>
          <table:table-cell office:value-type="float" office:value="18.333329166666665">
            <text:p>18.33332916666666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2-11T02:00:00">
            <text:p>Wed Dec 11 02:00:00 2019</text:p>
          </table:table-cell>
          <table:table-cell office:value-type="float" office:value="17.67360833333333">
            <text:p>17.6736083333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2-11T03:00:00">
            <text:p>Wed Dec 11 03:00:00 2019</text:p>
          </table:table-cell>
          <table:table-cell office:value-type="float" office:value="16.90972083333333">
            <text:p>16.9097208333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2-11T04:00:00">
            <text:p>Wed Dec 11 04:00:00 2019</text:p>
          </table:table-cell>
          <table:table-cell office:value-type="float" office:value="16.006941666666663">
            <text:p>16.00694166666666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2-11T05:00:00">
            <text:p>Wed Dec 11 05:00:00 2019</text:p>
          </table:table-cell>
          <table:table-cell office:value-type="float" office:value="15.291662499999996">
            <text:p>15.29166249999999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2-11T06:00:00">
            <text:p>Wed Dec 11 06:00:00 2019</text:p>
          </table:table-cell>
          <table:table-cell office:value-type="float" office:value="14.486108333333329">
            <text:p>14.486108333333329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2-11T07:00:00">
            <text:p>Wed Dec 11 07:00:00 2019</text:p>
          </table:table-cell>
          <table:table-cell office:value-type="float" office:value="13.784716666666663">
            <text:p>13.78471666666666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2-11T08:00:00">
            <text:p>Wed Dec 11 08:00:00 2019</text:p>
          </table:table-cell>
          <table:table-cell office:value-type="float" office:value="13.499995833333331">
            <text:p>13.49999583333333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2-11T16:00:00">
            <text:p>Wed Dec 11 16:00:00 2019</text:p>
          </table:table-cell>
          <table:table-cell office:value-type="float" office:value="14.68749583333333">
            <text:p>14.6874958333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2-11T17:00:00">
            <text:p>Wed Dec 11 17:00:00 2019</text:p>
          </table:table-cell>
          <table:table-cell office:value-type="float" office:value="15.618049999999997">
            <text:p>15.61804999999999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2-11T18:00:00">
            <text:p>Wed Dec 11 18:00:00 2019</text:p>
          </table:table-cell>
          <table:table-cell office:value-type="float" office:value="16.208329166666662">
            <text:p>16.208329166666662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2-11T19:00:00">
            <text:p>Wed Dec 11 19:00:00 2019</text:p>
          </table:table-cell>
          <table:table-cell office:value-type="float" office:value="15.784716666666663">
            <text:p>15.78471666666666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2-11T20:00:00">
            <text:p>Wed Dec 11 20:00:00 2019</text:p>
          </table:table-cell>
          <table:table-cell office:value-type="float" office:value="14.590274999999997">
            <text:p>14.59027499999999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11T21:00:00">
            <text:p>Wed Dec 11 21:00:00 2019</text:p>
          </table:table-cell>
          <table:table-cell office:value-type="float" office:value="13.104162499999996">
            <text:p>13.10416249999999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11T22:00:00">
            <text:p>Wed Dec 11 22:00:00 2019</text:p>
          </table:table-cell>
          <table:table-cell office:value-type="float" office:value="11.847220833333331">
            <text:p>11.84722083333333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11T23:00:00">
            <text:p>Wed Dec 11 23:00:00 2019</text:p>
          </table:table-cell>
          <table:table-cell office:value-type="float" office:value="11.354166666666664">
            <text:p>11.354166666666664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2-12T00:00:00">
            <text:p>Thu Dec 12 00:00:00 2019</text:p>
          </table:table-cell>
          <table:table-cell office:value-type="float" office:value="11.402779166666663">
            <text:p>11.40277916666666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2-12T01:00:00">
            <text:p>Thu Dec 12 01:00:00 2019</text:p>
          </table:table-cell>
          <table:table-cell office:value-type="float" office:value="12.472224999999996">
            <text:p>12.47222499999999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12T02:00:00">
            <text:p>Thu Dec 12 02:00:00 2019</text:p>
          </table:table-cell>
          <table:table-cell office:value-type="float" office:value="14.486116666666662">
            <text:p>14.486116666666662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2-12T03:00:00">
            <text:p>Thu Dec 12 03:00:00 2019</text:p>
          </table:table-cell>
          <table:table-cell office:value-type="float" office:value="16.500004166666663">
            <text:p>16.50000416666666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2-12T04:00:00">
            <text:p>Thu Dec 12 04:00:00 2019</text:p>
          </table:table-cell>
          <table:table-cell office:value-type="float" office:value="18.493062499999997">
            <text:p>18.49306249999999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12T05:00:00">
            <text:p>Thu Dec 12 05:00:00 2019</text:p>
          </table:table-cell>
          <table:table-cell office:value-type="float" office:value="20.513895833333333">
            <text:p>20.51389583333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12T06:00:00">
            <text:p>Thu Dec 12 06:00:00 2019</text:p>
          </table:table-cell>
          <table:table-cell office:value-type="float" office:value="22.38195">
            <text:p>22.3819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2-12T07:00:00">
            <text:p>Thu Dec 12 07:00:00 2019</text:p>
          </table:table-cell>
          <table:table-cell office:value-type="float" office:value="22.972224999999998">
            <text:p>22.972224999999998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2-12T08:00:00">
            <text:p>Thu Dec 12 08:00:00 2019</text:p>
          </table:table-cell>
          <table:table-cell office:value-type="float" office:value="23.715279166666665">
            <text:p>23.71527916666666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12T09:00:00">
            <text:p>Thu Dec 12 09:00:00 2019</text:p>
          </table:table-cell>
          <table:table-cell office:value-type="float" office:value="23.7986125">
            <text:p>23.798612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12T10:00:00">
            <text:p>Thu Dec 12 10:00:00 2019</text:p>
          </table:table-cell>
          <table:table-cell office:value-type="float" office:value="24.1736125">
            <text:p>24.173612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2-12T11:00:00">
            <text:p>Thu Dec 12 11:00:00 2019</text:p>
          </table:table-cell>
          <table:table-cell office:value-type="float" office:value="25.347224999999998">
            <text:p>25.347224999999998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2-12T12:00:00">
            <text:p>Thu Dec 12 12:00:00 2019</text:p>
          </table:table-cell>
          <table:table-cell office:value-type="float" office:value="27.1111125">
            <text:p>27.111112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12T13:00:00">
            <text:p>Thu Dec 12 13:00:00 2019</text:p>
          </table:table-cell>
          <table:table-cell office:value-type="float" office:value="29.375">
            <text:p>29.37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2-12T14:00:00">
            <text:p>Thu Dec 12 14:00:00 2019</text:p>
          </table:table-cell>
          <table:table-cell office:value-type="float" office:value="31.680558333333334">
            <text:p>31.68055833333333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2-12T15:00:00">
            <text:p>Thu Dec 12 15:00:00 2019</text:p>
          </table:table-cell>
          <table:table-cell office:value-type="float" office:value="34.326391666666666">
            <text:p>34.32639166666666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2-12T16:00:00">
            <text:p>Thu Dec 12 16:00:00 2019</text:p>
          </table:table-cell>
          <table:table-cell office:value-type="float" office:value="35.625">
            <text:p>35.62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2-12T17:00:00">
            <text:p>Thu Dec 12 17:00:00 2019</text:p>
          </table:table-cell>
          <table:table-cell office:value-type="float" office:value="36.75694583333333">
            <text:p>36.7569458333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2-12T18:00:00">
            <text:p>Thu Dec 12 18:00:00 2019</text:p>
          </table:table-cell>
          <table:table-cell office:value-type="float" office:value="37.99305416666667">
            <text:p>37.9930541666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2-12T19:00:00">
            <text:p>Thu Dec 12 19:00:00 2019</text:p>
          </table:table-cell>
          <table:table-cell office:value-type="float" office:value="39.645833333333336">
            <text:p>39.64583333333333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2-12T20:00:00">
            <text:p>Thu Dec 12 20:00:00 2019</text:p>
          </table:table-cell>
          <table:table-cell office:value-type="float" office:value="41.09722083333333">
            <text:p>41.0972208333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12T21:00:00">
            <text:p>Thu Dec 12 21:00:00 2019</text:p>
          </table:table-cell>
          <table:table-cell office:value-type="float" office:value="42.4375">
            <text:p>42.437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2-12T22:00:00">
            <text:p>Thu Dec 12 22:00:00 2019</text:p>
          </table:table-cell>
          <table:table-cell office:value-type="float" office:value="43.548608333333334">
            <text:p>43.548608333333334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12-12T23:00:00">
            <text:p>Thu Dec 12 23:00:00 2019</text:p>
          </table:table-cell>
          <table:table-cell office:value-type="float" office:value="43.9166625">
            <text:p>43.916662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2-13T00:00:00">
            <text:p>Fri Dec 13 00:00:00 2019</text:p>
          </table:table-cell>
          <table:table-cell office:value-type="float" office:value="44.118050000000004">
            <text:p>44.118050000000004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2-13T01:00:00">
            <text:p>Fri Dec 13 01:00:00 2019</text:p>
          </table:table-cell>
          <table:table-cell office:value-type="float" office:value="44.20138333333333">
            <text:p>44.2013833333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2-13T02:00:00">
            <text:p>Fri Dec 13 02:00:00 2019</text:p>
          </table:table-cell>
          <table:table-cell office:value-type="float" office:value="44.06249166666666">
            <text:p>44.0624916666666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2-13T03:00:00">
            <text:p>Fri Dec 13 03:00:00 2019</text:p>
          </table:table-cell>
          <table:table-cell office:value-type="float" office:value="43.930545833333326">
            <text:p>43.93054583333332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2-13T04:00:00">
            <text:p>Fri Dec 13 04:00:00 2019</text:p>
          </table:table-cell>
          <table:table-cell office:value-type="float" office:value="43.90276666666666">
            <text:p>43.9027666666666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2-13T05:00:00">
            <text:p>Fri Dec 13 05:00:00 2019</text:p>
          </table:table-cell>
          <table:table-cell office:value-type="float" office:value="43.56249166666666">
            <text:p>43.5624916666666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2-13T06:00:00">
            <text:p>Fri Dec 13 06:00:00 2019</text:p>
          </table:table-cell>
          <table:table-cell office:value-type="float" office:value="43.138883333333325">
            <text:p>43.13888333333332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13T07:00:00">
            <text:p>Fri Dec 13 07:00:00 2019</text:p>
          </table:table-cell>
          <table:table-cell office:value-type="float" office:value="44.15971666666667">
            <text:p>44.1597166666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13T08:00:00">
            <text:p>Fri Dec 13 08:00:00 2019</text:p>
          </table:table-cell>
          <table:table-cell office:value-type="float" office:value="44.680550000000004">
            <text:p>44.68055000000000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12-13T09:00:00">
            <text:p>Fri Dec 13 09:00:00 2019</text:p>
          </table:table-cell>
          <table:table-cell office:value-type="float" office:value="45.73610416666667">
            <text:p>45.7361041666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2-13T10:00:00">
            <text:p>Fri Dec 13 10:00:00 2019</text:p>
          </table:table-cell>
          <table:table-cell office:value-type="float" office:value="46.847212500000005">
            <text:p>46.84721250000000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2-13T11:00:00">
            <text:p>Fri Dec 13 11:00:00 2019</text:p>
          </table:table-cell>
          <table:table-cell office:value-type="float" office:value="47.631933333333336">
            <text:p>47.63193333333333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2-13T12:00:00">
            <text:p>Fri Dec 13 12:00:00 2019</text:p>
          </table:table-cell>
          <table:table-cell office:value-type="float" office:value="48.07637916666667">
            <text:p>48.0763791666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1-08T19:00:00">
            <text:p>Wed Jan  8 19:00:00 2020</text:p>
          </table:table-cell>
          <table:table-cell office:value-type="float" office:value="41.99304583333333">
            <text:p>41.9930458333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8T20:00:00">
            <text:p>Wed Jan  8 20:00:00 2020</text:p>
          </table:table-cell>
          <table:table-cell office:value-type="float" office:value="40.0347125">
            <text:p>40.034712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8T21:00:00">
            <text:p>Wed Jan  8 21:00:00 2020</text:p>
          </table:table-cell>
          <table:table-cell office:value-type="float" office:value="38.520824999999995">
            <text:p>38.52082499999999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8T22:00:00">
            <text:p>Wed Jan  8 22:00:00 2020</text:p>
          </table:table-cell>
          <table:table-cell office:value-type="float" office:value="37.22915833333333">
            <text:p>37.2291583333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8T23:00:00">
            <text:p>Wed Jan  8 23:00:00 2020</text:p>
          </table:table-cell>
          <table:table-cell office:value-type="float" office:value="35.770824999999995">
            <text:p>35.77082499999999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09T00:00:00">
            <text:p>Thu Jan  9 00:00:00 2020</text:p>
          </table:table-cell>
          <table:table-cell office:value-type="float" office:value="34.236104166666664">
            <text:p>34.236104166666664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01-09T02:00:00">
            <text:p>Thu Jan  9 02:00:00 2020</text:p>
          </table:table-cell>
          <table:table-cell office:value-type="float" office:value="30.458325">
            <text:p>30.45832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01-09T03:00:00">
            <text:p>Thu Jan  9 03:00:00 2020</text:p>
          </table:table-cell>
          <table:table-cell office:value-type="float" office:value="28.59027083333333">
            <text:p>28.5902708333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1-09T04:00:00">
            <text:p>Thu Jan  9 04:00:00 2020</text:p>
          </table:table-cell>
          <table:table-cell office:value-type="float" office:value="27.006937499999996">
            <text:p>27.006937499999996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09T14:00:00">
            <text:p>Thu Jan  9 14:00:00 2020</text:p>
          </table:table-cell>
          <table:table-cell office:value-type="float" office:value="14.999995833333331">
            <text:p>14.999995833333331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09T15:00:00">
            <text:p>Thu Jan  9 15:00:00 2020</text:p>
          </table:table-cell>
          <table:table-cell office:value-type="float" office:value="15.256941666666664">
            <text:p>15.25694166666666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1-09T16:00:00">
            <text:p>Thu Jan  9 16:00:00 2020</text:p>
          </table:table-cell>
          <table:table-cell office:value-type="float" office:value="15.7916625">
            <text:p>15.791662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09T17:00:00">
            <text:p>Thu Jan  9 17:00:00 2020</text:p>
          </table:table-cell>
          <table:table-cell office:value-type="float" office:value="16.61110833333333">
            <text:p>16.6111083333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1-09T18:00:00">
            <text:p>Thu Jan  9 18:00:00 2020</text:p>
          </table:table-cell>
          <table:table-cell office:value-type="float" office:value="17.729162499999997">
            <text:p>17.72916249999999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1-09T19:00:00">
            <text:p>Thu Jan  9 19:00:00 2020</text:p>
          </table:table-cell>
          <table:table-cell office:value-type="float" office:value="19.0763875">
            <text:p>19.076387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09T20:00:00">
            <text:p>Thu Jan  9 20:00:00 2020</text:p>
          </table:table-cell>
          <table:table-cell office:value-type="float" office:value="19.833333333333332">
            <text:p>19.833333333333332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09T21:00:00">
            <text:p>Thu Jan  9 21:00:00 2020</text:p>
          </table:table-cell>
          <table:table-cell office:value-type="float" office:value="20.124999999999996">
            <text:p>20.12499999999999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09T22:00:00">
            <text:p>Thu Jan  9 22:00:00 2020</text:p>
          </table:table-cell>
          <table:table-cell office:value-type="float" office:value="20.798612499999997">
            <text:p>20.79861249999999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09T23:00:00">
            <text:p>Thu Jan  9 23:00:00 2020</text:p>
          </table:table-cell>
          <table:table-cell office:value-type="float" office:value="21.722224999999998">
            <text:p>21.722224999999998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1-10T02:00:00">
            <text:p>Fri Jan 10 02:00:00 2020</text:p>
          </table:table-cell>
          <table:table-cell office:value-type="float" office:value="21.965283333333332">
            <text:p>21.96528333333333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10T03:00:00">
            <text:p>Fri Jan 10 03:00:00 2020</text:p>
          </table:table-cell>
          <table:table-cell office:value-type="float" office:value="22.250004166666667">
            <text:p>22.25000416666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1-10T07:00:00">
            <text:p>Fri Jan 10 07:00:00 2020</text:p>
          </table:table-cell>
          <table:table-cell office:value-type="float" office:value="21.6458375">
            <text:p>21.645837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01-10T08:00:00">
            <text:p>Fri Jan 10 08:00:00 2020</text:p>
          </table:table-cell>
          <table:table-cell office:value-type="float" office:value="21.472229166666665">
            <text:p>21.47222916666666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01-10T10:00:00">
            <text:p>Fri Jan 10 10:00:00 2020</text:p>
          </table:table-cell>
          <table:table-cell office:value-type="float" office:value="21.618062499999997">
            <text:p>21.61806249999999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10T19:00:00">
            <text:p>Fri Jan 10 19:00:00 2020</text:p>
          </table:table-cell>
          <table:table-cell office:value-type="float" office:value="22.472229166666665">
            <text:p>22.47222916666666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0T20:00:00">
            <text:p>Fri Jan 10 20:00:00 2020</text:p>
          </table:table-cell>
          <table:table-cell office:value-type="float" office:value="21.736116666666664">
            <text:p>21.736116666666664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2T19:00:00">
            <text:p>Sun Jan 12 19:00:00 2020</text:p>
          </table:table-cell>
          <table:table-cell office:value-type="float" office:value="32.70833749999999">
            <text:p>32.70833749999999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1-12T20:00:00">
            <text:p>Sun Jan 12 20:00:00 2020</text:p>
          </table:table-cell>
          <table:table-cell office:value-type="float" office:value="33.08333749999999">
            <text:p>33.08333749999999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13T16:00:00">
            <text:p>Mon Jan 13 16:00:00 2020</text:p>
          </table:table-cell>
          <table:table-cell office:value-type="float" office:value="32.88889166666666">
            <text:p>32.8888916666666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13T17:00:00">
            <text:p>Mon Jan 13 17:00:00 2020</text:p>
          </table:table-cell>
          <table:table-cell office:value-type="float" office:value="32.76389166666666">
            <text:p>32.7638916666666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1-13T18:00:00">
            <text:p>Mon Jan 13 18:00:00 2020</text:p>
          </table:table-cell>
          <table:table-cell office:value-type="float" office:value="32.638891666666666">
            <text:p>32.638891666666666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13T20:00:00">
            <text:p>Mon Jan 13 20:00:00 2020</text:p>
          </table:table-cell>
          <table:table-cell office:value-type="float" office:value="32.99305833333333">
            <text:p>32.9930583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3T21:00:00">
            <text:p>Mon Jan 13 21:00:00 2020</text:p>
          </table:table-cell>
          <table:table-cell office:value-type="float" office:value="32.96527916666667">
            <text:p>32.9652791666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13T22:00:00">
            <text:p>Mon Jan 13 22:00:00 2020</text:p>
          </table:table-cell>
          <table:table-cell office:value-type="float" office:value="32.5833375">
            <text:p>32.583337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3T23:00:00">
            <text:p>Mon Jan 13 23:00:00 2020</text:p>
          </table:table-cell>
          <table:table-cell office:value-type="float" office:value="31.7708375">
            <text:p>31.770837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4T01:00:00">
            <text:p>Tue Jan 14 01:00:00 2020</text:p>
          </table:table-cell>
          <table:table-cell office:value-type="float" office:value="29.430558333333334">
            <text:p>29.43055833333333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1-14T02:00:00">
            <text:p>Tue Jan 14 02:00:00 2020</text:p>
          </table:table-cell>
          <table:table-cell office:value-type="float" office:value="28.222224999999998">
            <text:p>28.22222499999999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4T15:00:00">
            <text:p>Tue Jan 14 15:00:00 2020</text:p>
          </table:table-cell>
          <table:table-cell office:value-type="float" office:value="25.263891666666666">
            <text:p>25.26389166666666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14T16:00:00">
            <text:p>Tue Jan 14 16:00:00 2020</text:p>
          </table:table-cell>
          <table:table-cell office:value-type="float" office:value="25.465279166666665">
            <text:p>25.46527916666666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14T17:00:00">
            <text:p>Tue Jan 14 17:00:00 2020</text:p>
          </table:table-cell>
          <table:table-cell office:value-type="float" office:value="25.500004166666667">
            <text:p>25.50000416666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1-14T18:00:00">
            <text:p>Tue Jan 14 18:00:00 2020</text:p>
          </table:table-cell>
          <table:table-cell office:value-type="float" office:value="25.562504166666667">
            <text:p>25.56250416666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1-14T20:00:00">
            <text:p>Tue Jan 14 20:00:00 2020</text:p>
          </table:table-cell>
          <table:table-cell office:value-type="float" office:value="25.409724999999998">
            <text:p>25.409724999999998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1-14T21:00:00">
            <text:p>Tue Jan 14 21:00:00 2020</text:p>
          </table:table-cell>
          <table:table-cell office:value-type="float" office:value="25.256945833333333">
            <text:p>25.25694583333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15T16:00:00">
            <text:p>Wed Jan 15 16:00:00 2020</text:p>
          </table:table-cell>
          <table:table-cell office:value-type="float" office:value="23.159720833333335">
            <text:p>23.15972083333333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0-01-15T17:00:00">
            <text:p>Wed Jan 15 17:00:00 2020</text:p>
          </table:table-cell>
          <table:table-cell office:value-type="float" office:value="23.7013875">
            <text:p>23.701387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1-15T18:00:00">
            <text:p>Wed Jan 15 18:00:00 2020</text:p>
          </table:table-cell>
          <table:table-cell office:value-type="float" office:value="24.04860833333333">
            <text:p>24.0486083333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01-15T19:00:00">
            <text:p>Wed Jan 15 19:00:00 2020</text:p>
          </table:table-cell>
          <table:table-cell office:value-type="float" office:value="24.472216666666665">
            <text:p>24.47221666666666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1-15T20:00:00">
            <text:p>Wed Jan 15 20:00:00 2020</text:p>
          </table:table-cell>
          <table:table-cell office:value-type="float" office:value="25.055549999999997">
            <text:p>25.05554999999999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1-15T21:00:00">
            <text:p>Wed Jan 15 21:00:00 2020</text:p>
          </table:table-cell>
          <table:table-cell office:value-type="float" office:value="26.402774999999995">
            <text:p>26.40277499999999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1-15T22:00:00">
            <text:p>Wed Jan 15 22:00:00 2020</text:p>
          </table:table-cell>
          <table:table-cell office:value-type="float" office:value="25.770829166666662">
            <text:p>25.770829166666662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1-15T23:00:00">
            <text:p>Wed Jan 15 23:00:00 2020</text:p>
          </table:table-cell>
          <table:table-cell office:value-type="float" office:value="26.729162499999997">
            <text:p>26.72916249999999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1-16T15:00:00">
            <text:p>Thu Jan 16 15:00:00 2020</text:p>
          </table:table-cell>
          <table:table-cell office:value-type="float" office:value="32.32639583333333">
            <text:p>32.3263958333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1-16T16:00:00">
            <text:p>Thu Jan 16 16:00:00 2020</text:p>
          </table:table-cell>
          <table:table-cell office:value-type="float" office:value="32.29861666666667">
            <text:p>32.2986166666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01-16T19:00:00">
            <text:p>Thu Jan 16 19:00:00 2020</text:p>
          </table:table-cell>
          <table:table-cell office:value-type="float" office:value="30.25695">
            <text:p>30.2569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16T20:00:00">
            <text:p>Thu Jan 16 20:00:00 2020</text:p>
          </table:table-cell>
          <table:table-cell office:value-type="float" office:value="30.111116666666664">
            <text:p>30.11111666666666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1-16T21:00:00">
            <text:p>Thu Jan 16 21:00:00 2020</text:p>
          </table:table-cell>
          <table:table-cell office:value-type="float" office:value="29.743058333333334">
            <text:p>29.74305833333333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16T22:00:00">
            <text:p>Thu Jan 16 22:00:00 2020</text:p>
          </table:table-cell>
          <table:table-cell office:value-type="float" office:value="29.534724999999998">
            <text:p>29.534724999999998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01-17T03:00:00">
            <text:p>Fri Jan 17 03:00:00 2020</text:p>
          </table:table-cell>
          <table:table-cell office:value-type="float" office:value="29.340283333333332">
            <text:p>29.34028333333333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7T05:00:00">
            <text:p>Fri Jan 17 05:00:00 2020</text:p>
          </table:table-cell>
          <table:table-cell office:value-type="float" office:value="30.3611125">
            <text:p>30.361112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7T06:00:00">
            <text:p>Fri Jan 17 06:00:00 2020</text:p>
          </table:table-cell>
          <table:table-cell office:value-type="float" office:value="30.805558333333334">
            <text:p>30.80555833333333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18T12:00:00">
            <text:p>Sat Jan 18 12:00:00 2020</text:p>
          </table:table-cell>
          <table:table-cell office:value-type="float" office:value="19.03472083333333">
            <text:p>19.0347208333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1-18T13:00:00">
            <text:p>Sat Jan 18 13:00:00 2020</text:p>
          </table:table-cell>
          <table:table-cell office:value-type="float" office:value="18.6736125">
            <text:p>18.673612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8T14:00:00">
            <text:p>Sat Jan 18 14:00:00 2020</text:p>
          </table:table-cell>
          <table:table-cell office:value-type="float" office:value="18.090279166666665">
            <text:p>18.09027916666666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18T15:00:00">
            <text:p>Sat Jan 18 15:00:00 2020</text:p>
          </table:table-cell>
          <table:table-cell office:value-type="float" office:value="17.611112499999997">
            <text:p>17.61111249999999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18T16:00:00">
            <text:p>Sat Jan 18 16:00:00 2020</text:p>
          </table:table-cell>
          <table:table-cell office:value-type="float" office:value="17.666666666666664">
            <text:p>17.66666666666666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8T17:00:00">
            <text:p>Sat Jan 18 17:00:00 2020</text:p>
          </table:table-cell>
          <table:table-cell office:value-type="float" office:value="17.874999999999996">
            <text:p>17.874999999999996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8T18:00:00">
            <text:p>Sat Jan 18 18:00:00 2020</text:p>
          </table:table-cell>
          <table:table-cell office:value-type="float" office:value="18.215279166666665">
            <text:p>18.21527916666666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18T19:00:00">
            <text:p>Sat Jan 18 19:00:00 2020</text:p>
          </table:table-cell>
          <table:table-cell office:value-type="float" office:value="19.49305833333333">
            <text:p>19.4930583333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1-18T20:00:00">
            <text:p>Sat Jan 18 20:00:00 2020</text:p>
          </table:table-cell>
          <table:table-cell office:value-type="float" office:value="21.048616666666664">
            <text:p>21.04861666666666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18T21:00:00">
            <text:p>Sat Jan 18 21:00:00 2020</text:p>
          </table:table-cell>
          <table:table-cell office:value-type="float" office:value="22.611116666666664">
            <text:p>22.61111666666666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18T22:00:00">
            <text:p>Sat Jan 18 22:00:00 2020</text:p>
          </table:table-cell>
          <table:table-cell office:value-type="float" office:value="23.402783333333332">
            <text:p>23.402783333333332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8T23:00:00">
            <text:p>Sat Jan 18 23:00:00 2020</text:p>
          </table:table-cell>
          <table:table-cell office:value-type="float" office:value="24.201395833333333">
            <text:p>24.20139583333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19T00:00:00">
            <text:p>Sun Jan 19 00:00:00 2020</text:p>
          </table:table-cell>
          <table:table-cell office:value-type="float" office:value="25.833341666666666">
            <text:p>25.83334166666666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19T01:00:00">
            <text:p>Sun Jan 19 01:00:00 2020</text:p>
          </table:table-cell>
          <table:table-cell office:value-type="float" office:value="26.9652875">
            <text:p>26.965287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9T02:00:00">
            <text:p>Sun Jan 19 02:00:00 2020</text:p>
          </table:table-cell>
          <table:table-cell office:value-type="float" office:value="28.166674999999998">
            <text:p>28.166674999999998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1-19T03:00:00">
            <text:p>Sun Jan 19 03:00:00 2020</text:p>
          </table:table-cell>
          <table:table-cell office:value-type="float" office:value="29.326395833333333">
            <text:p>29.32639583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9T04:00:00">
            <text:p>Sun Jan 19 04:00:00 2020</text:p>
          </table:table-cell>
          <table:table-cell office:value-type="float" office:value="30.388895833333333">
            <text:p>30.38889583333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1-19T05:00:00">
            <text:p>Sun Jan 19 05:00:00 2020</text:p>
          </table:table-cell>
          <table:table-cell office:value-type="float" office:value="31.763895833333333">
            <text:p>31.76389583333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19T06:00:00">
            <text:p>Sun Jan 19 06:00:00 2020</text:p>
          </table:table-cell>
          <table:table-cell office:value-type="float" office:value="32.916670833333335">
            <text:p>32.91667083333333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1-19T08:00:00">
            <text:p>Sun Jan 19 08:00:00 2020</text:p>
          </table:table-cell>
          <table:table-cell office:value-type="float" office:value="35.534725">
            <text:p>35.53472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9T09:00:00">
            <text:p>Sun Jan 19 09:00:00 2020</text:p>
          </table:table-cell>
          <table:table-cell office:value-type="float" office:value="37.1736125">
            <text:p>37.173612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19T11:00:00">
            <text:p>Sun Jan 19 11:00:00 2020</text:p>
          </table:table-cell>
          <table:table-cell office:value-type="float" office:value="39.96527916666667">
            <text:p>39.9652791666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1-19T12:00:00">
            <text:p>Sun Jan 19 12:00:00 2020</text:p>
          </table:table-cell>
          <table:table-cell office:value-type="float" office:value="41.388891666666666">
            <text:p>41.38889166666666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1-19T13:00:00">
            <text:p>Sun Jan 19 13:00:00 2020</text:p>
          </table:table-cell>
          <table:table-cell office:value-type="float" office:value="42.8611125">
            <text:p>42.861112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22T18:00:00">
            <text:p>Wed Jan 22 18:00:00 2020</text:p>
          </table:table-cell>
          <table:table-cell office:value-type="float" office:value="22.763879166666666">
            <text:p>22.763879166666666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2T19:00:00">
            <text:p>Wed Jan 22 19:00:00 2020</text:p>
          </table:table-cell>
          <table:table-cell office:value-type="float" office:value="23.548604166666664">
            <text:p>23.548604166666664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22T20:00:00">
            <text:p>Wed Jan 22 20:00:00 2020</text:p>
          </table:table-cell>
          <table:table-cell office:value-type="float" office:value="24.805549999999997">
            <text:p>24.80554999999999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1-23T14:00:00">
            <text:p>Thu Jan 23 14:00:00 2020</text:p>
          </table:table-cell>
          <table:table-cell office:value-type="float" office:value="28.354170833333328">
            <text:p>28.354170833333328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1-23T15:00:00">
            <text:p>Thu Jan 23 15:00:00 2020</text:p>
          </table:table-cell>
          <table:table-cell office:value-type="float" office:value="28.66667083333333">
            <text:p>28.6666708333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23T20:00:00">
            <text:p>Thu Jan 23 20:00:00 2020</text:p>
          </table:table-cell>
          <table:table-cell office:value-type="float" office:value="29.694449999999993">
            <text:p>29.69444999999999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25T03:00:00">
            <text:p>Sat Jan 25 03:00:00 2020</text:p>
          </table:table-cell>
          <table:table-cell office:value-type="float" office:value="30.500004166666667">
            <text:p>30.50000416666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25T17:00:00">
            <text:p>Sat Jan 25 17:00:00 2020</text:p>
          </table:table-cell>
          <table:table-cell office:value-type="float" office:value="48.951391666666666">
            <text:p>48.95139166666666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25T22:00:00">
            <text:p>Sat Jan 25 22:00:00 2020</text:p>
          </table:table-cell>
          <table:table-cell office:value-type="float" office:value="45.84722083333333">
            <text:p>45.8472208333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25T23:00:00">
            <text:p>Sat Jan 25 23:00:00 2020</text:p>
          </table:table-cell>
          <table:table-cell office:value-type="float" office:value="44.145833333333336">
            <text:p>44.14583333333333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26T00:00:00">
            <text:p>Sun Jan 26 00:00:00 2020</text:p>
          </table:table-cell>
          <table:table-cell office:value-type="float" office:value="42.652775">
            <text:p>42.65277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6T02:00:00">
            <text:p>Sun Jan 26 02:00:00 2020</text:p>
          </table:table-cell>
          <table:table-cell office:value-type="float" office:value="39.56944166666666">
            <text:p>39.5694416666666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6T03:00:00">
            <text:p>Sun Jan 26 03:00:00 2020</text:p>
          </table:table-cell>
          <table:table-cell office:value-type="float" office:value="38.604162499999994">
            <text:p>38.604162499999994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6T04:00:00">
            <text:p>Sun Jan 26 04:00:00 2020</text:p>
          </table:table-cell>
          <table:table-cell office:value-type="float" office:value="38.26388333333333">
            <text:p>38.2638833333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26T05:00:00">
            <text:p>Sun Jan 26 05:00:00 2020</text:p>
          </table:table-cell>
          <table:table-cell office:value-type="float" office:value="37.59721666666666">
            <text:p>37.59721666666666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01-26T06:00:00">
            <text:p>Sun Jan 26 06:00:00 2020</text:p>
          </table:table-cell>
          <table:table-cell office:value-type="float" office:value="36.81944166666666">
            <text:p>36.8194416666666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1-26T07:00:00">
            <text:p>Sun Jan 26 07:00:00 2020</text:p>
          </table:table-cell>
          <table:table-cell office:value-type="float" office:value="36.36805416666666">
            <text:p>36.3680541666666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1-26T08:00:00">
            <text:p>Sun Jan 26 08:00:00 2020</text:p>
          </table:table-cell>
          <table:table-cell office:value-type="float" office:value="35.3263875">
            <text:p>35.326387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26T12:00:00">
            <text:p>Sun Jan 26 12:00:00 2020</text:p>
          </table:table-cell>
          <table:table-cell office:value-type="float" office:value="28.354162499999997">
            <text:p>28.35416249999999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26T13:00:00">
            <text:p>Sun Jan 26 13:00:00 2020</text:p>
          </table:table-cell>
          <table:table-cell office:value-type="float" office:value="26.833329166666662">
            <text:p>26.833329166666662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26T14:00:00">
            <text:p>Sun Jan 26 14:00:00 2020</text:p>
          </table:table-cell>
          <table:table-cell office:value-type="float" office:value="25.56249583333333">
            <text:p>25.5624958333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26T15:00:00">
            <text:p>Sun Jan 26 15:00:00 2020</text:p>
          </table:table-cell>
          <table:table-cell office:value-type="float" office:value="24.638887499999996">
            <text:p>24.63888749999999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1-26T16:00:00">
            <text:p>Sun Jan 26 16:00:00 2020</text:p>
          </table:table-cell>
          <table:table-cell office:value-type="float" office:value="23.86110833333333">
            <text:p>23.8611083333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1-26T17:00:00">
            <text:p>Sun Jan 26 17:00:00 2020</text:p>
          </table:table-cell>
          <table:table-cell office:value-type="float" office:value="23.374999999999996">
            <text:p>23.374999999999996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1-26T18:00:00">
            <text:p>Sun Jan 26 18:00:00 2020</text:p>
          </table:table-cell>
          <table:table-cell office:value-type="float" office:value="23.11110833333333">
            <text:p>23.1111083333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1-26T19:00:00">
            <text:p>Sun Jan 26 19:00:00 2020</text:p>
          </table:table-cell>
          <table:table-cell office:value-type="float" office:value="23.73610833333333">
            <text:p>23.7361083333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1-26T20:00:00">
            <text:p>Sun Jan 26 20:00:00 2020</text:p>
          </table:table-cell>
          <table:table-cell office:value-type="float" office:value="24.354162499999997">
            <text:p>24.35416249999999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6T21:00:00">
            <text:p>Sun Jan 26 21:00:00 2020</text:p>
          </table:table-cell>
          <table:table-cell office:value-type="float" office:value="25.069441666666663">
            <text:p>25.06944166666666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1-26T22:00:00">
            <text:p>Sun Jan 26 22:00:00 2020</text:p>
          </table:table-cell>
          <table:table-cell office:value-type="float" office:value="26.381941666666663">
            <text:p>26.38194166666666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26T23:00:00">
            <text:p>Sun Jan 26 23:00:00 2020</text:p>
          </table:table-cell>
          <table:table-cell office:value-type="float" office:value="27.82638333333333">
            <text:p>27.8263833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27T16:00:00">
            <text:p>Mon Jan 27 16:00:00 2020</text:p>
          </table:table-cell>
          <table:table-cell office:value-type="float" office:value="26.444441666666663">
            <text:p>26.44444166666666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27T17:00:00">
            <text:p>Mon Jan 27 17:00:00 2020</text:p>
          </table:table-cell>
          <table:table-cell office:value-type="float" office:value="26.277774999999995">
            <text:p>26.27777499999999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27T18:00:00">
            <text:p>Mon Jan 27 18:00:00 2020</text:p>
          </table:table-cell>
          <table:table-cell office:value-type="float" office:value="25.909720833333328">
            <text:p>25.909720833333328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1-27T19:00:00">
            <text:p>Mon Jan 27 19:00:00 2020</text:p>
          </table:table-cell>
          <table:table-cell office:value-type="float" office:value="25.527774999999995">
            <text:p>25.52777499999999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1-27T20:00:00">
            <text:p>Mon Jan 27 20:00:00 2020</text:p>
          </table:table-cell>
          <table:table-cell office:value-type="float" office:value="25.749999999999996">
            <text:p>25.74999999999999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1-27T21:00:00">
            <text:p>Mon Jan 27 21:00:00 2020</text:p>
          </table:table-cell>
          <table:table-cell office:value-type="float" office:value="25.94444583333333">
            <text:p>25.9444458333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27T22:00:00">
            <text:p>Mon Jan 27 22:00:00 2020</text:p>
          </table:table-cell>
          <table:table-cell office:value-type="float" office:value="25.00694583333333">
            <text:p>25.0069458333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27T23:00:00">
            <text:p>Mon Jan 27 23:00:00 2020</text:p>
          </table:table-cell>
          <table:table-cell office:value-type="float" office:value="24.201391666666662">
            <text:p>24.20139166666666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28T01:00:00">
            <text:p>Tue Jan 28 01:00:00 2020</text:p>
          </table:table-cell>
          <table:table-cell office:value-type="float" office:value="22.50694583333333">
            <text:p>22.5069458333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28T02:00:00">
            <text:p>Tue Jan 28 02:00:00 2020</text:p>
          </table:table-cell>
          <table:table-cell office:value-type="float" office:value="23.19444583333333">
            <text:p>23.1944458333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8T03:00:00">
            <text:p>Tue Jan 28 03:00:00 2020</text:p>
          </table:table-cell>
          <table:table-cell office:value-type="float" office:value="23.94444583333333">
            <text:p>23.9444458333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8T13:00:00">
            <text:p>Tue Jan 28 13:00:00 2020</text:p>
          </table:table-cell>
          <table:table-cell office:value-type="float" office:value="26.145837499999995">
            <text:p>26.14583749999999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28T14:00:00">
            <text:p>Tue Jan 28 14:00:00 2020</text:p>
          </table:table-cell>
          <table:table-cell office:value-type="float" office:value="25.90278333333333">
            <text:p>25.9027833333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1-28T15:00:00">
            <text:p>Tue Jan 28 15:00:00 2020</text:p>
          </table:table-cell>
          <table:table-cell office:value-type="float" office:value="25.479174999999998">
            <text:p>25.47917499999999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28T16:00:00">
            <text:p>Tue Jan 28 16:00:00 2020</text:p>
          </table:table-cell>
          <table:table-cell office:value-type="float" office:value="24.73611666666666">
            <text:p>24.73611666666666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1-28T17:00:00">
            <text:p>Tue Jan 28 17:00:00 2020</text:p>
          </table:table-cell>
          <table:table-cell office:value-type="float" office:value="24.215283333333332">
            <text:p>24.215283333333332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1-28T18:00:00">
            <text:p>Tue Jan 28 18:00:00 2020</text:p>
          </table:table-cell>
          <table:table-cell office:value-type="float" office:value="23.145837499999995">
            <text:p>23.14583749999999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8T19:00:00">
            <text:p>Tue Jan 28 19:00:00 2020</text:p>
          </table:table-cell>
          <table:table-cell office:value-type="float" office:value="21.951391666666662">
            <text:p>21.95139166666666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8T20:00:00">
            <text:p>Tue Jan 28 20:00:00 2020</text:p>
          </table:table-cell>
          <table:table-cell office:value-type="float" office:value="21.368058333333327">
            <text:p>21.36805833333332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1-28T21:00:00">
            <text:p>Tue Jan 28 21:00:00 2020</text:p>
          </table:table-cell>
          <table:table-cell office:value-type="float" office:value="20.61805833333333">
            <text:p>20.6180583333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1-28T22:00:00">
            <text:p>Tue Jan 28 22:00:00 2020</text:p>
          </table:table-cell>
          <table:table-cell office:value-type="float" office:value="20.895837499999995">
            <text:p>20.89583749999999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28T23:00:00">
            <text:p>Tue Jan 28 23:00:00 2020</text:p>
          </table:table-cell>
          <table:table-cell office:value-type="float" office:value="20.756949999999996">
            <text:p>20.75694999999999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01-29T00:00:00">
            <text:p>Wed Jan 29 00:00:00 2020</text:p>
          </table:table-cell>
          <table:table-cell office:value-type="float" office:value="21.076391666666662">
            <text:p>21.076391666666662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29T03:00:00">
            <text:p>Wed Jan 29 03:00:00 2020</text:p>
          </table:table-cell>
          <table:table-cell office:value-type="float" office:value="18.402783333333332">
            <text:p>18.40278333333333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29T20:00:00">
            <text:p>Wed Jan 29 20:00:00 2020</text:p>
          </table:table-cell>
          <table:table-cell office:value-type="float" office:value="17.16667083333333">
            <text:p>17.1666708333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29T21:00:00">
            <text:p>Wed Jan 29 21:00:00 2020</text:p>
          </table:table-cell>
          <table:table-cell office:value-type="float" office:value="16.7083375">
            <text:p>16.708337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1-29T22:00:00">
            <text:p>Wed Jan 29 22:00:00 2020</text:p>
          </table:table-cell>
          <table:table-cell office:value-type="float" office:value="16.05555833333333">
            <text:p>16.0555583333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29T23:00:00">
            <text:p>Wed Jan 29 23:00:00 2020</text:p>
          </table:table-cell>
          <table:table-cell office:value-type="float" office:value="15.493058333333332">
            <text:p>15.49305833333333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01-30T00:00:00">
            <text:p>Thu Jan 30 00:00:00 2020</text:p>
          </table:table-cell>
          <table:table-cell office:value-type="float" office:value="15.819449999999998">
            <text:p>15.819449999999998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30T01:00:00">
            <text:p>Thu Jan 30 01:00:00 2020</text:p>
          </table:table-cell>
          <table:table-cell office:value-type="float" office:value="17.0833375">
            <text:p>17.083337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1-30T02:00:00">
            <text:p>Thu Jan 30 02:00:00 2020</text:p>
          </table:table-cell>
          <table:table-cell office:value-type="float" office:value="18.868062499999997">
            <text:p>18.86806249999999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30T04:00:00">
            <text:p>Thu Jan 30 04:00:00 2020</text:p>
          </table:table-cell>
          <table:table-cell office:value-type="float" office:value="19.75695">
            <text:p>19.7569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30T05:00:00">
            <text:p>Thu Jan 30 05:00:00 2020</text:p>
          </table:table-cell>
          <table:table-cell office:value-type="float" office:value="19.486116666666664">
            <text:p>19.48611666666666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30T06:00:00">
            <text:p>Thu Jan 30 06:00:00 2020</text:p>
          </table:table-cell>
          <table:table-cell office:value-type="float" office:value="19.41667083333333">
            <text:p>19.4166708333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1-30T07:00:00">
            <text:p>Thu Jan 30 07:00:00 2020</text:p>
          </table:table-cell>
          <table:table-cell office:value-type="float" office:value="19.16667083333333">
            <text:p>19.1666708333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30T08:00:00">
            <text:p>Thu Jan 30 08:00:00 2020</text:p>
          </table:table-cell>
          <table:table-cell office:value-type="float" office:value="19.16667083333333">
            <text:p>19.1666708333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30T15:00:00">
            <text:p>Thu Jan 30 15:00:00 2020</text:p>
          </table:table-cell>
          <table:table-cell office:value-type="float" office:value="17.243062499999997">
            <text:p>17.24306249999999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1-30T16:00:00">
            <text:p>Thu Jan 30 16:00:00 2020</text:p>
          </table:table-cell>
          <table:table-cell office:value-type="float" office:value="17.319454166666663">
            <text:p>17.31945416666666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30T17:00:00">
            <text:p>Thu Jan 30 17:00:00 2020</text:p>
          </table:table-cell>
          <table:table-cell office:value-type="float" office:value="17.819454166666663">
            <text:p>17.81945416666666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30T18:00:00">
            <text:p>Thu Jan 30 18:00:00 2020</text:p>
          </table:table-cell>
          <table:table-cell office:value-type="float" office:value="18.291679166666665">
            <text:p>18.29167916666666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1-30T19:00:00">
            <text:p>Thu Jan 30 19:00:00 2020</text:p>
          </table:table-cell>
          <table:table-cell office:value-type="float" office:value="18.868066666666664">
            <text:p>18.86806666666666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1-30T20:00:00">
            <text:p>Thu Jan 30 20:00:00 2020</text:p>
          </table:table-cell>
          <table:table-cell office:value-type="float" office:value="20.006954166666663">
            <text:p>20.00695416666666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30T21:00:00">
            <text:p>Thu Jan 30 21:00:00 2020</text:p>
          </table:table-cell>
          <table:table-cell office:value-type="float" office:value="21.256954166666663">
            <text:p>21.25695416666666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1-30T22:00:00">
            <text:p>Thu Jan 30 22:00:00 2020</text:p>
          </table:table-cell>
          <table:table-cell office:value-type="float" office:value="22.493066666666664">
            <text:p>22.49306666666666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30T23:00:00">
            <text:p>Thu Jan 30 23:00:00 2020</text:p>
          </table:table-cell>
          <table:table-cell office:value-type="float" office:value="23.9027875">
            <text:p>23.902787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1-31T01:00:00">
            <text:p>Fri Jan 31 01:00:00 2020</text:p>
          </table:table-cell>
          <table:table-cell office:value-type="float" office:value="23.87500833333333">
            <text:p>23.8750083333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31T04:00:00">
            <text:p>Fri Jan 31 04:00:00 2020</text:p>
          </table:table-cell>
          <table:table-cell office:value-type="float" office:value="20.881949999999996">
            <text:p>20.88194999999999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08:00:00">
            <text:p>Fri Jan 31 08:00:00 2020</text:p>
          </table:table-cell>
          <table:table-cell office:value-type="float" office:value="19.79167083333333">
            <text:p>19.7916708333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11:00:00">
            <text:p>Fri Jan 31 11:00:00 2020</text:p>
          </table:table-cell>
          <table:table-cell office:value-type="float" office:value="20.04167083333333">
            <text:p>20.0416708333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1-31T14:00:00">
            <text:p>Fri Jan 31 14:00:00 2020</text:p>
          </table:table-cell>
          <table:table-cell office:value-type="float" office:value="22.277779166666665">
            <text:p>22.27777916666666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1-31T16:00:00">
            <text:p>Fri Jan 31 16:00:00 2020</text:p>
          </table:table-cell>
          <table:table-cell office:value-type="float" office:value="23.756945833333333">
            <text:p>23.75694583333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31T17:00:00">
            <text:p>Fri Jan 31 17:00:00 2020</text:p>
          </table:table-cell>
          <table:table-cell office:value-type="float" office:value="23.909724999999998">
            <text:p>23.909724999999998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1-31T18:00:00">
            <text:p>Fri Jan 31 18:00:00 2020</text:p>
          </table:table-cell>
          <table:table-cell office:value-type="float" office:value="24.055558333333334">
            <text:p>24.055558333333334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01-31T19:00:00">
            <text:p>Fri Jan 31 19:00:00 2020</text:p>
          </table:table-cell>
          <table:table-cell office:value-type="float" office:value="23.888891666666666">
            <text:p>23.88889166666666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1-31T20:00:00">
            <text:p>Fri Jan 31 20:00:00 2020</text:p>
          </table:table-cell>
          <table:table-cell office:value-type="float" office:value="23.493058333333334">
            <text:p>23.493058333333334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1-31T21:00:00">
            <text:p>Fri Jan 31 21:00:00 2020</text:p>
          </table:table-cell>
          <table:table-cell office:value-type="float" office:value="23.090279166666665">
            <text:p>23.09027916666666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1-31T22:00:00">
            <text:p>Fri Jan 31 22:00:00 2020</text:p>
          </table:table-cell>
          <table:table-cell office:value-type="float" office:value="21.9861125">
            <text:p>21.986112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31T23:00:00">
            <text:p>Fri Jan 31 23:00:00 2020</text:p>
          </table:table-cell>
          <table:table-cell office:value-type="float" office:value="20.645833333333332">
            <text:p>20.645833333333332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01T00:00:00">
            <text:p>Sat Feb  1 00:00:00 2020</text:p>
          </table:table-cell>
          <table:table-cell office:value-type="float" office:value="20.28472083333333">
            <text:p>20.2847208333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02-01T01:00:00">
            <text:p>Sat Feb  1 01:00:00 2020</text:p>
          </table:table-cell>
          <table:table-cell office:value-type="float" office:value="19.6388875">
            <text:p>19.638887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01T02:00:00">
            <text:p>Sat Feb  1 02:00:00 2020</text:p>
          </table:table-cell>
          <table:table-cell office:value-type="float" office:value="19.583329166666665">
            <text:p>19.58332916666666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2-01T06:00:00">
            <text:p>Sat Feb  1 06:00:00 2020</text:p>
          </table:table-cell>
          <table:table-cell office:value-type="float" office:value="19.7013875">
            <text:p>19.701387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0-02-01T07:00:00">
            <text:p>Sat Feb  1 07:00:00 2020</text:p>
          </table:table-cell>
          <table:table-cell office:value-type="float" office:value="19.916666666666664">
            <text:p>19.916666666666664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2-01T08:00:00">
            <text:p>Sat Feb  1 08:00:00 2020</text:p>
          </table:table-cell>
          <table:table-cell office:value-type="float" office:value="20.208333333333332">
            <text:p>20.208333333333332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1T09:00:00">
            <text:p>Sat Feb  1 09:00:00 2020</text:p>
          </table:table-cell>
          <table:table-cell office:value-type="float" office:value="20.3888875">
            <text:p>20.388887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01T10:00:00">
            <text:p>Sat Feb  1 10:00:00 2020</text:p>
          </table:table-cell>
          <table:table-cell office:value-type="float" office:value="20.5138875">
            <text:p>20.513887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2-01T11:00:00">
            <text:p>Sat Feb  1 11:00:00 2020</text:p>
          </table:table-cell>
          <table:table-cell office:value-type="float" office:value="20.729166666666664">
            <text:p>20.729166666666664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1T22:00:00">
            <text:p>Sat Feb  1 22:00:00 2020</text:p>
          </table:table-cell>
          <table:table-cell office:value-type="float" office:value="16.805554166666663">
            <text:p>16.80555416666666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02-03T15:00:00">
            <text:p>Mon Feb  3 15:00:00 2020</text:p>
          </table:table-cell>
          <table:table-cell office:value-type="float" office:value="33.36111666666667">
            <text:p>33.3611166666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03T16:00:00">
            <text:p>Mon Feb  3 16:00:00 2020</text:p>
          </table:table-cell>
          <table:table-cell office:value-type="float" office:value="34.21528333333333">
            <text:p>34.2152833333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2-03T17:00:00">
            <text:p>Mon Feb  3 17:00:00 2020</text:p>
          </table:table-cell>
          <table:table-cell office:value-type="float" office:value="35.1180625">
            <text:p>35.118062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03T18:00:00">
            <text:p>Mon Feb  3 18:00:00 2020</text:p>
          </table:table-cell>
          <table:table-cell office:value-type="float" office:value="35.9305625">
            <text:p>35.930562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2-03T19:00:00">
            <text:p>Mon Feb  3 19:00:00 2020</text:p>
          </table:table-cell>
          <table:table-cell office:value-type="float" office:value="36.0555625">
            <text:p>36.055562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2-04T19:00:00">
            <text:p>Tue Feb  4 19:00:00 2020</text:p>
          </table:table-cell>
          <table:table-cell office:value-type="float" office:value="34.64584166666666">
            <text:p>34.6458416666666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4T20:00:00">
            <text:p>Tue Feb  4 20:00:00 2020</text:p>
          </table:table-cell>
          <table:table-cell office:value-type="float" office:value="33.854175">
            <text:p>33.85417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2-05T15:00:00">
            <text:p>Wed Feb  5 15:00:00 2020</text:p>
          </table:table-cell>
          <table:table-cell office:value-type="float" office:value="32.70139166666666">
            <text:p>32.7013916666666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05T16:00:00">
            <text:p>Wed Feb  5 16:00:00 2020</text:p>
          </table:table-cell>
          <table:table-cell office:value-type="float" office:value="33.24999999999999">
            <text:p>33.24999999999999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2-05T17:00:00">
            <text:p>Wed Feb  5 17:00:00 2020</text:p>
          </table:table-cell>
          <table:table-cell office:value-type="float" office:value="34.11110833333333">
            <text:p>34.1111083333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2-05T18:00:00">
            <text:p>Wed Feb  5 18:00:00 2020</text:p>
          </table:table-cell>
          <table:table-cell office:value-type="float" office:value="34.49999999999999">
            <text:p>34.49999999999999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05T19:00:00">
            <text:p>Wed Feb  5 19:00:00 2020</text:p>
          </table:table-cell>
          <table:table-cell office:value-type="float" office:value="34.34722083333333">
            <text:p>34.3472208333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2-05T20:00:00">
            <text:p>Wed Feb  5 20:00:00 2020</text:p>
          </table:table-cell>
          <table:table-cell office:value-type="float" office:value="34.854166666666664">
            <text:p>34.85416666666666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2-05T21:00:00">
            <text:p>Wed Feb  5 21:00:00 2020</text:p>
          </table:table-cell>
          <table:table-cell office:value-type="float" office:value="36.138887499999996">
            <text:p>36.13888749999999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2-05T22:00:00">
            <text:p>Wed Feb  5 22:00:00 2020</text:p>
          </table:table-cell>
          <table:table-cell office:value-type="float" office:value="37.527775">
            <text:p>37.52777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2-06T20:00:00">
            <text:p>Thu Feb  6 20:00:00 2020</text:p>
          </table:table-cell>
          <table:table-cell office:value-type="float" office:value="40.02083749999999">
            <text:p>40.02083749999999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2-07T15:00:00">
            <text:p>Fri Feb  7 15:00:00 2020</text:p>
          </table:table-cell>
          <table:table-cell office:value-type="float" office:value="41.291666666666664">
            <text:p>41.29166666666666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2-07T16:00:00">
            <text:p>Fri Feb  7 16:00:00 2020</text:p>
          </table:table-cell>
          <table:table-cell office:value-type="float" office:value="41.56944583333333">
            <text:p>41.5694458333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2-07T17:00:00">
            <text:p>Fri Feb  7 17:00:00 2020</text:p>
          </table:table-cell>
          <table:table-cell office:value-type="float" office:value="41.701391666666666">
            <text:p>41.70139166666666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02-07T18:00:00">
            <text:p>Fri Feb  7 18:00:00 2020</text:p>
          </table:table-cell>
          <table:table-cell office:value-type="float" office:value="41.645833333333336">
            <text:p>41.64583333333333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2-07T19:00:00">
            <text:p>Fri Feb  7 19:00:00 2020</text:p>
          </table:table-cell>
          <table:table-cell office:value-type="float" office:value="41.46527916666667">
            <text:p>41.4652791666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2-07T20:00:00">
            <text:p>Fri Feb  7 20:00:00 2020</text:p>
          </table:table-cell>
          <table:table-cell office:value-type="float" office:value="41.201391666666666">
            <text:p>41.20139166666666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07T21:00:00">
            <text:p>Fri Feb  7 21:00:00 2020</text:p>
          </table:table-cell>
          <table:table-cell office:value-type="float" office:value="40.201391666666666">
            <text:p>40.20139166666666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2-07T22:00:00">
            <text:p>Fri Feb  7 22:00:00 2020</text:p>
          </table:table-cell>
          <table:table-cell office:value-type="float" office:value="39.916666666666664">
            <text:p>39.916666666666664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08T01:00:00">
            <text:p>Sat Feb  8 01:00:00 2020</text:p>
          </table:table-cell>
          <table:table-cell office:value-type="float" office:value="38.65277916666667">
            <text:p>38.6527791666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2-08T02:00:00">
            <text:p>Sat Feb  8 02:00:00 2020</text:p>
          </table:table-cell>
          <table:table-cell office:value-type="float" office:value="39.125">
            <text:p>39.12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2-08T03:00:00">
            <text:p>Sat Feb  8 03:00:00 2020</text:p>
          </table:table-cell>
          <table:table-cell office:value-type="float" office:value="39.18055416666667">
            <text:p>39.1805541666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08T04:00:00">
            <text:p>Sat Feb  8 04:00:00 2020</text:p>
          </table:table-cell>
          <table:table-cell office:value-type="float" office:value="39.25">
            <text:p>39.2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08T05:00:00">
            <text:p>Sat Feb  8 05:00:00 2020</text:p>
          </table:table-cell>
          <table:table-cell office:value-type="float" office:value="39.59027916666667">
            <text:p>39.5902791666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2-08T06:00:00">
            <text:p>Sat Feb  8 06:00:00 2020</text:p>
          </table:table-cell>
          <table:table-cell office:value-type="float" office:value="39.61805833333333">
            <text:p>39.6180583333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08T10:00:00">
            <text:p>Sat Feb  8 10:00:00 2020</text:p>
          </table:table-cell>
          <table:table-cell office:value-type="float" office:value="41.68055833333333">
            <text:p>41.6805583333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2-08T11:00:00">
            <text:p>Sat Feb  8 11:00:00 2020</text:p>
          </table:table-cell>
          <table:table-cell office:value-type="float" office:value="42.6736125">
            <text:p>42.673612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08T12:00:00">
            <text:p>Sat Feb  8 12:00:00 2020</text:p>
          </table:table-cell>
          <table:table-cell office:value-type="float" office:value="43.8888875">
            <text:p>43.888887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2-08T13:00:00">
            <text:p>Sat Feb  8 13:00:00 2020</text:p>
          </table:table-cell>
          <table:table-cell office:value-type="float" office:value="44.4236125">
            <text:p>44.423612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2-08T14:00:00">
            <text:p>Sat Feb  8 14:00:00 2020</text:p>
          </table:table-cell>
          <table:table-cell office:value-type="float" office:value="44.49305416666667">
            <text:p>44.4930541666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2-08T15:00:00">
            <text:p>Sat Feb  8 15:00:00 2020</text:p>
          </table:table-cell>
          <table:table-cell office:value-type="float" office:value="44.416666666666664">
            <text:p>44.41666666666666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2-08T16:00:00">
            <text:p>Sat Feb  8 16:00:00 2020</text:p>
          </table:table-cell>
          <table:table-cell office:value-type="float" office:value="44.0">
            <text:p>44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2-08T17:00:00">
            <text:p>Sat Feb  8 17:00:00 2020</text:p>
          </table:table-cell>
          <table:table-cell office:value-type="float" office:value="43.72222083333333">
            <text:p>43.7222208333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2-08T18:00:00">
            <text:p>Sat Feb  8 18:00:00 2020</text:p>
          </table:table-cell>
          <table:table-cell office:value-type="float" office:value="43.6111125">
            <text:p>43.611112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2-08T19:00:00">
            <text:p>Sat Feb  8 19:00:00 2020</text:p>
          </table:table-cell>
          <table:table-cell office:value-type="float" office:value="43.7013875">
            <text:p>43.701387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08T20:00:00">
            <text:p>Sat Feb  8 20:00:00 2020</text:p>
          </table:table-cell>
          <table:table-cell office:value-type="float" office:value="43.791666666666664">
            <text:p>43.79166666666666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2-08T21:00:00">
            <text:p>Sat Feb  8 21:00:00 2020</text:p>
          </table:table-cell>
          <table:table-cell office:value-type="float" office:value="44.44444583333333">
            <text:p>44.4444458333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08T22:00:00">
            <text:p>Sat Feb  8 22:00:00 2020</text:p>
          </table:table-cell>
          <table:table-cell office:value-type="float" office:value="44.6111125">
            <text:p>44.611112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8T23:00:00">
            <text:p>Sat Feb  8 23:00:00 2020</text:p>
          </table:table-cell>
          <table:table-cell office:value-type="float" office:value="44.8611125">
            <text:p>44.861112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09T04:00:00">
            <text:p>Sun Feb  9 04:00:00 2020</text:p>
          </table:table-cell>
          <table:table-cell office:value-type="float" office:value="41.52777916666667">
            <text:p>41.5277791666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09T19:00:00">
            <text:p>Sun Feb  9 19:00:00 2020</text:p>
          </table:table-cell>
          <table:table-cell office:value-type="float" office:value="37.486104166666664">
            <text:p>37.486104166666664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2-09T22:00:00">
            <text:p>Sun Feb  9 22:00:00 2020</text:p>
          </table:table-cell>
          <table:table-cell office:value-type="float" office:value="35.52777083333333">
            <text:p>35.5277708333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9T23:00:00">
            <text:p>Sun Feb  9 23:00:00 2020</text:p>
          </table:table-cell>
          <table:table-cell office:value-type="float" office:value="35.47915833333333">
            <text:p>35.4791583333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10T21:00:00">
            <text:p>Mon Feb 10 21:00:00 2020</text:p>
          </table:table-cell>
          <table:table-cell office:value-type="float" office:value="33.40277916666666">
            <text:p>33.4027791666666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0-02-10T22:00:00">
            <text:p>Mon Feb 10 22:00:00 2020</text:p>
          </table:table-cell>
          <table:table-cell office:value-type="float" office:value="33.131945833333326">
            <text:p>33.131945833333326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2-11T14:00:00">
            <text:p>Tue Feb 11 14:00:00 2020</text:p>
          </table:table-cell>
          <table:table-cell office:value-type="float" office:value="29.388891666666662">
            <text:p>29.388891666666662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1T15:00:00">
            <text:p>Tue Feb 11 15:00:00 2020</text:p>
          </table:table-cell>
          <table:table-cell office:value-type="float" office:value="28.888891666666666">
            <text:p>28.88889166666666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1T16:00:00">
            <text:p>Tue Feb 11 16:00:00 2020</text:p>
          </table:table-cell>
          <table:table-cell office:value-type="float" office:value="28.38195">
            <text:p>28.3819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2-11T17:00:00">
            <text:p>Tue Feb 11 17:00:00 2020</text:p>
          </table:table-cell>
          <table:table-cell office:value-type="float" office:value="28.291674999999998">
            <text:p>28.291674999999998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2-11T18:00:00">
            <text:p>Tue Feb 11 18:00:00 2020</text:p>
          </table:table-cell>
          <table:table-cell office:value-type="float" office:value="28.326395833333333">
            <text:p>28.32639583333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2-11T19:00:00">
            <text:p>Tue Feb 11 19:00:00 2020</text:p>
          </table:table-cell>
          <table:table-cell office:value-type="float" office:value="28.354174999999998">
            <text:p>28.354174999999998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02-11T20:00:00">
            <text:p>Tue Feb 11 20:00:00 2020</text:p>
          </table:table-cell>
          <table:table-cell office:value-type="float" office:value="28.868066666666664">
            <text:p>28.86806666666666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2-11T21:00:00">
            <text:p>Tue Feb 11 21:00:00 2020</text:p>
          </table:table-cell>
          <table:table-cell office:value-type="float" office:value="30.493066666666664">
            <text:p>30.49306666666666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2-11T22:00:00">
            <text:p>Tue Feb 11 22:00:00 2020</text:p>
          </table:table-cell>
          <table:table-cell office:value-type="float" office:value="31.78473333333333">
            <text:p>31.7847333333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2-11T23:00:00">
            <text:p>Tue Feb 11 23:00:00 2020</text:p>
          </table:table-cell>
          <table:table-cell office:value-type="float" office:value="32.47917916666666">
            <text:p>32.4791791666666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2-12T02:00:00">
            <text:p>Wed Feb 12 02:00:00 2020</text:p>
          </table:table-cell>
          <table:table-cell office:value-type="float" office:value="34.20834583333333">
            <text:p>34.2083458333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12T08:00:00">
            <text:p>Wed Feb 12 08:00:00 2020</text:p>
          </table:table-cell>
          <table:table-cell office:value-type="float" office:value="33.67362083333333">
            <text:p>33.6736208333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2-12T09:00:00">
            <text:p>Wed Feb 12 09:00:00 2020</text:p>
          </table:table-cell>
          <table:table-cell office:value-type="float" office:value="33.13889583333333">
            <text:p>33.1388958333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12T10:00:00">
            <text:p>Wed Feb 12 10:00:00 2020</text:p>
          </table:table-cell>
          <table:table-cell office:value-type="float" office:value="33.17361666666667">
            <text:p>33.1736166666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2-12T12:00:00">
            <text:p>Wed Feb 12 12:00:00 2020</text:p>
          </table:table-cell>
          <table:table-cell office:value-type="float" office:value="34.416670833333335">
            <text:p>34.41667083333333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2-12T13:00:00">
            <text:p>Wed Feb 12 13:00:00 2020</text:p>
          </table:table-cell>
          <table:table-cell office:value-type="float" office:value="35.7083375">
            <text:p>35.708337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2T14:00:00">
            <text:p>Wed Feb 12 14:00:00 2020</text:p>
          </table:table-cell>
          <table:table-cell office:value-type="float" office:value="36.93750416666666">
            <text:p>36.9375041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2T15:00:00">
            <text:p>Wed Feb 12 15:00:00 2020</text:p>
          </table:table-cell>
          <table:table-cell office:value-type="float" office:value="37.69444583333333">
            <text:p>37.6944458333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2-12T16:00:00">
            <text:p>Wed Feb 12 16:00:00 2020</text:p>
          </table:table-cell>
          <table:table-cell office:value-type="float" office:value="37.791666666666664">
            <text:p>37.79166666666666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2-12T17:00:00">
            <text:p>Wed Feb 12 17:00:00 2020</text:p>
          </table:table-cell>
          <table:table-cell office:value-type="float" office:value="37.5763875">
            <text:p>37.576387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2-12T18:00:00">
            <text:p>Wed Feb 12 18:00:00 2020</text:p>
          </table:table-cell>
          <table:table-cell office:value-type="float" office:value="36.861108333333334">
            <text:p>36.86110833333333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2T19:00:00">
            <text:p>Wed Feb 12 19:00:00 2020</text:p>
          </table:table-cell>
          <table:table-cell office:value-type="float" office:value="35.979166666666664">
            <text:p>35.979166666666664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2-12T20:00:00">
            <text:p>Wed Feb 12 20:00:00 2020</text:p>
          </table:table-cell>
          <table:table-cell office:value-type="float" office:value="35.2013875">
            <text:p>35.201387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2-12T21:00:00">
            <text:p>Wed Feb 12 21:00:00 2020</text:p>
          </table:table-cell>
          <table:table-cell office:value-type="float" office:value="34.86805416666667">
            <text:p>34.8680541666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2-12T22:00:00">
            <text:p>Wed Feb 12 22:00:00 2020</text:p>
          </table:table-cell>
          <table:table-cell office:value-type="float" office:value="34.520833333333336">
            <text:p>34.520833333333336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2T23:00:00">
            <text:p>Wed Feb 12 23:00:00 2020</text:p>
          </table:table-cell>
          <table:table-cell office:value-type="float" office:value="34.208333333333336">
            <text:p>34.20833333333333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2-13T00:00:00">
            <text:p>Thu Feb 13 00:00:00 2020</text:p>
          </table:table-cell>
          <table:table-cell office:value-type="float" office:value="33.75">
            <text:p>33.7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3T01:00:00">
            <text:p>Thu Feb 13 01:00:00 2020</text:p>
          </table:table-cell>
          <table:table-cell office:value-type="float" office:value="33.5">
            <text:p>33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2-13T02:00:00">
            <text:p>Thu Feb 13 02:00:00 2020</text:p>
          </table:table-cell>
          <table:table-cell office:value-type="float" office:value="33.18055416666667">
            <text:p>33.1805541666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13T03:00:00">
            <text:p>Thu Feb 13 03:00:00 2020</text:p>
          </table:table-cell>
          <table:table-cell office:value-type="float" office:value="32.90972083333333">
            <text:p>32.9097208333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13T05:00:00">
            <text:p>Thu Feb 13 05:00:00 2020</text:p>
          </table:table-cell>
          <table:table-cell office:value-type="float" office:value="31.902775000000002">
            <text:p>31.90277500000000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13T06:00:00">
            <text:p>Thu Feb 13 06:00:00 2020</text:p>
          </table:table-cell>
          <table:table-cell office:value-type="float" office:value="31.2638875">
            <text:p>31.263887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2-13T07:00:00">
            <text:p>Thu Feb 13 07:00:00 2020</text:p>
          </table:table-cell>
          <table:table-cell office:value-type="float" office:value="31.0625">
            <text:p>31.062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2-13T08:00:00">
            <text:p>Thu Feb 13 08:00:00 2020</text:p>
          </table:table-cell>
          <table:table-cell office:value-type="float" office:value="31.090279166666665">
            <text:p>31.09027916666666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2-13T09:00:00">
            <text:p>Thu Feb 13 09:00:00 2020</text:p>
          </table:table-cell>
          <table:table-cell office:value-type="float" office:value="31.152779166666665">
            <text:p>31.15277916666666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3T15:00:00">
            <text:p>Thu Feb 13 15:00:00 2020</text:p>
          </table:table-cell>
          <table:table-cell office:value-type="float" office:value="32.284725">
            <text:p>32.28472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3T17:00:00">
            <text:p>Thu Feb 13 17:00:00 2020</text:p>
          </table:table-cell>
          <table:table-cell office:value-type="float" office:value="32.96527916666667">
            <text:p>32.9652791666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2-13T19:00:00">
            <text:p>Thu Feb 13 19:00:00 2020</text:p>
          </table:table-cell>
          <table:table-cell office:value-type="float" office:value="33.527775">
            <text:p>33.52777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2-13T20:00:00">
            <text:p>Thu Feb 13 20:00:00 2020</text:p>
          </table:table-cell>
          <table:table-cell office:value-type="float" office:value="33.63194166666666">
            <text:p>33.6319416666666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2-13T21:00:00">
            <text:p>Thu Feb 13 21:00:00 2020</text:p>
          </table:table-cell>
          <table:table-cell office:value-type="float" office:value="33.833329166666665">
            <text:p>33.83332916666666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14T19:00:00">
            <text:p>Fri Feb 14 19:00:00 2020</text:p>
          </table:table-cell>
          <table:table-cell office:value-type="float" office:value="33.472229166666665">
            <text:p>33.47222916666666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2-15T17:00:00">
            <text:p>Sat Feb 15 17:00:00 2020</text:p>
          </table:table-cell>
          <table:table-cell office:value-type="float" office:value="36.52777916666667">
            <text:p>36.5277791666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0-02-15T18:00:00">
            <text:p>Sat Feb 15 18:00:00 2020</text:p>
          </table:table-cell>
          <table:table-cell office:value-type="float" office:value="39.104166666666664">
            <text:p>39.104166666666664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15T21:00:00">
            <text:p>Sat Feb 15 21:00:00 2020</text:p>
          </table:table-cell>
          <table:table-cell office:value-type="float" office:value="43.395833333333336">
            <text:p>43.39583333333333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2-15T22:00:00">
            <text:p>Sat Feb 15 22:00:00 2020</text:p>
          </table:table-cell>
          <table:table-cell office:value-type="float" office:value="43.1875">
            <text:p>43.187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15T23:00:00">
            <text:p>Sat Feb 15 23:00:00 2020</text:p>
          </table:table-cell>
          <table:table-cell office:value-type="float" office:value="42.520833333333336">
            <text:p>42.52083333333333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2-16T14:00:00">
            <text:p>Sun Feb 16 14:00:00 2020</text:p>
          </table:table-cell>
          <table:table-cell office:value-type="float" office:value="35.17361666666667">
            <text:p>35.1736166666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02-16T15:00:00">
            <text:p>Sun Feb 16 15:00:00 2020</text:p>
          </table:table-cell>
          <table:table-cell office:value-type="float" office:value="35.15278333333333">
            <text:p>35.1527833333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2-16T16:00:00">
            <text:p>Sun Feb 16 16:00:00 2020</text:p>
          </table:table-cell>
          <table:table-cell office:value-type="float" office:value="35.01389583333333">
            <text:p>35.0138958333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2-16T20:00:00">
            <text:p>Sun Feb 16 20:00:00 2020</text:p>
          </table:table-cell>
          <table:table-cell office:value-type="float" office:value="34.11111666666666">
            <text:p>34.1111166666666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02-16T21:00:00">
            <text:p>Sun Feb 16 21:00:00 2020</text:p>
          </table:table-cell>
          <table:table-cell office:value-type="float" office:value="34.27083749999999">
            <text:p>34.27083749999999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6T22:00:00">
            <text:p>Sun Feb 16 22:00:00 2020</text:p>
          </table:table-cell>
          <table:table-cell office:value-type="float" office:value="34.7083375">
            <text:p>34.708337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6T23:00:00">
            <text:p>Sun Feb 16 23:00:00 2020</text:p>
          </table:table-cell>
          <table:table-cell office:value-type="float" office:value="35.31250416666666">
            <text:p>35.3125041666666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2-17T00:00:00">
            <text:p>Mon Feb 17 00:00:00 2020</text:p>
          </table:table-cell>
          <table:table-cell office:value-type="float" office:value="36.25000416666666">
            <text:p>36.2500041666666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2-17T01:00:00">
            <text:p>Mon Feb 17 01:00:00 2020</text:p>
          </table:table-cell>
          <table:table-cell office:value-type="float" office:value="37.73611666666667">
            <text:p>37.7361166666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2-17T16:00:00">
            <text:p>Mon Feb 17 16:00:00 2020</text:p>
          </table:table-cell>
          <table:table-cell office:value-type="float" office:value="36.93749999999999">
            <text:p>36.93749999999999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2-17T19:00:00">
            <text:p>Mon Feb 17 19:00:00 2020</text:p>
          </table:table-cell>
          <table:table-cell office:value-type="float" office:value="34.541666666666664">
            <text:p>34.541666666666664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7T20:00:00">
            <text:p>Mon Feb 17 20:00:00 2020</text:p>
          </table:table-cell>
          <table:table-cell office:value-type="float" office:value="33.4375">
            <text:p>33.437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7T21:00:00">
            <text:p>Mon Feb 17 21:00:00 2020</text:p>
          </table:table-cell>
          <table:table-cell office:value-type="float" office:value="32.68055833333333">
            <text:p>32.6805583333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8T16:00:00">
            <text:p>Tue Feb 18 16:00:00 2020</text:p>
          </table:table-cell>
          <table:table-cell office:value-type="float" office:value="38.43749583333333">
            <text:p>38.4374958333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8T17:00:00">
            <text:p>Tue Feb 18 17:00:00 2020</text:p>
          </table:table-cell>
          <table:table-cell office:value-type="float" office:value="38.458329166666665">
            <text:p>38.45832916666666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2-18T18:00:00">
            <text:p>Tue Feb 18 18:00:00 2020</text:p>
          </table:table-cell>
          <table:table-cell office:value-type="float" office:value="38.68055416666666">
            <text:p>38.6805541666666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2-18T19:00:00">
            <text:p>Tue Feb 18 19:00:00 2020</text:p>
          </table:table-cell>
          <table:table-cell office:value-type="float" office:value="39.31249583333333">
            <text:p>39.3124958333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2-18T20:00:00">
            <text:p>Tue Feb 18 20:00:00 2020</text:p>
          </table:table-cell>
          <table:table-cell office:value-type="float" office:value="40.01388333333333">
            <text:p>40.0138833333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18T21:00:00">
            <text:p>Tue Feb 18 21:00:00 2020</text:p>
          </table:table-cell>
          <table:table-cell office:value-type="float" office:value="40.52777083333333">
            <text:p>40.5277708333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18T22:00:00">
            <text:p>Tue Feb 18 22:00:00 2020</text:p>
          </table:table-cell>
          <table:table-cell office:value-type="float" office:value="41.36804583333333">
            <text:p>41.3680458333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2-18T23:00:00">
            <text:p>Tue Feb 18 23:00:00 2020</text:p>
          </table:table-cell>
          <table:table-cell office:value-type="float" office:value="41.95137916666666">
            <text:p>41.9513791666666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2-19T00:00:00">
            <text:p>Wed Feb 19 00:00:00 2020</text:p>
          </table:table-cell>
          <table:table-cell office:value-type="float" office:value="42.59027083333333">
            <text:p>42.5902708333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2-19T01:00:00">
            <text:p>Wed Feb 19 01:00:00 2020</text:p>
          </table:table-cell>
          <table:table-cell office:value-type="float" office:value="43.01388333333333">
            <text:p>43.0138833333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9T02:00:00">
            <text:p>Wed Feb 19 02:00:00 2020</text:p>
          </table:table-cell>
          <table:table-cell office:value-type="float" office:value="43.47915833333334">
            <text:p>43.47915833333334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2-19T03:00:00">
            <text:p>Wed Feb 19 03:00:00 2020</text:p>
          </table:table-cell>
          <table:table-cell office:value-type="float" office:value="43.55554583333333">
            <text:p>43.5555458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24T15:00:00">
            <text:p>Mon Feb 24 15:00:00 2020</text:p>
          </table:table-cell>
          <table:table-cell office:value-type="float" office:value="50.743050000000004">
            <text:p>50.743050000000004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02-24T16:00:00">
            <text:p>Mon Feb 24 16:00:00 2020</text:p>
          </table:table-cell>
          <table:table-cell office:value-type="float" office:value="50.7569375">
            <text:p>50.756937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2-25T21:00:00">
            <text:p>Tue Feb 25 21:00:00 2020</text:p>
          </table:table-cell>
          <table:table-cell office:value-type="float" office:value="48.56944583333333">
            <text:p>48.5694458333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25T22:00:00">
            <text:p>Tue Feb 25 22:00:00 2020</text:p>
          </table:table-cell>
          <table:table-cell office:value-type="float" office:value="46.59027916666667">
            <text:p>46.5902791666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2-25T23:00:00">
            <text:p>Tue Feb 25 23:00:00 2020</text:p>
          </table:table-cell>
          <table:table-cell office:value-type="float" office:value="44.520833333333336">
            <text:p>44.520833333333336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2-26T01:00:00">
            <text:p>Wed Feb 26 01:00:00 2020</text:p>
          </table:table-cell>
          <table:table-cell office:value-type="float" office:value="41.37499999999999">
            <text:p>41.37499999999999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2-26T07:00:00">
            <text:p>Wed Feb 26 07:00:00 2020</text:p>
          </table:table-cell>
          <table:table-cell office:value-type="float" office:value="35.03472083333333">
            <text:p>35.0347208333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2-26T08:00:00">
            <text:p>Wed Feb 26 08:00:00 2020</text:p>
          </table:table-cell>
          <table:table-cell office:value-type="float" office:value="34.09722083333333">
            <text:p>34.0972208333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2-26T14:00:00">
            <text:p>Wed Feb 26 14:00:00 2020</text:p>
          </table:table-cell>
          <table:table-cell office:value-type="float" office:value="34.78472083333333">
            <text:p>34.7847208333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26T22:00:00">
            <text:p>Wed Feb 26 22:00:00 2020</text:p>
          </table:table-cell>
          <table:table-cell office:value-type="float" office:value="35.479162499999994">
            <text:p>35.479162499999994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3-01T05:00:00">
            <text:p>Sun Mar  1 05:00:00 2020</text:p>
          </table:table-cell>
          <table:table-cell office:value-type="float" office:value="46.4583375">
            <text:p>46.45833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3-01T06:00:00">
            <text:p>Sun Mar  1 06:00:00 2020</text:p>
          </table:table-cell>
          <table:table-cell office:value-type="float" office:value="45.65277916666667">
            <text:p>45.6527791666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3-01T07:00:00">
            <text:p>Sun Mar  1 07:00:00 2020</text:p>
          </table:table-cell>
          <table:table-cell office:value-type="float" office:value="45.03472083333333">
            <text:p>45.0347208333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3-01T11:00:00">
            <text:p>Sun Mar  1 11:00:00 2020</text:p>
          </table:table-cell>
          <table:table-cell office:value-type="float" office:value="42.36805416666666">
            <text:p>42.36805416666666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3-01T12:00:00">
            <text:p>Sun Mar  1 12:00:00 2020</text:p>
          </table:table-cell>
          <table:table-cell office:value-type="float" office:value="42.34722083333333">
            <text:p>42.3472208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3-01T13:00:00">
            <text:p>Sun Mar  1 13:00:00 2020</text:p>
          </table:table-cell>
          <table:table-cell office:value-type="float" office:value="42.673608333333334">
            <text:p>42.673608333333334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03-01T14:00:00">
            <text:p>Sun Mar  1 14:00:00 2020</text:p>
          </table:table-cell>
          <table:table-cell office:value-type="float" office:value="42.93749583333334">
            <text:p>42.93749583333334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3-01T15:00:00">
            <text:p>Sun Mar  1 15:00:00 2020</text:p>
          </table:table-cell>
          <table:table-cell office:value-type="float" office:value="43.527775">
            <text:p>43.52777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3-02T12:00:00">
            <text:p>Mon Mar  2 12:00:00 2020</text:p>
          </table:table-cell>
          <table:table-cell office:value-type="float" office:value="57.076391666666666">
            <text:p>57.076391666666666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3-02T13:00:00">
            <text:p>Mon Mar  2 13:00:00 2020</text:p>
          </table:table-cell>
          <table:table-cell office:value-type="float" office:value="57.46527916666667">
            <text:p>57.4652791666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3-02T14:00:00">
            <text:p>Mon Mar  2 14:00:00 2020</text:p>
          </table:table-cell>
          <table:table-cell office:value-type="float" office:value="58.00694583333333">
            <text:p>58.0069458333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3-02T15:00:00">
            <text:p>Mon Mar  2 15:00:00 2020</text:p>
          </table:table-cell>
          <table:table-cell office:value-type="float" office:value="58.49305416666666">
            <text:p>58.49305416666666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3-02T16:00:00">
            <text:p>Mon Mar  2 16:00:00 2020</text:p>
          </table:table-cell>
          <table:table-cell office:value-type="float" office:value="59.041666666666664">
            <text:p>59.04166666666666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3-04T07:00:00">
            <text:p>Wed Mar  4 07:00:00 2020</text:p>
          </table:table-cell>
          <table:table-cell office:value-type="float" office:value="43.145829166666665">
            <text:p>43.14582916666666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3-04T12:00:00">
            <text:p>Wed Mar  4 12:00:00 2020</text:p>
          </table:table-cell>
          <table:table-cell office:value-type="float" office:value="38.861108333333334">
            <text:p>38.86110833333333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3-04T13:00:00">
            <text:p>Wed Mar  4 13:00:00 2020</text:p>
          </table:table-cell>
          <table:table-cell office:value-type="float" office:value="38.173608333333334">
            <text:p>38.17360833333333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3-04T14:00:00">
            <text:p>Wed Mar  4 14:00:00 2020</text:p>
          </table:table-cell>
          <table:table-cell office:value-type="float" office:value="37.6041625">
            <text:p>37.604162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03-04T15:00:00">
            <text:p>Wed Mar  4 15:00:00 2020</text:p>
          </table:table-cell>
          <table:table-cell office:value-type="float" office:value="37.09722083333333">
            <text:p>37.0972208333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3-04T16:00:00">
            <text:p>Wed Mar  4 16:00:00 2020</text:p>
          </table:table-cell>
          <table:table-cell office:value-type="float" office:value="36.708329166666665">
            <text:p>36.70832916666666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3-04T17:00:00">
            <text:p>Wed Mar  4 17:00:00 2020</text:p>
          </table:table-cell>
          <table:table-cell office:value-type="float" office:value="36.208329166666665">
            <text:p>36.20832916666666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3-04T19:00:00">
            <text:p>Wed Mar  4 19:00:00 2020</text:p>
          </table:table-cell>
          <table:table-cell office:value-type="float" office:value="34.854166666666664">
            <text:p>34.85416666666666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3-04T21:00:00">
            <text:p>Wed Mar  4 21:00:00 2020</text:p>
          </table:table-cell>
          <table:table-cell office:value-type="float" office:value="33.3125">
            <text:p>33.312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3-04T22:00:00">
            <text:p>Wed Mar  4 22:00:00 2020</text:p>
          </table:table-cell>
          <table:table-cell office:value-type="float" office:value="33.1875">
            <text:p>33.187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3-04T23:00:00">
            <text:p>Wed Mar  4 23:00:00 2020</text:p>
          </table:table-cell>
          <table:table-cell office:value-type="float" office:value="33.30555416666667">
            <text:p>33.3055541666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3-05T00:00:00">
            <text:p>Thu Mar  5 00:00:00 2020</text:p>
          </table:table-cell>
          <table:table-cell office:value-type="float" office:value="33.645833333333336">
            <text:p>33.645833333333336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3-05T01:00:00">
            <text:p>Thu Mar  5 01:00:00 2020</text:p>
          </table:table-cell>
          <table:table-cell office:value-type="float" office:value="34.159725">
            <text:p>34.15972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3-05T05:00:00">
            <text:p>Thu Mar  5 05:00:00 2020</text:p>
          </table:table-cell>
          <table:table-cell office:value-type="float" office:value="34.013891666666666">
            <text:p>34.013891666666666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3-05T06:00:00">
            <text:p>Thu Mar  5 06:00:00 2020</text:p>
          </table:table-cell>
          <table:table-cell office:value-type="float" office:value="33.96528333333333">
            <text:p>33.9652833333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3-05T07:00:00">
            <text:p>Thu Mar  5 07:00:00 2020</text:p>
          </table:table-cell>
          <table:table-cell office:value-type="float" office:value="33.2083375">
            <text:p>33.208337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3-05T08:00:00">
            <text:p>Thu Mar  5 08:00:00 2020</text:p>
          </table:table-cell>
          <table:table-cell office:value-type="float" office:value="33.097229166666665">
            <text:p>33.09722916666666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3-05T09:00:00">
            <text:p>Thu Mar  5 09:00:00 2020</text:p>
          </table:table-cell>
          <table:table-cell office:value-type="float" office:value="33.229170833333335">
            <text:p>33.22917083333333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3-05T10:00:00">
            <text:p>Thu Mar  5 10:00:00 2020</text:p>
          </table:table-cell>
          <table:table-cell office:value-type="float" office:value="33.25000416666666">
            <text:p>33.25000416666666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3-05T11:00:00">
            <text:p>Thu Mar  5 11:00:00 2020</text:p>
          </table:table-cell>
          <table:table-cell office:value-type="float" office:value="33.68055833333333">
            <text:p>33.6805583333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3-05T12:00:00">
            <text:p>Thu Mar  5 12:00:00 2020</text:p>
          </table:table-cell>
          <table:table-cell office:value-type="float" office:value="33.7708375">
            <text:p>33.770837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3-05T13:00:00">
            <text:p>Thu Mar  5 13:00:00 2020</text:p>
          </table:table-cell>
          <table:table-cell office:value-type="float" office:value="33.62500416666666">
            <text:p>33.6250041666666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3-05T14:00:00">
            <text:p>Thu Mar  5 14:00:00 2020</text:p>
          </table:table-cell>
          <table:table-cell office:value-type="float" office:value="33.32639583333333">
            <text:p>33.3263958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3-05T15:00:00">
            <text:p>Thu Mar  5 15:00:00 2020</text:p>
          </table:table-cell>
          <table:table-cell office:value-type="float" office:value="33.256949999999996">
            <text:p>33.25694999999999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3-05T16:00:00">
            <text:p>Thu Mar  5 16:00:00 2020</text:p>
          </table:table-cell>
          <table:table-cell office:value-type="float" office:value="33.791675">
            <text:p>33.79167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03-05T17:00:00">
            <text:p>Thu Mar  5 17:00:00 2020</text:p>
          </table:table-cell>
          <table:table-cell office:value-type="float" office:value="34.51389583333333">
            <text:p>34.5138958333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03-05T18:00:00">
            <text:p>Thu Mar  5 18:00:00 2020</text:p>
          </table:table-cell>
          <table:table-cell office:value-type="float" office:value="35.472229166666665">
            <text:p>35.47222916666666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0-03-05T19:00:00">
            <text:p>Thu Mar  5 19:00:00 2020</text:p>
          </table:table-cell>
          <table:table-cell office:value-type="float" office:value="36.4930625">
            <text:p>36.493062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3-05T20:00:00">
            <text:p>Thu Mar  5 20:00:00 2020</text:p>
          </table:table-cell>
          <table:table-cell office:value-type="float" office:value="37.63889583333333">
            <text:p>37.6388958333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3-05T21:00:00">
            <text:p>Thu Mar  5 21:00:00 2020</text:p>
          </table:table-cell>
          <table:table-cell office:value-type="float" office:value="38.51389583333333">
            <text:p>38.5138958333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3-05T22:00:00">
            <text:p>Thu Mar  5 22:00:00 2020</text:p>
          </table:table-cell>
          <table:table-cell office:value-type="float" office:value="39.3055625">
            <text:p>39.305562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3-06T15:00:00">
            <text:p>Fri Mar  6 15:00:00 2020</text:p>
          </table:table-cell>
          <table:table-cell office:value-type="float" office:value="60.444449999999996">
            <text:p>60.44444999999999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3-06T16:00:00">
            <text:p>Fri Mar  6 16:00:00 2020</text:p>
          </table:table-cell>
          <table:table-cell office:value-type="float" office:value="61.9583375">
            <text:p>61.958337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3-06T17:00:00">
            <text:p>Fri Mar  6 17:00:00 2020</text:p>
          </table:table-cell>
          <table:table-cell office:value-type="float" office:value="62.98611666666667">
            <text:p>62.9861166666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03-06T18:00:00">
            <text:p>Fri Mar  6 18:00:00 2020</text:p>
          </table:table-cell>
          <table:table-cell office:value-type="float" office:value="64.06250416666667">
            <text:p>64.0625041666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3-06T19:00:00">
            <text:p>Fri Mar  6 19:00:00 2020</text:p>
          </table:table-cell>
          <table:table-cell office:value-type="float" office:value="64.72917083333333">
            <text:p>64.7291708333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3-06T20:00:00">
            <text:p>Fri Mar  6 20:00:00 2020</text:p>
          </table:table-cell>
          <table:table-cell office:value-type="float" office:value="64.5833375">
            <text:p>64.583337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3-06T21:00:00">
            <text:p>Fri Mar  6 21:00:00 2020</text:p>
          </table:table-cell>
          <table:table-cell office:value-type="float" office:value="64.24305833333334">
            <text:p>64.24305833333334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3-06T22:00:00">
            <text:p>Fri Mar  6 22:00:00 2020</text:p>
          </table:table-cell>
          <table:table-cell office:value-type="float" office:value="63.8125">
            <text:p>63.812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03-06T23:00:00">
            <text:p>Fri Mar  6 23:00:00 2020</text:p>
          </table:table-cell>
          <table:table-cell office:value-type="float" office:value="63.479166666666664">
            <text:p>63.47916666666666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3-07T00:00:00">
            <text:p>Sat Mar  7 00:00:00 2020</text:p>
          </table:table-cell>
          <table:table-cell office:value-type="float" office:value="63.486108333333334">
            <text:p>63.486108333333334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3-07T01:00:00">
            <text:p>Sat Mar  7 01:00:00 2020</text:p>
          </table:table-cell>
          <table:table-cell office:value-type="float" office:value="63.979166666666664">
            <text:p>63.97916666666666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3-08T17:00:00">
            <text:p>Sun Mar  8 17:00:00 2020</text:p>
          </table:table-cell>
          <table:table-cell office:value-type="float" office:value="53.52084166666666">
            <text:p>53.52084166666666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08T22:00:00">
            <text:p>Sun Mar  8 22:00:00 2020</text:p>
          </table:table-cell>
          <table:table-cell office:value-type="float" office:value="51.256949999999996">
            <text:p>51.25694999999999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3-08T23:00:00">
            <text:p>Sun Mar  8 23:00:00 2020</text:p>
          </table:table-cell>
          <table:table-cell office:value-type="float" office:value="51.86111666666667">
            <text:p>51.8611166666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3-09T16:00:00">
            <text:p>Mon Mar  9 16:00:00 2020</text:p>
          </table:table-cell>
          <table:table-cell office:value-type="float" office:value="53.833333333333336">
            <text:p>53.833333333333336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09T17:00:00">
            <text:p>Mon Mar  9 17:00:00 2020</text:p>
          </table:table-cell>
          <table:table-cell office:value-type="float" office:value="53.798608333333334">
            <text:p>53.798608333333334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3-09T19:00:00">
            <text:p>Mon Mar  9 19:00:00 2020</text:p>
          </table:table-cell>
          <table:table-cell office:value-type="float" office:value="53.486108333333334">
            <text:p>53.486108333333334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03-10T23:00:00">
            <text:p>Tue Mar 10 23:00:00 2020</text:p>
          </table:table-cell>
          <table:table-cell office:value-type="float" office:value="55.15278333333333">
            <text:p>55.1527833333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3-11T00:00:00">
            <text:p>Wed Mar 11 00:00:00 2020</text:p>
          </table:table-cell>
          <table:table-cell office:value-type="float" office:value="54.59028333333333">
            <text:p>54.5902833333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3-11T01:00:00">
            <text:p>Wed Mar 11 01:00:00 2020</text:p>
          </table:table-cell>
          <table:table-cell office:value-type="float" office:value="54.34028333333333">
            <text:p>54.3402833333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3-11T23:00:00">
            <text:p>Wed Mar 11 23:00:00 2020</text:p>
          </table:table-cell>
          <table:table-cell office:value-type="float" office:value="41.61110833333333">
            <text:p>41.6111083333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3-12T00:00:00">
            <text:p>Thu Mar 12 00:00:00 2020</text:p>
          </table:table-cell>
          <table:table-cell office:value-type="float" office:value="42.729166666666664">
            <text:p>42.72916666666666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3-12T03:00:00">
            <text:p>Thu Mar 12 03:00:00 2020</text:p>
          </table:table-cell>
          <table:table-cell office:value-type="float" office:value="40.9236125">
            <text:p>40.923612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3-12T07:00:00">
            <text:p>Thu Mar 12 07:00:00 2020</text:p>
          </table:table-cell>
          <table:table-cell office:value-type="float" office:value="35.590283333333325">
            <text:p>35.59028333333332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3-12T08:00:00">
            <text:p>Thu Mar 12 08:00:00 2020</text:p>
          </table:table-cell>
          <table:table-cell office:value-type="float" office:value="35.30556249999999">
            <text:p>35.30556249999999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3-12T09:00:00">
            <text:p>Thu Mar 12 09:00:00 2020</text:p>
          </table:table-cell>
          <table:table-cell office:value-type="float" office:value="35.152783333333325">
            <text:p>35.15278333333332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3-12T11:00:00">
            <text:p>Thu Mar 12 11:00:00 2020</text:p>
          </table:table-cell>
          <table:table-cell office:value-type="float" office:value="37.131949999999996">
            <text:p>37.131949999999996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12T12:00:00">
            <text:p>Thu Mar 12 12:00:00 2020</text:p>
          </table:table-cell>
          <table:table-cell office:value-type="float" office:value="39.854175">
            <text:p>39.85417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03-22T16:00:00">
            <text:p>Sun Mar 22 16:00:00 2020</text:p>
          </table:table-cell>
          <table:table-cell office:value-type="float" office:value="53.465270833333335">
            <text:p>53.46527083333333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3-22T17:00:00">
            <text:p>Sun Mar 22 17:00:00 2020</text:p>
          </table:table-cell>
          <table:table-cell office:value-type="float" office:value="53.47915833333334">
            <text:p>53.47915833333334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3-25T12:00:00">
            <text:p>Wed Mar 25 12:00:00 2020</text:p>
          </table:table-cell>
          <table:table-cell office:value-type="float" office:value="53.27084166666666">
            <text:p>53.2708416666666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4-07T19:00:00">
            <text:p>Tue Apr  7 19:00:00 2020</text:p>
          </table:table-cell>
          <table:table-cell office:value-type="float" office:value="53.18055416666667">
            <text:p>53.1805541666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4-19T10:00:00">
            <text:p>Sun Apr 19 10:00:00 2020</text:p>
          </table:table-cell>
          <table:table-cell office:value-type="float" office:value="58.45138749999999">
            <text:p>58.45138749999999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4-19T11:00:00">
            <text:p>Sun Apr 19 11:00:00 2020</text:p>
          </table:table-cell>
          <table:table-cell office:value-type="float" office:value="59.625">
            <text:p>59.62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5-02T16:00:00">
            <text:p>Sat May  2 16:00:00 2020</text:p>
          </table:table-cell>
          <table:table-cell office:value-type="float" office:value="40.61111666666667">
            <text:p>40.6111166666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5-02T17:00:00">
            <text:p>Sat May  2 17:00:00 2020</text:p>
          </table:table-cell>
          <table:table-cell office:value-type="float" office:value="40.7708375">
            <text:p>40.770837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6-04T17:00:00">
            <text:p>Thu Jun  4 17:00:00 2020</text:p>
          </table:table-cell>
          <table:table-cell office:value-type="float" office:value="47.229166666666664">
            <text:p>47.229166666666664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6-04T18:00:00">
            <text:p>Thu Jun  4 18:00:00 2020</text:p>
          </table:table-cell>
          <table:table-cell office:value-type="float" office:value="46.47222083333333">
            <text:p>46.4722208333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6-04T19:00:00">
            <text:p>Thu Jun  4 19:00:00 2020</text:p>
          </table:table-cell>
          <table:table-cell office:value-type="float" office:value="46.104166666666664">
            <text:p>46.104166666666664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6-04T20:00:00">
            <text:p>Thu Jun  4 20:00:00 2020</text:p>
          </table:table-cell>
          <table:table-cell office:value-type="float" office:value="45.854166666666664">
            <text:p>45.85416666666666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6-04T21:00:00">
            <text:p>Thu Jun  4 21:00:00 2020</text:p>
          </table:table-cell>
          <table:table-cell office:value-type="float" office:value="45.81944583333333">
            <text:p>45.8194458333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06-04T22:00:00">
            <text:p>Thu Jun  4 22:00:00 2020</text:p>
          </table:table-cell>
          <table:table-cell office:value-type="float" office:value="45.75">
            <text:p>45.7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6-05T12:00:00">
            <text:p>Fri Jun  5 12:00:00 2020</text:p>
          </table:table-cell>
          <table:table-cell office:value-type="float" office:value="45.9861125">
            <text:p>45.986112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6-05T13:00:00">
            <text:p>Fri Jun  5 13:00:00 2020</text:p>
          </table:table-cell>
          <table:table-cell office:value-type="float" office:value="47.451391666666666">
            <text:p>47.451391666666666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6-05T14:00:00">
            <text:p>Fri Jun  5 14:00:00 2020</text:p>
          </table:table-cell>
          <table:table-cell office:value-type="float" office:value="48.909725">
            <text:p>48.90972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06-05T15:00:00">
            <text:p>Fri Jun  5 15:00:00 2020</text:p>
          </table:table-cell>
          <table:table-cell office:value-type="float" office:value="50.2083375">
            <text:p>50.208337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06-07T16:00:00">
            <text:p>Sun Jun  7 16:00:00 2020</text:p>
          </table:table-cell>
          <table:table-cell office:value-type="float" office:value="59.645833333333336">
            <text:p>59.64583333333333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6-07T17:00:00">
            <text:p>Sun Jun  7 17:00:00 2020</text:p>
          </table:table-cell>
          <table:table-cell office:value-type="float" office:value="58.63888749999999">
            <text:p>58.63888749999999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6-07T18:00:00">
            <text:p>Sun Jun  7 18:00:00 2020</text:p>
          </table:table-cell>
          <table:table-cell office:value-type="float" office:value="57.77083333333332">
            <text:p>57.7708333333333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6-08T01:00:00">
            <text:p>Mon Jun  8 01:00:00 2020</text:p>
          </table:table-cell>
          <table:table-cell office:value-type="float" office:value="52.388891666666666">
            <text:p>52.38889166666666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6-08T02:00:00">
            <text:p>Mon Jun  8 02:00:00 2020</text:p>
          </table:table-cell>
          <table:table-cell office:value-type="float" office:value="51.61111666666667">
            <text:p>51.6111166666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6-08T03:00:00">
            <text:p>Mon Jun  8 03:00:00 2020</text:p>
          </table:table-cell>
          <table:table-cell office:value-type="float" office:value="51.65278333333333">
            <text:p>51.6527833333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6-08T04:00:00">
            <text:p>Mon Jun  8 04:00:00 2020</text:p>
          </table:table-cell>
          <table:table-cell office:value-type="float" office:value="51.881949999999996">
            <text:p>51.88194999999999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6-08T05:00:00">
            <text:p>Mon Jun  8 05:00:00 2020</text:p>
          </table:table-cell>
          <table:table-cell office:value-type="float" office:value="52.13889583333333">
            <text:p>52.1388958333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6-08T06:00:00">
            <text:p>Mon Jun  8 06:00:00 2020</text:p>
          </table:table-cell>
          <table:table-cell office:value-type="float" office:value="52.812508333333334">
            <text:p>52.812508333333334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6-08T07:00:00">
            <text:p>Mon Jun  8 07:00:00 2020</text:p>
          </table:table-cell>
          <table:table-cell office:value-type="float" office:value="53.625008333333334">
            <text:p>53.62500833333333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6-08T08:00:00">
            <text:p>Mon Jun  8 08:00:00 2020</text:p>
          </table:table-cell>
          <table:table-cell office:value-type="float" office:value="54.03473333333333">
            <text:p>54.0347333333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6-08T09:00:00">
            <text:p>Mon Jun  8 09:00:00 2020</text:p>
          </table:table-cell>
          <table:table-cell office:value-type="float" office:value="54.69445416666667">
            <text:p>54.6944541666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06-08T10:00:00">
            <text:p>Mon Jun  8 10:00:00 2020</text:p>
          </table:table-cell>
          <table:table-cell office:value-type="float" office:value="55.312508333333334">
            <text:p>55.31250833333333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06-08T11:00:00">
            <text:p>Mon Jun  8 11:00:00 2020</text:p>
          </table:table-cell>
          <table:table-cell office:value-type="float" office:value="56.062508333333334">
            <text:p>56.062508333333334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06-08T12:00:00">
            <text:p>Mon Jun  8 12:00:00 2020</text:p>
          </table:table-cell>
          <table:table-cell office:value-type="float" office:value="56.94445416666667">
            <text:p>56.9444541666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6-08T13:00:00">
            <text:p>Mon Jun  8 13:00:00 2020</text:p>
          </table:table-cell>
          <table:table-cell office:value-type="float" office:value="57.791675">
            <text:p>57.79167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06-12T08:00:00">
            <text:p>Fri Jun 12 08:00:00 2020</text:p>
          </table:table-cell>
          <table:table-cell office:value-type="float" office:value="57.1111125">
            <text:p>57.111112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6-13T06:00:00">
            <text:p>Sat Jun 13 06:00:00 2020</text:p>
          </table:table-cell>
          <table:table-cell office:value-type="float" office:value="55.152770833333335">
            <text:p>55.15277083333333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6-13T07:00:00">
            <text:p>Sat Jun 13 07:00:00 2020</text:p>
          </table:table-cell>
          <table:table-cell office:value-type="float" office:value="55.062491666666666">
            <text:p>55.06249166666666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6-13T08:00:00">
            <text:p>Sat Jun 13 08:00:00 2020</text:p>
          </table:table-cell>
          <table:table-cell office:value-type="float" office:value="55.15276666666667">
            <text:p>55.1527666666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6-17T09:00:00">
            <text:p>Wed Jun 17 09:00:00 2020</text:p>
          </table:table-cell>
          <table:table-cell office:value-type="float" office:value="58.409712500000005">
            <text:p>58.40971250000000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6-17T10:00:00">
            <text:p>Wed Jun 17 10:00:00 2020</text:p>
          </table:table-cell>
          <table:table-cell office:value-type="float" office:value="58.062491666666666">
            <text:p>58.06249166666666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6-17T11:00:00">
            <text:p>Wed Jun 17 11:00:00 2020</text:p>
          </table:table-cell>
          <table:table-cell office:value-type="float" office:value="58.145825">
            <text:p>58.1458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6-17T12:00:00">
            <text:p>Wed Jun 17 12:00:00 2020</text:p>
          </table:table-cell>
          <table:table-cell office:value-type="float" office:value="58.57637916666667">
            <text:p>58.5763791666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6-17T13:00:00">
            <text:p>Wed Jun 17 13:00:00 2020</text:p>
          </table:table-cell>
          <table:table-cell office:value-type="float" office:value="57.965270833333335">
            <text:p>57.96527083333333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6-17T15:00:00">
            <text:p>Wed Jun 17 15:00:00 2020</text:p>
          </table:table-cell>
          <table:table-cell office:value-type="float" office:value="56.67360416666667">
            <text:p>56.6736041666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6-17T16:00:00">
            <text:p>Wed Jun 17 16:00:00 2020</text:p>
          </table:table-cell>
          <table:table-cell office:value-type="float" office:value="55.895825">
            <text:p>55.89582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6-17T17:00:00">
            <text:p>Wed Jun 17 17:00:00 2020</text:p>
          </table:table-cell>
          <table:table-cell office:value-type="float" office:value="55.249991666666666">
            <text:p>55.24999166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6-17T18:00:00">
            <text:p>Wed Jun 17 18:00:00 2020</text:p>
          </table:table-cell>
          <table:table-cell office:value-type="float" office:value="54.583325">
            <text:p>54.58332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6-17T19:00:00">
            <text:p>Wed Jun 17 19:00:00 2020</text:p>
          </table:table-cell>
          <table:table-cell office:value-type="float" office:value="53.99304583333333">
            <text:p>53.9930458333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6-17T20:00:00">
            <text:p>Wed Jun 17 20:00:00 2020</text:p>
          </table:table-cell>
          <table:table-cell office:value-type="float" office:value="53.52776666666667">
            <text:p>53.5277666666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6-17T21:00:00">
            <text:p>Wed Jun 17 21:00:00 2020</text:p>
          </table:table-cell>
          <table:table-cell office:value-type="float" office:value="53.472212500000005">
            <text:p>53.47221250000000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6-17T23:00:00">
            <text:p>Wed Jun 17 23:00:00 2020</text:p>
          </table:table-cell>
          <table:table-cell office:value-type="float" office:value="53.67360416666667">
            <text:p>53.6736041666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6-18T00:00:00">
            <text:p>Thu Jun 18 00:00:00 2020</text:p>
          </table:table-cell>
          <table:table-cell office:value-type="float" office:value="53.57638333333333">
            <text:p>53.5763833333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6-18T12:00:00">
            <text:p>Thu Jun 18 12:00:00 2020</text:p>
          </table:table-cell>
          <table:table-cell office:value-type="float" office:value="45.07637916666666">
            <text:p>45.0763791666666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6-18T13:00:00">
            <text:p>Thu Jun 18 13:00:00 2020</text:p>
          </table:table-cell>
          <table:table-cell office:value-type="float" office:value="46.020820833333325">
            <text:p>46.02082083333332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0-06-18T14:00:00">
            <text:p>Thu Jun 18 14:00:00 2020</text:p>
          </table:table-cell>
          <table:table-cell office:value-type="float" office:value="46.77776666666666">
            <text:p>46.7777666666666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6-27T14:00:00">
            <text:p>Sat Jun 27 14:00:00 2020</text:p>
          </table:table-cell>
          <table:table-cell office:value-type="float" office:value="54.916662499999994">
            <text:p>54.916662499999994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0-08-16T08:00:00">
            <text:p>Sun Aug 16 08:00:00 2020</text:p>
          </table:table-cell>
          <table:table-cell office:value-type="float" office:value="60.78471666666666">
            <text:p>60.7847166666666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8-16T09:00:00">
            <text:p>Sun Aug 16 09:00:00 2020</text:p>
          </table:table-cell>
          <table:table-cell office:value-type="float" office:value="62.77082916666666">
            <text:p>62.7708291666666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8-16T10:00:00">
            <text:p>Sun Aug 16 10:00:00 2020</text:p>
          </table:table-cell>
          <table:table-cell office:value-type="float" office:value="63.86110416666666">
            <text:p>63.86110416666666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8-16T11:00:00">
            <text:p>Sun Aug 16 11:00:00 2020</text:p>
          </table:table-cell>
          <table:table-cell office:value-type="float" office:value="64.00693749999999">
            <text:p>64.00693749999999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8-16T12:00:00">
            <text:p>Sun Aug 16 12:00:00 2020</text:p>
          </table:table-cell>
          <table:table-cell office:value-type="float" office:value="63.52777083333333">
            <text:p>63.5277708333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08-17T07:00:00">
            <text:p>Mon Aug 17 07:00:00 2020</text:p>
          </table:table-cell>
          <table:table-cell office:value-type="float" office:value="53.583329166666665">
            <text:p>53.58332916666666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8-17T08:00:00">
            <text:p>Mon Aug 17 08:00:00 2020</text:p>
          </table:table-cell>
          <table:table-cell office:value-type="float" office:value="51.9791625">
            <text:p>51.979162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9-18T09:00:00">
            <text:p>Fri Sep 18 09:00:00 2020</text:p>
          </table:table-cell>
          <table:table-cell office:value-type="float" office:value="44.229175">
            <text:p>44.22917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9-18T10:00:00">
            <text:p>Fri Sep 18 10:00:00 2020</text:p>
          </table:table-cell>
          <table:table-cell office:value-type="float" office:value="43.96528333333333">
            <text:p>43.9652833333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9-18T13:00:00">
            <text:p>Fri Sep 18 13:00:00 2020</text:p>
          </table:table-cell>
          <table:table-cell office:value-type="float" office:value="42.05556249999999">
            <text:p>42.05556249999999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9-18T14:00:00">
            <text:p>Fri Sep 18 14:00:00 2020</text:p>
          </table:table-cell>
          <table:table-cell office:value-type="float" office:value="41.79861666666666">
            <text:p>41.79861666666666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09-18T15:00:00">
            <text:p>Fri Sep 18 15:00:00 2020</text:p>
          </table:table-cell>
          <table:table-cell office:value-type="float" office:value="41.48611666666666">
            <text:p>41.48611666666666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18T16:00:00">
            <text:p>Fri Sep 18 16:00:00 2020</text:p>
          </table:table-cell>
          <table:table-cell office:value-type="float" office:value="41.37500416666666">
            <text:p>41.3750041666666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9-18T17:00:00">
            <text:p>Fri Sep 18 17:00:00 2020</text:p>
          </table:table-cell>
          <table:table-cell office:value-type="float" office:value="41.319445833333326">
            <text:p>41.31944583333332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9-18T18:00:00">
            <text:p>Fri Sep 18 18:00:00 2020</text:p>
          </table:table-cell>
          <table:table-cell office:value-type="float" office:value="41.45139166666666">
            <text:p>41.4513916666666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09-18T19:00:00">
            <text:p>Fri Sep 18 19:00:00 2020</text:p>
          </table:table-cell>
          <table:table-cell office:value-type="float" office:value="41.52083333333333">
            <text:p>41.5208333333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9-19T11:00:00">
            <text:p>Sat Sep 19 11:00:00 2020</text:p>
          </table:table-cell>
          <table:table-cell office:value-type="float" office:value="41.05554166666666">
            <text:p>41.0555416666666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9-19T12:00:00">
            <text:p>Sat Sep 19 12:00:00 2020</text:p>
          </table:table-cell>
          <table:table-cell office:value-type="float" office:value="42.062487499999996">
            <text:p>42.06248749999999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9-20T14:00:00">
            <text:p>Sun Sep 20 14:00:00 2020</text:p>
          </table:table-cell>
          <table:table-cell office:value-type="float" office:value="31.618058333333334">
            <text:p>31.61805833333333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9-20T15:00:00">
            <text:p>Sun Sep 20 15:00:00 2020</text:p>
          </table:table-cell>
          <table:table-cell office:value-type="float" office:value="31.993058333333334">
            <text:p>31.993058333333334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9-20T16:00:00">
            <text:p>Sun Sep 20 16:00:00 2020</text:p>
          </table:table-cell>
          <table:table-cell office:value-type="float" office:value="32.6111125">
            <text:p>32.611112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9-20T17:00:00">
            <text:p>Sun Sep 20 17:00:00 2020</text:p>
          </table:table-cell>
          <table:table-cell office:value-type="float" office:value="33.5625">
            <text:p>33.562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9-24T15:00:00">
            <text:p>Thu Sep 24 15:00:00 2020</text:p>
          </table:table-cell>
          <table:table-cell office:value-type="float" office:value="33.56945416666667">
            <text:p>33.569454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9-24T16:00:00">
            <text:p>Thu Sep 24 16:00:00 2020</text:p>
          </table:table-cell>
          <table:table-cell office:value-type="float" office:value="33.13195416666667">
            <text:p>33.131954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9-24T17:00:00">
            <text:p>Thu Sep 24 17:00:00 2020</text:p>
          </table:table-cell>
          <table:table-cell office:value-type="float" office:value="32.465287499999995">
            <text:p>32.46528749999999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9-24T18:00:00">
            <text:p>Thu Sep 24 18:00:00 2020</text:p>
          </table:table-cell>
          <table:table-cell office:value-type="float" office:value="31.604174999999998">
            <text:p>31.604174999999998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9-24T19:00:00">
            <text:p>Thu Sep 24 19:00:00 2020</text:p>
          </table:table-cell>
          <table:table-cell office:value-type="float" office:value="30.73612083333333">
            <text:p>30.7361208333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9-24T20:00:00">
            <text:p>Thu Sep 24 20:00:00 2020</text:p>
          </table:table-cell>
          <table:table-cell office:value-type="float" office:value="30.04862083333333">
            <text:p>30.0486208333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9-24T21:00:00">
            <text:p>Thu Sep 24 21:00:00 2020</text:p>
          </table:table-cell>
          <table:table-cell office:value-type="float" office:value="29.381954166666663">
            <text:p>29.38195416666666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9-24T22:00:00">
            <text:p>Thu Sep 24 22:00:00 2020</text:p>
          </table:table-cell>
          <table:table-cell office:value-type="float" office:value="28.79862083333333">
            <text:p>28.7986208333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9-24T23:00:00">
            <text:p>Thu Sep 24 23:00:00 2020</text:p>
          </table:table-cell>
          <table:table-cell office:value-type="float" office:value="28.430566666666664">
            <text:p>28.43056666666666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9-25T00:00:00">
            <text:p>Fri Sep 25 00:00:00 2020</text:p>
          </table:table-cell>
          <table:table-cell office:value-type="float" office:value="28.236124999999998">
            <text:p>28.236124999999998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9-25T01:00:00">
            <text:p>Fri Sep 25 01:00:00 2020</text:p>
          </table:table-cell>
          <table:table-cell office:value-type="float" office:value="28.986124999999998">
            <text:p>28.986124999999998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9-25T02:00:00">
            <text:p>Fri Sep 25 02:00:00 2020</text:p>
          </table:table-cell>
          <table:table-cell office:value-type="float" office:value="30.076399999999996">
            <text:p>30.07639999999999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9-25T03:00:00">
            <text:p>Fri Sep 25 03:00:00 2020</text:p>
          </table:table-cell>
          <table:table-cell office:value-type="float" office:value="31.0902875">
            <text:p>31.090287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25T04:00:00">
            <text:p>Fri Sep 25 04:00:00 2020</text:p>
          </table:table-cell>
          <table:table-cell office:value-type="float" office:value="32.354175">
            <text:p>32.35417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9-25T05:00:00">
            <text:p>Fri Sep 25 05:00:00 2020</text:p>
          </table:table-cell>
          <table:table-cell office:value-type="float" office:value="33.62500833333333">
            <text:p>33.6250083333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9-25T06:00:00">
            <text:p>Fri Sep 25 06:00:00 2020</text:p>
          </table:table-cell>
          <table:table-cell office:value-type="float" office:value="35.57639583333333">
            <text:p>35.5763958333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9-25T07:00:00">
            <text:p>Fri Sep 25 07:00:00 2020</text:p>
          </table:table-cell>
          <table:table-cell office:value-type="float" office:value="37.79861666666666">
            <text:p>37.7986166666666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9-25T08:00:00">
            <text:p>Fri Sep 25 08:00:00 2020</text:p>
          </table:table-cell>
          <table:table-cell office:value-type="float" office:value="39.715283333333325">
            <text:p>39.71528333333332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9-25T09:00:00">
            <text:p>Fri Sep 25 09:00:00 2020</text:p>
          </table:table-cell>
          <table:table-cell office:value-type="float" office:value="41.04861666666666">
            <text:p>41.0486166666666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09-25T14:00:00">
            <text:p>Fri Sep 25 14:00:00 2020</text:p>
          </table:table-cell>
          <table:table-cell office:value-type="float" office:value="46.65277916666667">
            <text:p>46.6527791666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9-25T17:00:00">
            <text:p>Fri Sep 25 17:00:00 2020</text:p>
          </table:table-cell>
          <table:table-cell office:value-type="float" office:value="49.791666666666664">
            <text:p>49.791666666666664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9-27T08:00:00">
            <text:p>Sun Sep 27 08:00:00 2020</text:p>
          </table:table-cell>
          <table:table-cell office:value-type="float" office:value="65.729175">
            <text:p>65.72917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9-27T10:00:00">
            <text:p>Sun Sep 27 10:00:00 2020</text:p>
          </table:table-cell>
          <table:table-cell office:value-type="float" office:value="65.00695">
            <text:p>65.0069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9-27T11:00:00">
            <text:p>Sun Sep 27 11:00:00 2020</text:p>
          </table:table-cell>
          <table:table-cell office:value-type="float" office:value="64.82639166666667">
            <text:p>64.8263916666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9-27T13:00:00">
            <text:p>Sun Sep 27 13:00:00 2020</text:p>
          </table:table-cell>
          <table:table-cell office:value-type="float" office:value="64.47917083333333">
            <text:p>64.4791708333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10-05T12:00:00">
            <text:p>Mon Oct  5 12:00:00 2020</text:p>
          </table:table-cell>
          <table:table-cell office:value-type="float" office:value="55.2638875">
            <text:p>55.263887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10-05T15:00:00">
            <text:p>Mon Oct  5 15:00:00 2020</text:p>
          </table:table-cell>
          <table:table-cell office:value-type="float" office:value="55.90972083333333">
            <text:p>55.9097208333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0-06T00:00:00">
            <text:p>Tue Oct  6 00:00:00 2020</text:p>
          </table:table-cell>
          <table:table-cell office:value-type="float" office:value="54.01388749999999">
            <text:p>54.01388749999999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10-06T02:00:00">
            <text:p>Tue Oct  6 02:00:00 2020</text:p>
          </table:table-cell>
          <table:table-cell office:value-type="float" office:value="54.43055416666666">
            <text:p>54.4305541666666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0-06T20:00:00">
            <text:p>Tue Oct  6 20:00:00 2020</text:p>
          </table:table-cell>
          <table:table-cell office:value-type="float" office:value="47.29861249999999">
            <text:p>47.29861249999999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06T21:00:00">
            <text:p>Tue Oct  6 21:00:00 2020</text:p>
          </table:table-cell>
          <table:table-cell office:value-type="float" office:value="46.069445833333326">
            <text:p>46.069445833333326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0-06T22:00:00">
            <text:p>Tue Oct  6 22:00:00 2020</text:p>
          </table:table-cell>
          <table:table-cell office:value-type="float" office:value="44.77083333333332">
            <text:p>44.7708333333333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0-06T23:00:00">
            <text:p>Tue Oct  6 23:00:00 2020</text:p>
          </table:table-cell>
          <table:table-cell office:value-type="float" office:value="44.229166666666664">
            <text:p>44.22916666666666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0-07T20:00:00">
            <text:p>Wed Oct  7 20:00:00 2020</text:p>
          </table:table-cell>
          <table:table-cell office:value-type="float" office:value="43.6666625">
            <text:p>43.666662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0-07T21:00:00">
            <text:p>Wed Oct  7 21:00:00 2020</text:p>
          </table:table-cell>
          <table:table-cell office:value-type="float" office:value="43.24305416666667">
            <text:p>43.2430541666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08T01:00:00">
            <text:p>Thu Oct  8 01:00:00 2020</text:p>
          </table:table-cell>
          <table:table-cell office:value-type="float" office:value="40.15971666666666">
            <text:p>40.1597166666666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0-08T16:00:00">
            <text:p>Thu Oct  8 16:00:00 2020</text:p>
          </table:table-cell>
          <table:table-cell office:value-type="float" office:value="40.3194375">
            <text:p>40.319437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10-08T17:00:00">
            <text:p>Thu Oct  8 17:00:00 2020</text:p>
          </table:table-cell>
          <table:table-cell office:value-type="float" office:value="40.6597125">
            <text:p>40.659712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10-14T09:00:00">
            <text:p>Wed Oct 14 09:00:00 2020</text:p>
          </table:table-cell>
          <table:table-cell office:value-type="float" office:value="54.694449999999996">
            <text:p>54.694449999999996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14T10:00:00">
            <text:p>Wed Oct 14 10:00:00 2020</text:p>
          </table:table-cell>
          <table:table-cell office:value-type="float" office:value="55.631949999999996">
            <text:p>55.631949999999996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0-14T11:00:00">
            <text:p>Wed Oct 14 11:00:00 2020</text:p>
          </table:table-cell>
          <table:table-cell office:value-type="float" office:value="56.513891666666666">
            <text:p>56.513891666666666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0-14T12:00:00">
            <text:p>Wed Oct 14 12:00:00 2020</text:p>
          </table:table-cell>
          <table:table-cell office:value-type="float" office:value="57.05555833333333">
            <text:p>57.0555583333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14T15:00:00">
            <text:p>Wed Oct 14 15:00:00 2020</text:p>
          </table:table-cell>
          <table:table-cell office:value-type="float" office:value="56.63194166666667">
            <text:p>56.6319416666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0-14T20:00:00">
            <text:p>Wed Oct 14 20:00:00 2020</text:p>
          </table:table-cell>
          <table:table-cell office:value-type="float" office:value="55.124987499999996">
            <text:p>55.12498749999999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10-14T22:00:00">
            <text:p>Wed Oct 14 22:00:00 2020</text:p>
          </table:table-cell>
          <table:table-cell office:value-type="float" office:value="54.20137916666666">
            <text:p>54.20137916666666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10-14T23:00:00">
            <text:p>Wed Oct 14 23:00:00 2020</text:p>
          </table:table-cell>
          <table:table-cell office:value-type="float" office:value="53.54859999999999">
            <text:p>53.54859999999999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0-15T00:00:00">
            <text:p>Thu Oct 15 00:00:00 2020</text:p>
          </table:table-cell>
          <table:table-cell office:value-type="float" office:value="53.180545833333326">
            <text:p>53.18054583333332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0-15T15:00:00">
            <text:p>Thu Oct 15 15:00:00 2020</text:p>
          </table:table-cell>
          <table:table-cell office:value-type="float" office:value="47.47222083333333">
            <text:p>47.4722208333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10-15T17:00:00">
            <text:p>Thu Oct 15 17:00:00 2020</text:p>
          </table:table-cell>
          <table:table-cell office:value-type="float" office:value="47.69444166666667">
            <text:p>47.6944416666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10-22T01:00:00">
            <text:p>Thu Oct 22 01:00:00 2020</text:p>
          </table:table-cell>
          <table:table-cell office:value-type="float" office:value="46.24999583333334">
            <text:p>46.24999583333334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0-22T06:00:00">
            <text:p>Thu Oct 22 06:00:00 2020</text:p>
          </table:table-cell>
          <table:table-cell office:value-type="float" office:value="39.42360833333333">
            <text:p>39.4236083333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0-22T07:00:00">
            <text:p>Thu Oct 22 07:00:00 2020</text:p>
          </table:table-cell>
          <table:table-cell office:value-type="float" office:value="39.25694166666667">
            <text:p>39.2569416666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0-22T09:00:00">
            <text:p>Thu Oct 22 09:00:00 2020</text:p>
          </table:table-cell>
          <table:table-cell office:value-type="float" office:value="38.51388333333333">
            <text:p>38.5138833333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0-23T16:00:00">
            <text:p>Fri Oct 23 16:00:00 2020</text:p>
          </table:table-cell>
          <table:table-cell office:value-type="float" office:value="39.729162499999994">
            <text:p>39.72916249999999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0-23T17:00:00">
            <text:p>Fri Oct 23 17:00:00 2020</text:p>
          </table:table-cell>
          <table:table-cell office:value-type="float" office:value="40.652775">
            <text:p>40.65277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23T18:00:00">
            <text:p>Fri Oct 23 18:00:00 2020</text:p>
          </table:table-cell>
          <table:table-cell office:value-type="float" office:value="41.583329166666665">
            <text:p>41.58332916666666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3T20:00:00">
            <text:p>Fri Oct 23 20:00:00 2020</text:p>
          </table:table-cell>
          <table:table-cell office:value-type="float" office:value="44.26388333333333">
            <text:p>44.2638833333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0-23T21:00:00">
            <text:p>Fri Oct 23 21:00:00 2020</text:p>
          </table:table-cell>
          <table:table-cell office:value-type="float" office:value="45.1041625">
            <text:p>45.104162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0-26T15:00:00">
            <text:p>Mon Oct 26 15:00:00 2020</text:p>
          </table:table-cell>
          <table:table-cell office:value-type="float" office:value="46.76388333333333">
            <text:p>46.7638833333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0-26T16:00:00">
            <text:p>Mon Oct 26 16:00:00 2020</text:p>
          </table:table-cell>
          <table:table-cell office:value-type="float" office:value="48.048608333333334">
            <text:p>48.048608333333334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0-26T17:00:00">
            <text:p>Mon Oct 26 17:00:00 2020</text:p>
          </table:table-cell>
          <table:table-cell office:value-type="float" office:value="49.31944166666667">
            <text:p>49.3194416666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10-26T19:00:00">
            <text:p>Mon Oct 26 19:00:00 2020</text:p>
          </table:table-cell>
          <table:table-cell office:value-type="float" office:value="50.51388333333333">
            <text:p>50.5138833333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0-26T20:00:00">
            <text:p>Mon Oct 26 20:00:00 2020</text:p>
          </table:table-cell>
          <table:table-cell office:value-type="float" office:value="49.70138333333333">
            <text:p>49.7013833333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10-27T17:00:00">
            <text:p>Tue Oct 27 17:00:00 2020</text:p>
          </table:table-cell>
          <table:table-cell office:value-type="float" office:value="37.80555833333333">
            <text:p>37.8055583333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0-27T18:00:00">
            <text:p>Tue Oct 27 18:00:00 2020</text:p>
          </table:table-cell>
          <table:table-cell office:value-type="float" office:value="38.09028333333333">
            <text:p>38.0902833333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0-27T19:00:00">
            <text:p>Tue Oct 27 19:00:00 2020</text:p>
          </table:table-cell>
          <table:table-cell office:value-type="float" office:value="38.61111666666667">
            <text:p>38.6111166666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10-27T21:00:00">
            <text:p>Tue Oct 27 21:00:00 2020</text:p>
          </table:table-cell>
          <table:table-cell office:value-type="float" office:value="40.04861666666667">
            <text:p>40.0486166666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0-27T22:00:00">
            <text:p>Tue Oct 27 22:00:00 2020</text:p>
          </table:table-cell>
          <table:table-cell office:value-type="float" office:value="40.71528333333333">
            <text:p>40.7152833333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0-28T19:00:00">
            <text:p>Wed Oct 28 19:00:00 2020</text:p>
          </table:table-cell>
          <table:table-cell office:value-type="float" office:value="42.93055416666667">
            <text:p>42.9305541666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0-28T20:00:00">
            <text:p>Wed Oct 28 20:00:00 2020</text:p>
          </table:table-cell>
          <table:table-cell office:value-type="float" office:value="40.28472083333333">
            <text:p>40.2847208333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0-28T21:00:00">
            <text:p>Wed Oct 28 21:00:00 2020</text:p>
          </table:table-cell>
          <table:table-cell office:value-type="float" office:value="37.486108333333334">
            <text:p>37.48610833333333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0-28T22:00:00">
            <text:p>Wed Oct 28 22:00:00 2020</text:p>
          </table:table-cell>
          <table:table-cell office:value-type="float" office:value="35.118050000000004">
            <text:p>35.11805000000000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0-31T20:00:00">
            <text:p>Sat Oct 31 20:00:00 2020</text:p>
          </table:table-cell>
          <table:table-cell office:value-type="float" office:value="38.916670833333335">
            <text:p>38.91667083333333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0-31T21:00:00">
            <text:p>Sat Oct 31 21:00:00 2020</text:p>
          </table:table-cell>
          <table:table-cell office:value-type="float" office:value="39.326391666666666">
            <text:p>39.32639166666666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11-01T19:00:00">
            <text:p>Sun Nov  1 19:00:00 2020</text:p>
          </table:table-cell>
          <table:table-cell office:value-type="float" office:value="44.277775">
            <text:p>44.27777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1-01T20:00:00">
            <text:p>Sun Nov  1 20:00:00 2020</text:p>
          </table:table-cell>
          <table:table-cell office:value-type="float" office:value="44.541662499999994">
            <text:p>44.54166249999999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1-01T21:00:00">
            <text:p>Sun Nov  1 21:00:00 2020</text:p>
          </table:table-cell>
          <table:table-cell office:value-type="float" office:value="44.166662499999994">
            <text:p>44.16666249999999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1-01T22:00:00">
            <text:p>Sun Nov  1 22:00:00 2020</text:p>
          </table:table-cell>
          <table:table-cell office:value-type="float" office:value="44.01388749999999">
            <text:p>44.01388749999999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1-02T20:00:00">
            <text:p>Mon Nov  2 20:00:00 2020</text:p>
          </table:table-cell>
          <table:table-cell office:value-type="float" office:value="46.583325">
            <text:p>46.5833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1-02T21:00:00">
            <text:p>Mon Nov  2 21:00:00 2020</text:p>
          </table:table-cell>
          <table:table-cell office:value-type="float" office:value="46.5069375">
            <text:p>46.506937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1-03T09:00:00">
            <text:p>Tue Nov  3 09:00:00 2020</text:p>
          </table:table-cell>
          <table:table-cell office:value-type="float" office:value="40.395829166666665">
            <text:p>40.39582916666666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03T15:00:00">
            <text:p>Tue Nov  3 15:00:00 2020</text:p>
          </table:table-cell>
          <table:table-cell office:value-type="float" office:value="33.208324999999995">
            <text:p>33.20832499999999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1-03T16:00:00">
            <text:p>Tue Nov  3 16:00:00 2020</text:p>
          </table:table-cell>
          <table:table-cell office:value-type="float" office:value="30.96527083333333">
            <text:p>30.9652708333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1-03T17:00:00">
            <text:p>Tue Nov  3 17:00:00 2020</text:p>
          </table:table-cell>
          <table:table-cell office:value-type="float" office:value="28.472216666666665">
            <text:p>28.47221666666666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03T18:00:00">
            <text:p>Tue Nov  3 18:00:00 2020</text:p>
          </table:table-cell>
          <table:table-cell office:value-type="float" office:value="26.222216666666665">
            <text:p>26.22221666666666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03T19:00:00">
            <text:p>Tue Nov  3 19:00:00 2020</text:p>
          </table:table-cell>
          <table:table-cell office:value-type="float" office:value="24.361104166666664">
            <text:p>24.361104166666664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1-03T23:00:00">
            <text:p>Tue Nov  3 23:00:00 2020</text:p>
          </table:table-cell>
          <table:table-cell office:value-type="float" office:value="19.770829166666662">
            <text:p>19.770829166666662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1-04T02:00:00">
            <text:p>Wed Nov  4 02:00:00 2020</text:p>
          </table:table-cell>
          <table:table-cell office:value-type="float" office:value="18.215274999999995">
            <text:p>18.21527499999999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1-04T04:00:00">
            <text:p>Wed Nov  4 04:00:00 2020</text:p>
          </table:table-cell>
          <table:table-cell office:value-type="float" office:value="17.98610833333333">
            <text:p>17.9861083333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04T05:00:00">
            <text:p>Wed Nov  4 05:00:00 2020</text:p>
          </table:table-cell>
          <table:table-cell office:value-type="float" office:value="17.36110833333333">
            <text:p>17.3611083333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04T06:00:00">
            <text:p>Wed Nov  4 06:00:00 2020</text:p>
          </table:table-cell>
          <table:table-cell office:value-type="float" office:value="16.604162499999997">
            <text:p>16.60416249999999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04T07:00:00">
            <text:p>Wed Nov  4 07:00:00 2020</text:p>
          </table:table-cell>
          <table:table-cell office:value-type="float" office:value="16.284720833333328">
            <text:p>16.284720833333328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1-04T08:00:00">
            <text:p>Wed Nov  4 08:00:00 2020</text:p>
          </table:table-cell>
          <table:table-cell office:value-type="float" office:value="16.854162499999997">
            <text:p>16.85416249999999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04T09:00:00">
            <text:p>Wed Nov  4 09:00:00 2020</text:p>
          </table:table-cell>
          <table:table-cell office:value-type="float" office:value="18.006941666666663">
            <text:p>18.00694166666666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1-04T10:00:00">
            <text:p>Wed Nov  4 10:00:00 2020</text:p>
          </table:table-cell>
          <table:table-cell office:value-type="float" office:value="19.37499583333333">
            <text:p>19.3749958333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1-04T11:00:00">
            <text:p>Wed Nov  4 11:00:00 2020</text:p>
          </table:table-cell>
          <table:table-cell office:value-type="float" office:value="21.479162499999997">
            <text:p>21.47916249999999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1-04T12:00:00">
            <text:p>Wed Nov  4 12:00:00 2020</text:p>
          </table:table-cell>
          <table:table-cell office:value-type="float" office:value="23.24999583333333">
            <text:p>23.2499958333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11-04T13:00:00">
            <text:p>Wed Nov  4 13:00:00 2020</text:p>
          </table:table-cell>
          <table:table-cell office:value-type="float" office:value="24.034720833333328">
            <text:p>24.034720833333328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1-04T14:00:00">
            <text:p>Wed Nov  4 14:00:00 2020</text:p>
          </table:table-cell>
          <table:table-cell office:value-type="float" office:value="24.812499999999996">
            <text:p>24.812499999999996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1-04T15:00:00">
            <text:p>Wed Nov  4 15:00:00 2020</text:p>
          </table:table-cell>
          <table:table-cell office:value-type="float" office:value="26.14583333333333">
            <text:p>26.1458333333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04T16:00:00">
            <text:p>Wed Nov  4 16:00:00 2020</text:p>
          </table:table-cell>
          <table:table-cell office:value-type="float" office:value="27.861112499999994">
            <text:p>27.86111249999999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1-04T17:00:00">
            <text:p>Wed Nov  4 17:00:00 2020</text:p>
          </table:table-cell>
          <table:table-cell office:value-type="float" office:value="29.89583333333333">
            <text:p>29.8958333333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06T10:00:00">
            <text:p>Fri Nov  6 10:00:00 2020</text:p>
          </table:table-cell>
          <table:table-cell office:value-type="float" office:value="32.70834166666666">
            <text:p>32.70834166666666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06T11:00:00">
            <text:p>Fri Nov  6 11:00:00 2020</text:p>
          </table:table-cell>
          <table:table-cell office:value-type="float" office:value="32.89584166666666">
            <text:p>32.89584166666666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1-06T12:00:00">
            <text:p>Fri Nov  6 12:00:00 2020</text:p>
          </table:table-cell>
          <table:table-cell office:value-type="float" office:value="32.562508333333334">
            <text:p>32.56250833333333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11-06T13:00:00">
            <text:p>Fri Nov  6 13:00:00 2020</text:p>
          </table:table-cell>
          <table:table-cell office:value-type="float" office:value="32.20139583333333">
            <text:p>32.2013958333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1-06T14:00:00">
            <text:p>Fri Nov  6 14:00:00 2020</text:p>
          </table:table-cell>
          <table:table-cell office:value-type="float" office:value="31.430562499999997">
            <text:p>31.43056249999999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06T15:00:00">
            <text:p>Fri Nov  6 15:00:00 2020</text:p>
          </table:table-cell>
          <table:table-cell office:value-type="float" office:value="30.784729166666665">
            <text:p>30.78472916666666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1-06T16:00:00">
            <text:p>Fri Nov  6 16:00:00 2020</text:p>
          </table:table-cell>
          <table:table-cell office:value-type="float" office:value="30.09722916666666">
            <text:p>30.0972291666666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11-06T17:00:00">
            <text:p>Fri Nov  6 17:00:00 2020</text:p>
          </table:table-cell>
          <table:table-cell office:value-type="float" office:value="29.65278333333333">
            <text:p>29.6527833333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1-06T18:00:00">
            <text:p>Fri Nov  6 18:00:00 2020</text:p>
          </table:table-cell>
          <table:table-cell office:value-type="float" office:value="29.770837499999995">
            <text:p>29.77083749999999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1-06T19:00:00">
            <text:p>Fri Nov  6 19:00:00 2020</text:p>
          </table:table-cell>
          <table:table-cell office:value-type="float" office:value="30.152783333333332">
            <text:p>30.15278333333333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1-07T00:00:00">
            <text:p>Sat Nov  7 00:00:00 2020</text:p>
          </table:table-cell>
          <table:table-cell office:value-type="float" office:value="31.722229166666665">
            <text:p>31.72222916666666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7T01:00:00">
            <text:p>Sat Nov  7 01:00:00 2020</text:p>
          </table:table-cell>
          <table:table-cell office:value-type="float" office:value="32.756949999999996">
            <text:p>32.756949999999996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1-07T06:00:00">
            <text:p>Sat Nov  7 06:00:00 2020</text:p>
          </table:table-cell>
          <table:table-cell office:value-type="float" office:value="38.347224999999995">
            <text:p>38.34722499999999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1-07T08:00:00">
            <text:p>Sat Nov  7 08:00:00 2020</text:p>
          </table:table-cell>
          <table:table-cell office:value-type="float" office:value="39.33333333333333">
            <text:p>39.3333333333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1-07T10:00:00">
            <text:p>Sat Nov  7 10:00:00 2020</text:p>
          </table:table-cell>
          <table:table-cell office:value-type="float" office:value="41.326387499999996">
            <text:p>41.32638749999999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1-07T11:00:00">
            <text:p>Sat Nov  7 11:00:00 2020</text:p>
          </table:table-cell>
          <table:table-cell office:value-type="float" office:value="42.81944166666667">
            <text:p>42.8194416666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1-07T12:00:00">
            <text:p>Sat Nov  7 12:00:00 2020</text:p>
          </table:table-cell>
          <table:table-cell office:value-type="float" office:value="44.333329166666665">
            <text:p>44.33332916666666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1-07T13:00:00">
            <text:p>Sat Nov  7 13:00:00 2020</text:p>
          </table:table-cell>
          <table:table-cell office:value-type="float" office:value="45.51388333333333">
            <text:p>45.5138833333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11-09T19:00:00">
            <text:p>Mon Nov  9 19:00:00 2020</text:p>
          </table:table-cell>
          <table:table-cell office:value-type="float" office:value="35.59027916666666">
            <text:p>35.5902791666666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1-09T20:00:00">
            <text:p>Mon Nov  9 20:00:00 2020</text:p>
          </table:table-cell>
          <table:table-cell office:value-type="float" office:value="34.43055833333333">
            <text:p>34.4305583333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09T21:00:00">
            <text:p>Mon Nov  9 21:00:00 2020</text:p>
          </table:table-cell>
          <table:table-cell office:value-type="float" office:value="32.83333749999999">
            <text:p>32.83333749999999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11-09T22:00:00">
            <text:p>Mon Nov  9 22:00:00 2020</text:p>
          </table:table-cell>
          <table:table-cell office:value-type="float" office:value="31.67361666666666">
            <text:p>31.67361666666666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09T23:00:00">
            <text:p>Mon Nov  9 23:00:00 2020</text:p>
          </table:table-cell>
          <table:table-cell office:value-type="float" office:value="31.493062499999997">
            <text:p>31.49306249999999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1T15:00:00">
            <text:p>Wed Nov 11 15:00:00 2020</text:p>
          </table:table-cell>
          <table:table-cell office:value-type="float" office:value="39.43055">
            <text:p>39.4305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1-12T22:00:00">
            <text:p>Thu Nov 12 22:00:00 2020</text:p>
          </table:table-cell>
          <table:table-cell office:value-type="float" office:value="38.69444166666666">
            <text:p>38.6944416666666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12T23:00:00">
            <text:p>Thu Nov 12 23:00:00 2020</text:p>
          </table:table-cell>
          <table:table-cell office:value-type="float" office:value="38.486108333333334">
            <text:p>38.486108333333334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13T16:00:00">
            <text:p>Fri Nov 13 16:00:00 2020</text:p>
          </table:table-cell>
          <table:table-cell office:value-type="float" office:value="42.28472083333333">
            <text:p>42.2847208333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11-13T20:00:00">
            <text:p>Fri Nov 13 20:00:00 2020</text:p>
          </table:table-cell>
          <table:table-cell office:value-type="float" office:value="44.86805833333333">
            <text:p>44.8680583333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1-13T21:00:00">
            <text:p>Fri Nov 13 21:00:00 2020</text:p>
          </table:table-cell>
          <table:table-cell office:value-type="float" office:value="44.729170833333335">
            <text:p>44.72917083333333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1-13T22:00:00">
            <text:p>Fri Nov 13 22:00:00 2020</text:p>
          </table:table-cell>
          <table:table-cell office:value-type="float" office:value="44.11805833333333">
            <text:p>44.1180583333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4T12:00:00">
            <text:p>Sat Nov 14 12:00:00 2020</text:p>
          </table:table-cell>
          <table:table-cell office:value-type="float" office:value="42.479166666666664">
            <text:p>42.47916666666666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1-14T13:00:00">
            <text:p>Sat Nov 14 13:00:00 2020</text:p>
          </table:table-cell>
          <table:table-cell office:value-type="float" office:value="43.34027916666667">
            <text:p>43.3402791666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1-14T14:00:00">
            <text:p>Sat Nov 14 14:00:00 2020</text:p>
          </table:table-cell>
          <table:table-cell office:value-type="float" office:value="43.847225">
            <text:p>43.84722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14T15:00:00">
            <text:p>Sat Nov 14 15:00:00 2020</text:p>
          </table:table-cell>
          <table:table-cell office:value-type="float" office:value="43.9236125">
            <text:p>43.923612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1-14T18:00:00">
            <text:p>Sat Nov 14 18:00:00 2020</text:p>
          </table:table-cell>
          <table:table-cell office:value-type="float" office:value="42.236108333333334">
            <text:p>42.23610833333333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1-14T20:00:00">
            <text:p>Sat Nov 14 20:00:00 2020</text:p>
          </table:table-cell>
          <table:table-cell office:value-type="float" office:value="40.736108333333334">
            <text:p>40.73610833333333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1-14T21:00:00">
            <text:p>Sat Nov 14 21:00:00 2020</text:p>
          </table:table-cell>
          <table:table-cell office:value-type="float" office:value="39.479162499999994">
            <text:p>39.47916249999999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1-15T02:00:00">
            <text:p>Sun Nov 15 02:00:00 2020</text:p>
          </table:table-cell>
          <table:table-cell office:value-type="float" office:value="37.833324999999995">
            <text:p>37.83332499999999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1-15T15:00:00">
            <text:p>Sun Nov 15 15:00:00 2020</text:p>
          </table:table-cell>
          <table:table-cell office:value-type="float" office:value="30.4374875">
            <text:p>30.437487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5T16:00:00">
            <text:p>Sun Nov 15 16:00:00 2020</text:p>
          </table:table-cell>
          <table:table-cell office:value-type="float" office:value="30.74304583333333">
            <text:p>30.7430458333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1-15T17:00:00">
            <text:p>Sun Nov 15 17:00:00 2020</text:p>
          </table:table-cell>
          <table:table-cell office:value-type="float" office:value="31.131933333333333">
            <text:p>31.13193333333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1-15T18:00:00">
            <text:p>Sun Nov 15 18:00:00 2020</text:p>
          </table:table-cell>
          <table:table-cell office:value-type="float" office:value="31.18054583333333">
            <text:p>31.1805458333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1-15T22:00:00">
            <text:p>Sun Nov 15 22:00:00 2020</text:p>
          </table:table-cell>
          <table:table-cell office:value-type="float" office:value="29.583325">
            <text:p>29.58332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16T00:00:00">
            <text:p>Mon Nov 16 00:00:00 2020</text:p>
          </table:table-cell>
          <table:table-cell office:value-type="float" office:value="27.861104166666664">
            <text:p>27.86110416666666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16T01:00:00">
            <text:p>Mon Nov 16 01:00:00 2020</text:p>
          </table:table-cell>
          <table:table-cell office:value-type="float" office:value="27.861104166666664">
            <text:p>27.86110416666666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1-16T02:00:00">
            <text:p>Mon Nov 16 02:00:00 2020</text:p>
          </table:table-cell>
          <table:table-cell office:value-type="float" office:value="28.097216666666665">
            <text:p>28.09721666666666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1-16T03:00:00">
            <text:p>Mon Nov 16 03:00:00 2020</text:p>
          </table:table-cell>
          <table:table-cell office:value-type="float" office:value="28.541662499999997">
            <text:p>28.54166249999999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16T04:00:00">
            <text:p>Mon Nov 16 04:00:00 2020</text:p>
          </table:table-cell>
          <table:table-cell office:value-type="float" office:value="28.98610833333333">
            <text:p>28.9861083333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16T06:00:00">
            <text:p>Mon Nov 16 06:00:00 2020</text:p>
          </table:table-cell>
          <table:table-cell office:value-type="float" office:value="28.694441666666663">
            <text:p>28.69444166666666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16T07:00:00">
            <text:p>Mon Nov 16 07:00:00 2020</text:p>
          </table:table-cell>
          <table:table-cell office:value-type="float" office:value="28.833329166666662">
            <text:p>28.833329166666662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16T08:00:00">
            <text:p>Mon Nov 16 08:00:00 2020</text:p>
          </table:table-cell>
          <table:table-cell office:value-type="float" office:value="28.395829166666662">
            <text:p>28.395829166666662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16T14:00:00">
            <text:p>Mon Nov 16 14:00:00 2020</text:p>
          </table:table-cell>
          <table:table-cell office:value-type="float" office:value="26.368049999999997">
            <text:p>26.36804999999999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1-16T15:00:00">
            <text:p>Mon Nov 16 15:00:00 2020</text:p>
          </table:table-cell>
          <table:table-cell office:value-type="float" office:value="25.944441666666663">
            <text:p>25.94444166666666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1-16T16:00:00">
            <text:p>Mon Nov 16 16:00:00 2020</text:p>
          </table:table-cell>
          <table:table-cell office:value-type="float" office:value="25.354162499999997">
            <text:p>25.35416249999999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1-16T17:00:00">
            <text:p>Mon Nov 16 17:00:00 2020</text:p>
          </table:table-cell>
          <table:table-cell office:value-type="float" office:value="25.020829166666662">
            <text:p>25.02082916666666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1-16T18:00:00">
            <text:p>Mon Nov 16 18:00:00 2020</text:p>
          </table:table-cell>
          <table:table-cell office:value-type="float" office:value="24.631941666666663">
            <text:p>24.63194166666666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1-16T19:00:00">
            <text:p>Mon Nov 16 19:00:00 2020</text:p>
          </table:table-cell>
          <table:table-cell office:value-type="float" office:value="24.270829166666662">
            <text:p>24.27082916666666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16T20:00:00">
            <text:p>Mon Nov 16 20:00:00 2020</text:p>
          </table:table-cell>
          <table:table-cell office:value-type="float" office:value="23.743054166666663">
            <text:p>23.74305416666666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6T21:00:00">
            <text:p>Mon Nov 16 21:00:00 2020</text:p>
          </table:table-cell>
          <table:table-cell office:value-type="float" office:value="24.10416666666666">
            <text:p>24.1041666666666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6T22:00:00">
            <text:p>Mon Nov 16 22:00:00 2020</text:p>
          </table:table-cell>
          <table:table-cell office:value-type="float" office:value="24.354166666666668">
            <text:p>24.354166666666668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16T23:00:00">
            <text:p>Mon Nov 16 23:00:00 2020</text:p>
          </table:table-cell>
          <table:table-cell office:value-type="float" office:value="24.256945833333333">
            <text:p>24.25694583333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1-17T00:00:00">
            <text:p>Tue Nov 17 00:00:00 2020</text:p>
          </table:table-cell>
          <table:table-cell office:value-type="float" office:value="23.590279166666665">
            <text:p>23.59027916666666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11-17T01:00:00">
            <text:p>Tue Nov 17 01:00:00 2020</text:p>
          </table:table-cell>
          <table:table-cell office:value-type="float" office:value="22.381945833333333">
            <text:p>22.38194583333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11-17T02:00:00">
            <text:p>Tue Nov 17 02:00:00 2020</text:p>
          </table:table-cell>
          <table:table-cell office:value-type="float" office:value="21.138891666666662">
            <text:p>21.138891666666662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7T15:00:00">
            <text:p>Tue Nov 17 15:00:00 2020</text:p>
          </table:table-cell>
          <table:table-cell office:value-type="float" office:value="19.17360833333333">
            <text:p>19.1736083333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1-17T16:00:00">
            <text:p>Tue Nov 17 16:00:00 2020</text:p>
          </table:table-cell>
          <table:table-cell office:value-type="float" office:value="19.680554166666663">
            <text:p>19.68055416666666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1-17T17:00:00">
            <text:p>Tue Nov 17 17:00:00 2020</text:p>
          </table:table-cell>
          <table:table-cell office:value-type="float" office:value="20.062499999999996">
            <text:p>20.06249999999999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1-17T18:00:00">
            <text:p>Tue Nov 17 18:00:00 2020</text:p>
          </table:table-cell>
          <table:table-cell office:value-type="float" office:value="20.61110833333333">
            <text:p>20.6111083333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1-17T19:00:00">
            <text:p>Tue Nov 17 19:00:00 2020</text:p>
          </table:table-cell>
          <table:table-cell office:value-type="float" office:value="20.243054166666663">
            <text:p>20.24305416666666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7T20:00:00">
            <text:p>Tue Nov 17 20:00:00 2020</text:p>
          </table:table-cell>
          <table:table-cell office:value-type="float" office:value="19.8263875">
            <text:p>19.826387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19T22:00:00">
            <text:p>Thu Nov 19 22:00:00 2020</text:p>
          </table:table-cell>
          <table:table-cell office:value-type="float" office:value="26.340279166666665">
            <text:p>26.34027916666666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21T16:00:00">
            <text:p>Sat Nov 21 16:00:00 2020</text:p>
          </table:table-cell>
          <table:table-cell office:value-type="float" office:value="40.09027916666667">
            <text:p>40.0902791666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11-21T17:00:00">
            <text:p>Sat Nov 21 17:00:00 2020</text:p>
          </table:table-cell>
          <table:table-cell office:value-type="float" office:value="40.47222083333333">
            <text:p>40.4722208333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11-21T18:00:00">
            <text:p>Sat Nov 21 18:00:00 2020</text:p>
          </table:table-cell>
          <table:table-cell office:value-type="float" office:value="40.8125">
            <text:p>40.812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1-25T00:00:00">
            <text:p>Wed Nov 25 00:00:00 2020</text:p>
          </table:table-cell>
          <table:table-cell office:value-type="float" office:value="34.20138333333333">
            <text:p>34.2013833333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25T01:00:00">
            <text:p>Wed Nov 25 01:00:00 2020</text:p>
          </table:table-cell>
          <table:table-cell office:value-type="float" office:value="32.95138333333333">
            <text:p>32.9513833333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1-25T02:00:00">
            <text:p>Wed Nov 25 02:00:00 2020</text:p>
          </table:table-cell>
          <table:table-cell office:value-type="float" office:value="31.45138333333333">
            <text:p>31.4513833333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5T03:00:00">
            <text:p>Wed Nov 25 03:00:00 2020</text:p>
          </table:table-cell>
          <table:table-cell office:value-type="float" office:value="30.187491666666663">
            <text:p>30.18749166666666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25T04:00:00">
            <text:p>Wed Nov 25 04:00:00 2020</text:p>
          </table:table-cell>
          <table:table-cell office:value-type="float" office:value="29.374991666666663">
            <text:p>29.37499166666666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25T05:00:00">
            <text:p>Wed Nov 25 05:00:00 2020</text:p>
          </table:table-cell>
          <table:table-cell office:value-type="float" office:value="28.659716666666665">
            <text:p>28.65971666666666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25T11:00:00">
            <text:p>Wed Nov 25 11:00:00 2020</text:p>
          </table:table-cell>
          <table:table-cell office:value-type="float" office:value="23.87499583333333">
            <text:p>23.8749958333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25T12:00:00">
            <text:p>Wed Nov 25 12:00:00 2020</text:p>
          </table:table-cell>
          <table:table-cell office:value-type="float" office:value="24.645829166666662">
            <text:p>24.64582916666666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1-25T13:00:00">
            <text:p>Wed Nov 25 13:00:00 2020</text:p>
          </table:table-cell>
          <table:table-cell office:value-type="float" office:value="25.4166625">
            <text:p>25.416662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25T14:00:00">
            <text:p>Wed Nov 25 14:00:00 2020</text:p>
          </table:table-cell>
          <table:table-cell office:value-type="float" office:value="25.93749583333333">
            <text:p>25.9374958333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11-25T15:00:00">
            <text:p>Wed Nov 25 15:00:00 2020</text:p>
          </table:table-cell>
          <table:table-cell office:value-type="float" office:value="26.173608333333334">
            <text:p>26.17360833333333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1-25T16:00:00">
            <text:p>Wed Nov 25 16:00:00 2020</text:p>
          </table:table-cell>
          <table:table-cell office:value-type="float" office:value="26.173608333333334">
            <text:p>26.17360833333333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26T00:00:00">
            <text:p>Thu Nov 26 00:00:00 2020</text:p>
          </table:table-cell>
          <table:table-cell office:value-type="float" office:value="30.66665833333333">
            <text:p>30.6666583333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11-26T19:00:00">
            <text:p>Thu Nov 26 19:00:00 2020</text:p>
          </table:table-cell>
          <table:table-cell office:value-type="float" office:value="48.36112083333333">
            <text:p>48.3611208333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1-27T15:00:00">
            <text:p>Fri Nov 27 15:00:00 2020</text:p>
          </table:table-cell>
          <table:table-cell office:value-type="float" office:value="43.28473333333333">
            <text:p>43.2847333333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11-27T16:00:00">
            <text:p>Fri Nov 27 16:00:00 2020</text:p>
          </table:table-cell>
          <table:table-cell office:value-type="float" office:value="44.36112083333333">
            <text:p>44.3611208333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1-27T17:00:00">
            <text:p>Fri Nov 27 17:00:00 2020</text:p>
          </table:table-cell>
          <table:table-cell office:value-type="float" office:value="45.08334166666666">
            <text:p>45.08334166666666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1-27T18:00:00">
            <text:p>Fri Nov 27 18:00:00 2020</text:p>
          </table:table-cell>
          <table:table-cell office:value-type="float" office:value="44.506949999999996">
            <text:p>44.50694999999999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11-27T21:00:00">
            <text:p>Fri Nov 27 21:00:00 2020</text:p>
          </table:table-cell>
          <table:table-cell office:value-type="float" office:value="39.576387499999996">
            <text:p>39.576387499999996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7T22:00:00">
            <text:p>Fri Nov 27 22:00:00 2020</text:p>
          </table:table-cell>
          <table:table-cell office:value-type="float" office:value="37.52083333333333">
            <text:p>37.5208333333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27T23:00:00">
            <text:p>Fri Nov 27 23:00:00 2020</text:p>
          </table:table-cell>
          <table:table-cell office:value-type="float" office:value="35.87499999999999">
            <text:p>35.87499999999999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1-28T00:00:00">
            <text:p>Sat Nov 28 00:00:00 2020</text:p>
          </table:table-cell>
          <table:table-cell office:value-type="float" office:value="35.38194166666666">
            <text:p>35.38194166666666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28T01:00:00">
            <text:p>Sat Nov 28 01:00:00 2020</text:p>
          </table:table-cell>
          <table:table-cell office:value-type="float" office:value="35.51388333333333">
            <text:p>35.5138833333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28T02:00:00">
            <text:p>Sat Nov 28 02:00:00 2020</text:p>
          </table:table-cell>
          <table:table-cell office:value-type="float" office:value="35.63888333333333">
            <text:p>35.6388833333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28T03:00:00">
            <text:p>Sat Nov 28 03:00:00 2020</text:p>
          </table:table-cell>
          <table:table-cell office:value-type="float" office:value="35.52777083333333">
            <text:p>35.5277708333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1-28T05:00:00">
            <text:p>Sat Nov 28 05:00:00 2020</text:p>
          </table:table-cell>
          <table:table-cell office:value-type="float" office:value="33.5694375">
            <text:p>33.569437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28T06:00:00">
            <text:p>Sat Nov 28 06:00:00 2020</text:p>
          </table:table-cell>
          <table:table-cell office:value-type="float" office:value="32.083324999999995">
            <text:p>32.08332499999999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1-28T07:00:00">
            <text:p>Sat Nov 28 07:00:00 2020</text:p>
          </table:table-cell>
          <table:table-cell office:value-type="float" office:value="30.756937499999996">
            <text:p>30.75693749999999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1-28T08:00:00">
            <text:p>Sat Nov 28 08:00:00 2020</text:p>
          </table:table-cell>
          <table:table-cell office:value-type="float" office:value="29.513879166666666">
            <text:p>29.513879166666666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8T16:00:00">
            <text:p>Sat Nov 28 16:00:00 2020</text:p>
          </table:table-cell>
          <table:table-cell office:value-type="float" office:value="21.43054583333333">
            <text:p>21.4305458333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1-28T17:00:00">
            <text:p>Sat Nov 28 17:00:00 2020</text:p>
          </table:table-cell>
          <table:table-cell office:value-type="float" office:value="21.020825">
            <text:p>21.02082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1-28T18:00:00">
            <text:p>Sat Nov 28 18:00:00 2020</text:p>
          </table:table-cell>
          <table:table-cell office:value-type="float" office:value="21.51388333333333">
            <text:p>21.5138833333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1-28T19:00:00">
            <text:p>Sat Nov 28 19:00:00 2020</text:p>
          </table:table-cell>
          <table:table-cell office:value-type="float" office:value="22.027774999999995">
            <text:p>22.02777499999999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11-28T20:00:00">
            <text:p>Sat Nov 28 20:00:00 2020</text:p>
          </table:table-cell>
          <table:table-cell office:value-type="float" office:value="22.722220833333335">
            <text:p>22.72222083333333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01T19:00:00">
            <text:p>Tue Dec  1 19:00:00 2020</text:p>
          </table:table-cell>
          <table:table-cell office:value-type="float" office:value="30.180558333333334">
            <text:p>30.18055833333333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2-01T20:00:00">
            <text:p>Tue Dec  1 20:00:00 2020</text:p>
          </table:table-cell>
          <table:table-cell office:value-type="float" office:value="28.833333333333332">
            <text:p>28.833333333333332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01T21:00:00">
            <text:p>Tue Dec  1 21:00:00 2020</text:p>
          </table:table-cell>
          <table:table-cell office:value-type="float" office:value="27.743054166666667">
            <text:p>27.74305416666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01T22:00:00">
            <text:p>Tue Dec  1 22:00:00 2020</text:p>
          </table:table-cell>
          <table:table-cell office:value-type="float" office:value="26.9375">
            <text:p>26.937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02T14:00:00">
            <text:p>Wed Dec  2 14:00:00 2020</text:p>
          </table:table-cell>
          <table:table-cell office:value-type="float" office:value="20.243062499999997">
            <text:p>20.24306249999999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2-02T15:00:00">
            <text:p>Wed Dec  2 15:00:00 2020</text:p>
          </table:table-cell>
          <table:table-cell office:value-type="float" office:value="20.347229166666665">
            <text:p>20.34722916666666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2T16:00:00">
            <text:p>Wed Dec  2 16:00:00 2020</text:p>
          </table:table-cell>
          <table:table-cell office:value-type="float" office:value="20.493062499999997">
            <text:p>20.49306249999999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2-02T17:00:00">
            <text:p>Wed Dec  2 17:00:00 2020</text:p>
          </table:table-cell>
          <table:table-cell office:value-type="float" office:value="20.60417083333333">
            <text:p>20.6041708333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02T18:00:00">
            <text:p>Wed Dec  2 18:00:00 2020</text:p>
          </table:table-cell>
          <table:table-cell office:value-type="float" office:value="20.451391666666666">
            <text:p>20.45139166666666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2-02T19:00:00">
            <text:p>Wed Dec  2 19:00:00 2020</text:p>
          </table:table-cell>
          <table:table-cell office:value-type="float" office:value="20.9583375">
            <text:p>20.958337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02T20:00:00">
            <text:p>Wed Dec  2 20:00:00 2020</text:p>
          </table:table-cell>
          <table:table-cell office:value-type="float" office:value="21.597229166666665">
            <text:p>21.59722916666666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2-02T21:00:00">
            <text:p>Wed Dec  2 21:00:00 2020</text:p>
          </table:table-cell>
          <table:table-cell office:value-type="float" office:value="22.270841666666666">
            <text:p>22.27084166666666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03T17:00:00">
            <text:p>Thu Dec  3 17:00:00 2020</text:p>
          </table:table-cell>
          <table:table-cell office:value-type="float" office:value="36.36805833333333">
            <text:p>36.3680583333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2-03T18:00:00">
            <text:p>Thu Dec  3 18:00:00 2020</text:p>
          </table:table-cell>
          <table:table-cell office:value-type="float" office:value="36.7083375">
            <text:p>36.708337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03T19:00:00">
            <text:p>Thu Dec  3 19:00:00 2020</text:p>
          </table:table-cell>
          <table:table-cell office:value-type="float" office:value="37.00694583333333">
            <text:p>37.0069458333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2-03T20:00:00">
            <text:p>Thu Dec  3 20:00:00 202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2-03T21:00:00">
            <text:p>Thu Dec  3 21:00:00 2020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03T22:00:00">
            <text:p>Thu Dec  3 22:00:00 2020</text:p>
          </table:table-cell>
          <table:table-cell office:value-type="float" office:value="39.3263875">
            <text:p>39.326387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2-03T23:00:00">
            <text:p>Thu Dec  3 23:00:00 2020</text:p>
          </table:table-cell>
          <table:table-cell office:value-type="float" office:value="40.7638875">
            <text:p>40.763887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04T00:00:00">
            <text:p>Fri Dec  4 00:00:00 2020</text:p>
          </table:table-cell>
          <table:table-cell office:value-type="float" office:value="41.604166666666664">
            <text:p>41.60416666666666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04T01:00:00">
            <text:p>Fri Dec  4 01:00:00 2020</text:p>
          </table:table-cell>
          <table:table-cell office:value-type="float" office:value="41.0">
            <text:p>41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04T02:00:00">
            <text:p>Fri Dec  4 02:00:00 2020</text:p>
          </table:table-cell>
          <table:table-cell office:value-type="float" office:value="40.00694583333333">
            <text:p>40.0069458333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2-04T03:00:00">
            <text:p>Fri Dec  4 03:00:00 2020</text:p>
          </table:table-cell>
          <table:table-cell office:value-type="float" office:value="39.375">
            <text:p>39.37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2-04T04:00:00">
            <text:p>Fri Dec  4 04:00:00 2020</text:p>
          </table:table-cell>
          <table:table-cell office:value-type="float" office:value="38.854166666666664">
            <text:p>38.85416666666666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2-04T05:00:00">
            <text:p>Fri Dec  4 05:00:00 2020</text:p>
          </table:table-cell>
          <table:table-cell office:value-type="float" office:value="38.59027916666667">
            <text:p>38.5902791666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04T06:00:00">
            <text:p>Fri Dec  4 06:00:00 2020</text:p>
          </table:table-cell>
          <table:table-cell office:value-type="float" office:value="38.1388875">
            <text:p>38.138887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04T07:00:00">
            <text:p>Fri Dec  4 07:00:00 2020</text:p>
          </table:table-cell>
          <table:table-cell office:value-type="float" office:value="37.715275">
            <text:p>37.71527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04T08:00:00">
            <text:p>Fri Dec  4 08:00:00 2020</text:p>
          </table:table-cell>
          <table:table-cell office:value-type="float" office:value="38.28472083333333">
            <text:p>38.2847208333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04T09:00:00">
            <text:p>Fri Dec  4 09:00:00 2020</text:p>
          </table:table-cell>
          <table:table-cell office:value-type="float" office:value="39.395829166666665">
            <text:p>39.39582916666666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2-04T10:00:00">
            <text:p>Fri Dec  4 10:00:00 2020</text:p>
          </table:table-cell>
          <table:table-cell office:value-type="float" office:value="40.2013875">
            <text:p>40.201387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04T11:00:00">
            <text:p>Fri Dec  4 11:00:00 2020</text:p>
          </table:table-cell>
          <table:table-cell office:value-type="float" office:value="40.8263875">
            <text:p>40.826387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2-04T12:00:00">
            <text:p>Fri Dec  4 12:00:00 2020</text:p>
          </table:table-cell>
          <table:table-cell office:value-type="float" office:value="41.395833333333336">
            <text:p>41.39583333333333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2-04T13:00:00">
            <text:p>Fri Dec  4 13:00:00 2020</text:p>
          </table:table-cell>
          <table:table-cell office:value-type="float" office:value="41.8611125">
            <text:p>41.861112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2-04T14:00:00">
            <text:p>Fri Dec  4 14:00:00 2020</text:p>
          </table:table-cell>
          <table:table-cell office:value-type="float" office:value="42.416666666666664">
            <text:p>42.416666666666664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12-04T15:00:00">
            <text:p>Fri Dec  4 15:00:00 2020</text:p>
          </table:table-cell>
          <table:table-cell office:value-type="float" office:value="43.1388875">
            <text:p>43.138887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2-04T16:00:00">
            <text:p>Fri Dec  4 16:00:00 2020</text:p>
          </table:table-cell>
          <table:table-cell office:value-type="float" office:value="43.7638875">
            <text:p>43.763887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2-04T17:00:00">
            <text:p>Fri Dec  4 17:00:00 2020</text:p>
          </table:table-cell>
          <table:table-cell office:value-type="float" office:value="43.97222083333333">
            <text:p>43.9722208333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04T18:00:00">
            <text:p>Fri Dec  4 18:00:00 2020</text:p>
          </table:table-cell>
          <table:table-cell office:value-type="float" office:value="44.395833333333336">
            <text:p>44.39583333333333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04T19:00:00">
            <text:p>Fri Dec  4 19:00:00 2020</text:p>
          </table:table-cell>
          <table:table-cell office:value-type="float" office:value="45.59027916666667">
            <text:p>45.5902791666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2-05T06:00:00">
            <text:p>Sat Dec  5 06:00:00 2020</text:p>
          </table:table-cell>
          <table:table-cell office:value-type="float" office:value="53.25000416666666">
            <text:p>53.2500041666666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05T07:00:00">
            <text:p>Sat Dec  5 07:00:00 2020</text:p>
          </table:table-cell>
          <table:table-cell office:value-type="float" office:value="53.63889583333333">
            <text:p>53.6388958333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2-05T08:00:00">
            <text:p>Sat Dec  5 08:00:00 2020</text:p>
          </table:table-cell>
          <table:table-cell office:value-type="float" office:value="53.256949999999996">
            <text:p>53.25694999999999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05T09:00:00">
            <text:p>Sat Dec  5 09:00:00 2020</text:p>
          </table:table-cell>
          <table:table-cell office:value-type="float" office:value="52.4305625">
            <text:p>52.430562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2-05T10:00:00">
            <text:p>Sat Dec  5 10:00:00 2020</text:p>
          </table:table-cell>
          <table:table-cell office:value-type="float" office:value="51.7083375">
            <text:p>51.70833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05T11:00:00">
            <text:p>Sat Dec  5 11:00:00 2020</text:p>
          </table:table-cell>
          <table:table-cell office:value-type="float" office:value="51.31250416666666">
            <text:p>51.31250416666666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2-05T12:00:00">
            <text:p>Sat Dec  5 12:00:00 2020</text:p>
          </table:table-cell>
          <table:table-cell office:value-type="float" office:value="51.319449999999996">
            <text:p>51.31944999999999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2-05T13:00:00">
            <text:p>Sat Dec  5 13:00:00 2020</text:p>
          </table:table-cell>
          <table:table-cell office:value-type="float" office:value="51.29861666666667">
            <text:p>51.2986166666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2-05T14:00:00">
            <text:p>Sat Dec  5 14:00:00 2020</text:p>
          </table:table-cell>
          <table:table-cell office:value-type="float" office:value="51.21528333333333">
            <text:p>51.2152833333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05T15:00:00">
            <text:p>Sat Dec  5 15:00:00 2020</text:p>
          </table:table-cell>
          <table:table-cell office:value-type="float" office:value="50.95139583333333">
            <text:p>50.9513958333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2-05T20:00:00">
            <text:p>Sat Dec  5 20:00:00 2020</text:p>
          </table:table-cell>
          <table:table-cell office:value-type="float" office:value="48.0">
            <text:p>48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05T21:00:00">
            <text:p>Sat Dec  5 21:00:00 2020</text:p>
          </table:table-cell>
          <table:table-cell office:value-type="float" office:value="46.81944583333333">
            <text:p>46.8194458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2-05T22:00:00">
            <text:p>Sat Dec  5 22:00:00 2020</text:p>
          </table:table-cell>
          <table:table-cell office:value-type="float" office:value="45.645833333333336">
            <text:p>45.64583333333333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06T06:00:00">
            <text:p>Sun Dec  6 06:00:00 2020</text:p>
          </table:table-cell>
          <table:table-cell office:value-type="float" office:value="38.96527916666666">
            <text:p>38.9652791666666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06T07:00:00">
            <text:p>Sun Dec  6 07:00:00 2020</text:p>
          </table:table-cell>
          <table:table-cell office:value-type="float" office:value="39.18055416666666">
            <text:p>39.1805541666666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06T08:00:00">
            <text:p>Sun Dec  6 08:00:00 2020</text:p>
          </table:table-cell>
          <table:table-cell office:value-type="float" office:value="39.527775">
            <text:p>39.52777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12-06T09:00:00">
            <text:p>Sun Dec  6 09:00:00 2020</text:p>
          </table:table-cell>
          <table:table-cell office:value-type="float" office:value="39.84722083333333">
            <text:p>39.8472208333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06T10:00:00">
            <text:p>Sun Dec  6 10:00:00 2020</text:p>
          </table:table-cell>
          <table:table-cell office:value-type="float" office:value="39.7361125">
            <text:p>39.736112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06T13:00:00">
            <text:p>Sun Dec  6 13:00:00 2020</text:p>
          </table:table-cell>
          <table:table-cell office:value-type="float" office:value="39.02083333333333">
            <text:p>39.0208333333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6T14:00:00">
            <text:p>Sun Dec  6 14:00:00 2020</text:p>
          </table:table-cell>
          <table:table-cell office:value-type="float" office:value="38.791666666666664">
            <text:p>38.79166666666666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06T15:00:00">
            <text:p>Sun Dec  6 15:00:00 2020</text:p>
          </table:table-cell>
          <table:table-cell office:value-type="float" office:value="38.666666666666664">
            <text:p>38.66666666666666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12-06T16:00:00">
            <text:p>Sun Dec  6 16:00:00 2020</text:p>
          </table:table-cell>
          <table:table-cell office:value-type="float" office:value="38.64583333333333">
            <text:p>38.6458333333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06T17:00:00">
            <text:p>Sun Dec  6 17:00:00 2020</text:p>
          </table:table-cell>
          <table:table-cell office:value-type="float" office:value="38.64583333333333">
            <text:p>38.6458333333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2-06T18:00:00">
            <text:p>Sun Dec  6 18:00:00 2020</text:p>
          </table:table-cell>
          <table:table-cell office:value-type="float" office:value="38.6875">
            <text:p>38.687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06T19:00:00">
            <text:p>Sun Dec  6 19:00:00 2020</text:p>
          </table:table-cell>
          <table:table-cell office:value-type="float" office:value="38.6111125">
            <text:p>38.611112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06T20:00:00">
            <text:p>Sun Dec  6 20:00:00 2020</text:p>
          </table:table-cell>
          <table:table-cell office:value-type="float" office:value="39.02777916666667">
            <text:p>39.0277791666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06T21:00:00">
            <text:p>Sun Dec  6 21:00:00 2020</text:p>
          </table:table-cell>
          <table:table-cell office:value-type="float" office:value="39.201391666666666">
            <text:p>39.201391666666666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2-06T22:00:00">
            <text:p>Sun Dec  6 22:00:00 2020</text:p>
          </table:table-cell>
          <table:table-cell office:value-type="float" office:value="39.43750416666666">
            <text:p>39.4375041666666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06T23:00:00">
            <text:p>Sun Dec  6 23:00:00 2020</text:p>
          </table:table-cell>
          <table:table-cell office:value-type="float" office:value="39.819445833333326">
            <text:p>39.81944583333332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07T00:00:00">
            <text:p>Mon Dec  7 00:00:00 2020</text:p>
          </table:table-cell>
          <table:table-cell office:value-type="float" office:value="40.11805833333333">
            <text:p>40.1180583333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2-07T02:00:00">
            <text:p>Mon Dec  7 02:00:00 2020</text:p>
          </table:table-cell>
          <table:table-cell office:value-type="float" office:value="40.46527916666666">
            <text:p>40.46527916666666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2-07T04:00:00">
            <text:p>Mon Dec  7 04:00:00 2020</text:p>
          </table:table-cell>
          <table:table-cell office:value-type="float" office:value="40.47917083333333">
            <text:p>40.4791708333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07T06:00:00">
            <text:p>Mon Dec  7 06:00:00 2020</text:p>
          </table:table-cell>
          <table:table-cell office:value-type="float" office:value="39.659724999999995">
            <text:p>39.65972499999999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07T07:00:00">
            <text:p>Mon Dec  7 07:00:00 2020</text:p>
          </table:table-cell>
          <table:table-cell office:value-type="float" office:value="38.659724999999995">
            <text:p>38.65972499999999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07T08:00:00">
            <text:p>Mon Dec  7 08:00:00 2020</text:p>
          </table:table-cell>
          <table:table-cell office:value-type="float" office:value="37.66667083333333">
            <text:p>37.6666708333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2-07T09:00:00">
            <text:p>Mon Dec  7 09:00:00 2020</text:p>
          </table:table-cell>
          <table:table-cell office:value-type="float" office:value="37.02083749999999">
            <text:p>37.02083749999999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07T10:00:00">
            <text:p>Mon Dec  7 10:00:00 2020</text:p>
          </table:table-cell>
          <table:table-cell office:value-type="float" office:value="36.70833749999999">
            <text:p>36.70833749999999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2-07T11:00:00">
            <text:p>Mon Dec  7 11:00:00 2020</text:p>
          </table:table-cell>
          <table:table-cell office:value-type="float" office:value="36.277783333333325">
            <text:p>36.27778333333332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07T12:00:00">
            <text:p>Mon Dec  7 12:00:00 2020</text:p>
          </table:table-cell>
          <table:table-cell office:value-type="float" office:value="36.50000416666666">
            <text:p>36.5000041666666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07T13:00:00">
            <text:p>Mon Dec  7 13:00:00 2020</text:p>
          </table:table-cell>
          <table:table-cell office:value-type="float" office:value="37.01389166666666">
            <text:p>37.0138916666666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2-07T14:00:00">
            <text:p>Mon Dec  7 14:00:00 2020</text:p>
          </table:table-cell>
          <table:table-cell office:value-type="float" office:value="37.37500416666666">
            <text:p>37.37500416666666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12-07T15:00:00">
            <text:p>Mon Dec  7 15:00:00 2020</text:p>
          </table:table-cell>
          <table:table-cell office:value-type="float" office:value="37.88889166666666">
            <text:p>37.88889166666666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12-07T16:00:00">
            <text:p>Mon Dec  7 16:00:00 2020</text:p>
          </table:table-cell>
          <table:table-cell office:value-type="float" office:value="38.527783333333325">
            <text:p>38.52778333333332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2-07T17:00:00">
            <text:p>Mon Dec  7 17:00:00 2020</text:p>
          </table:table-cell>
          <table:table-cell office:value-type="float" office:value="39.159729166666665">
            <text:p>39.15972916666666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12-07T18:00:00">
            <text:p>Mon Dec  7 18:00:00 2020</text:p>
          </table:table-cell>
          <table:table-cell office:value-type="float" office:value="39.83334166666666">
            <text:p>39.8333416666666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7T19:00:00">
            <text:p>Mon Dec  7 19:00:00 2020</text:p>
          </table:table-cell>
          <table:table-cell office:value-type="float" office:value="40.722229166666665">
            <text:p>40.72222916666666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12-08T13:00:00">
            <text:p>Tue Dec  8 13:00:00 2020</text:p>
          </table:table-cell>
          <table:table-cell office:value-type="float" office:value="58.90277916666667">
            <text:p>58.9027791666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08T14:00:00">
            <text:p>Tue Dec  8 14:00:00 2020</text:p>
          </table:table-cell>
          <table:table-cell office:value-type="float" office:value="58.909725">
            <text:p>58.90972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08T15:00:00">
            <text:p>Tue Dec  8 15:00:00 2020</text:p>
          </table:table-cell>
          <table:table-cell office:value-type="float" office:value="58.61805833333333">
            <text:p>58.6180583333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2-08T16:00:00">
            <text:p>Tue Dec  8 16:00:00 2020</text:p>
          </table:table-cell>
          <table:table-cell office:value-type="float" office:value="58.263891666666666">
            <text:p>58.263891666666666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2-08T17:00:00">
            <text:p>Tue Dec  8 17:00:00 2020</text:p>
          </table:table-cell>
          <table:table-cell office:value-type="float" office:value="57.958333333333336">
            <text:p>57.95833333333333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2-08T18:00:00">
            <text:p>Tue Dec  8 18:00:00 2020</text:p>
          </table:table-cell>
          <table:table-cell office:value-type="float" office:value="57.8125">
            <text:p>57.812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2-08T19:00:00">
            <text:p>Tue Dec  8 19:00:00 2020</text:p>
          </table:table-cell>
          <table:table-cell office:value-type="float" office:value="57.7013875">
            <text:p>57.701387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08T20:00:00">
            <text:p>Tue Dec  8 20:00:00 2020</text:p>
          </table:table-cell>
          <table:table-cell office:value-type="float" office:value="57.47222083333333">
            <text:p>57.4722208333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8T21:00:00">
            <text:p>Tue Dec  8 21:00:00 2020</text:p>
          </table:table-cell>
          <table:table-cell office:value-type="float" office:value="57.152775">
            <text:p>57.15277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08T22:00:00">
            <text:p>Tue Dec  8 22:00:00 2020</text:p>
          </table:table-cell>
          <table:table-cell office:value-type="float" office:value="56.9513875">
            <text:p>56.951387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08T23:00:00">
            <text:p>Tue Dec  8 23:00:00 2020</text:p>
          </table:table-cell>
          <table:table-cell office:value-type="float" office:value="56.590275">
            <text:p>56.59027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09T00:00:00">
            <text:p>Wed Dec  9 00:00:00 2020</text:p>
          </table:table-cell>
          <table:table-cell office:value-type="float" office:value="56.28472083333333">
            <text:p>56.2847208333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12-09T01:00:00">
            <text:p>Wed Dec  9 01:00:00 2020</text:p>
          </table:table-cell>
          <table:table-cell office:value-type="float" office:value="55.97222083333333">
            <text:p>55.9722208333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09T02:00:00">
            <text:p>Wed Dec  9 02:00:00 2020</text:p>
          </table:table-cell>
          <table:table-cell office:value-type="float" office:value="55.7013875">
            <text:p>55.701387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09T03:00:00">
            <text:p>Wed Dec  9 03:00:00 2020</text:p>
          </table:table-cell>
          <table:table-cell office:value-type="float" office:value="55.49305416666667">
            <text:p>55.4930541666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12-09T04:00:00">
            <text:p>Wed Dec  9 04:00:00 2020</text:p>
          </table:table-cell>
          <table:table-cell office:value-type="float" office:value="55.208333333333336">
            <text:p>55.20833333333333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09T05:00:00">
            <text:p>Wed Dec  9 05:00:00 2020</text:p>
          </table:table-cell>
          <table:table-cell office:value-type="float" office:value="54.77777916666667">
            <text:p>54.7777791666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2-09T06:00:00">
            <text:p>Wed Dec  9 06:00:00 2020</text:p>
          </table:table-cell>
          <table:table-cell office:value-type="float" office:value="54.25">
            <text:p>54.2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09T07:00:00">
            <text:p>Wed Dec  9 07:00:00 2020</text:p>
          </table:table-cell>
          <table:table-cell office:value-type="float" office:value="53.74305416666667">
            <text:p>53.7430541666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09T08:00:00">
            <text:p>Wed Dec  9 08:00:00 2020</text:p>
          </table:table-cell>
          <table:table-cell office:value-type="float" office:value="52.97222083333333">
            <text:p>52.9722208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10T02:00:00">
            <text:p>Thu Dec 10 02:00:00 2020</text:p>
          </table:table-cell>
          <table:table-cell office:value-type="float" office:value="41.02084583333333">
            <text:p>41.0208458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0T03:00:00">
            <text:p>Thu Dec 10 03:00:00 2020</text:p>
          </table:table-cell>
          <table:table-cell office:value-type="float" office:value="40.090291666666666">
            <text:p>40.090291666666666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10T04:00:00">
            <text:p>Thu Dec 10 04:00:00 2020</text:p>
          </table:table-cell>
          <table:table-cell office:value-type="float" office:value="39.270849999999996">
            <text:p>39.270849999999996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10T05:00:00">
            <text:p>Thu Dec 10 05:00:00 2020</text:p>
          </table:table-cell>
          <table:table-cell office:value-type="float" office:value="38.32640416666666">
            <text:p>38.3264041666666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0T06:00:00">
            <text:p>Thu Dec 10 06:00:00 2020</text:p>
          </table:table-cell>
          <table:table-cell office:value-type="float" office:value="37.277791666666666">
            <text:p>37.27779166666666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2-10T07:00:00">
            <text:p>Thu Dec 10 07:00:00 2020</text:p>
          </table:table-cell>
          <table:table-cell office:value-type="float" office:value="36.20140416666666">
            <text:p>36.20140416666666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10T08:00:00">
            <text:p>Thu Dec 10 08:00:00 2020</text:p>
          </table:table-cell>
          <table:table-cell office:value-type="float" office:value="35.13890416666666">
            <text:p>35.1389041666666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0T09:00:00">
            <text:p>Thu Dec 10 09:00:00 2020</text:p>
          </table:table-cell>
          <table:table-cell office:value-type="float" office:value="34.02084583333333">
            <text:p>34.0208458333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2-10T10:00:00">
            <text:p>Thu Dec 10 10:00:00 2020</text:p>
          </table:table-cell>
          <table:table-cell office:value-type="float" office:value="32.83334583333333">
            <text:p>32.8333458333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10T11:00:00">
            <text:p>Thu Dec 10 11:00:00 2020</text:p>
          </table:table-cell>
          <table:table-cell office:value-type="float" office:value="32.13195833333333">
            <text:p>32.1319583333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0T12:00:00">
            <text:p>Thu Dec 10 12:00:00 2020</text:p>
          </table:table-cell>
          <table:table-cell office:value-type="float" office:value="31.81945833333333">
            <text:p>31.8194583333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2-10T13:00:00">
            <text:p>Thu Dec 10 13:00:00 2020</text:p>
          </table:table-cell>
          <table:table-cell office:value-type="float" office:value="32.0000125">
            <text:p>32.000012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0T14:00:00">
            <text:p>Thu Dec 10 14:00:00 2020</text:p>
          </table:table-cell>
          <table:table-cell office:value-type="float" office:value="32.22917916666666">
            <text:p>32.2291791666666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10T15:00:00">
            <text:p>Thu Dec 10 15:00:00 2020</text:p>
          </table:table-cell>
          <table:table-cell office:value-type="float" office:value="32.54167916666666">
            <text:p>32.5416791666666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10T16:00:00">
            <text:p>Thu Dec 10 16:00:00 2020</text:p>
          </table:table-cell>
          <table:table-cell office:value-type="float" office:value="32.527787499999995">
            <text:p>32.52778749999999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0T17:00:00">
            <text:p>Thu Dec 10 17:00:00 2020</text:p>
          </table:table-cell>
          <table:table-cell office:value-type="float" office:value="32.041675">
            <text:p>32.04167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0T18:00:00">
            <text:p>Thu Dec 10 18:00:00 2020</text:p>
          </table:table-cell>
          <table:table-cell office:value-type="float" office:value="31.73612083333333">
            <text:p>31.7361208333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10T19:00:00">
            <text:p>Thu Dec 10 19:00:00 2020</text:p>
          </table:table-cell>
          <table:table-cell office:value-type="float" office:value="31.534729166666665">
            <text:p>31.53472916666666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2-10T20:00:00">
            <text:p>Thu Dec 10 20:00:00 2020</text:p>
          </table:table-cell>
          <table:table-cell office:value-type="float" office:value="31.347229166666665">
            <text:p>31.34722916666666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0T21:00:00">
            <text:p>Thu Dec 10 21:00:00 2020</text:p>
          </table:table-cell>
          <table:table-cell office:value-type="float" office:value="31.673616666666664">
            <text:p>31.67361666666666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2-10T22:00:00">
            <text:p>Thu Dec 10 22:00:00 2020</text:p>
          </table:table-cell>
          <table:table-cell office:value-type="float" office:value="31.763895833333333">
            <text:p>31.76389583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0T23:00:00">
            <text:p>Thu Dec 10 23:00:00 2020</text:p>
          </table:table-cell>
          <table:table-cell office:value-type="float" office:value="32.09028333333333">
            <text:p>32.0902833333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1T00:00:00">
            <text:p>Fri Dec 11 00:00:00 2020</text:p>
          </table:table-cell>
          <table:table-cell office:value-type="float" office:value="32.3333375">
            <text:p>32.333337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1T01:00:00">
            <text:p>Fri Dec 11 01:00:00 2020</text:p>
          </table:table-cell>
          <table:table-cell office:value-type="float" office:value="32.86805833333333">
            <text:p>32.8680583333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1T02:00:00">
            <text:p>Fri Dec 11 02:00:00 2020</text:p>
          </table:table-cell>
          <table:table-cell office:value-type="float" office:value="33.125">
            <text:p>33.12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11T03:00:00">
            <text:p>Fri Dec 11 03:00:00 2020</text:p>
          </table:table-cell>
          <table:table-cell office:value-type="float" office:value="33.53472083333333">
            <text:p>33.5347208333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1T04:00:00">
            <text:p>Fri Dec 11 04:00:00 2020</text:p>
          </table:table-cell>
          <table:table-cell office:value-type="float" office:value="33.701387499999996">
            <text:p>33.70138749999999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1T05:00:00">
            <text:p>Fri Dec 11 05:00:00 2020</text:p>
          </table:table-cell>
          <table:table-cell office:value-type="float" office:value="34.20833333333333">
            <text:p>34.2083333333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11T06:00:00">
            <text:p>Fri Dec 11 06:00:00 2020</text:p>
          </table:table-cell>
          <table:table-cell office:value-type="float" office:value="34.95833333333333">
            <text:p>34.9583333333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12-11T07:00:00">
            <text:p>Fri Dec 11 07:00:00 2020</text:p>
          </table:table-cell>
          <table:table-cell office:value-type="float" office:value="35.86805416666666">
            <text:p>35.86805416666666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1T08:00:00">
            <text:p>Fri Dec 11 08:00:00 2020</text:p>
          </table:table-cell>
          <table:table-cell office:value-type="float" office:value="36.67360833333333">
            <text:p>36.6736083333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2-11T09:00:00">
            <text:p>Fri Dec 11 09:00:00 2020</text:p>
          </table:table-cell>
          <table:table-cell office:value-type="float" office:value="37.48610833333333">
            <text:p>37.4861083333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11T10:00:00">
            <text:p>Fri Dec 11 10:00:00 2020</text:p>
          </table:table-cell>
          <table:table-cell office:value-type="float" office:value="38.48610833333333">
            <text:p>38.4861083333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11T11:00:00">
            <text:p>Fri Dec 11 11:00:00 2020</text:p>
          </table:table-cell>
          <table:table-cell office:value-type="float" office:value="39.027775">
            <text:p>39.02777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11T12:00:00">
            <text:p>Fri Dec 11 12:00:00 2020</text:p>
          </table:table-cell>
          <table:table-cell office:value-type="float" office:value="39.263887499999996">
            <text:p>39.26388749999999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1T13:00:00">
            <text:p>Fri Dec 11 13:00:00 2020</text:p>
          </table:table-cell>
          <table:table-cell office:value-type="float" office:value="39.263887499999996">
            <text:p>39.263887499999996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1T14:00:00">
            <text:p>Fri Dec 11 14:00:00 2020</text:p>
          </table:table-cell>
          <table:table-cell office:value-type="float" office:value="39.388887499999996">
            <text:p>39.38888749999999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11T15:00:00">
            <text:p>Fri Dec 11 15:00:00 2020</text:p>
          </table:table-cell>
          <table:table-cell office:value-type="float" office:value="39.541662499999994">
            <text:p>39.54166249999999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12-11T16:00:00">
            <text:p>Fri Dec 11 16:00:00 2020</text:p>
          </table:table-cell>
          <table:table-cell office:value-type="float" office:value="39.78472083333333">
            <text:p>39.7847208333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1T17:00:00">
            <text:p>Fri Dec 11 17:00:00 2020</text:p>
          </table:table-cell>
          <table:table-cell office:value-type="float" office:value="40.2361125">
            <text:p>40.236112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1T18:00:00">
            <text:p>Fri Dec 11 18:00:00 2020</text:p>
          </table:table-cell>
          <table:table-cell office:value-type="float" office:value="40.90972083333333">
            <text:p>40.9097208333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11T19:00:00">
            <text:p>Fri Dec 11 19:00:00 2020</text:p>
          </table:table-cell>
          <table:table-cell office:value-type="float" office:value="41.52083333333333">
            <text:p>41.5208333333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11T20:00:00">
            <text:p>Fri Dec 11 20:00:00 2020</text:p>
          </table:table-cell>
          <table:table-cell office:value-type="float" office:value="42.201387499999996">
            <text:p>42.20138749999999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1T21:00:00">
            <text:p>Fri Dec 11 21:00:00 2020</text:p>
          </table:table-cell>
          <table:table-cell office:value-type="float" office:value="42.61110833333333">
            <text:p>42.6111083333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12-11T22:00:00">
            <text:p>Fri Dec 11 22:00:00 2020</text:p>
          </table:table-cell>
          <table:table-cell office:value-type="float" office:value="43.013883333333325">
            <text:p>43.01388333333332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1T23:00:00">
            <text:p>Fri Dec 11 23:00:00 2020</text:p>
          </table:table-cell>
          <table:table-cell office:value-type="float" office:value="43.291662499999994">
            <text:p>43.29166249999999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12-12T00:00:00">
            <text:p>Sat Dec 12 00:00:00 2020</text:p>
          </table:table-cell>
          <table:table-cell office:value-type="float" office:value="43.53471666666666">
            <text:p>43.5347166666666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2-12T01:00:00">
            <text:p>Sat Dec 12 01:00:00 2020</text:p>
          </table:table-cell>
          <table:table-cell office:value-type="float" office:value="43.65277499999999">
            <text:p>43.65277499999999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12T02:00:00">
            <text:p>Sat Dec 12 02:00:00 2020</text:p>
          </table:table-cell>
          <table:table-cell office:value-type="float" office:value="43.68055416666666">
            <text:p>43.6805541666666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2-12T03:00:00">
            <text:p>Sat Dec 12 03:00:00 2020</text:p>
          </table:table-cell>
          <table:table-cell office:value-type="float" office:value="43.833333333333336">
            <text:p>43.833333333333336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12T04:00:00">
            <text:p>Sat Dec 12 04:00:00 2020</text:p>
          </table:table-cell>
          <table:table-cell office:value-type="float" office:value="44.222220833333324">
            <text:p>44.222220833333324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12T05:00:00">
            <text:p>Sat Dec 12 05:00:00 2020</text:p>
          </table:table-cell>
          <table:table-cell office:value-type="float" office:value="44.25694166666667">
            <text:p>44.2569416666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2-12T06:00:00">
            <text:p>Sat Dec 12 06:00:00 2020</text:p>
          </table:table-cell>
          <table:table-cell office:value-type="float" office:value="44.18749583333332">
            <text:p>44.18749583333332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2T07:00:00">
            <text:p>Sat Dec 12 07:00:00 2020</text:p>
          </table:table-cell>
          <table:table-cell office:value-type="float" office:value="44.04860833333333">
            <text:p>44.0486083333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2-12T08:00:00">
            <text:p>Sat Dec 12 08:00:00 2020</text:p>
          </table:table-cell>
          <table:table-cell office:value-type="float" office:value="43.972220833333324">
            <text:p>43.972220833333324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2T09:00:00">
            <text:p>Sat Dec 12 09:00:00 2020</text:p>
          </table:table-cell>
          <table:table-cell office:value-type="float" office:value="43.729166666666664">
            <text:p>43.72916666666666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2-12T10:00:00">
            <text:p>Sat Dec 12 10:00:00 2020</text:p>
          </table:table-cell>
          <table:table-cell office:value-type="float" office:value="43.57638749999999">
            <text:p>43.57638749999999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12T11:00:00">
            <text:p>Sat Dec 12 11:00:00 2020</text:p>
          </table:table-cell>
          <table:table-cell office:value-type="float" office:value="43.479162499999994">
            <text:p>43.47916249999999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12T12:00:00">
            <text:p>Sat Dec 12 12:00:00 2020</text:p>
          </table:table-cell>
          <table:table-cell office:value-type="float" office:value="43.44444166666667">
            <text:p>43.4444416666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12T13:00:00">
            <text:p>Sat Dec 12 13:00:00 2020</text:p>
          </table:table-cell>
          <table:table-cell office:value-type="float" office:value="43.472220833333324">
            <text:p>43.47222083333332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2-12T14:00:00">
            <text:p>Sat Dec 12 14:00:00 2020</text:p>
          </table:table-cell>
          <table:table-cell office:value-type="float" office:value="43.423608333333334">
            <text:p>43.42360833333333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12T15:00:00">
            <text:p>Sat Dec 12 15:00:00 2020</text:p>
          </table:table-cell>
          <table:table-cell office:value-type="float" office:value="43.36805416666666">
            <text:p>43.36805416666666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2-12T16:00:00">
            <text:p>Sat Dec 12 16:00:00 2020</text:p>
          </table:table-cell>
          <table:table-cell office:value-type="float" office:value="43.33332916666666">
            <text:p>43.3333291666666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12T17:00:00">
            <text:p>Sat Dec 12 17:00:00 2020</text:p>
          </table:table-cell>
          <table:table-cell office:value-type="float" office:value="43.30554999999999">
            <text:p>43.3055499999999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12T18:00:00">
            <text:p>Sat Dec 12 18:00:00 2020</text:p>
          </table:table-cell>
          <table:table-cell office:value-type="float" office:value="43.05554999999999">
            <text:p>43.05554999999999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2T19:00:00">
            <text:p>Sat Dec 12 19:00:00 2020</text:p>
          </table:table-cell>
          <table:table-cell office:value-type="float" office:value="42.604162499999994">
            <text:p>42.60416249999999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2T20:00:00">
            <text:p>Sat Dec 12 20:00:00 2020</text:p>
          </table:table-cell>
          <table:table-cell office:value-type="float" office:value="42.104162499999994">
            <text:p>42.10416249999999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12T21:00:00">
            <text:p>Sat Dec 12 21:00:00 2020</text:p>
          </table:table-cell>
          <table:table-cell office:value-type="float" office:value="41.53472083333333">
            <text:p>41.5347208333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2-12T22:00:00">
            <text:p>Sat Dec 12 22:00:00 2020</text:p>
          </table:table-cell>
          <table:table-cell office:value-type="float" office:value="40.55555416666667">
            <text:p>40.5555541666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12T23:00:00">
            <text:p>Sat Dec 12 23:00:00 2020</text:p>
          </table:table-cell>
          <table:table-cell office:value-type="float" office:value="39.548608333333334">
            <text:p>39.54860833333333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13T00:00:00">
            <text:p>Sun Dec 13 00:00:00 2020</text:p>
          </table:table-cell>
          <table:table-cell office:value-type="float" office:value="38.5625">
            <text:p>38.562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13T01:00:00">
            <text:p>Sun Dec 13 01:00:00 2020</text:p>
          </table:table-cell>
          <table:table-cell office:value-type="float" office:value="37.527775">
            <text:p>37.52777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2-13T02:00:00">
            <text:p>Sun Dec 13 02:00:00 2020</text:p>
          </table:table-cell>
          <table:table-cell office:value-type="float" office:value="36.99305416666667">
            <text:p>36.9930541666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2-13T18:00:00">
            <text:p>Sun Dec 13 18:00:00 2020</text:p>
          </table:table-cell>
          <table:table-cell office:value-type="float" office:value="31.423616666666664">
            <text:p>31.42361666666666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3T19:00:00">
            <text:p>Sun Dec 13 19:00:00 2020</text:p>
          </table:table-cell>
          <table:table-cell office:value-type="float" office:value="31.138891666666666">
            <text:p>31.138891666666666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13T20:00:00">
            <text:p>Sun Dec 13 20:00:00 2020</text:p>
          </table:table-cell>
          <table:table-cell office:value-type="float" office:value="30.6458375">
            <text:p>30.645837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2-13T21:00:00">
            <text:p>Sun Dec 13 21:00:00 2020</text:p>
          </table:table-cell>
          <table:table-cell office:value-type="float" office:value="30.006945833333333">
            <text:p>30.00694583333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2-13T22:00:00">
            <text:p>Sun Dec 13 22:00:00 2020</text:p>
          </table:table-cell>
          <table:table-cell office:value-type="float" office:value="29.631945833333333">
            <text:p>29.63194583333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2-14T01:00:00">
            <text:p>Mon Dec 14 01:00:00 2020</text:p>
          </table:table-cell>
          <table:table-cell office:value-type="float" office:value="28.6875">
            <text:p>28.687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4T03:00:00">
            <text:p>Mon Dec 14 03:00:00 2020</text:p>
          </table:table-cell>
          <table:table-cell office:value-type="float" office:value="26.5416625">
            <text:p>26.541662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5:00:00">
            <text:p>Mon Dec 14 05:00:00 2020</text:p>
          </table:table-cell>
          <table:table-cell office:value-type="float" office:value="24.451383333333336">
            <text:p>24.45138333333333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6:00:00">
            <text:p>Mon Dec 14 06:00:00 2020</text:p>
          </table:table-cell>
          <table:table-cell office:value-type="float" office:value="23.43055">
            <text:p>23.4305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7:00:00">
            <text:p>Mon Dec 14 07:00:00 2020</text:p>
          </table:table-cell>
          <table:table-cell office:value-type="float" office:value="22.611104166666667">
            <text:p>22.61110416666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8:00:00">
            <text:p>Mon Dec 14 08:00:00 2020</text:p>
          </table:table-cell>
          <table:table-cell office:value-type="float" office:value="21.833325">
            <text:p>21.83332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9:00:00">
            <text:p>Mon Dec 14 09:00:00 2020</text:p>
          </table:table-cell>
          <table:table-cell office:value-type="float" office:value="20.881937499999996">
            <text:p>20.88193749999999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10:00:00">
            <text:p>Mon Dec 14 10:00:00 2020</text:p>
          </table:table-cell>
          <table:table-cell office:value-type="float" office:value="19.958329166666662">
            <text:p>19.958329166666662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0-12-14T11:00:00">
            <text:p>Mon Dec 14 11:00:00 2020</text:p>
          </table:table-cell>
          <table:table-cell office:value-type="float" office:value="19.23610833333333">
            <text:p>19.2361083333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14T12:00:00">
            <text:p>Mon Dec 14 12:00:00 2020</text:p>
          </table:table-cell>
          <table:table-cell office:value-type="float" office:value="18.29860833333333">
            <text:p>18.2986083333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2-14T13:00:00">
            <text:p>Mon Dec 14 13:00:00 2020</text:p>
          </table:table-cell>
          <table:table-cell office:value-type="float" office:value="16.805549999999997">
            <text:p>16.80554999999999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14T14:00:00">
            <text:p>Mon Dec 14 14:00:00 2020</text:p>
          </table:table-cell>
          <table:table-cell office:value-type="float" office:value="15.694437499999998">
            <text:p>15.694437499999998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4T15:00:00">
            <text:p>Mon Dec 14 15:00:00 2020</text:p>
          </table:table-cell>
          <table:table-cell office:value-type="float" office:value="14.999991666666665">
            <text:p>14.99999166666666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14T16:00:00">
            <text:p>Mon Dec 14 16:00:00 2020</text:p>
          </table:table-cell>
          <table:table-cell office:value-type="float" office:value="14.562491666666665">
            <text:p>14.56249166666666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4T17:00:00">
            <text:p>Mon Dec 14 17:00:00 2020</text:p>
          </table:table-cell>
          <table:table-cell office:value-type="float" office:value="14.312491666666665">
            <text:p>14.31249166666666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14T18:00:00">
            <text:p>Mon Dec 14 18:00:00 2020</text:p>
          </table:table-cell>
          <table:table-cell office:value-type="float" office:value="14.138883333333332">
            <text:p>14.138883333333332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14T19:00:00">
            <text:p>Mon Dec 14 19:00:00 2020</text:p>
          </table:table-cell>
          <table:table-cell office:value-type="float" office:value="14.249995833333331">
            <text:p>14.24999583333333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14T20:00:00">
            <text:p>Mon Dec 14 20:00:00 2020</text:p>
          </table:table-cell>
          <table:table-cell office:value-type="float" office:value="14.680549999999997">
            <text:p>14.68054999999999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21:00:00">
            <text:p>Mon Dec 14 21:00:00 2020</text:p>
          </table:table-cell>
          <table:table-cell office:value-type="float" office:value="15.409716666666663">
            <text:p>15.40971666666666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22:00:00">
            <text:p>Mon Dec 14 22:00:00 2020</text:p>
          </table:table-cell>
          <table:table-cell office:value-type="float" office:value="16.42360833333333">
            <text:p>16.4236083333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2-14T23:00:00">
            <text:p>Mon Dec 14 23:00:00 2020</text:p>
          </table:table-cell>
          <table:table-cell office:value-type="float" office:value="17.729166666666664">
            <text:p>17.729166666666664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5T00:00:00">
            <text:p>Tue Dec 15 00:00:00 2020</text:p>
          </table:table-cell>
          <table:table-cell office:value-type="float" office:value="18.94444583333333">
            <text:p>18.9444458333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15T01:00:00">
            <text:p>Tue Dec 15 01:00:00 2020</text:p>
          </table:table-cell>
          <table:table-cell office:value-type="float" office:value="20.29167083333333">
            <text:p>20.2916708333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5T02:00:00">
            <text:p>Tue Dec 15 02:00:00 2020</text:p>
          </table:table-cell>
          <table:table-cell office:value-type="float" office:value="21.618062499999997">
            <text:p>21.61806249999999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5T03:00:00">
            <text:p>Tue Dec 15 03:00:00 2020</text:p>
          </table:table-cell>
          <table:table-cell office:value-type="float" office:value="22.888895833333333">
            <text:p>22.88889583333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15T04:00:00">
            <text:p>Tue Dec 15 04:00:00 2020</text:p>
          </table:table-cell>
          <table:table-cell office:value-type="float" office:value="24.006954166666663">
            <text:p>24.00695416666666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2-15T05:00:00">
            <text:p>Tue Dec 15 05:00:00 2020</text:p>
          </table:table-cell>
          <table:table-cell office:value-type="float" office:value="25.0902875">
            <text:p>25.090287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2-15T06:00:00">
            <text:p>Tue Dec 15 06:00:00 2020</text:p>
          </table:table-cell>
          <table:table-cell office:value-type="float" office:value="26.18750833333333">
            <text:p>26.1875083333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2-15T07:00:00">
            <text:p>Tue Dec 15 07:00:00 2020</text:p>
          </table:table-cell>
          <table:table-cell office:value-type="float" office:value="27.381954166666663">
            <text:p>27.38195416666666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5T08:00:00">
            <text:p>Tue Dec 15 08:00:00 2020</text:p>
          </table:table-cell>
          <table:table-cell office:value-type="float" office:value="27.93750833333333">
            <text:p>27.9375083333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2-15T13:00:00">
            <text:p>Tue Dec 15 13:00:00 2020</text:p>
          </table:table-cell>
          <table:table-cell office:value-type="float" office:value="27.784729166666665">
            <text:p>27.78472916666666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2-15T14:00:00">
            <text:p>Tue Dec 15 14:00:00 2020</text:p>
          </table:table-cell>
          <table:table-cell office:value-type="float" office:value="28.541674999999998">
            <text:p>28.541674999999998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5T15:00:00">
            <text:p>Tue Dec 15 15:00:00 2020</text:p>
          </table:table-cell>
          <table:table-cell office:value-type="float" office:value="29.631954166666663">
            <text:p>29.63195416666666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15T16:00:00">
            <text:p>Tue Dec 15 16:00:00 2020</text:p>
          </table:table-cell>
          <table:table-cell office:value-type="float" office:value="30.826395833333333">
            <text:p>30.82639583333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2-15T17:00:00">
            <text:p>Tue Dec 15 17:00:00 2020</text:p>
          </table:table-cell>
          <table:table-cell office:value-type="float" office:value="31.826395833333333">
            <text:p>31.82639583333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2-15T18:00:00">
            <text:p>Tue Dec 15 18:00:00 2020</text:p>
          </table:table-cell>
          <table:table-cell office:value-type="float" office:value="32.71528333333333">
            <text:p>32.7152833333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2-15T21:00:00">
            <text:p>Tue Dec 15 21:00:00 2020</text:p>
          </table:table-cell>
          <table:table-cell office:value-type="float" office:value="33.38195416666667">
            <text:p>33.3819541666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2-16T12:00:00">
            <text:p>Wed Dec 16 12:00:00 2020</text:p>
          </table:table-cell>
          <table:table-cell office:value-type="float" office:value="26.180554166666663">
            <text:p>26.18055416666666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12-16T13:00:00">
            <text:p>Wed Dec 16 13:00:00 2020</text:p>
          </table:table-cell>
          <table:table-cell office:value-type="float" office:value="26.958333333333332">
            <text:p>26.958333333333332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2-16T14:00:00">
            <text:p>Wed Dec 16 14:00:00 2020</text:p>
          </table:table-cell>
          <table:table-cell office:value-type="float" office:value="26.652779166666665">
            <text:p>26.65277916666666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16T15:00:00">
            <text:p>Wed Dec 16 15:00:00 2020</text:p>
          </table:table-cell>
          <table:table-cell office:value-type="float" office:value="25.972220833333328">
            <text:p>25.972220833333328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16T16:00:00">
            <text:p>Wed Dec 16 16:00:00 2020</text:p>
          </table:table-cell>
          <table:table-cell office:value-type="float" office:value="25.5763875">
            <text:p>25.576387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16T17:00:00">
            <text:p>Wed Dec 16 17:00:00 2020</text:p>
          </table:table-cell>
          <table:table-cell office:value-type="float" office:value="25.069441666666663">
            <text:p>25.06944166666666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2-16T22:00:00">
            <text:p>Wed Dec 16 22:00:00 2020</text:p>
          </table:table-cell>
          <table:table-cell office:value-type="float" office:value="26.381941666666663">
            <text:p>26.38194166666666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2-16T23:00:00">
            <text:p>Wed Dec 16 23:00:00 2020</text:p>
          </table:table-cell>
          <table:table-cell office:value-type="float" office:value="27.22916666666666">
            <text:p>27.2291666666666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12-17T07:00:00">
            <text:p>Thu Dec 17 07:00:00 2020</text:p>
          </table:table-cell>
          <table:table-cell office:value-type="float" office:value="36.18055833333333">
            <text:p>36.1805583333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2-17T10:00:00">
            <text:p>Thu Dec 17 10:00:00 2020</text:p>
          </table:table-cell>
          <table:table-cell office:value-type="float" office:value="36.645833333333336">
            <text:p>36.645833333333336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17T11:00:00">
            <text:p>Thu Dec 17 11:00:00 2020</text:p>
          </table:table-cell>
          <table:table-cell office:value-type="float" office:value="37.3263875">
            <text:p>37.326387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17T21:00:00">
            <text:p>Thu Dec 17 21:00:00 2020</text:p>
          </table:table-cell>
          <table:table-cell office:value-type="float" office:value="32.9861125">
            <text:p>32.986112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8T00:00:00">
            <text:p>Fri Dec 18 00:00:00 2020</text:p>
          </table:table-cell>
          <table:table-cell office:value-type="float" office:value="28.486112499999994">
            <text:p>28.48611249999999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18T20:00:00">
            <text:p>Fri Dec 18 20:00:00 2020</text:p>
          </table:table-cell>
          <table:table-cell office:value-type="float" office:value="15.298620833333331">
            <text:p>15.298620833333331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12-19T08:00:00">
            <text:p>Sat Dec 19 08:00:00 2020</text:p>
          </table:table-cell>
          <table:table-cell office:value-type="float" office:value="10.111116666666664">
            <text:p>10.111116666666664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9T12:00:00">
            <text:p>Sat Dec 19 12:00:00 2020</text:p>
          </table:table-cell>
          <table:table-cell office:value-type="float" office:value="9.423616666666664">
            <text:p>9.42361666666666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2-19T13:00:00">
            <text:p>Sat Dec 19 13:00:00 2020</text:p>
          </table:table-cell>
          <table:table-cell office:value-type="float" office:value="9.416670833333331">
            <text:p>9.416670833333331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9T14:00:00">
            <text:p>Sat Dec 19 14:00:00 2020</text:p>
          </table:table-cell>
          <table:table-cell office:value-type="float" office:value="9.430562499999997">
            <text:p>9.43056249999999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2-19T15:00:00">
            <text:p>Sat Dec 19 15:00:00 2020</text:p>
          </table:table-cell>
          <table:table-cell office:value-type="float" office:value="9.701395833333331">
            <text:p>9.70139583333333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2-19T16:00:00">
            <text:p>Sat Dec 19 16:00:00 2020</text:p>
          </table:table-cell>
          <table:table-cell office:value-type="float" office:value="9.826395833333331">
            <text:p>9.82639583333333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19T17:00:00">
            <text:p>Sat Dec 19 17:00:00 2020</text:p>
          </table:table-cell>
          <table:table-cell office:value-type="float" office:value="9.888895833333331">
            <text:p>9.888895833333331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2-19T18:00:00">
            <text:p>Sat Dec 19 18:00:00 2020</text:p>
          </table:table-cell>
          <table:table-cell office:value-type="float" office:value="9.604174999999998">
            <text:p>9.604174999999998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2-19T19:00:00">
            <text:p>Sat Dec 19 19:00:00 2020</text:p>
          </table:table-cell>
          <table:table-cell office:value-type="float" office:value="9.486116666666664">
            <text:p>9.48611666666666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19T20:00:00">
            <text:p>Sat Dec 19 20:00:00 2020</text:p>
          </table:table-cell>
          <table:table-cell office:value-type="float" office:value="10.159724999999998">
            <text:p>10.159724999999998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2-19T21:00:00">
            <text:p>Sat Dec 19 21:00:00 2020</text:p>
          </table:table-cell>
          <table:table-cell office:value-type="float" office:value="10.423616666666664">
            <text:p>10.423616666666664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9T22:00:00">
            <text:p>Sat Dec 19 22:00:00 2020</text:p>
          </table:table-cell>
          <table:table-cell office:value-type="float" office:value="11.368058333333332">
            <text:p>11.368058333333332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9T23:00:00">
            <text:p>Sat Dec 19 23:00:00 2020</text:p>
          </table:table-cell>
          <table:table-cell office:value-type="float" office:value="13.305558333333332">
            <text:p>13.305558333333332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20T00:00:00">
            <text:p>Sun Dec 20 00:00:00 2020</text:p>
          </table:table-cell>
          <table:table-cell office:value-type="float" office:value="15.465283333333332">
            <text:p>15.46528333333333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2-20T01:00:00">
            <text:p>Sun Dec 20 01:00:00 2020</text:p>
          </table:table-cell>
          <table:table-cell office:value-type="float" office:value="17.465283333333332">
            <text:p>17.465283333333332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0T02:00:00">
            <text:p>Sun Dec 20 02:00:00 2020</text:p>
          </table:table-cell>
          <table:table-cell office:value-type="float" office:value="19.00695">
            <text:p>19.0069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12-20T08:00:00">
            <text:p>Sun Dec 20 08:00:00 2020</text:p>
          </table:table-cell>
          <table:table-cell office:value-type="float" office:value="26.833341666666666">
            <text:p>26.83334166666666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20T09:00:00">
            <text:p>Sun Dec 20 09:00:00 2020</text:p>
          </table:table-cell>
          <table:table-cell office:value-type="float" office:value="28.215283333333332">
            <text:p>28.215283333333332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20T15:00:00">
            <text:p>Sun Dec 20 15:00:00 2020</text:p>
          </table:table-cell>
          <table:table-cell office:value-type="float" office:value="37.250008333333334">
            <text:p>37.25000833333333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2-20T20:00:00">
            <text:p>Sun Dec 20 20:00:00 2020</text:p>
          </table:table-cell>
          <table:table-cell office:value-type="float" office:value="42.291675">
            <text:p>42.29167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20T21:00:00">
            <text:p>Sun Dec 20 21:00:00 2020</text:p>
          </table:table-cell>
          <table:table-cell office:value-type="float" office:value="42.166675">
            <text:p>42.16667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2T15:00:00">
            <text:p>Tue Dec 22 15:00:00 2020</text:p>
          </table:table-cell>
          <table:table-cell office:value-type="float" office:value="24.201391666666666">
            <text:p>24.201391666666666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2T17:00:00">
            <text:p>Tue Dec 22 17:00:00 2020</text:p>
          </table:table-cell>
          <table:table-cell office:value-type="float" office:value="23.8888875">
            <text:p>23.888887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2T18:00:00">
            <text:p>Tue Dec 22 18:00:00 2020</text:p>
          </table:table-cell>
          <table:table-cell office:value-type="float" office:value="24.208333333333332">
            <text:p>24.20833333333333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22T19:00:00">
            <text:p>Tue Dec 22 19:00:00 2020</text:p>
          </table:table-cell>
          <table:table-cell office:value-type="float" office:value="24.5763875">
            <text:p>24.576387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22T20:00:00">
            <text:p>Tue Dec 22 20:00:00 2020</text:p>
          </table:table-cell>
          <table:table-cell office:value-type="float" office:value="24.854162499999997">
            <text:p>24.85416249999999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2-22T21:00:00">
            <text:p>Tue Dec 22 21:00:00 2020</text:p>
          </table:table-cell>
          <table:table-cell office:value-type="float" office:value="24.62499583333333">
            <text:p>24.6249958333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2T22:00:00">
            <text:p>Tue Dec 22 22:00:00 2020</text:p>
          </table:table-cell>
          <table:table-cell office:value-type="float" office:value="25.01388333333333">
            <text:p>25.0138833333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2-23T00:00:00">
            <text:p>Wed Dec 23 00:00:00 2020</text:p>
          </table:table-cell>
          <table:table-cell office:value-type="float" office:value="23.631937499999996">
            <text:p>23.63193749999999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2-23T01:00:00">
            <text:p>Wed Dec 23 01:00:00 2020</text:p>
          </table:table-cell>
          <table:table-cell office:value-type="float" office:value="22.59027083333333">
            <text:p>22.5902708333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3T20:00:00">
            <text:p>Wed Dec 23 20:00:00 2020</text:p>
          </table:table-cell>
          <table:table-cell office:value-type="float" office:value="8.02083333333333">
            <text:p>8.0208333333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2-23T22:00:00">
            <text:p>Wed Dec 23 22:00:00 2020</text:p>
          </table:table-cell>
          <table:table-cell office:value-type="float" office:value="7.173612499999997">
            <text:p>7.17361249999999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12-23T23:00:00">
            <text:p>Wed Dec 23 23:00:00 2020</text:p>
          </table:table-cell>
          <table:table-cell office:value-type="float" office:value="6.979170833333331">
            <text:p>6.979170833333331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24T00:00:00">
            <text:p>Thu Dec 24 00:00:00 2020</text:p>
          </table:table-cell>
          <table:table-cell office:value-type="float" office:value="7.013891666666663">
            <text:p>7.01389166666666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12-24T01:00:00">
            <text:p>Thu Dec 24 01:00:00 2020</text:p>
          </table:table-cell>
          <table:table-cell office:value-type="float" office:value="6.965283333333332">
            <text:p>6.965283333333332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24T06:00:00">
            <text:p>Thu Dec 24 06:00:00 2020</text:p>
          </table:table-cell>
          <table:table-cell office:value-type="float" office:value="8.611120833333331">
            <text:p>8.611120833333331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24T09:00:00">
            <text:p>Thu Dec 24 09:00:00 2020</text:p>
          </table:table-cell>
          <table:table-cell office:value-type="float" office:value="8.861116666666664">
            <text:p>8.861116666666664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4T10:00:00">
            <text:p>Thu Dec 24 10:00:00 2020</text:p>
          </table:table-cell>
          <table:table-cell office:value-type="float" office:value="8.923616666666666">
            <text:p>8.92361666666666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4T11:00:00">
            <text:p>Thu Dec 24 11:00:00 2020</text:p>
          </table:table-cell>
          <table:table-cell office:value-type="float" office:value="9.020837499999997">
            <text:p>9.02083749999999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24T12:00:00">
            <text:p>Thu Dec 24 12:00:00 2020</text:p>
          </table:table-cell>
          <table:table-cell office:value-type="float" office:value="9.40278333333333">
            <text:p>9.4027833333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12-24T13:00:00">
            <text:p>Thu Dec 24 13:00:00 2020</text:p>
          </table:table-cell>
          <table:table-cell office:value-type="float" office:value="9.881949999999998">
            <text:p>9.881949999999998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2-24T14:00:00">
            <text:p>Thu Dec 24 14:00:00 2020</text:p>
          </table:table-cell>
          <table:table-cell office:value-type="float" office:value="10.479170833333331">
            <text:p>10.47917083333333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2-24T15:00:00">
            <text:p>Thu Dec 24 15:00:00 2020</text:p>
          </table:table-cell>
          <table:table-cell office:value-type="float" office:value="11.402779166666663">
            <text:p>11.40277916666666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2-24T16:00:00">
            <text:p>Thu Dec 24 16:00:00 2020</text:p>
          </table:table-cell>
          <table:table-cell office:value-type="float" office:value="12.104166666666664">
            <text:p>12.104166666666664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24T17:00:00">
            <text:p>Thu Dec 24 17:00:00 2020</text:p>
          </table:table-cell>
          <table:table-cell office:value-type="float" office:value="12.777774999999998">
            <text:p>12.77777499999999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24T18:00:00">
            <text:p>Thu Dec 24 18:00:00 2020</text:p>
          </table:table-cell>
          <table:table-cell office:value-type="float" office:value="13.58333333333333">
            <text:p>13.5833333333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2-24T19:00:00">
            <text:p>Thu Dec 24 19:00:00 2020</text:p>
          </table:table-cell>
          <table:table-cell office:value-type="float" office:value="14.097224999999996">
            <text:p>14.09722499999999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24T20:00:00">
            <text:p>Thu Dec 24 20:00:00 2020</text:p>
          </table:table-cell>
          <table:table-cell office:value-type="float" office:value="14.284724999999996">
            <text:p>14.28472499999999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24T21:00:00">
            <text:p>Thu Dec 24 21:00:00 2020</text:p>
          </table:table-cell>
          <table:table-cell office:value-type="float" office:value="14.61805833333333">
            <text:p>14.6180583333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2-24T22:00:00">
            <text:p>Thu Dec 24 22:00:00 2020</text:p>
          </table:table-cell>
          <table:table-cell office:value-type="float" office:value="14.895837499999999">
            <text:p>14.895837499999999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4T23:00:00">
            <text:p>Thu Dec 24 23:00:00 2020</text:p>
          </table:table-cell>
          <table:table-cell office:value-type="float" office:value="15.111112499999997">
            <text:p>15.11111249999999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2-27T15:00:00">
            <text:p>Sun Dec 27 15:00:00 2020</text:p>
          </table:table-cell>
          <table:table-cell office:value-type="float" office:value="40.784729166666665">
            <text:p>40.78472916666666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2-27T16:00:00">
            <text:p>Sun Dec 27 16:00:00 2020</text:p>
          </table:table-cell>
          <table:table-cell office:value-type="float" office:value="40.534729166666665">
            <text:p>40.53472916666666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12-27T17:00:00">
            <text:p>Sun Dec 27 17:00:00 2020</text:p>
          </table:table-cell>
          <table:table-cell office:value-type="float" office:value="40.347229166666665">
            <text:p>40.34722916666666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12-27T18:00:00">
            <text:p>Sun Dec 27 18:00:00 2020</text:p>
          </table:table-cell>
          <table:table-cell office:value-type="float" office:value="40.13195416666667">
            <text:p>40.1319541666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2-27T19:00:00">
            <text:p>Sun Dec 27 19:00:00 2020</text:p>
          </table:table-cell>
          <table:table-cell office:value-type="float" office:value="39.625008333333334">
            <text:p>39.62500833333333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27T20:00:00">
            <text:p>Sun Dec 27 20:00:00 2020</text:p>
          </table:table-cell>
          <table:table-cell office:value-type="float" office:value="39.472229166666665">
            <text:p>39.47222916666666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7T21:00:00">
            <text:p>Sun Dec 27 21:00:00 2020</text:p>
          </table:table-cell>
          <table:table-cell office:value-type="float" office:value="39.84028333333333">
            <text:p>39.8402833333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7T22:00:00">
            <text:p>Sun Dec 27 22:00:00 2020</text:p>
          </table:table-cell>
          <table:table-cell office:value-type="float" office:value="40.37500416666666">
            <text:p>40.37500416666666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2-27T23:00:00">
            <text:p>Sun Dec 27 23:00:00 2020</text:p>
          </table:table-cell>
          <table:table-cell office:value-type="float" office:value="40.55555833333333">
            <text:p>40.5555583333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8T00:00:00">
            <text:p>Mon Dec 28 00:00:00 2020</text:p>
          </table:table-cell>
          <table:table-cell office:value-type="float" office:value="40.701391666666666">
            <text:p>40.70139166666666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28T01:00:00">
            <text:p>Mon Dec 28 01:00:00 2020</text:p>
          </table:table-cell>
          <table:table-cell office:value-type="float" office:value="40.8333375">
            <text:p>40.833337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8T05:00:00">
            <text:p>Mon Dec 28 05:00:00 2020</text:p>
          </table:table-cell>
          <table:table-cell office:value-type="float" office:value="40.80555833333333">
            <text:p>40.8055583333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28T06:00:00">
            <text:p>Mon Dec 28 06:00:00 2020</text:p>
          </table:table-cell>
          <table:table-cell office:value-type="float" office:value="41.54861666666667">
            <text:p>41.5486166666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12-28T07:00:00">
            <text:p>Mon Dec 28 07:00:00 2020</text:p>
          </table:table-cell>
          <table:table-cell office:value-type="float" office:value="42.347229166666665">
            <text:p>42.34722916666666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12-28T08:00:00">
            <text:p>Mon Dec 28 08:00:00 2020</text:p>
          </table:table-cell>
          <table:table-cell office:value-type="float" office:value="43.222229166666665">
            <text:p>43.22222916666666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28T09:00:00">
            <text:p>Mon Dec 28 09:00:00 2020</text:p>
          </table:table-cell>
          <table:table-cell office:value-type="float" office:value="44.3055625">
            <text:p>44.305562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8T10:00:00">
            <text:p>Mon Dec 28 10:00:00 2020</text:p>
          </table:table-cell>
          <table:table-cell office:value-type="float" office:value="45.32639583333333">
            <text:p>45.3263958333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2-28T11:00:00">
            <text:p>Mon Dec 28 11:00:00 2020</text:p>
          </table:table-cell>
          <table:table-cell office:value-type="float" office:value="46.472229166666665">
            <text:p>46.47222916666666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12-28T12:00:00">
            <text:p>Mon Dec 28 12:00:00 2020</text:p>
          </table:table-cell>
          <table:table-cell office:value-type="float" office:value="47.48611666666667">
            <text:p>47.4861166666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28T13:00:00">
            <text:p>Mon Dec 28 13:00:00 2020</text:p>
          </table:table-cell>
          <table:table-cell office:value-type="float" office:value="48.2708375">
            <text:p>48.270837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8T14:00:00">
            <text:p>Mon Dec 28 14:00:00 2020</text:p>
          </table:table-cell>
          <table:table-cell office:value-type="float" office:value="49.069449999999996">
            <text:p>49.06944999999999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28T15:00:00">
            <text:p>Mon Dec 28 15:00:00 2020</text:p>
          </table:table-cell>
          <table:table-cell office:value-type="float" office:value="49.67361666666667">
            <text:p>49.6736166666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2-28T16:00:00">
            <text:p>Mon Dec 28 16:00:00 2020</text:p>
          </table:table-cell>
          <table:table-cell office:value-type="float" office:value="49.90278333333333">
            <text:p>49.9027833333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12-28T17:00:00">
            <text:p>Mon Dec 28 17:00:00 2020</text:p>
          </table:table-cell>
          <table:table-cell office:value-type="float" office:value="50.131949999999996">
            <text:p>50.131949999999996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28T18:00:00">
            <text:p>Mon Dec 28 18:00:00 2020</text:p>
          </table:table-cell>
          <table:table-cell office:value-type="float" office:value="50.43055833333333">
            <text:p>50.4305583333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2-28T19:00:00">
            <text:p>Mon Dec 28 19:00:00 2020</text:p>
          </table:table-cell>
          <table:table-cell office:value-type="float" office:value="50.94444583333333">
            <text:p>50.9444458333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28T20:00:00">
            <text:p>Mon Dec 28 20:00:00 2020</text:p>
          </table:table-cell>
          <table:table-cell office:value-type="float" office:value="50.951391666666666">
            <text:p>50.95139166666666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28T21:00:00">
            <text:p>Mon Dec 28 21:00:00 2020</text:p>
          </table:table-cell>
          <table:table-cell office:value-type="float" office:value="50.31250416666666">
            <text:p>50.3125041666666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28T22:00:00">
            <text:p>Mon Dec 28 22:00:00 2020</text:p>
          </table:table-cell>
          <table:table-cell office:value-type="float" office:value="49.75000416666666">
            <text:p>49.75000416666666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2-29T00:00:00">
            <text:p>Tue Dec 29 00:00:00 2020</text:p>
          </table:table-cell>
          <table:table-cell office:value-type="float" office:value="49.42361666666667">
            <text:p>49.4236166666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29T01:00:00">
            <text:p>Tue Dec 29 01:00:00 2020</text:p>
          </table:table-cell>
          <table:table-cell office:value-type="float" office:value="49.61111666666667">
            <text:p>49.6111166666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29T02:00:00">
            <text:p>Tue Dec 29 02:00:00 2020</text:p>
          </table:table-cell>
          <table:table-cell office:value-type="float" office:value="50.07639583333333">
            <text:p>50.0763958333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29T03:00:00">
            <text:p>Tue Dec 29 03:00:00 2020</text:p>
          </table:table-cell>
          <table:table-cell office:value-type="float" office:value="50.777787499999995">
            <text:p>50.77778749999999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29T04:00:00">
            <text:p>Tue Dec 29 04:00:00 2020</text:p>
          </table:table-cell>
          <table:table-cell office:value-type="float" office:value="51.187508333333334">
            <text:p>51.18750833333333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29T05:00:00">
            <text:p>Tue Dec 29 05:00:00 2020</text:p>
          </table:table-cell>
          <table:table-cell office:value-type="float" office:value="51.09723333333333">
            <text:p>51.0972333333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29T06:00:00">
            <text:p>Tue Dec 29 06:00:00 2020</text:p>
          </table:table-cell>
          <table:table-cell office:value-type="float" office:value="50.20834166666666">
            <text:p>50.2083416666666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29T10:00:00">
            <text:p>Tue Dec 29 10:00:00 2020</text:p>
          </table:table-cell>
          <table:table-cell office:value-type="float" office:value="43.659725">
            <text:p>43.65972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2-29T13:00:00">
            <text:p>Tue Dec 29 13:00:00 2020</text:p>
          </table:table-cell>
          <table:table-cell office:value-type="float" office:value="40.333333333333336">
            <text:p>40.333333333333336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2-29T14:00:00">
            <text:p>Tue Dec 29 14:00:00 2020</text:p>
          </table:table-cell>
          <table:table-cell office:value-type="float" office:value="39.902775">
            <text:p>39.90277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12-29T15:00:00">
            <text:p>Tue Dec 29 15:00:00 2020</text:p>
          </table:table-cell>
          <table:table-cell office:value-type="float" office:value="39.55555">
            <text:p>39.5555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12-29T16:00:00">
            <text:p>Tue Dec 29 16:00:00 2020</text:p>
          </table:table-cell>
          <table:table-cell office:value-type="float" office:value="39.236104166666664">
            <text:p>39.236104166666664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29T17:00:00">
            <text:p>Tue Dec 29 17:00:00 2020</text:p>
          </table:table-cell>
          <table:table-cell office:value-type="float" office:value="38.72221666666666">
            <text:p>38.72221666666666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9T18:00:00">
            <text:p>Tue Dec 29 18:00:00 2020</text:p>
          </table:table-cell>
          <table:table-cell office:value-type="float" office:value="38.43055">
            <text:p>38.4305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12-29T19:00:00">
            <text:p>Tue Dec 29 19:00:00 2020</text:p>
          </table:table-cell>
          <table:table-cell office:value-type="float" office:value="38.027775">
            <text:p>38.02777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29T20:00:00">
            <text:p>Tue Dec 29 20:00:00 2020</text:p>
          </table:table-cell>
          <table:table-cell office:value-type="float" office:value="37.37499583333333">
            <text:p>37.3749958333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29T21:00:00">
            <text:p>Tue Dec 29 21:00:00 2020</text:p>
          </table:table-cell>
          <table:table-cell office:value-type="float" office:value="37.63888333333333">
            <text:p>37.6388833333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29T22:00:00">
            <text:p>Tue Dec 29 22:00:00 2020</text:p>
          </table:table-cell>
          <table:table-cell office:value-type="float" office:value="37.729162499999994">
            <text:p>37.729162499999994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9T23:00:00">
            <text:p>Tue Dec 29 23:00:00 2020</text:p>
          </table:table-cell>
          <table:table-cell office:value-type="float" office:value="37.90971666666666">
            <text:p>37.9097166666666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30T00:00:00">
            <text:p>Wed Dec 30 00:00:00 2020</text:p>
          </table:table-cell>
          <table:table-cell office:value-type="float" office:value="38.3194375">
            <text:p>38.319437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2-30T02:00:00">
            <text:p>Wed Dec 30 02:00:00 2020</text:p>
          </table:table-cell>
          <table:table-cell office:value-type="float" office:value="38.9097125">
            <text:p>38.909712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30T07:00:00">
            <text:p>Wed Dec 30 07:00:00 2020</text:p>
          </table:table-cell>
          <table:table-cell office:value-type="float" office:value="38.88887916666666">
            <text:p>38.8888791666666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2-30T08:00:00">
            <text:p>Wed Dec 30 08:00:00 2020</text:p>
          </table:table-cell>
          <table:table-cell office:value-type="float" office:value="38.72915833333333">
            <text:p>38.7291583333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12-30T09:00:00">
            <text:p>Wed Dec 30 09:00:00 2020</text:p>
          </table:table-cell>
          <table:table-cell office:value-type="float" office:value="39.29165833333333">
            <text:p>39.2916583333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2-30T20:00:00">
            <text:p>Wed Dec 30 20:00:00 2020</text:p>
          </table:table-cell>
          <table:table-cell office:value-type="float" office:value="39.13194583333333">
            <text:p>39.1319458333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30T21:00:00">
            <text:p>Wed Dec 30 21:00:00 2020</text:p>
          </table:table-cell>
          <table:table-cell office:value-type="float" office:value="38.104170833333335">
            <text:p>38.10417083333333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31T13:00:00">
            <text:p>Thu Dec 31 13:00:00 2020</text:p>
          </table:table-cell>
          <table:table-cell office:value-type="float" office:value="31.2986125">
            <text:p>31.298612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2-31T14:00:00">
            <text:p>Thu Dec 31 14:00:00 2020</text:p>
          </table:table-cell>
          <table:table-cell office:value-type="float" office:value="30.85417083333333">
            <text:p>30.8541708333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31T15:00:00">
            <text:p>Thu Dec 31 15:00:00 2020</text:p>
          </table:table-cell>
          <table:table-cell office:value-type="float" office:value="30.694445833333333">
            <text:p>30.69444583333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2-31T16:00:00">
            <text:p>Thu Dec 31 16:00:00 2020</text:p>
          </table:table-cell>
          <table:table-cell office:value-type="float" office:value="30.0625">
            <text:p>30.062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2-31T17:00:00">
            <text:p>Thu Dec 31 17:00:00 2020</text:p>
          </table:table-cell>
          <table:table-cell office:value-type="float" office:value="30.0">
            <text:p>3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12-31T18:00:00">
            <text:p>Thu Dec 31 18:00:00 2020</text:p>
          </table:table-cell>
          <table:table-cell office:value-type="float" office:value="30.013891666666666">
            <text:p>30.01389166666666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12-31T19:00:00">
            <text:p>Thu Dec 31 19:00:00 2020</text:p>
          </table:table-cell>
          <table:table-cell office:value-type="float" office:value="30.472224999999998">
            <text:p>30.472224999999998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2-31T20:00:00">
            <text:p>Thu Dec 31 20:00:00 2020</text:p>
          </table:table-cell>
          <table:table-cell office:value-type="float" office:value="32.076391666666666">
            <text:p>32.07639166666666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31T21:00:00">
            <text:p>Thu Dec 31 21:00:00 2020</text:p>
          </table:table-cell>
          <table:table-cell office:value-type="float" office:value="33.38889166666666">
            <text:p>33.3888916666666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31T22:00:00">
            <text:p>Thu Dec 31 22:00:00 2020</text:p>
          </table:table-cell>
          <table:table-cell office:value-type="float" office:value="34.666670833333335">
            <text:p>34.66667083333333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0-12-31T23:00:00">
            <text:p>Thu Dec 31 23:00:00 2020</text:p>
          </table:table-cell>
          <table:table-cell office:value-type="float" office:value="35.7083375">
            <text:p>35.708337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01T00:00:00">
            <text:p>Fri Jan  1 00:00:00 2021</text:p>
          </table:table-cell>
          <table:table-cell office:value-type="float" office:value="35.7083375">
            <text:p>35.708337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01T01:00:00">
            <text:p>Fri Jan  1 01:00:00 2021</text:p>
          </table:table-cell>
          <table:table-cell office:value-type="float" office:value="35.18750416666666">
            <text:p>35.18750416666666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1-01T02:00:00">
            <text:p>Fri Jan  1 02:00:00 2021</text:p>
          </table:table-cell>
          <table:table-cell office:value-type="float" office:value="34.7986125">
            <text:p>34.798612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01T03:00:00">
            <text:p>Fri Jan  1 03:00:00 2021</text:p>
          </table:table-cell>
          <table:table-cell office:value-type="float" office:value="34.6875">
            <text:p>34.68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01T04:00:00">
            <text:p>Fri Jan  1 04:00:00 2021</text:p>
          </table:table-cell>
          <table:table-cell office:value-type="float" office:value="34.94444583333333">
            <text:p>34.9444458333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01T05:00:00">
            <text:p>Fri Jan  1 05:00:00 2021</text:p>
          </table:table-cell>
          <table:table-cell office:value-type="float" office:value="35.25694583333333">
            <text:p>35.2569458333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01T06:00:00">
            <text:p>Fri Jan  1 06:00:00 2021</text:p>
          </table:table-cell>
          <table:table-cell office:value-type="float" office:value="35.958333333333336">
            <text:p>35.95833333333333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01T07:00:00">
            <text:p>Fri Jan  1 07:00:00 2021</text:p>
          </table:table-cell>
          <table:table-cell office:value-type="float" office:value="36.729166666666664">
            <text:p>36.7291666666666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1-01T08:00:00">
            <text:p>Fri Jan  1 08:00:00 2021</text:p>
          </table:table-cell>
          <table:table-cell office:value-type="float" office:value="37.7361125">
            <text:p>37.736112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01T09:00:00">
            <text:p>Fri Jan  1 09:00:00 2021</text:p>
          </table:table-cell>
          <table:table-cell office:value-type="float" office:value="38.77777916666667">
            <text:p>38.7777791666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1T10:00:00">
            <text:p>Fri Jan  1 10:00:00 2021</text:p>
          </table:table-cell>
          <table:table-cell office:value-type="float" office:value="39.80555416666667">
            <text:p>39.8055541666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01T11:00:00">
            <text:p>Fri Jan  1 11:00:00 2021</text:p>
          </table:table-cell>
          <table:table-cell office:value-type="float" office:value="41.215275">
            <text:p>41.21527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1-01T12:00:00">
            <text:p>Fri Jan  1 12:00:00 2021</text:p>
          </table:table-cell>
          <table:table-cell office:value-type="float" office:value="42.583333333333336">
            <text:p>42.58333333333333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1-01T13:00:00">
            <text:p>Fri Jan  1 13:00:00 2021</text:p>
          </table:table-cell>
          <table:table-cell office:value-type="float" office:value="43.77777916666667">
            <text:p>43.7777791666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1-01T15:00:00">
            <text:p>Fri Jan  1 15:00:00 2021</text:p>
          </table:table-cell>
          <table:table-cell office:value-type="float" office:value="45.1736125">
            <text:p>45.173612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01T16:00:00">
            <text:p>Fri Jan  1 16:00:00 2021</text:p>
          </table:table-cell>
          <table:table-cell office:value-type="float" office:value="46.13194583333333">
            <text:p>46.1319458333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01T17:00:00">
            <text:p>Fri Jan  1 17:00:00 2021</text:p>
          </table:table-cell>
          <table:table-cell office:value-type="float" office:value="46.44444583333333">
            <text:p>46.4444458333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01T18:00:00">
            <text:p>Fri Jan  1 18:00:00 2021</text:p>
          </table:table-cell>
          <table:table-cell office:value-type="float" office:value="46.7361125">
            <text:p>46.736112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1-01T19:00:00">
            <text:p>Fri Jan  1 19:00:00 2021</text:p>
          </table:table-cell>
          <table:table-cell office:value-type="float" office:value="46.7986125">
            <text:p>46.798612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1-01T20:00:00">
            <text:p>Fri Jan  1 20:00:00 2021</text:p>
          </table:table-cell>
          <table:table-cell office:value-type="float" office:value="46.38194583333333">
            <text:p>46.3819458333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1-01T21:00:00">
            <text:p>Fri Jan  1 21:00:00 2021</text:p>
          </table:table-cell>
          <table:table-cell office:value-type="float" office:value="46.22222083333333">
            <text:p>46.2222208333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01T22:00:00">
            <text:p>Fri Jan  1 22:00:00 2021</text:p>
          </table:table-cell>
          <table:table-cell office:value-type="float" office:value="46.25">
            <text:p>46.2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1-01T23:00:00">
            <text:p>Fri Jan  1 23:00:00 2021</text:p>
          </table:table-cell>
          <table:table-cell office:value-type="float" office:value="46.2361125">
            <text:p>46.236112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02T00:00:00">
            <text:p>Sat Jan  2 00:00:00 2021</text:p>
          </table:table-cell>
          <table:table-cell office:value-type="float" office:value="46.2986125">
            <text:p>46.298612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02T01:00:00">
            <text:p>Sat Jan  2 01:00:00 2021</text:p>
          </table:table-cell>
          <table:table-cell office:value-type="float" office:value="46.666666666666664">
            <text:p>46.666666666666664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02T03:00:00">
            <text:p>Sat Jan  2 03:00:00 2021</text:p>
          </table:table-cell>
          <table:table-cell office:value-type="float" office:value="47.0">
            <text:p>4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02T05:00:00">
            <text:p>Sat Jan  2 05:00:00 2021</text:p>
          </table:table-cell>
          <table:table-cell office:value-type="float" office:value="47.11805833333333">
            <text:p>47.1180583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02T06:00:00">
            <text:p>Sat Jan  2 06:00:00 2021</text:p>
          </table:table-cell>
          <table:table-cell office:value-type="float" office:value="47.354170833333335">
            <text:p>47.35417083333333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1-02T08:00:00">
            <text:p>Sat Jan  2 08:00:00 2021</text:p>
          </table:table-cell>
          <table:table-cell office:value-type="float" office:value="46.3055625">
            <text:p>46.305562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02T11:00:00">
            <text:p>Sat Jan  2 11:00:00 2021</text:p>
          </table:table-cell>
          <table:table-cell office:value-type="float" office:value="42.451391666666666">
            <text:p>42.451391666666666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02T12:00:00">
            <text:p>Sat Jan  2 12:00:00 2021</text:p>
          </table:table-cell>
          <table:table-cell office:value-type="float" office:value="41.222225">
            <text:p>41.22222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01-02T13:00:00">
            <text:p>Sat Jan  2 13:00:00 2021</text:p>
          </table:table-cell>
          <table:table-cell office:value-type="float" office:value="40.44444583333333">
            <text:p>40.4444458333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1-02T14:00:00">
            <text:p>Sat Jan  2 14:00:00 2021</text:p>
          </table:table-cell>
          <table:table-cell office:value-type="float" office:value="40.13194583333333">
            <text:p>40.1319458333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02T15:00:00">
            <text:p>Sat Jan  2 15:00:00 2021</text:p>
          </table:table-cell>
          <table:table-cell office:value-type="float" office:value="39.77083333333333">
            <text:p>39.7708333333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02T16:00:00">
            <text:p>Sat Jan  2 16:00:00 2021</text:p>
          </table:table-cell>
          <table:table-cell office:value-type="float" office:value="39.30555833333333">
            <text:p>39.3055583333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02T17:00:00">
            <text:p>Sat Jan  2 17:00:00 2021</text:p>
          </table:table-cell>
          <table:table-cell office:value-type="float" office:value="38.756949999999996">
            <text:p>38.75694999999999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02T18:00:00">
            <text:p>Sat Jan  2 18:00:00 2021</text:p>
          </table:table-cell>
          <table:table-cell office:value-type="float" office:value="38.2708375">
            <text:p>38.270837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1-02T19:00:00">
            <text:p>Sat Jan  2 19:00:00 2021</text:p>
          </table:table-cell>
          <table:table-cell office:value-type="float" office:value="37.291670833333335">
            <text:p>37.29167083333333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2T20:00:00">
            <text:p>Sat Jan  2 20:00:00 2021</text:p>
          </table:table-cell>
          <table:table-cell office:value-type="float" office:value="36.43750416666666">
            <text:p>36.4375041666666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1-02T21:00:00">
            <text:p>Sat Jan  2 21:00:00 2021</text:p>
          </table:table-cell>
          <table:table-cell office:value-type="float" office:value="35.95833749999999">
            <text:p>35.95833749999999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02T22:00:00">
            <text:p>Sat Jan  2 22:00:00 2021</text:p>
          </table:table-cell>
          <table:table-cell office:value-type="float" office:value="35.50000416666666">
            <text:p>35.5000041666666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02T23:00:00">
            <text:p>Sat Jan  2 23:00:00 2021</text:p>
          </table:table-cell>
          <table:table-cell office:value-type="float" office:value="34.8611125">
            <text:p>34.861112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03T00:00:00">
            <text:p>Sun Jan  3 00:00:00 2021</text:p>
          </table:table-cell>
          <table:table-cell office:value-type="float" office:value="33.96527916666666">
            <text:p>33.96527916666666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03T01:00:00">
            <text:p>Sun Jan  3 01:00:00 2021</text:p>
          </table:table-cell>
          <table:table-cell office:value-type="float" office:value="33.479166666666664">
            <text:p>33.479166666666664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03T02:00:00">
            <text:p>Sun Jan  3 02:00:00 2021</text:p>
          </table:table-cell>
          <table:table-cell office:value-type="float" office:value="33.159725">
            <text:p>33.15972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03T04:00:00">
            <text:p>Sun Jan  3 04:00:00 2021</text:p>
          </table:table-cell>
          <table:table-cell office:value-type="float" office:value="30.381945833333333">
            <text:p>30.38194583333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03T05:00:00">
            <text:p>Sun Jan  3 05:00:00 2021</text:p>
          </table:table-cell>
          <table:table-cell office:value-type="float" office:value="29.715279166666665">
            <text:p>29.71527916666666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1-03T06:00:00">
            <text:p>Sun Jan  3 06:00:00 2021</text:p>
          </table:table-cell>
          <table:table-cell office:value-type="float" office:value="29.10416666666666">
            <text:p>29.1041666666666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03T14:00:00">
            <text:p>Sun Jan  3 14:00:00 2021</text:p>
          </table:table-cell>
          <table:table-cell office:value-type="float" office:value="27.319445833333333">
            <text:p>27.31944583333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1-03T15:00:00">
            <text:p>Sun Jan  3 15:00:00 2021</text:p>
          </table:table-cell>
          <table:table-cell office:value-type="float" office:value="26.868058333333334">
            <text:p>26.86805833333333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3T16:00:00">
            <text:p>Sun Jan  3 16:00:00 2021</text:p>
          </table:table-cell>
          <table:table-cell office:value-type="float" office:value="26.597224999999995">
            <text:p>26.59722499999999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03T17:00:00">
            <text:p>Sun Jan  3 17:00:00 2021</text:p>
          </table:table-cell>
          <table:table-cell office:value-type="float" office:value="26.50694583333333">
            <text:p>26.5069458333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1-03T18:00:00">
            <text:p>Sun Jan  3 18:00:00 2021</text:p>
          </table:table-cell>
          <table:table-cell office:value-type="float" office:value="26.368058333333327">
            <text:p>26.36805833333332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1-03T19:00:00">
            <text:p>Sun Jan  3 19:00:00 2021</text:p>
          </table:table-cell>
          <table:table-cell office:value-type="float" office:value="26.451391666666662">
            <text:p>26.451391666666662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3T20:00:00">
            <text:p>Sun Jan  3 20:00:00 2021</text:p>
          </table:table-cell>
          <table:table-cell office:value-type="float" office:value="26.618058333333327">
            <text:p>26.61805833333332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3T21:00:00">
            <text:p>Sun Jan  3 21:00:00 2021</text:p>
          </table:table-cell>
          <table:table-cell office:value-type="float" office:value="26.770837499999995">
            <text:p>26.77083749999999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3T22:00:00">
            <text:p>Sun Jan  3 22:00:00 2021</text:p>
          </table:table-cell>
          <table:table-cell office:value-type="float" office:value="26.819449999999993">
            <text:p>26.81944999999999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1-03T23:00:00">
            <text:p>Sun Jan  3 23:00:00 2021</text:p>
          </table:table-cell>
          <table:table-cell office:value-type="float" office:value="27.194449999999993">
            <text:p>27.19444999999999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1-04T00:00:00">
            <text:p>Mon Jan  4 00:00:00 2021</text:p>
          </table:table-cell>
          <table:table-cell office:value-type="float" office:value="28.006949999999993">
            <text:p>28.00694999999999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04T01:00:00">
            <text:p>Mon Jan  4 01:00:00 2021</text:p>
          </table:table-cell>
          <table:table-cell office:value-type="float" office:value="28.013895833333326">
            <text:p>28.01389583333332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04T02:00:00">
            <text:p>Mon Jan  4 02:00:00 2021</text:p>
          </table:table-cell>
          <table:table-cell office:value-type="float" office:value="27.59722916666666">
            <text:p>27.5972291666666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04T13:00:00">
            <text:p>Mon Jan  4 13:00:00 2021</text:p>
          </table:table-cell>
          <table:table-cell office:value-type="float" office:value="24.979174999999994">
            <text:p>24.97917499999999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1-04T14:00:00">
            <text:p>Mon Jan  4 14:00:00 2021</text:p>
          </table:table-cell>
          <table:table-cell office:value-type="float" office:value="24.67362083333333">
            <text:p>24.6736208333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04T15:00:00">
            <text:p>Mon Jan  4 15:00:00 2021</text:p>
          </table:table-cell>
          <table:table-cell office:value-type="float" office:value="24.78472916666666">
            <text:p>24.78472916666666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04T16:00:00">
            <text:p>Mon Jan  4 16:00:00 2021</text:p>
          </table:table-cell>
          <table:table-cell office:value-type="float" office:value="24.81250416666666">
            <text:p>24.81250416666666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04T17:00:00">
            <text:p>Mon Jan  4 17:00:00 2021</text:p>
          </table:table-cell>
          <table:table-cell office:value-type="float" office:value="24.87500416666666">
            <text:p>24.8750041666666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04T18:00:00">
            <text:p>Mon Jan  4 18:00:00 2021</text:p>
          </table:table-cell>
          <table:table-cell office:value-type="float" office:value="25.076391666666662">
            <text:p>25.07639166666666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1-04T19:00:00">
            <text:p>Mon Jan  4 19:00:00 2021</text:p>
          </table:table-cell>
          <table:table-cell office:value-type="float" office:value="25.08333333333333">
            <text:p>25.0833333333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04T20:00:00">
            <text:p>Mon Jan  4 20:00:00 2021</text:p>
          </table:table-cell>
          <table:table-cell office:value-type="float" office:value="24.73610833333333">
            <text:p>24.7361083333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1-04T21:00:00">
            <text:p>Mon Jan  4 21:00:00 2021</text:p>
          </table:table-cell>
          <table:table-cell office:value-type="float" office:value="24.63888333333333">
            <text:p>24.6388833333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1-04T22:00:00">
            <text:p>Mon Jan  4 22:00:00 2021</text:p>
          </table:table-cell>
          <table:table-cell office:value-type="float" office:value="24.87499583333333">
            <text:p>24.8749958333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04T23:00:00">
            <text:p>Mon Jan  4 23:00:00 2021</text:p>
          </table:table-cell>
          <table:table-cell office:value-type="float" office:value="24.68749583333333">
            <text:p>24.6874958333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05T01:00:00">
            <text:p>Tue Jan  5 01:00:00 2021</text:p>
          </table:table-cell>
          <table:table-cell office:value-type="float" office:value="24.041662499999997">
            <text:p>24.04166249999999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05T02:00:00">
            <text:p>Tue Jan  5 02:00:00 2021</text:p>
          </table:table-cell>
          <table:table-cell office:value-type="float" office:value="24.09027083333333">
            <text:p>24.0902708333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1-08T21:00:00">
            <text:p>Fri Jan  8 21:00:00 2021</text:p>
          </table:table-cell>
          <table:table-cell office:value-type="float" office:value="37.11807083333333">
            <text:p>37.1180708333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8T22:00:00">
            <text:p>Fri Jan  8 22:00:00 2021</text:p>
          </table:table-cell>
          <table:table-cell office:value-type="float" office:value="36.88196249999999">
            <text:p>36.88196249999999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8T23:00:00">
            <text:p>Fri Jan  8 23:00:00 2021</text:p>
          </table:table-cell>
          <table:table-cell office:value-type="float" office:value="36.673629166666665">
            <text:p>36.67362916666666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1-09T00:00:00">
            <text:p>Sat Jan  9 00:00:00 2021</text:p>
          </table:table-cell>
          <table:table-cell office:value-type="float" office:value="36.611129166666665">
            <text:p>36.61112916666666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09T01:00:00">
            <text:p>Sat Jan  9 01:00:00 2021</text:p>
          </table:table-cell>
          <table:table-cell office:value-type="float" office:value="36.3472375">
            <text:p>36.347237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09T02:00:00">
            <text:p>Sat Jan  9 02:00:00 2021</text:p>
          </table:table-cell>
          <table:table-cell office:value-type="float" office:value="36.07640416666666">
            <text:p>36.0764041666666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09T03:00:00">
            <text:p>Sat Jan  9 03:00:00 2021</text:p>
          </table:table-cell>
          <table:table-cell office:value-type="float" office:value="35.85418333333333">
            <text:p>35.8541833333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09T04:00:00">
            <text:p>Sat Jan  9 04:00:00 2021</text:p>
          </table:table-cell>
          <table:table-cell office:value-type="float" office:value="35.60418333333333">
            <text:p>35.6041833333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1-09T05:00:00">
            <text:p>Sat Jan  9 05:00:00 2021</text:p>
          </table:table-cell>
          <table:table-cell office:value-type="float" office:value="35.32640416666666">
            <text:p>35.3264041666666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1-09T06:00:00">
            <text:p>Sat Jan  9 06:00:00 2021</text:p>
          </table:table-cell>
          <table:table-cell office:value-type="float" office:value="34.87501666666666">
            <text:p>34.8750166666666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1-09T07:00:00">
            <text:p>Sat Jan  9 07:00:00 2021</text:p>
          </table:table-cell>
          <table:table-cell office:value-type="float" office:value="34.520849999999996">
            <text:p>34.52084999999999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09T08:00:00">
            <text:p>Sat Jan  9 08:00:00 2021</text:p>
          </table:table-cell>
          <table:table-cell office:value-type="float" office:value="34.2222375">
            <text:p>34.222237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09T09:00:00">
            <text:p>Sat Jan  9 09:00:00 2021</text:p>
          </table:table-cell>
          <table:table-cell office:value-type="float" office:value="34.07640416666667">
            <text:p>34.0764041666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9T10:00:00">
            <text:p>Sat Jan  9 10:00:00 2021</text:p>
          </table:table-cell>
          <table:table-cell office:value-type="float" office:value="33.91667916666666">
            <text:p>33.9166791666666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09T11:00:00">
            <text:p>Sat Jan  9 11:00:00 2021</text:p>
          </table:table-cell>
          <table:table-cell office:value-type="float" office:value="33.875012500000004">
            <text:p>33.875012500000004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9T12:00:00">
            <text:p>Sat Jan  9 12:00:00 2021</text:p>
          </table:table-cell>
          <table:table-cell office:value-type="float" office:value="34.11112083333333">
            <text:p>34.1111208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09T13:00:00">
            <text:p>Sat Jan  9 13:00:00 2021</text:p>
          </table:table-cell>
          <table:table-cell office:value-type="float" office:value="34.5764">
            <text:p>34.57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1-09T14:00:00">
            <text:p>Sat Jan  9 14:00:00 2021</text:p>
          </table:table-cell>
          <table:table-cell office:value-type="float" office:value="35.27084166666666">
            <text:p>35.2708416666666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1-09T15:00:00">
            <text:p>Sat Jan  9 15:00:00 2021</text:p>
          </table:table-cell>
          <table:table-cell office:value-type="float" office:value="36.590287499999995">
            <text:p>36.59028749999999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1-09T16:00:00">
            <text:p>Sat Jan  9 16:00:00 2021</text:p>
          </table:table-cell>
          <table:table-cell office:value-type="float" office:value="38.05556249999999">
            <text:p>38.05556249999999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1-09T17:00:00">
            <text:p>Sat Jan  9 17:00:00 2021</text:p>
          </table:table-cell>
          <table:table-cell office:value-type="float" office:value="39.61806249999999">
            <text:p>39.61806249999999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1-09T18:00:00">
            <text:p>Sat Jan  9 18:00:00 2021</text:p>
          </table:table-cell>
          <table:table-cell office:value-type="float" office:value="40.97917083333333">
            <text:p>40.9791708333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1-09T19:00:00">
            <text:p>Sat Jan  9 19:00:00 2021</text:p>
          </table:table-cell>
          <table:table-cell office:value-type="float" office:value="41.47917083333333">
            <text:p>41.4791708333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09T21:00:00">
            <text:p>Sat Jan  9 21:00:00 2021</text:p>
          </table:table-cell>
          <table:table-cell office:value-type="float" office:value="39.597224999999995">
            <text:p>39.59722499999999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09T22:00:00">
            <text:p>Sat Jan  9 22:00:00 2021</text:p>
          </table:table-cell>
          <table:table-cell office:value-type="float" office:value="39.034724999999995">
            <text:p>39.03472499999999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1-09T23:00:00">
            <text:p>Sat Jan  9 23:00:00 2021</text:p>
          </table:table-cell>
          <table:table-cell office:value-type="float" office:value="38.37499999999999">
            <text:p>38.37499999999999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1-10T01:00:00">
            <text:p>Sun Jan 10 01:00:00 2021</text:p>
          </table:table-cell>
          <table:table-cell office:value-type="float" office:value="37.54861666666667">
            <text:p>37.5486166666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10T02:00:00">
            <text:p>Sun Jan 10 02:00:00 2021</text:p>
          </table:table-cell>
          <table:table-cell office:value-type="float" office:value="37.52083749999999">
            <text:p>37.5208374999999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10T03:00:00">
            <text:p>Sun Jan 10 03:00:00 2021</text:p>
          </table:table-cell>
          <table:table-cell office:value-type="float" office:value="37.29167083333333">
            <text:p>37.2916708333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10T04:00:00">
            <text:p>Sun Jan 10 04:00:00 2021</text:p>
          </table:table-cell>
          <table:table-cell office:value-type="float" office:value="37.11805833333333">
            <text:p>37.1180583333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1-10T18:00:00">
            <text:p>Sun Jan 10 18:00:00 2021</text:p>
          </table:table-cell>
          <table:table-cell office:value-type="float" office:value="29.041670833333328">
            <text:p>29.04167083333332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1-10T19:00:00">
            <text:p>Sun Jan 10 19:00:00 2021</text:p>
          </table:table-cell>
          <table:table-cell office:value-type="float" office:value="28.0208375">
            <text:p>28.020837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1-10T20:00:00">
            <text:p>Sun Jan 10 20:00:00 2021</text:p>
          </table:table-cell>
          <table:table-cell office:value-type="float" office:value="28.451391666666666">
            <text:p>28.45139166666666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1-10T21:00:00">
            <text:p>Sun Jan 10 21:00:00 2021</text:p>
          </table:table-cell>
          <table:table-cell office:value-type="float" office:value="29.38194583333333">
            <text:p>29.3819458333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1-11T02:00:00">
            <text:p>Mon Jan 11 02:00:00 2021</text:p>
          </table:table-cell>
          <table:table-cell office:value-type="float" office:value="29.638887499999996">
            <text:p>29.63888749999999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01-11T22:00:00">
            <text:p>Mon Jan 11 22:00:00 2021</text:p>
          </table:table-cell>
          <table:table-cell office:value-type="float" office:value="33.958329166666665">
            <text:p>33.95832916666666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3T15:00:00">
            <text:p>Wed Jan 13 15:00:00 2021</text:p>
          </table:table-cell>
          <table:table-cell office:value-type="float" office:value="31.520837499999995">
            <text:p>31.52083749999999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3T17:00:00">
            <text:p>Wed Jan 13 17:00:00 2021</text:p>
          </table:table-cell>
          <table:table-cell office:value-type="float" office:value="32.000008333333334">
            <text:p>32.00000833333333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1-13T18:00:00">
            <text:p>Wed Jan 13 18:00:00 2021</text:p>
          </table:table-cell>
          <table:table-cell office:value-type="float" office:value="31.98612083333333">
            <text:p>31.9861208333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13T19:00:00">
            <text:p>Wed Jan 13 19:00:00 2021</text:p>
          </table:table-cell>
          <table:table-cell office:value-type="float" office:value="32.3889">
            <text:p>32.3889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13T20:00:00">
            <text:p>Wed Jan 13 20:00:00 2021</text:p>
          </table:table-cell>
          <table:table-cell office:value-type="float" office:value="33.04167916666666">
            <text:p>33.0416791666666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13T21:00:00">
            <text:p>Wed Jan 13 21:00:00 2021</text:p>
          </table:table-cell>
          <table:table-cell office:value-type="float" office:value="33.618066666666664">
            <text:p>33.618066666666664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01-13T22:00:00">
            <text:p>Wed Jan 13 22:00:00 2021</text:p>
          </table:table-cell>
          <table:table-cell office:value-type="float" office:value="33.34723333333333">
            <text:p>33.3472333333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1-13T23:00:00">
            <text:p>Wed Jan 13 23:00:00 2021</text:p>
          </table:table-cell>
          <table:table-cell office:value-type="float" office:value="32.527791666666666">
            <text:p>32.527791666666666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4T14:00:00">
            <text:p>Thu Jan 14 14:00:00 2021</text:p>
          </table:table-cell>
          <table:table-cell office:value-type="float" office:value="21.097224999999998">
            <text:p>21.097224999999998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1-14T15:00:00">
            <text:p>Thu Jan 14 15:00:00 2021</text:p>
          </table:table-cell>
          <table:table-cell office:value-type="float" office:value="20.159724999999998">
            <text:p>20.159724999999998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14T16:00:00">
            <text:p>Thu Jan 14 16:00:00 2021</text:p>
          </table:table-cell>
          <table:table-cell office:value-type="float" office:value="19.291666666666664">
            <text:p>19.29166666666666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4T17:00:00">
            <text:p>Thu Jan 14 17:00:00 2021</text:p>
          </table:table-cell>
          <table:table-cell office:value-type="float" office:value="18.72222083333333">
            <text:p>18.7222208333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4T18:00:00">
            <text:p>Thu Jan 14 18:00:00 2021</text:p>
          </table:table-cell>
          <table:table-cell office:value-type="float" office:value="18.72222083333333">
            <text:p>18.7222208333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14T19:00:00">
            <text:p>Thu Jan 14 19:00:00 2021</text:p>
          </table:table-cell>
          <table:table-cell office:value-type="float" office:value="18.4513875">
            <text:p>18.451387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1-14T20:00:00">
            <text:p>Thu Jan 14 20:00:00 2021</text:p>
          </table:table-cell>
          <table:table-cell office:value-type="float" office:value="18.187495833333333">
            <text:p>18.18749583333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14T21:00:00">
            <text:p>Thu Jan 14 21:00:00 2021</text:p>
          </table:table-cell>
          <table:table-cell office:value-type="float" office:value="17.437495833333333">
            <text:p>17.43749583333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14T22:00:00">
            <text:p>Thu Jan 14 22:00:00 2021</text:p>
          </table:table-cell>
          <table:table-cell office:value-type="float" office:value="16.999995833333333">
            <text:p>16.99999583333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1-15T14:00:00">
            <text:p>Fri Jan 15 14:00:00 2021</text:p>
          </table:table-cell>
          <table:table-cell office:value-type="float" office:value="21.062504166666663">
            <text:p>21.06250416666666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15T15:00:00">
            <text:p>Fri Jan 15 15:00:00 2021</text:p>
          </table:table-cell>
          <table:table-cell office:value-type="float" office:value="21.4583375">
            <text:p>21.458337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15T16:00:00">
            <text:p>Fri Jan 15 16:00:00 2021</text:p>
          </table:table-cell>
          <table:table-cell office:value-type="float" office:value="21.611116666666664">
            <text:p>21.61111666666666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5T17:00:00">
            <text:p>Fri Jan 15 17:00:00 2021</text:p>
          </table:table-cell>
          <table:table-cell office:value-type="float" office:value="21.451395833333333">
            <text:p>21.45139583333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1-15T18:00:00">
            <text:p>Fri Jan 15 18:00:00 2021</text:p>
          </table:table-cell>
          <table:table-cell office:value-type="float" office:value="20.861116666666664">
            <text:p>20.86111666666666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15T19:00:00">
            <text:p>Fri Jan 15 19:00:00 2021</text:p>
          </table:table-cell>
          <table:table-cell office:value-type="float" office:value="20.55555833333333">
            <text:p>20.5555583333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1-15T20:00:00">
            <text:p>Fri Jan 15 20:00:00 2021</text:p>
          </table:table-cell>
          <table:table-cell office:value-type="float" office:value="20.520837499999995">
            <text:p>20.52083749999999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1-15T21:00:00">
            <text:p>Fri Jan 15 21:00:00 2021</text:p>
          </table:table-cell>
          <table:table-cell office:value-type="float" office:value="20.597224999999998">
            <text:p>20.597224999999998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5T22:00:00">
            <text:p>Fri Jan 15 22:00:00 2021</text:p>
          </table:table-cell>
          <table:table-cell office:value-type="float" office:value="20.604166666666664">
            <text:p>20.604166666666664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5T23:00:00">
            <text:p>Fri Jan 15 23:00:00 2021</text:p>
          </table:table-cell>
          <table:table-cell office:value-type="float" office:value="20.59722083333333">
            <text:p>20.5972208333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7T20:00:00">
            <text:p>Sun Jan 17 20:00:00 2021</text:p>
          </table:table-cell>
          <table:table-cell office:value-type="float" office:value="44.354166666666664">
            <text:p>44.354166666666664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01-18T18:00:00">
            <text:p>Mon Jan 18 18:00:00 2021</text:p>
          </table:table-cell>
          <table:table-cell office:value-type="float" office:value="31.590275000000002">
            <text:p>31.590275000000002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1-18T19:00:00">
            <text:p>Mon Jan 18 19:00:00 2021</text:p>
          </table:table-cell>
          <table:table-cell office:value-type="float" office:value="32.0138875">
            <text:p>32.013887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1-18T20:00:00">
            <text:p>Mon Jan 18 20:00:00 2021</text:p>
          </table:table-cell>
          <table:table-cell office:value-type="float" office:value="32.88194583333333">
            <text:p>32.8819458333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1-18T21:00:00">
            <text:p>Mon Jan 18 21:00:00 2021</text:p>
          </table:table-cell>
          <table:table-cell office:value-type="float" office:value="32.222225">
            <text:p>32.22222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1-18T22:00:00">
            <text:p>Mon Jan 18 22:00:00 2021</text:p>
          </table:table-cell>
          <table:table-cell office:value-type="float" office:value="31.305558333333334">
            <text:p>31.305558333333334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9T18:00:00">
            <text:p>Tue Jan 19 18:00:00 2021</text:p>
          </table:table-cell>
          <table:table-cell office:value-type="float" office:value="24.222216666666665">
            <text:p>24.22221666666666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19T19:00:00">
            <text:p>Tue Jan 19 19:00:00 2021</text:p>
          </table:table-cell>
          <table:table-cell office:value-type="float" office:value="23.1041625">
            <text:p>23.104162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19T20:00:00">
            <text:p>Tue Jan 19 20:00:00 2021</text:p>
          </table:table-cell>
          <table:table-cell office:value-type="float" office:value="21.972216666666668">
            <text:p>21.972216666666668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9T21:00:00">
            <text:p>Tue Jan 19 21:00:00 2021</text:p>
          </table:table-cell>
          <table:table-cell office:value-type="float" office:value="22.034716666666665">
            <text:p>22.03471666666666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1-19T22:00:00">
            <text:p>Tue Jan 19 22:00:00 2021</text:p>
          </table:table-cell>
          <table:table-cell office:value-type="float" office:value="22.194437499999996">
            <text:p>22.194437499999996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1-19T23:00:00">
            <text:p>Tue Jan 19 23:00:00 2021</text:p>
          </table:table-cell>
          <table:table-cell office:value-type="float" office:value="23.145829166666662">
            <text:p>23.145829166666662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20T00:00:00">
            <text:p>Wed Jan 20 00:00:00 2021</text:p>
          </table:table-cell>
          <table:table-cell office:value-type="float" office:value="24.340274999999995">
            <text:p>24.34027499999999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1-20T01:00:00">
            <text:p>Wed Jan 20 01:00:00 2021</text:p>
          </table:table-cell>
          <table:table-cell office:value-type="float" office:value="25.402774999999995">
            <text:p>25.40277499999999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20T02:00:00">
            <text:p>Wed Jan 20 02:00:00 2021</text:p>
          </table:table-cell>
          <table:table-cell office:value-type="float" office:value="26.458329166666662">
            <text:p>26.458329166666662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0T03:00:00">
            <text:p>Wed Jan 20 03:00:00 2021</text:p>
          </table:table-cell>
          <table:table-cell office:value-type="float" office:value="26.881937499999996">
            <text:p>26.88193749999999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1-20T04:00:00">
            <text:p>Wed Jan 20 04:00:00 2021</text:p>
          </table:table-cell>
          <table:table-cell office:value-type="float" office:value="27.236104166666664">
            <text:p>27.23610416666666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0T05:00:00">
            <text:p>Wed Jan 20 05:00:00 2021</text:p>
          </table:table-cell>
          <table:table-cell office:value-type="float" office:value="27.486104166666664">
            <text:p>27.48610416666666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1-20T06:00:00">
            <text:p>Wed Jan 20 06:00:00 2021</text:p>
          </table:table-cell>
          <table:table-cell office:value-type="float" office:value="28.020825">
            <text:p>28.02082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1-20T07:00:00">
            <text:p>Wed Jan 20 07:00:00 2021</text:p>
          </table:table-cell>
          <table:table-cell office:value-type="float" office:value="29.069437499999996">
            <text:p>29.069437499999996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1-20T08:00:00">
            <text:p>Wed Jan 20 08:00:00 2021</text:p>
          </table:table-cell>
          <table:table-cell office:value-type="float" office:value="30.20138333333333">
            <text:p>30.2013833333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1-20T09:00:00">
            <text:p>Wed Jan 20 09:00:00 2021</text:p>
          </table:table-cell>
          <table:table-cell office:value-type="float" office:value="32.11805">
            <text:p>32.1180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20T10:00:00">
            <text:p>Wed Jan 20 10:00:00 2021</text:p>
          </table:table-cell>
          <table:table-cell office:value-type="float" office:value="34.30555">
            <text:p>34.3055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1T12:00:00">
            <text:p>Thu Jan 21 12:00:00 2021</text:p>
          </table:table-cell>
          <table:table-cell office:value-type="float" office:value="47.01388749999999">
            <text:p>47.01388749999999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21T13:00:00">
            <text:p>Thu Jan 21 13:00:00 2021</text:p>
          </table:table-cell>
          <table:table-cell office:value-type="float" office:value="46.402779166666654">
            <text:p>46.402779166666654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1-21T14:00:00">
            <text:p>Thu Jan 21 14:00:00 2021</text:p>
          </table:table-cell>
          <table:table-cell office:value-type="float" office:value="46.30555833333332">
            <text:p>46.30555833333332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1-21T15:00:00">
            <text:p>Thu Jan 21 15:00:00 2021</text:p>
          </table:table-cell>
          <table:table-cell office:value-type="float" office:value="46.36111249999999">
            <text:p>46.36111249999999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21T16:00:00">
            <text:p>Thu Jan 21 16:00:00 2021</text:p>
          </table:table-cell>
          <table:table-cell office:value-type="float" office:value="46.506945833333326">
            <text:p>46.50694583333332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21T17:00:00">
            <text:p>Thu Jan 21 17:00:00 2021</text:p>
          </table:table-cell>
          <table:table-cell office:value-type="float" office:value="46.437504166666656">
            <text:p>46.437504166666656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1-22T14:00:00">
            <text:p>Fri Jan 22 14:00:00 2021</text:p>
          </table:table-cell>
          <table:table-cell office:value-type="float" office:value="55.691670833333326">
            <text:p>55.691670833333326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1-22T15:00:00">
            <text:p>Fri Jan 22 15:00:00 2021</text:p>
          </table:table-cell>
          <table:table-cell office:value-type="float" office:value="56.4833375">
            <text:p>56.483337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1-22T16:00:00">
            <text:p>Fri Jan 22 16:00:00 2021</text:p>
          </table:table-cell>
          <table:table-cell office:value-type="float" office:value="56.788891666666665">
            <text:p>56.78889166666666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1-22T17:00:00">
            <text:p>Fri Jan 22 17:00:00 2021</text:p>
          </table:table-cell>
          <table:table-cell office:value-type="float" office:value="56.99028333333333">
            <text:p>56.9902833333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1-22T18:00:00">
            <text:p>Fri Jan 22 18:00:00 2021</text:p>
          </table:table-cell>
          <table:table-cell office:value-type="float" office:value="57.150008333333325">
            <text:p>57.15000833333332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1-01-22T19:00:00">
            <text:p>Fri Jan 22 19:00:00 2021</text:p>
          </table:table-cell>
          <table:table-cell office:value-type="float" office:value="57.32361666666666">
            <text:p>57.3236166666666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23T10:00:00">
            <text:p>Sat Jan 23 10:00:00 2021</text:p>
          </table:table-cell>
          <table:table-cell office:value-type="float" office:value="49.483329166666664">
            <text:p>49.483329166666664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1-23T13:00:00">
            <text:p>Sat Jan 23 13:00:00 2021</text:p>
          </table:table-cell>
          <table:table-cell office:value-type="float" office:value="46.56249583333334">
            <text:p>46.5624958333333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1-23T14:00:00">
            <text:p>Sat Jan 23 14:00:00 2021</text:p>
          </table:table-cell>
          <table:table-cell office:value-type="float" office:value="46.5416625">
            <text:p>46.541662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1-23T15:00:00">
            <text:p>Sat Jan 23 15:00:00 2021</text:p>
          </table:table-cell>
          <table:table-cell office:value-type="float" office:value="46.54860416666667">
            <text:p>46.5486041666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1-23T16:00:00">
            <text:p>Sat Jan 23 16:00:00 2021</text:p>
          </table:table-cell>
          <table:table-cell office:value-type="float" office:value="46.583329166666665">
            <text:p>46.58332916666666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1-23T17:00:00">
            <text:p>Sat Jan 23 17:00:00 2021</text:p>
          </table:table-cell>
          <table:table-cell office:value-type="float" office:value="46.53471666666667">
            <text:p>46.5347166666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1-24T10:00:00">
            <text:p>Sun Jan 24 10:00:00 2021</text:p>
          </table:table-cell>
          <table:table-cell office:value-type="float" office:value="50.7083375">
            <text:p>50.708337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24T11:00:00">
            <text:p>Sun Jan 24 11:00:00 2021</text:p>
          </table:table-cell>
          <table:table-cell office:value-type="float" office:value="51.826391666666666">
            <text:p>51.82639166666666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4T12:00:00">
            <text:p>Sun Jan 24 12:00:00 2021</text:p>
          </table:table-cell>
          <table:table-cell office:value-type="float" office:value="53.00000416666666">
            <text:p>53.0000041666666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1-24T13:00:00">
            <text:p>Sun Jan 24 13:00:00 2021</text:p>
          </table:table-cell>
          <table:table-cell office:value-type="float" office:value="53.23611666666667">
            <text:p>53.2361166666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1-24T14:00:00">
            <text:p>Sun Jan 24 14:00:00 2021</text:p>
          </table:table-cell>
          <table:table-cell office:value-type="float" office:value="53.0208375">
            <text:p>53.020837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1-24T15:00:00">
            <text:p>Sun Jan 24 15:00:00 2021</text:p>
          </table:table-cell>
          <table:table-cell office:value-type="float" office:value="52.819449999999996">
            <text:p>52.81944999999999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1-24T16:00:00">
            <text:p>Sun Jan 24 16:00:00 2021</text:p>
          </table:table-cell>
          <table:table-cell office:value-type="float" office:value="52.513891666666666">
            <text:p>52.513891666666666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1-24T17:00:00">
            <text:p>Sun Jan 24 17:00:00 2021</text:p>
          </table:table-cell>
          <table:table-cell office:value-type="float" office:value="52.201391666666666">
            <text:p>52.20139166666666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1-24T18:00:00">
            <text:p>Sun Jan 24 18:00:00 2021</text:p>
          </table:table-cell>
          <table:table-cell office:value-type="float" office:value="51.93055833333333">
            <text:p>51.9305583333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4T19:00:00">
            <text:p>Sun Jan 24 19:00:00 2021</text:p>
          </table:table-cell>
          <table:table-cell office:value-type="float" office:value="51.49305833333333">
            <text:p>51.4930583333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1-24T21:00:00">
            <text:p>Sun Jan 24 21:00:00 2021</text:p>
          </table:table-cell>
          <table:table-cell office:value-type="float" office:value="50.12500416666666">
            <text:p>50.1250041666666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24T22:00:00">
            <text:p>Sun Jan 24 22:00:00 2021</text:p>
          </table:table-cell>
          <table:table-cell office:value-type="float" office:value="49.694449999999996">
            <text:p>49.694449999999996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1-25T08:00:00">
            <text:p>Mon Jan 25 08:00:00 2021</text:p>
          </table:table-cell>
          <table:table-cell office:value-type="float" office:value="41.99999999999999">
            <text:p>41.99999999999999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1-25T09:00:00">
            <text:p>Mon Jan 25 09:00:00 2021</text:p>
          </table:table-cell>
          <table:table-cell office:value-type="float" office:value="41.2986125">
            <text:p>41.298612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1-25T10:00:00">
            <text:p>Mon Jan 25 10:00:00 2021</text:p>
          </table:table-cell>
          <table:table-cell office:value-type="float" office:value="40.50000416666666">
            <text:p>40.5000041666666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25T11:00:00">
            <text:p>Mon Jan 25 11:00:00 2021</text:p>
          </table:table-cell>
          <table:table-cell office:value-type="float" office:value="39.819449999999996">
            <text:p>39.81944999999999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25T12:00:00">
            <text:p>Mon Jan 25 12:00:00 2021</text:p>
          </table:table-cell>
          <table:table-cell office:value-type="float" office:value="38.79861666666667">
            <text:p>38.7986166666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1-25T13:00:00">
            <text:p>Mon Jan 25 13:00:00 2021</text:p>
          </table:table-cell>
          <table:table-cell office:value-type="float" office:value="37.79167083333333">
            <text:p>37.7916708333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25T14:00:00">
            <text:p>Mon Jan 25 14:00:00 2021</text:p>
          </table:table-cell>
          <table:table-cell office:value-type="float" office:value="36.86805833333333">
            <text:p>36.8680583333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25T15:00:00">
            <text:p>Mon Jan 25 15:00:00 2021</text:p>
          </table:table-cell>
          <table:table-cell office:value-type="float" office:value="35.93750416666666">
            <text:p>35.9375041666666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1-25T16:00:00">
            <text:p>Mon Jan 25 16:00:00 2021</text:p>
          </table:table-cell>
          <table:table-cell office:value-type="float" office:value="35.479170833333335">
            <text:p>35.47917083333333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7:00:00">
            <text:p>Mon Jan 25 17:00:00 2021</text:p>
          </table:table-cell>
          <table:table-cell office:value-type="float" office:value="35.12500416666666">
            <text:p>35.1250041666666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25T18:00:00">
            <text:p>Mon Jan 25 18:00:00 2021</text:p>
          </table:table-cell>
          <table:table-cell office:value-type="float" office:value="34.8958375">
            <text:p>34.895837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1-25T19:00:00">
            <text:p>Mon Jan 25 19:00:00 2021</text:p>
          </table:table-cell>
          <table:table-cell office:value-type="float" office:value="34.4861125">
            <text:p>34.486112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5T20:00:00">
            <text:p>Mon Jan 25 20:00:00 2021</text:p>
          </table:table-cell>
          <table:table-cell office:value-type="float" office:value="34.34027916666666">
            <text:p>34.34027916666666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5T21:00:00">
            <text:p>Mon Jan 25 21:00:00 2021</text:p>
          </table:table-cell>
          <table:table-cell office:value-type="float" office:value="34.21527916666666">
            <text:p>34.2152791666666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1-25T22:00:00">
            <text:p>Mon Jan 25 22:00:00 2021</text:p>
          </table:table-cell>
          <table:table-cell office:value-type="float" office:value="34.08333333333333">
            <text:p>34.0833333333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1-25T23:00:00">
            <text:p>Mon Jan 25 23:00:00 2021</text:p>
          </table:table-cell>
          <table:table-cell office:value-type="float" office:value="34.263887499999996">
            <text:p>34.263887499999996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26T00:00:00">
            <text:p>Tue Jan 26 00:00:00 2021</text:p>
          </table:table-cell>
          <table:table-cell office:value-type="float" office:value="34.74999583333333">
            <text:p>34.7499958333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1-26T01:00:00">
            <text:p>Tue Jan 26 01:00:00 2021</text:p>
          </table:table-cell>
          <table:table-cell office:value-type="float" office:value="35.291662499999994">
            <text:p>35.29166249999999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1-26T02:00:00">
            <text:p>Tue Jan 26 02:00:00 2021</text:p>
          </table:table-cell>
          <table:table-cell office:value-type="float" office:value="35.88194166666666">
            <text:p>35.88194166666666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1-26T03:00:00">
            <text:p>Tue Jan 26 03:00:00 2021</text:p>
          </table:table-cell>
          <table:table-cell office:value-type="float" office:value="36.604166666666664">
            <text:p>36.60416666666666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6T04:00:00">
            <text:p>Tue Jan 26 04:00:00 2021</text:p>
          </table:table-cell>
          <table:table-cell office:value-type="float" office:value="37.39583333333333">
            <text:p>37.3958333333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6T05:00:00">
            <text:p>Tue Jan 26 05:00:00 2021</text:p>
          </table:table-cell>
          <table:table-cell office:value-type="float" office:value="38.17360833333333">
            <text:p>38.1736083333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1-26T09:00:00">
            <text:p>Tue Jan 26 09:00:00 2021</text:p>
          </table:table-cell>
          <table:table-cell office:value-type="float" office:value="37.916662499999994">
            <text:p>37.916662499999994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26T11:00:00">
            <text:p>Tue Jan 26 11:00:00 2021</text:p>
          </table:table-cell>
          <table:table-cell office:value-type="float" office:value="37.43055">
            <text:p>37.4305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1-26T12:00:00">
            <text:p>Tue Jan 26 12:00:00 2021</text:p>
          </table:table-cell>
          <table:table-cell office:value-type="float" office:value="37.520824999999995">
            <text:p>37.52082499999999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3:00:00">
            <text:p>Tue Jan 26 13:00:00 2021</text:p>
          </table:table-cell>
          <table:table-cell office:value-type="float" office:value="37.45137916666666">
            <text:p>37.45137916666666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4:00:00">
            <text:p>Tue Jan 26 14:00:00 2021</text:p>
          </table:table-cell>
          <table:table-cell office:value-type="float" office:value="37.24304583333333">
            <text:p>37.2430458333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26T15:00:00">
            <text:p>Tue Jan 26 15:00:00 2021</text:p>
          </table:table-cell>
          <table:table-cell office:value-type="float" office:value="36.999987499999996">
            <text:p>36.99998749999999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26T16:00:00">
            <text:p>Tue Jan 26 16:00:00 2021</text:p>
          </table:table-cell>
          <table:table-cell office:value-type="float" office:value="36.32637916666666">
            <text:p>36.3263791666666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26T17:00:00">
            <text:p>Tue Jan 26 17:00:00 2021</text:p>
          </table:table-cell>
          <table:table-cell office:value-type="float" office:value="35.499991666666666">
            <text:p>35.49999166666666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26T18:00:00">
            <text:p>Tue Jan 26 18:00:00 2021</text:p>
          </table:table-cell>
          <table:table-cell office:value-type="float" office:value="34.645824999999995">
            <text:p>34.64582499999999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9:00:00">
            <text:p>Tue Jan 26 19:00:00 2021</text:p>
          </table:table-cell>
          <table:table-cell office:value-type="float" office:value="33.8194375">
            <text:p>33.819437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26T20:00:00">
            <text:p>Tue Jan 26 20:00:00 2021</text:p>
          </table:table-cell>
          <table:table-cell office:value-type="float" office:value="32.770824999999995">
            <text:p>32.77082499999999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1-26T21:00:00">
            <text:p>Tue Jan 26 21:00:00 2021</text:p>
          </table:table-cell>
          <table:table-cell office:value-type="float" office:value="31.756937499999996">
            <text:p>31.75693749999999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6T22:00:00">
            <text:p>Tue Jan 26 22:00:00 2021</text:p>
          </table:table-cell>
          <table:table-cell office:value-type="float" office:value="30.583325">
            <text:p>30.58332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26T23:00:00">
            <text:p>Tue Jan 26 23:00:00 2021</text:p>
          </table:table-cell>
          <table:table-cell office:value-type="float" office:value="29.187491666666663">
            <text:p>29.18749166666666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1-27T00:00:00">
            <text:p>Wed Jan 27 00:00:00 2021</text:p>
          </table:table-cell>
          <table:table-cell office:value-type="float" office:value="27.86805">
            <text:p>27.8680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27T01:00:00">
            <text:p>Wed Jan 27 01:00:00 2021</text:p>
          </table:table-cell>
          <table:table-cell office:value-type="float" office:value="26.833325">
            <text:p>26.83332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1-01-27T02:00:00">
            <text:p>Wed Jan 27 02:00:00 2021</text:p>
          </table:table-cell>
          <table:table-cell office:value-type="float" office:value="26.062491666666663">
            <text:p>26.06249166666666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27T03:00:00">
            <text:p>Wed Jan 27 03:00:00 2021</text:p>
          </table:table-cell>
          <table:table-cell office:value-type="float" office:value="24.986099999999997">
            <text:p>24.98609999999999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1-27T04:00:00">
            <text:p>Wed Jan 27 04:00:00 2021</text:p>
          </table:table-cell>
          <table:table-cell office:value-type="float" office:value="23.83332083333333">
            <text:p>23.8333208333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7T05:00:00">
            <text:p>Wed Jan 27 05:00:00 2021</text:p>
          </table:table-cell>
          <table:table-cell office:value-type="float" office:value="22.659712499999998">
            <text:p>22.65971249999999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7T06:00:00">
            <text:p>Wed Jan 27 06:00:00 2021</text:p>
          </table:table-cell>
          <table:table-cell office:value-type="float" office:value="21.666654166666664">
            <text:p>21.66665416666666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7T07:00:00">
            <text:p>Wed Jan 27 07:00:00 2021</text:p>
          </table:table-cell>
          <table:table-cell office:value-type="float" office:value="21.0624875">
            <text:p>21.062487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1-01-27T08:00:00">
            <text:p>Wed Jan 27 08:00:00 2021</text:p>
          </table:table-cell>
          <table:table-cell office:value-type="float" office:value="20.472212499999998">
            <text:p>20.472212499999998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27T09:00:00">
            <text:p>Wed Jan 27 09:00:00 2021</text:p>
          </table:table-cell>
          <table:table-cell office:value-type="float" office:value="20.09027083333333">
            <text:p>20.0902708333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1-01-27T10:00:00">
            <text:p>Wed Jan 27 10:00:00 2021</text:p>
          </table:table-cell>
          <table:table-cell office:value-type="float" office:value="19.534716666666665">
            <text:p>19.53471666666666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1-01-28T17:00:00">
            <text:p>Thu Jan 28 17:00:00 2021</text:p>
          </table:table-cell>
          <table:table-cell office:value-type="float" office:value="22.513887499999996">
            <text:p>22.513887499999996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8T18:00:00">
            <text:p>Thu Jan 28 18:00:00 2021</text:p>
          </table:table-cell>
          <table:table-cell office:value-type="float" office:value="22.541662499999997">
            <text:p>22.54166249999999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28T19:00:00">
            <text:p>Thu Jan 28 19:00:00 2021</text:p>
          </table:table-cell>
          <table:table-cell office:value-type="float" office:value="22.590274999999995">
            <text:p>22.59027499999999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28T20:00:00">
            <text:p>Thu Jan 28 20:00:00 2021</text:p>
          </table:table-cell>
          <table:table-cell office:value-type="float" office:value="22.465274999999995">
            <text:p>22.46527499999999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8T21:00:00">
            <text:p>Thu Jan 28 21:00:00 2021</text:p>
          </table:table-cell>
          <table:table-cell office:value-type="float" office:value="22.090274999999995">
            <text:p>22.09027499999999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01-28T22:00:00">
            <text:p>Thu Jan 28 22:00:00 2021</text:p>
          </table:table-cell>
          <table:table-cell office:value-type="float" office:value="21.444441666666663">
            <text:p>21.44444166666666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1-28T23:00:00">
            <text:p>Thu Jan 28 23:00:00 2021</text:p>
          </table:table-cell>
          <table:table-cell office:value-type="float" office:value="20.79860833333333">
            <text:p>20.7986083333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01-29T01:00:00">
            <text:p>Fri Jan 29 01:00:00 2021</text:p>
          </table:table-cell>
          <table:table-cell office:value-type="float" office:value="19.40972083333333">
            <text:p>19.4097208333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29T02:00:00">
            <text:p>Fri Jan 29 02:00:00 2021</text:p>
          </table:table-cell>
          <table:table-cell office:value-type="float" office:value="18.8888875">
            <text:p>18.888887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29T03:00:00">
            <text:p>Fri Jan 29 03:00:00 2021</text:p>
          </table:table-cell>
          <table:table-cell office:value-type="float" office:value="18.194441666666666">
            <text:p>18.19444166666666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29T04:00:00">
            <text:p>Fri Jan 29 04:00:00 2021</text:p>
          </table:table-cell>
          <table:table-cell office:value-type="float" office:value="17.62499583333333">
            <text:p>17.6249958333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1-29T05:00:00">
            <text:p>Fri Jan 29 05:00:00 2021</text:p>
          </table:table-cell>
          <table:table-cell office:value-type="float" office:value="17.04860833333333">
            <text:p>17.0486083333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1-29T06:00:00">
            <text:p>Fri Jan 29 06:00:00 2021</text:p>
          </table:table-cell>
          <table:table-cell office:value-type="float" office:value="16.5763875">
            <text:p>16.576387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1-29T07:00:00">
            <text:p>Fri Jan 29 07:00:00 2021</text:p>
          </table:table-cell>
          <table:table-cell office:value-type="float" office:value="16.354166666666664">
            <text:p>16.354166666666664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1-29T08:00:00">
            <text:p>Fri Jan 29 08:00:00 2021</text:p>
          </table:table-cell>
          <table:table-cell office:value-type="float" office:value="16.312499999999996">
            <text:p>16.312499999999996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29T09:00:00">
            <text:p>Fri Jan 29 09:00:00 2021</text:p>
          </table:table-cell>
          <table:table-cell office:value-type="float" office:value="16.256941666666666">
            <text:p>16.25694166666666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1-01-29T10:00:00">
            <text:p>Fri Jan 29 10:00:00 2021</text:p>
          </table:table-cell>
          <table:table-cell office:value-type="float" office:value="16.09722083333333">
            <text:p>16.0972208333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29T11:00:00">
            <text:p>Fri Jan 29 11:00:00 2021</text:p>
          </table:table-cell>
          <table:table-cell office:value-type="float" office:value="16.0138875">
            <text:p>16.013887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01-29T12:00:00">
            <text:p>Fri Jan 29 12:00:00 2021</text:p>
          </table:table-cell>
          <table:table-cell office:value-type="float" office:value="15.749999999999998">
            <text:p>15.749999999999998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29T13:00:00">
            <text:p>Fri Jan 29 13:00:00 2021</text:p>
          </table:table-cell>
          <table:table-cell office:value-type="float" office:value="15.569445833333331">
            <text:p>15.569445833333331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1-29T14:00:00">
            <text:p>Fri Jan 29 14:00:00 2021</text:p>
          </table:table-cell>
          <table:table-cell office:value-type="float" office:value="15.416670833333333">
            <text:p>15.41667083333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1-29T15:00:00">
            <text:p>Fri Jan 29 15:00:00 2021</text:p>
          </table:table-cell>
          <table:table-cell office:value-type="float" office:value="15.111116666666666">
            <text:p>15.11111666666666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29T16:00:00">
            <text:p>Fri Jan 29 16:00:00 2021</text:p>
          </table:table-cell>
          <table:table-cell office:value-type="float" office:value="14.930558333333332">
            <text:p>14.93055833333333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29T17:00:00">
            <text:p>Fri Jan 29 17:00:00 2021</text:p>
          </table:table-cell>
          <table:table-cell office:value-type="float" office:value="14.666666666666664">
            <text:p>14.666666666666664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1-29T18:00:00">
            <text:p>Fri Jan 29 18:00:00 2021</text:p>
          </table:table-cell>
          <table:table-cell office:value-type="float" office:value="14.263891666666666">
            <text:p>14.263891666666666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29T19:00:00">
            <text:p>Fri Jan 29 19:00:00 2021</text:p>
          </table:table-cell>
          <table:table-cell office:value-type="float" office:value="14.368058333333332">
            <text:p>14.36805833333333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1-29T20:00:00">
            <text:p>Fri Jan 29 20:00:00 2021</text:p>
          </table:table-cell>
          <table:table-cell office:value-type="float" office:value="15.506945833333331">
            <text:p>15.50694583333333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29T21:00:00">
            <text:p>Fri Jan 29 21:00:00 2021</text:p>
          </table:table-cell>
          <table:table-cell office:value-type="float" office:value="17.05555833333333">
            <text:p>17.0555583333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9T22:00:00">
            <text:p>Fri Jan 29 22:00:00 2021</text:p>
          </table:table-cell>
          <table:table-cell office:value-type="float" office:value="18.55555833333333">
            <text:p>18.5555583333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1-29T23:00:00">
            <text:p>Fri Jan 29 23:00:00 2021</text:p>
          </table:table-cell>
          <table:table-cell office:value-type="float" office:value="19.85417083333333">
            <text:p>19.8541708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30T00:00:00">
            <text:p>Sat Jan 30 00:00:00 2021</text:p>
          </table:table-cell>
          <table:table-cell office:value-type="float" office:value="21.270837499999995">
            <text:p>21.27083749999999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1-30T01:00:00">
            <text:p>Sat Jan 30 01:00:00 2021</text:p>
          </table:table-cell>
          <table:table-cell office:value-type="float" office:value="22.63195">
            <text:p>22.6319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30T02:00:00">
            <text:p>Sat Jan 30 02:00:00 2021</text:p>
          </table:table-cell>
          <table:table-cell office:value-type="float" office:value="23.673616666666664">
            <text:p>23.673616666666664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30T03:00:00">
            <text:p>Sat Jan 30 03:00:00 2021</text:p>
          </table:table-cell>
          <table:table-cell office:value-type="float" office:value="24.784729166666665">
            <text:p>24.78472916666666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30T04:00:00">
            <text:p>Sat Jan 30 04:00:00 2021</text:p>
          </table:table-cell>
          <table:table-cell office:value-type="float" office:value="26.00000833333333">
            <text:p>26.0000083333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1-30T05:00:00">
            <text:p>Sat Jan 30 05:00:00 2021</text:p>
          </table:table-cell>
          <table:table-cell office:value-type="float" office:value="27.409729166666665">
            <text:p>27.40972916666666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30T06:00:00">
            <text:p>Sat Jan 30 06:00:00 2021</text:p>
          </table:table-cell>
          <table:table-cell office:value-type="float" office:value="28.56945">
            <text:p>28.5694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30T07:00:00">
            <text:p>Sat Jan 30 07:00:00 2021</text:p>
          </table:table-cell>
          <table:table-cell office:value-type="float" office:value="29.534724999999998">
            <text:p>29.534724999999998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30T08:00:00">
            <text:p>Sat Jan 30 08:00:00 2021</text:p>
          </table:table-cell>
          <table:table-cell office:value-type="float" office:value="30.555558333333334">
            <text:p>30.555558333333334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30T09:00:00">
            <text:p>Sat Jan 30 09:00:00 2021</text:p>
          </table:table-cell>
          <table:table-cell office:value-type="float" office:value="31.701391666666666">
            <text:p>31.70139166666666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30T10:00:00">
            <text:p>Sat Jan 30 10:00:00 2021</text:p>
          </table:table-cell>
          <table:table-cell office:value-type="float" office:value="32.784725">
            <text:p>32.78472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1-30T11:00:00">
            <text:p>Sat Jan 30 11:00:00 2021</text:p>
          </table:table-cell>
          <table:table-cell office:value-type="float" office:value="33.659724999999995">
            <text:p>33.65972499999999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30T12:00:00">
            <text:p>Sat Jan 30 12:00:00 2021</text:p>
          </table:table-cell>
          <table:table-cell office:value-type="float" office:value="34.513891666666666">
            <text:p>34.513891666666666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30T13:00:00">
            <text:p>Sat Jan 30 13:00:00 2021</text:p>
          </table:table-cell>
          <table:table-cell office:value-type="float" office:value="35.569445833333326">
            <text:p>35.56944583333332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1-01-30T14:00:00">
            <text:p>Sat Jan 30 14:00:00 2021</text:p>
          </table:table-cell>
          <table:table-cell office:value-type="float" office:value="36.90277916666667">
            <text:p>36.9027791666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1-30T15:00:00">
            <text:p>Sat Jan 30 15:00:00 2021</text:p>
          </table:table-cell>
          <table:table-cell office:value-type="float" office:value="38.39583333333333">
            <text:p>38.3958333333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1-30T16:00:00">
            <text:p>Sat Jan 30 16:00:00 2021</text:p>
          </table:table-cell>
          <table:table-cell office:value-type="float" office:value="39.784725">
            <text:p>39.78472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1-30T17:00:00">
            <text:p>Sat Jan 30 17:00:00 2021</text:p>
          </table:table-cell>
          <table:table-cell office:value-type="float" office:value="41.284724999999995">
            <text:p>41.28472499999999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1-30T18:00:00">
            <text:p>Sat Jan 30 18:00:00 2021</text:p>
          </table:table-cell>
          <table:table-cell office:value-type="float" office:value="42.7361125">
            <text:p>42.736112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01-30T19:00:00">
            <text:p>Sat Jan 30 19:00:00 2021</text:p>
          </table:table-cell>
          <table:table-cell office:value-type="float" office:value="43.9861125">
            <text:p>43.986112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1-30T20:00:00">
            <text:p>Sat Jan 30 20:00:00 2021</text:p>
          </table:table-cell>
          <table:table-cell office:value-type="float" office:value="45.020833333333336">
            <text:p>45.020833333333336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30T21:00:00">
            <text:p>Sat Jan 30 21:00:00 2021</text:p>
          </table:table-cell>
          <table:table-cell office:value-type="float" office:value="45.97222083333333">
            <text:p>45.9722208333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1-30T22:00:00">
            <text:p>Sat Jan 30 22:00:00 2021</text:p>
          </table:table-cell>
          <table:table-cell office:value-type="float" office:value="46.777775">
            <text:p>46.77777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1-31T11:00:00">
            <text:p>Sun Jan 31 11:00:00 2021</text:p>
          </table:table-cell>
          <table:table-cell office:value-type="float" office:value="53.81944166666667">
            <text:p>53.8194416666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1-31T12:00:00">
            <text:p>Sun Jan 31 12:00:00 2021</text:p>
          </table:table-cell>
          <table:table-cell office:value-type="float" office:value="54.69444166666667">
            <text:p>54.6944416666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1-31T13:00:00">
            <text:p>Sun Jan 31 13:00:00 2021</text:p>
          </table:table-cell>
          <table:table-cell office:value-type="float" office:value="55.277775">
            <text:p>55.27777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1-31T14:00:00">
            <text:p>Sun Jan 31 14:00:00 2021</text:p>
          </table:table-cell>
          <table:table-cell office:value-type="float" office:value="55.402775">
            <text:p>55.40277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31T15:00:00">
            <text:p>Sun Jan 31 15:00:00 2021</text:p>
          </table:table-cell>
          <table:table-cell office:value-type="float" office:value="55.416666666666664">
            <text:p>55.41666666666666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2-01T09:00:00">
            <text:p>Mon Feb  1 09:00:00 2021</text:p>
          </table:table-cell>
          <table:table-cell office:value-type="float" office:value="45.534725">
            <text:p>45.53472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2-01T10:00:00">
            <text:p>Mon Feb  1 10:00:00 2021</text:p>
          </table:table-cell>
          <table:table-cell office:value-type="float" office:value="44.034725">
            <text:p>44.03472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2-01T11:00:00">
            <text:p>Mon Feb  1 11:00:00 2021</text:p>
          </table:table-cell>
          <table:table-cell office:value-type="float" office:value="43.00694583333333">
            <text:p>43.0069458333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2-01T12:00:00">
            <text:p>Mon Feb  1 12:00:00 2021</text:p>
          </table:table-cell>
          <table:table-cell office:value-type="float" office:value="42.30555416666666">
            <text:p>42.30555416666666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2-01T13:00:00">
            <text:p>Mon Feb  1 13:00:00 2021</text:p>
          </table:table-cell>
          <table:table-cell office:value-type="float" office:value="41.631945833333326">
            <text:p>41.63194583333332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2-01T14:00:00">
            <text:p>Mon Feb  1 14:00:00 2021</text:p>
          </table:table-cell>
          <table:table-cell office:value-type="float" office:value="41.14583333333333">
            <text:p>41.1458333333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2-01T15:00:00">
            <text:p>Mon Feb  1 15:00:00 2021</text:p>
          </table:table-cell>
          <table:table-cell office:value-type="float" office:value="40.81249999999999">
            <text:p>40.81249999999999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1T16:00:00">
            <text:p>Mon Feb  1 16:00:00 2021</text:p>
          </table:table-cell>
          <table:table-cell office:value-type="float" office:value="40.62499999999999">
            <text:p>40.62499999999999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2-01T17:00:00">
            <text:p>Mon Feb  1 17:00:00 2021</text:p>
          </table:table-cell>
          <table:table-cell office:value-type="float" office:value="40.45833333333333">
            <text:p>40.4583333333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2-01T23:00:00">
            <text:p>Mon Feb  1 23:00:00 2021</text:p>
          </table:table-cell>
          <table:table-cell office:value-type="float" office:value="37.763887499999996">
            <text:p>37.763887499999996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02T03:00:00">
            <text:p>Tue Feb  2 03:00:00 2021</text:p>
          </table:table-cell>
          <table:table-cell office:value-type="float" office:value="35.6736125">
            <text:p>35.673612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2-02T04:00:00">
            <text:p>Tue Feb  2 04:00:00 2021</text:p>
          </table:table-cell>
          <table:table-cell office:value-type="float" office:value="35.20139166666666">
            <text:p>35.20139166666666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2-02T20:00:00">
            <text:p>Tue Feb  2 20:00:00 2021</text:p>
          </table:table-cell>
          <table:table-cell office:value-type="float" office:value="24.222224999999998">
            <text:p>24.222224999999998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2-02T21:00:00">
            <text:p>Tue Feb  2 21:00:00 2021</text:p>
          </table:table-cell>
          <table:table-cell office:value-type="float" office:value="23.375004166666667">
            <text:p>23.37500416666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2-02T22:00:00">
            <text:p>Tue Feb  2 22:00:00 2021</text:p>
          </table:table-cell>
          <table:table-cell office:value-type="float" office:value="23.486116666666664">
            <text:p>23.48611666666666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2T23:00:00">
            <text:p>Tue Feb  2 23:00:00 2021</text:p>
          </table:table-cell>
          <table:table-cell office:value-type="float" office:value="23.701391666666666">
            <text:p>23.70139166666666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2-03T00:00:00">
            <text:p>Wed Feb  3 00:00:00 2021</text:p>
          </table:table-cell>
          <table:table-cell office:value-type="float" office:value="24.041666666666668">
            <text:p>24.041666666666668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2-03T01:00:00">
            <text:p>Wed Feb  3 01:00:00 2021</text:p>
          </table:table-cell>
          <table:table-cell office:value-type="float" office:value="24.847220833333335">
            <text:p>24.84722083333333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2-03T02:00:00">
            <text:p>Wed Feb  3 02:00:00 2021</text:p>
          </table:table-cell>
          <table:table-cell office:value-type="float" office:value="25.4861125">
            <text:p>25.486112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2-03T03:00:00">
            <text:p>Wed Feb  3 03:00:00 2021</text:p>
          </table:table-cell>
          <table:table-cell office:value-type="float" office:value="26.097224999999998">
            <text:p>26.097224999999998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3T04:00:00">
            <text:p>Wed Feb  3 04:00:00 2021</text:p>
          </table:table-cell>
          <table:table-cell office:value-type="float" office:value="26.7986125">
            <text:p>26.798612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2-03T07:00:00">
            <text:p>Wed Feb  3 07:00:00 2021</text:p>
          </table:table-cell>
          <table:table-cell office:value-type="float" office:value="28.9513875">
            <text:p>28.951387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2-03T08:00:00">
            <text:p>Wed Feb  3 08:00:00 2021</text:p>
          </table:table-cell>
          <table:table-cell office:value-type="float" office:value="29.555554166666667">
            <text:p>29.55555416666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2-03T09:00:00">
            <text:p>Wed Feb  3 09:00:00 2021</text:p>
          </table:table-cell>
          <table:table-cell office:value-type="float" office:value="29.930554166666667">
            <text:p>29.93055416666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02-03T10:00:00">
            <text:p>Wed Feb  3 10:00:00 2021</text:p>
          </table:table-cell>
          <table:table-cell office:value-type="float" office:value="30.1736125">
            <text:p>30.173612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2-03T11:00:00">
            <text:p>Wed Feb  3 11:00:00 2021</text:p>
          </table:table-cell>
          <table:table-cell office:value-type="float" office:value="30.687504166666667">
            <text:p>30.68750416666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2-03T12:00:00">
            <text:p>Wed Feb  3 12:00:00 2021</text:p>
          </table:table-cell>
          <table:table-cell office:value-type="float" office:value="31.500004166666667">
            <text:p>31.50000416666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03T13:00:00">
            <text:p>Wed Feb  3 13:00:00 2021</text:p>
          </table:table-cell>
          <table:table-cell office:value-type="float" office:value="32.62500416666666">
            <text:p>32.6250041666666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14:00:00">
            <text:p>Wed Feb  3 14:00:00 2021</text:p>
          </table:table-cell>
          <table:table-cell office:value-type="float" office:value="33.59027916666667">
            <text:p>33.5902791666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3T15:00:00">
            <text:p>Wed Feb  3 15:00:00 2021</text:p>
          </table:table-cell>
          <table:table-cell office:value-type="float" office:value="34.43055833333333">
            <text:p>34.4305583333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2-03T16:00:00">
            <text:p>Wed Feb  3 16:00:00 2021</text:p>
          </table:table-cell>
          <table:table-cell office:value-type="float" office:value="34.87500416666666">
            <text:p>34.8750041666666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2-03T17:00:00">
            <text:p>Wed Feb  3 17:00:00 2021</text:p>
          </table:table-cell>
          <table:table-cell office:value-type="float" office:value="35.034729166666665">
            <text:p>35.03472916666666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03T18:00:00">
            <text:p>Wed Feb  3 18:00:00 2021</text:p>
          </table:table-cell>
          <table:table-cell office:value-type="float" office:value="35.215287499999995">
            <text:p>35.21528749999999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19:00:00">
            <text:p>Wed Feb  3 19:00:00 2021</text:p>
          </table:table-cell>
          <table:table-cell office:value-type="float" office:value="35.652787499999995">
            <text:p>35.65278749999999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03T20:00:00">
            <text:p>Wed Feb  3 20:00:00 2021</text:p>
          </table:table-cell>
          <table:table-cell office:value-type="float" office:value="36.60417916666666">
            <text:p>36.6041791666666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2-03T21:00:00">
            <text:p>Wed Feb  3 21:00:00 2021</text:p>
          </table:table-cell>
          <table:table-cell office:value-type="float" office:value="37.54862083333333">
            <text:p>37.5486208333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3T22:00:00">
            <text:p>Wed Feb  3 22:00:00 2021</text:p>
          </table:table-cell>
          <table:table-cell office:value-type="float" office:value="37.88195416666667">
            <text:p>37.8819541666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2-03T23:00:00">
            <text:p>Wed Feb  3 23:00:00 2021</text:p>
          </table:table-cell>
          <table:table-cell office:value-type="float" office:value="38.180566666666664">
            <text:p>38.18056666666666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04T13:00:00">
            <text:p>Thu Feb  4 13:00:00 2021</text:p>
          </table:table-cell>
          <table:table-cell office:value-type="float" office:value="38.20139583333333">
            <text:p>38.2013958333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02-04T14:00:00">
            <text:p>Thu Feb  4 14:00:00 2021</text:p>
          </table:table-cell>
          <table:table-cell office:value-type="float" office:value="40.13889583333333">
            <text:p>40.1388958333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4T15:00:00">
            <text:p>Thu Feb  4 15:00:00 2021</text:p>
          </table:table-cell>
          <table:table-cell office:value-type="float" office:value="41.6458375">
            <text:p>41.645837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2-04T16:00:00">
            <text:p>Thu Feb  4 16:00:00 2021</text:p>
          </table:table-cell>
          <table:table-cell office:value-type="float" office:value="42.791670833333335">
            <text:p>42.79167083333333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2-04T17:00:00">
            <text:p>Thu Feb  4 17:00:00 2021</text:p>
          </table:table-cell>
          <table:table-cell office:value-type="float" office:value="43.159725">
            <text:p>43.15972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2-04T19:00:00">
            <text:p>Thu Feb  4 19:00:00 2021</text:p>
          </table:table-cell>
          <table:table-cell office:value-type="float" office:value="43.104170833333335">
            <text:p>43.10417083333333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2-04T23:00:00">
            <text:p>Thu Feb  4 23:00:00 2021</text:p>
          </table:table-cell>
          <table:table-cell office:value-type="float" office:value="38.58333333333333">
            <text:p>38.5833333333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2-05T00:00:00">
            <text:p>Fri Feb  5 00:00:00 2021</text:p>
          </table:table-cell>
          <table:table-cell office:value-type="float" office:value="37.94444166666666">
            <text:p>37.94444166666666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2-05T01:00:00">
            <text:p>Fri Feb  5 01:00:00 2021</text:p>
          </table:table-cell>
          <table:table-cell office:value-type="float" office:value="37.65972083333333">
            <text:p>37.6597208333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5T03:00:00">
            <text:p>Fri Feb  5 03:00:00 2021</text:p>
          </table:table-cell>
          <table:table-cell office:value-type="float" office:value="36.840275">
            <text:p>36.84027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5T04:00:00">
            <text:p>Fri Feb  5 04:00:00 2021</text:p>
          </table:table-cell>
          <table:table-cell office:value-type="float" office:value="36.93749999999999">
            <text:p>36.93749999999999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2-05T07:00:00">
            <text:p>Fri Feb  5 07:00:00 2021</text:p>
          </table:table-cell>
          <table:table-cell office:value-type="float" office:value="36.513887499999996">
            <text:p>36.51388749999999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02-05T09:00:00">
            <text:p>Fri Feb  5 09:00:00 2021</text:p>
          </table:table-cell>
          <table:table-cell office:value-type="float" office:value="34.43055833333333">
            <text:p>34.4305583333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1-02-05T10:00:00">
            <text:p>Fri Feb  5 10:00:00 2021</text:p>
          </table:table-cell>
          <table:table-cell office:value-type="float" office:value="33.6111125">
            <text:p>33.611112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2-05T11:00:00">
            <text:p>Fri Feb  5 11:00:00 2021</text:p>
          </table:table-cell>
          <table:table-cell office:value-type="float" office:value="33.284724999999995">
            <text:p>33.28472499999999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2-05T12:00:00">
            <text:p>Fri Feb  5 12:00:00 2021</text:p>
          </table:table-cell>
          <table:table-cell office:value-type="float" office:value="33.43750416666666">
            <text:p>33.4375041666666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2-05T17:00:00">
            <text:p>Fri Feb  5 17:00:00 2021</text:p>
          </table:table-cell>
          <table:table-cell office:value-type="float" office:value="26.312508333333327">
            <text:p>26.31250833333332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2-05T18:00:00">
            <text:p>Fri Feb  5 18:00:00 2021</text:p>
          </table:table-cell>
          <table:table-cell office:value-type="float" office:value="26.541674999999998">
            <text:p>26.541674999999998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2-05T19:00:00">
            <text:p>Fri Feb  5 19:00:00 2021</text:p>
          </table:table-cell>
          <table:table-cell office:value-type="float" office:value="27.20834166666666">
            <text:p>27.20834166666666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2-05T20:00:00">
            <text:p>Fri Feb  5 20:00:00 2021</text:p>
          </table:table-cell>
          <table:table-cell office:value-type="float" office:value="28.243062499999994">
            <text:p>28.243062499999994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2-05T21:00:00">
            <text:p>Fri Feb  5 21:00:00 2021</text:p>
          </table:table-cell>
          <table:table-cell office:value-type="float" office:value="29.812508333333327">
            <text:p>29.81250833333332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6T13:00:00">
            <text:p>Sat Feb  6 13:00:00 2021</text:p>
          </table:table-cell>
          <table:table-cell office:value-type="float" office:value="44.854166666666664">
            <text:p>44.85416666666666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2-06T14:00:00">
            <text:p>Sat Feb  6 14:00:00 2021</text:p>
          </table:table-cell>
          <table:table-cell office:value-type="float" office:value="46.4375">
            <text:p>46.437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2-06T15:00:00">
            <text:p>Sat Feb  6 15:00:00 2021</text:p>
          </table:table-cell>
          <table:table-cell office:value-type="float" office:value="48.0763875">
            <text:p>48.076387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6T16:00:00">
            <text:p>Sat Feb  6 16:00:00 2021</text:p>
          </table:table-cell>
          <table:table-cell office:value-type="float" office:value="49.645833333333336">
            <text:p>49.645833333333336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2-06T17:00:00">
            <text:p>Sat Feb  6 17:00:00 2021</text:p>
          </table:table-cell>
          <table:table-cell office:value-type="float" office:value="50.583333333333336">
            <text:p>50.58333333333333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2-06T18:00:00">
            <text:p>Sat Feb  6 18:00:00 2021</text:p>
          </table:table-cell>
          <table:table-cell office:value-type="float" office:value="50.4375">
            <text:p>50.437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2-06T19:00:00">
            <text:p>Sat Feb  6 19:00:00 2021</text:p>
          </table:table-cell>
          <table:table-cell office:value-type="float" office:value="50.06944583333333">
            <text:p>50.0694458333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2-06T20:00:00">
            <text:p>Sat Feb  6 20:00:00 2021</text:p>
          </table:table-cell>
          <table:table-cell office:value-type="float" office:value="49.4861125">
            <text:p>49.486112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2-06T21:00:00">
            <text:p>Sat Feb  6 21:00:00 2021</text:p>
          </table:table-cell>
          <table:table-cell office:value-type="float" office:value="48.94444583333333">
            <text:p>48.9444458333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06T22:00:00">
            <text:p>Sat Feb  6 22:00:00 2021</text:p>
          </table:table-cell>
          <table:table-cell office:value-type="float" office:value="48.65277916666667">
            <text:p>48.6527791666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2-07T02:00:00">
            <text:p>Sun Feb  7 02:00:00 2021</text:p>
          </table:table-cell>
          <table:table-cell office:value-type="float" office:value="46.03472083333333">
            <text:p>46.0347208333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2-07T03:00:00">
            <text:p>Sun Feb  7 03:00:00 2021</text:p>
          </table:table-cell>
          <table:table-cell office:value-type="float" office:value="46.0625">
            <text:p>46.062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2-07T04:00:00">
            <text:p>Sun Feb  7 04:00:00 2021</text:p>
          </table:table-cell>
          <table:table-cell office:value-type="float" office:value="46.354166666666664">
            <text:p>46.354166666666664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2-07T05:00:00">
            <text:p>Sun Feb  7 05:00:00 2021</text:p>
          </table:table-cell>
          <table:table-cell office:value-type="float" office:value="46.3888875">
            <text:p>46.388887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2-07T06:00:00">
            <text:p>Sun Feb  7 06:00:00 2021</text:p>
          </table:table-cell>
          <table:table-cell office:value-type="float" office:value="46.25694583333333">
            <text:p>46.2569458333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2-07T07:00:00">
            <text:p>Sun Feb  7 07:00:00 2021</text:p>
          </table:table-cell>
          <table:table-cell office:value-type="float" office:value="46.166666666666664">
            <text:p>46.166666666666664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2-07T08:00:00">
            <text:p>Sun Feb  7 08:00:00 2021</text:p>
          </table:table-cell>
          <table:table-cell office:value-type="float" office:value="46.09722083333333">
            <text:p>46.0972208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2-07T09:00:00">
            <text:p>Sun Feb  7 09:00:00 2021</text:p>
          </table:table-cell>
          <table:table-cell office:value-type="float" office:value="45.958329166666665">
            <text:p>45.95832916666666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2-07T10:00:00">
            <text:p>Sun Feb  7 10:00:00 2021</text:p>
          </table:table-cell>
          <table:table-cell office:value-type="float" office:value="45.618050000000004">
            <text:p>45.618050000000004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2-07T11:00:00">
            <text:p>Sun Feb  7 11:00:00 2021</text:p>
          </table:table-cell>
          <table:table-cell office:value-type="float" office:value="45.0694375">
            <text:p>45.069437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2-07T12:00:00">
            <text:p>Sun Feb  7 12:00:00 2021</text:p>
          </table:table-cell>
          <table:table-cell office:value-type="float" office:value="44.75693749999999">
            <text:p>44.75693749999999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2-07T13:00:00">
            <text:p>Sun Feb  7 13:00:00 2021</text:p>
          </table:table-cell>
          <table:table-cell office:value-type="float" office:value="44.59721666666667">
            <text:p>44.5972166666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07T14:00:00">
            <text:p>Sun Feb  7 14:00:00 2021</text:p>
          </table:table-cell>
          <table:table-cell office:value-type="float" office:value="44.81249583333334">
            <text:p>44.8124958333333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2-07T15:00:00">
            <text:p>Sun Feb  7 15:00:00 2021</text:p>
          </table:table-cell>
          <table:table-cell office:value-type="float" office:value="45.215275">
            <text:p>45.21527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2-07T16:00:00">
            <text:p>Sun Feb  7 16:00:00 2021</text:p>
          </table:table-cell>
          <table:table-cell office:value-type="float" office:value="45.680550000000004">
            <text:p>45.68055000000000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02-07T17:00:00">
            <text:p>Sun Feb  7 17:00:00 2021</text:p>
          </table:table-cell>
          <table:table-cell office:value-type="float" office:value="46.374991666666666">
            <text:p>46.37499166666666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7T18:00:00">
            <text:p>Sun Feb  7 18:00:00 2021</text:p>
          </table:table-cell>
          <table:table-cell office:value-type="float" office:value="46.88193333333333">
            <text:p>46.8819333333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2-08T15:00:00">
            <text:p>Mon Feb  8 15:00:00 2021</text:p>
          </table:table-cell>
          <table:table-cell office:value-type="float" office:value="58.930545833333326">
            <text:p>58.93054583333332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2-08T16:00:00">
            <text:p>Mon Feb  8 16:00:00 2021</text:p>
          </table:table-cell>
          <table:table-cell office:value-type="float" office:value="58.65971249999999">
            <text:p>58.65971249999999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2-09T10:00:00">
            <text:p>Tue Feb  9 10:00:00 2021</text:p>
          </table:table-cell>
          <table:table-cell office:value-type="float" office:value="48.24999583333332">
            <text:p>48.24999583333332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11T07:00:00">
            <text:p>Thu Feb 11 07:00:00 2021</text:p>
          </table:table-cell>
          <table:table-cell office:value-type="float" office:value="47.39582916666666">
            <text:p>47.39582916666666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2-11T08:00:00">
            <text:p>Thu Feb 11 08:00:00 2021</text:p>
          </table:table-cell>
          <table:table-cell office:value-type="float" office:value="46.32638749999999">
            <text:p>46.32638749999999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2-11T09:00:00">
            <text:p>Thu Feb 11 09:00:00 2021</text:p>
          </table:table-cell>
          <table:table-cell office:value-type="float" office:value="45.15277499999999">
            <text:p>45.15277499999999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2-11T12:00:00">
            <text:p>Thu Feb 11 12:00:00 2021</text:p>
          </table:table-cell>
          <table:table-cell office:value-type="float" office:value="43.1875">
            <text:p>43.187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2-11T14:00:00">
            <text:p>Thu Feb 11 14:00:00 2021</text:p>
          </table:table-cell>
          <table:table-cell office:value-type="float" office:value="42.916666666666664">
            <text:p>42.916666666666664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2-11T15:00:00">
            <text:p>Thu Feb 11 15:00:00 2021</text:p>
          </table:table-cell>
          <table:table-cell office:value-type="float" office:value="42.875">
            <text:p>42.87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2-11T19:00:00">
            <text:p>Thu Feb 11 19:00:00 2021</text:p>
          </table:table-cell>
          <table:table-cell office:value-type="float" office:value="42.8541625">
            <text:p>42.854162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11T20:00:00">
            <text:p>Thu Feb 11 20:00:00 2021</text:p>
          </table:table-cell>
          <table:table-cell office:value-type="float" office:value="42.80555416666667">
            <text:p>42.8055541666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11T21:00:00">
            <text:p>Thu Feb 11 21:00:00 2021</text:p>
          </table:table-cell>
          <table:table-cell office:value-type="float" office:value="42.604166666666664">
            <text:p>42.60416666666666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11T22:00:00">
            <text:p>Thu Feb 11 22:00:00 2021</text:p>
          </table:table-cell>
          <table:table-cell office:value-type="float" office:value="42.541666666666664">
            <text:p>42.54166666666666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11T23:00:00">
            <text:p>Thu Feb 11 23:00:00 2021</text:p>
          </table:table-cell>
          <table:table-cell office:value-type="float" office:value="42.49305416666667">
            <text:p>42.4930541666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2-12T00:00:00">
            <text:p>Fri Feb 12 00:00:00 2021</text:p>
          </table:table-cell>
          <table:table-cell office:value-type="float" office:value="42.4513875">
            <text:p>42.451387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12T08:00:00">
            <text:p>Fri Feb 12 08:00:00 2021</text:p>
          </table:table-cell>
          <table:table-cell office:value-type="float" office:value="42.63194583333333">
            <text:p>42.6319458333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2-12T09:00:00">
            <text:p>Fri Feb 12 09:00:00 2021</text:p>
          </table:table-cell>
          <table:table-cell office:value-type="float" office:value="42.208333333333336">
            <text:p>42.20833333333333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2-12T10:00:00">
            <text:p>Fri Feb 12 10:00:00 2021</text:p>
          </table:table-cell>
          <table:table-cell office:value-type="float" office:value="41.791666666666664">
            <text:p>41.79166666666666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2-12T11:00:00">
            <text:p>Fri Feb 12 11:00:00 2021</text:p>
          </table:table-cell>
          <table:table-cell office:value-type="float" office:value="42.020833333333336">
            <text:p>42.020833333333336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12T12:00:00">
            <text:p>Fri Feb 12 12:00:00 2021</text:p>
          </table:table-cell>
          <table:table-cell office:value-type="float" office:value="42.583333333333336">
            <text:p>42.58333333333333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2-12T13:00:00">
            <text:p>Fri Feb 12 13:00:00 2021</text:p>
          </table:table-cell>
          <table:table-cell office:value-type="float" office:value="43.25">
            <text:p>43.2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2-12T14:00:00">
            <text:p>Fri Feb 12 14:00:00 2021</text:p>
          </table:table-cell>
          <table:table-cell office:value-type="float" office:value="43.958333333333336">
            <text:p>43.958333333333336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12T15:00:00">
            <text:p>Fri Feb 12 15:00:00 2021</text:p>
          </table:table-cell>
          <table:table-cell office:value-type="float" office:value="44.6875">
            <text:p>44.687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2-12T16:00:00">
            <text:p>Fri Feb 12 16:00:00 2021</text:p>
          </table:table-cell>
          <table:table-cell office:value-type="float" office:value="45.30555833333333">
            <text:p>45.3055583333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1-02-12T17:00:00">
            <text:p>Fri Feb 12 17:00:00 2021</text:p>
          </table:table-cell>
          <table:table-cell office:value-type="float" office:value="45.94444583333333">
            <text:p>45.9444458333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2-12T20:00:00">
            <text:p>Fri Feb 12 20:00:00 2021</text:p>
          </table:table-cell>
          <table:table-cell office:value-type="float" office:value="46.73611666666667">
            <text:p>46.7361166666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2-15T22:00:00">
            <text:p>Mon Feb 15 22:00:00 2021</text:p>
          </table:table-cell>
          <table:table-cell office:value-type="float" office:value="50.23610833333333">
            <text:p>50.2361083333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2-16T19:00:00">
            <text:p>Tue Feb 16 19:00:00 2021</text:p>
          </table:table-cell>
          <table:table-cell office:value-type="float" office:value="50.6111125">
            <text:p>50.611112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2-16T20:00:00">
            <text:p>Tue Feb 16 20:00:00 2021</text:p>
          </table:table-cell>
          <table:table-cell office:value-type="float" office:value="49.888891666666666">
            <text:p>49.88889166666666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2-16T21:00:00">
            <text:p>Tue Feb 16 21:00:00 2021</text:p>
          </table:table-cell>
          <table:table-cell office:value-type="float" office:value="47.98611666666667">
            <text:p>47.9861166666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2-16T23:00:00">
            <text:p>Tue Feb 16 23:00:00 2021</text:p>
          </table:table-cell>
          <table:table-cell office:value-type="float" office:value="45.8680625">
            <text:p>45.868062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1-02-17T00:00:00">
            <text:p>Wed Feb 17 00:00:00 2021</text:p>
          </table:table-cell>
          <table:table-cell office:value-type="float" office:value="44.8958375">
            <text:p>44.895837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2-17T20:00:00">
            <text:p>Wed Feb 17 20:00:00 2021</text:p>
          </table:table-cell>
          <table:table-cell office:value-type="float" office:value="37.187491666666666">
            <text:p>37.18749166666666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2-17T22:00:00">
            <text:p>Wed Feb 17 22:00:00 2021</text:p>
          </table:table-cell>
          <table:table-cell office:value-type="float" office:value="40.472208333333334">
            <text:p>40.472208333333334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17T23:00:00">
            <text:p>Wed Feb 17 23:00:00 2021</text:p>
          </table:table-cell>
          <table:table-cell office:value-type="float" office:value="41.506929166666666">
            <text:p>41.50692916666666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2-18T00:00:00">
            <text:p>Thu Feb 18 00:00:00 2021</text:p>
          </table:table-cell>
          <table:table-cell office:value-type="float" office:value="42.11804166666666">
            <text:p>42.1180416666666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3-08T14:00:00">
            <text:p>Mon Mar  8 14:00:00 2021</text:p>
          </table:table-cell>
          <table:table-cell office:value-type="float" office:value="45.84027499999999">
            <text:p>45.84027499999999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3-08T15:00:00">
            <text:p>Mon Mar  8 15:00:00 2021</text:p>
          </table:table-cell>
          <table:table-cell office:value-type="float" office:value="47.888883333333325">
            <text:p>47.88888333333332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3-09T20:00:00">
            <text:p>Tue Mar  9 20:00:00 2021</text:p>
          </table:table-cell>
          <table:table-cell office:value-type="float" office:value="41.13194583333333">
            <text:p>41.1319458333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3-09T21:00:00">
            <text:p>Tue Mar  9 21:00:00 2021</text:p>
          </table:table-cell>
          <table:table-cell office:value-type="float" office:value="39.8125">
            <text:p>39.812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03-09T22:00:00">
            <text:p>Tue Mar  9 22:00:00 2021</text:p>
          </table:table-cell>
          <table:table-cell office:value-type="float" office:value="39.05555833333333">
            <text:p>39.0555583333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3-10T04:00:00">
            <text:p>Wed Mar 10 04:00:00 2021</text:p>
          </table:table-cell>
          <table:table-cell office:value-type="float" office:value="36.625">
            <text:p>36.62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3-10T15:00:00">
            <text:p>Wed Mar 10 15:00:00 2021</text:p>
          </table:table-cell>
          <table:table-cell office:value-type="float" office:value="34.3263875">
            <text:p>34.326387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3-12T13:00:00">
            <text:p>Fri Mar 12 13:00:00 2021</text:p>
          </table:table-cell>
          <table:table-cell office:value-type="float" office:value="50.31944166666667">
            <text:p>50.3194416666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3-12T14:00:00">
            <text:p>Fri Mar 12 14:00:00 2021</text:p>
          </table:table-cell>
          <table:table-cell office:value-type="float" office:value="49.895829166666665">
            <text:p>49.89582916666666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12T15:00:00">
            <text:p>Fri Mar 12 15:00:00 2021</text:p>
          </table:table-cell>
          <table:table-cell office:value-type="float" office:value="48.99999583333334">
            <text:p>48.9999958333333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3-12T16:00:00">
            <text:p>Fri Mar 12 16:00:00 2021</text:p>
          </table:table-cell>
          <table:table-cell office:value-type="float" office:value="47.90971666666667">
            <text:p>47.9097166666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3-12T17:00:00">
            <text:p>Fri Mar 12 17:00:00 2021</text:p>
          </table:table-cell>
          <table:table-cell office:value-type="float" office:value="46.81944166666667">
            <text:p>46.8194416666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3-12T18:00:00">
            <text:p>Fri Mar 12 18:00:00 2021</text:p>
          </table:table-cell>
          <table:table-cell office:value-type="float" office:value="46.0625">
            <text:p>46.062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03-12T19:00:00">
            <text:p>Fri Mar 12 19:00:00 2021</text:p>
          </table:table-cell>
          <table:table-cell office:value-type="float" office:value="45.75694583333333">
            <text:p>45.7569458333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3-12T20:00:00">
            <text:p>Fri Mar 12 20:00:00 2021</text:p>
          </table:table-cell>
          <table:table-cell office:value-type="float" office:value="45.31944583333333">
            <text:p>45.3194458333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03-12T21:00:00">
            <text:p>Fri Mar 12 21:00:00 2021</text:p>
          </table:table-cell>
          <table:table-cell office:value-type="float" office:value="45.076391666666666">
            <text:p>45.076391666666666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12T22:00:00">
            <text:p>Fri Mar 12 22:00:00 2021</text:p>
          </table:table-cell>
          <table:table-cell office:value-type="float" office:value="45.2083375">
            <text:p>45.208337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3-12T23:00:00">
            <text:p>Fri Mar 12 23:00:00 2021</text:p>
          </table:table-cell>
          <table:table-cell office:value-type="float" office:value="45.90278333333333">
            <text:p>45.9027833333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46.7708375">
            <text:p>46.770837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13T01:00:00">
            <text:p>Sat Mar 13 01:00:00 2021</text:p>
          </table:table-cell>
          <table:table-cell office:value-type="float" office:value="47.65278333333333">
            <text:p>47.6527833333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13T02:00:00">
            <text:p>Sat Mar 13 02:00:00 2021</text:p>
          </table:table-cell>
          <table:table-cell office:value-type="float" office:value="48.6805625">
            <text:p>48.680562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3-13T04:00:00">
            <text:p>Sat Mar 13 04:00:00 2021</text:p>
          </table:table-cell>
          <table:table-cell office:value-type="float" office:value="50.99305833333333">
            <text:p>50.9930583333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3-13T16:00:00">
            <text:p>Sat Mar 13 16:00:00 2021</text:p>
          </table:table-cell>
          <table:table-cell office:value-type="float" office:value="63.31250416666666">
            <text:p>63.31250416666666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3-19T21:00:00">
            <text:p>Fri Mar 19 21:00:00 2021</text:p>
          </table:table-cell>
          <table:table-cell office:value-type="float" office:value="62.256949999999996">
            <text:p>62.25694999999999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3-20T01:00:00">
            <text:p>Sat Mar 20 01:00:00 2021</text:p>
          </table:table-cell>
          <table:table-cell office:value-type="float" office:value="61.638891666666666">
            <text:p>61.638891666666666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3-26T17:00:00">
            <text:p>Fri Mar 26 17:00:00 2021</text:p>
          </table:table-cell>
          <table:table-cell office:value-type="float" office:value="50.298608333333334">
            <text:p>50.298608333333334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03-26T21:00:00">
            <text:p>Fri Mar 26 21:00:00 2021</text:p>
          </table:table-cell>
          <table:table-cell office:value-type="float" office:value="48.3125">
            <text:p>48.312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3-27T19:00:00">
            <text:p>Sat Mar 27 19:00:00 2021</text:p>
          </table:table-cell>
          <table:table-cell office:value-type="float" office:value="58.604162499999994">
            <text:p>58.604162499999994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03-27T20:00:00">
            <text:p>Sat Mar 27 20:00:00 2021</text:p>
          </table:table-cell>
          <table:table-cell office:value-type="float" office:value="58.94444166666667">
            <text:p>58.9444416666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30T19:00:00">
            <text:p>Tue Mar 30 19:00:00 2021</text:p>
          </table:table-cell>
          <table:table-cell office:value-type="float" office:value="52.88195416666667">
            <text:p>52.8819541666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4-02T11:00:00">
            <text:p>Fri Apr  2 11:00:00 2021</text:p>
          </table:table-cell>
          <table:table-cell office:value-type="float" office:value="54.69444583333333">
            <text:p>54.6944458333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4-02T12:00:00">
            <text:p>Fri Apr  2 12:00:00 2021</text:p>
          </table:table-cell>
          <table:table-cell office:value-type="float" office:value="54.8611125">
            <text:p>54.861112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4-02T13:00:00">
            <text:p>Fri Apr  2 13:00:00 2021</text:p>
          </table:table-cell>
          <table:table-cell office:value-type="float" office:value="55.520833333333336">
            <text:p>55.520833333333336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04-03T15:00:00">
            <text:p>Sat Apr  3 15:00:00 2021</text:p>
          </table:table-cell>
          <table:table-cell office:value-type="float" office:value="44.1875">
            <text:p>44.187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4-03T16:00:00">
            <text:p>Sat Apr  3 16:00:00 2021</text:p>
          </table:table-cell>
          <table:table-cell office:value-type="float" office:value="43.71527916666667">
            <text:p>43.7152791666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4-05T11:00:00">
            <text:p>Mon Apr  5 11:00:00 2021</text:p>
          </table:table-cell>
          <table:table-cell office:value-type="float" office:value="50.88194583333333">
            <text:p>50.8819458333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4-11T13:00:00">
            <text:p>Sun Apr 11 13:00:00 2021</text:p>
          </table:table-cell>
          <table:table-cell office:value-type="float" office:value="51.3125">
            <text:p>51.312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4-11T14:00:00">
            <text:p>Sun Apr 11 14:00:00 2021</text:p>
          </table:table-cell>
          <table:table-cell office:value-type="float" office:value="50.7361125">
            <text:p>50.736112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4-11T15:00:00">
            <text:p>Sun Apr 11 15:00:00 2021</text:p>
          </table:table-cell>
          <table:table-cell office:value-type="float" office:value="50.291670833333335">
            <text:p>50.29167083333333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4-11T16:00:00">
            <text:p>Sun Apr 11 16:00:00 2021</text:p>
          </table:table-cell>
          <table:table-cell office:value-type="float" office:value="49.6458375">
            <text:p>49.645837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4-15T18:00:00">
            <text:p>Thu Apr 15 18:00:00 2021</text:p>
          </table:table-cell>
          <table:table-cell office:value-type="float" office:value="53.763883333333325">
            <text:p>53.76388333333332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4-21T12:00:00">
            <text:p>Wed Apr 21 12:00:00 2021</text:p>
          </table:table-cell>
          <table:table-cell office:value-type="float" office:value="60.8541625">
            <text:p>60.854162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4-22T10:00:00">
            <text:p>Thu Apr 22 10:00:00 2021</text:p>
          </table:table-cell>
          <table:table-cell office:value-type="float" office:value="55.986108333333334">
            <text:p>55.986108333333334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4-27T12:00:00">
            <text:p>Tue Apr 27 12:00:00 2021</text:p>
          </table:table-cell>
          <table:table-cell office:value-type="float" office:value="49.4166625">
            <text:p>49.416662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4-27T13:00:00">
            <text:p>Tue Apr 27 13:00:00 2021</text:p>
          </table:table-cell>
          <table:table-cell office:value-type="float" office:value="49.99305416666667">
            <text:p>49.9930541666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4-27T14:00:00">
            <text:p>Tue Apr 27 14:00:00 2021</text:p>
          </table:table-cell>
          <table:table-cell office:value-type="float" office:value="49.81944166666667">
            <text:p>49.8194416666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4-27T15:00:00">
            <text:p>Tue Apr 27 15:00:00 2021</text:p>
          </table:table-cell>
          <table:table-cell office:value-type="float" office:value="49.63888333333333">
            <text:p>49.6388833333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4-27T16:00:00">
            <text:p>Tue Apr 27 16:00:00 2021</text:p>
          </table:table-cell>
          <table:table-cell office:value-type="float" office:value="49.23610416666667">
            <text:p>49.2361041666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4-27T17:00:00">
            <text:p>Tue Apr 27 17:00:00 2021</text:p>
          </table:table-cell>
          <table:table-cell office:value-type="float" office:value="48.527770833333335">
            <text:p>48.52777083333333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4-28T10:00:00">
            <text:p>Wed Apr 28 10:00:00 2021</text:p>
          </table:table-cell>
          <table:table-cell office:value-type="float" office:value="44.48609999999999">
            <text:p>44.4860999999999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4-28T11:00:00">
            <text:p>Wed Apr 28 11:00:00 2021</text:p>
          </table:table-cell>
          <table:table-cell office:value-type="float" office:value="44.75693333333333">
            <text:p>44.7569333333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4-28T12:00:00">
            <text:p>Wed Apr 28 12:00:00 2021</text:p>
          </table:table-cell>
          <table:table-cell office:value-type="float" office:value="45.583320833333325">
            <text:p>45.58332083333332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4-28T13:00:00">
            <text:p>Wed Apr 28 13:00:00 2021</text:p>
          </table:table-cell>
          <table:table-cell office:value-type="float" office:value="46.73609583333333">
            <text:p>46.7360958333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4-28T14:00:00">
            <text:p>Wed Apr 28 14:00:00 2021</text:p>
          </table:table-cell>
          <table:table-cell office:value-type="float" office:value="48.062487499999996">
            <text:p>48.062487499999996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1-05-10T02:00:00">
            <text:p>Mon May 10 02:00:00 2021</text:p>
          </table:table-cell>
          <table:table-cell office:value-type="float" office:value="56.5625">
            <text:p>56.562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5-11T12:00:00">
            <text:p>Tue May 11 12:00:00 2021</text:p>
          </table:table-cell>
          <table:table-cell office:value-type="float" office:value="60.88888333333333">
            <text:p>60.8888833333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5-11T13:00:00">
            <text:p>Tue May 11 13:00:00 2021</text:p>
          </table:table-cell>
          <table:table-cell office:value-type="float" office:value="60.9791625">
            <text:p>60.979162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5-13T02:00:00">
            <text:p>Thu May 13 02:00:00 2021</text:p>
          </table:table-cell>
          <table:table-cell office:value-type="float" office:value="59.93055416666667">
            <text:p>59.9305541666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5-13T03:00:00">
            <text:p>Thu May 13 03:00:00 2021</text:p>
          </table:table-cell>
          <table:table-cell office:value-type="float" office:value="60.19444166666667">
            <text:p>60.1944416666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05-13T09:00:00">
            <text:p>Thu May 13 09:00:00 2021</text:p>
          </table:table-cell>
          <table:table-cell office:value-type="float" office:value="63.375">
            <text:p>63.37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5-13T15:00:00">
            <text:p>Thu May 13 15:00:00 2021</text:p>
          </table:table-cell>
          <table:table-cell office:value-type="float" office:value="64.3263875">
            <text:p>64.326387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05-13T19:00:00">
            <text:p>Thu May 13 19:00:00 2021</text:p>
          </table:table-cell>
          <table:table-cell office:value-type="float" office:value="64.74999583333333">
            <text:p>64.7499958333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05-13T20:00:00">
            <text:p>Thu May 13 20:00:00 2021</text:p>
          </table:table-cell>
          <table:table-cell office:value-type="float" office:value="64.6666625">
            <text:p>64.666662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5-13T21:00:00">
            <text:p>Thu May 13 21:00:00 2021</text:p>
          </table:table-cell>
          <table:table-cell office:value-type="float" office:value="64.44444166666666">
            <text:p>64.44444166666666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5-13T22:00:00">
            <text:p>Thu May 13 22:00:00 2021</text:p>
          </table:table-cell>
          <table:table-cell office:value-type="float" office:value="64.33332916666667">
            <text:p>64.3333291666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05-13T23:00:00">
            <text:p>Thu May 13 23:00:00 2021</text:p>
          </table:table-cell>
          <table:table-cell office:value-type="float" office:value="64.19444166666666">
            <text:p>64.19444166666666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5-14T00:00:00">
            <text:p>Fri May 14 00:00:00 2021</text:p>
          </table:table-cell>
          <table:table-cell office:value-type="float" office:value="64.11110833333333">
            <text:p>64.1111083333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5-14T07:00:00">
            <text:p>Fri May 14 07:00:00 2021</text:p>
          </table:table-cell>
          <table:table-cell office:value-type="float" office:value="62.74305416666667">
            <text:p>62.743054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5-14T08:00:00">
            <text:p>Fri May 14 08:00:00 2021</text:p>
          </table:table-cell>
          <table:table-cell office:value-type="float" office:value="62.2638875">
            <text:p>62.263887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5-15T00:00:00">
            <text:p>Sat May 15 00:00:00 2021</text:p>
          </table:table-cell>
          <table:table-cell office:value-type="float" office:value="65.49305416666667">
            <text:p>65.4930541666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5-16T16:00:00">
            <text:p>Sun May 16 16:00:00 2021</text:p>
          </table:table-cell>
          <table:table-cell office:value-type="float" office:value="44.145833333333336">
            <text:p>44.145833333333336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5-16T18:00:00">
            <text:p>Sun May 16 18:00:00 2021</text:p>
          </table:table-cell>
          <table:table-cell office:value-type="float" office:value="42.229166666666664">
            <text:p>42.229166666666664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5-16T20:00:00">
            <text:p>Sun May 16 20:00:00 2021</text:p>
          </table:table-cell>
          <table:table-cell office:value-type="float" office:value="40.02083333333333">
            <text:p>40.0208333333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5-16T21:00:00">
            <text:p>Sun May 16 21:00:00 2021</text:p>
          </table:table-cell>
          <table:table-cell office:value-type="float" office:value="39.069445833333326">
            <text:p>39.06944583333332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5-16T22:00:00">
            <text:p>Sun May 16 22:00:00 2021</text:p>
          </table:table-cell>
          <table:table-cell office:value-type="float" office:value="38.354166666666664">
            <text:p>38.354166666666664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5-16T23:00:00">
            <text:p>Sun May 16 23:00:00 2021</text:p>
          </table:table-cell>
          <table:table-cell office:value-type="float" office:value="38.06249999999999">
            <text:p>38.06249999999999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5-17T03:00:00">
            <text:p>Mon May 17 03:00:00 2021</text:p>
          </table:table-cell>
          <table:table-cell office:value-type="float" office:value="36.95139166666666">
            <text:p>36.95139166666666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5-18T22:00:00">
            <text:p>Tue May 18 22:00:00 2021</text:p>
          </table:table-cell>
          <table:table-cell office:value-type="float" office:value="61.479170833333335">
            <text:p>61.47917083333333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5-18T23:00:00">
            <text:p>Tue May 18 23:00:00 2021</text:p>
          </table:table-cell>
          <table:table-cell office:value-type="float" office:value="60.52777916666667">
            <text:p>60.5277791666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5-19T00:00:00">
            <text:p>Wed May 19 00:00:00 2021</text:p>
          </table:table-cell>
          <table:table-cell office:value-type="float" office:value="59.25000416666666">
            <text:p>59.25000416666666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5-24T22:00:00">
            <text:p>Mon May 24 22:00:00 2021</text:p>
          </table:table-cell>
          <table:table-cell office:value-type="float" office:value="74.222225">
            <text:p>74.22222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5-24T23:00:00">
            <text:p>Mon May 24 23:00:00 2021</text:p>
          </table:table-cell>
          <table:table-cell office:value-type="float" office:value="73.27083333333333">
            <text:p>73.2708333333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5-25T00:00:00">
            <text:p>Tue May 25 00:00:00 2021</text:p>
          </table:table-cell>
          <table:table-cell office:value-type="float" office:value="72.42361249999999">
            <text:p>72.42361249999999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6-19T10:00:00">
            <text:p>Sat Jun 19 10:00:00 2021</text:p>
          </table:table-cell>
          <table:table-cell office:value-type="float" office:value="45.52083333333332">
            <text:p>45.52083333333332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6-19T14:00:00">
            <text:p>Sat Jun 19 14:00:00 2021</text:p>
          </table:table-cell>
          <table:table-cell office:value-type="float" office:value="48.215283333333325">
            <text:p>48.21528333333332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6-20T09:00:00">
            <text:p>Sun Jun 20 09:00:00 2021</text:p>
          </table:table-cell>
          <table:table-cell office:value-type="float" office:value="50.70139166666666">
            <text:p>50.7013916666666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6-20T10:00:00">
            <text:p>Sun Jun 20 10:00:00 2021</text:p>
          </table:table-cell>
          <table:table-cell office:value-type="float" office:value="51.45139166666666">
            <text:p>51.45139166666666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6-20T11:00:00">
            <text:p>Sun Jun 20 11:00:00 2021</text:p>
          </table:table-cell>
          <table:table-cell office:value-type="float" office:value="52.16666666666666">
            <text:p>52.1666666666666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6-20T12:00:00">
            <text:p>Sun Jun 20 12:00:00 2021</text:p>
          </table:table-cell>
          <table:table-cell office:value-type="float" office:value="52.61805416666666">
            <text:p>52.6180541666666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6-21T04:00:00">
            <text:p>Mon Jun 21 04:00:00 2021</text:p>
          </table:table-cell>
          <table:table-cell office:value-type="float" office:value="44.80556250000001">
            <text:p>44.8055625000000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6-21T05:00:00">
            <text:p>Mon Jun 21 05:00:00 2021</text:p>
          </table:table-cell>
          <table:table-cell office:value-type="float" office:value="44.909729166666665">
            <text:p>44.90972916666666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6-21T06:00:00">
            <text:p>Mon Jun 21 06:00:00 2021</text:p>
          </table:table-cell>
          <table:table-cell office:value-type="float" office:value="45.34028333333333">
            <text:p>45.3402833333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6-21T07:00:00">
            <text:p>Mon Jun 21 07:00:00 2021</text:p>
          </table:table-cell>
          <table:table-cell office:value-type="float" office:value="45.72917083333332">
            <text:p>45.7291708333333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6-21T08:00:00">
            <text:p>Mon Jun 21 08:00:00 2021</text:p>
          </table:table-cell>
          <table:table-cell office:value-type="float" office:value="45.847225">
            <text:p>45.84722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6-21T09:00:00">
            <text:p>Mon Jun 21 09:00:00 2021</text:p>
          </table:table-cell>
          <table:table-cell office:value-type="float" office:value="45.597225">
            <text:p>45.59722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6-21T10:00:00">
            <text:p>Mon Jun 21 10:00:00 2021</text:p>
          </table:table-cell>
          <table:table-cell office:value-type="float" office:value="45.36805833333332">
            <text:p>45.3680583333333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06-21T11:00:00">
            <text:p>Mon Jun 21 11:00:00 2021</text:p>
          </table:table-cell>
          <table:table-cell office:value-type="float" office:value="45.34028333333333">
            <text:p>45.3402833333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6-21T12:00:00">
            <text:p>Mon Jun 21 12:00:00 2021</text:p>
          </table:table-cell>
          <table:table-cell office:value-type="float" office:value="45.23611666666667">
            <text:p>45.2361166666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06-21T13:00:00">
            <text:p>Mon Jun 21 13:00:00 2021</text:p>
          </table:table-cell>
          <table:table-cell office:value-type="float" office:value="45.0208375">
            <text:p>45.020837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6-21T14:00:00">
            <text:p>Mon Jun 21 14:00:00 2021</text:p>
          </table:table-cell>
          <table:table-cell office:value-type="float" office:value="45.1458375">
            <text:p>45.145837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06-21T15:00:00">
            <text:p>Mon Jun 21 15:00:00 2021</text:p>
          </table:table-cell>
          <table:table-cell office:value-type="float" office:value="45.4236125">
            <text:p>45.423612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6-21T16:00:00">
            <text:p>Mon Jun 21 16:00:00 2021</text:p>
          </table:table-cell>
          <table:table-cell office:value-type="float" office:value="45.6736125">
            <text:p>45.673612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6-21T17:00:00">
            <text:p>Mon Jun 21 17:00:00 2021</text:p>
          </table:table-cell>
          <table:table-cell office:value-type="float" office:value="45.88194583333333">
            <text:p>45.8819458333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6-21T18:00:00">
            <text:p>Mon Jun 21 18:00:00 2021</text:p>
          </table:table-cell>
          <table:table-cell office:value-type="float" office:value="46.2986125">
            <text:p>46.298612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6-22T03:00:00">
            <text:p>Tue Jun 22 03:00:00 2021</text:p>
          </table:table-cell>
          <table:table-cell office:value-type="float" office:value="53.499991666666666">
            <text:p>53.49999166666666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6-22T05:00:00">
            <text:p>Tue Jun 22 05:00:00 2021</text:p>
          </table:table-cell>
          <table:table-cell office:value-type="float" office:value="54.249991666666666">
            <text:p>54.24999166666666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6-22T06:00:00">
            <text:p>Tue Jun 22 06:00:00 2021</text:p>
          </table:table-cell>
          <table:table-cell office:value-type="float" office:value="54.04165833333334">
            <text:p>54.04165833333334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6-22T07:00:00">
            <text:p>Tue Jun 22 07:00:00 2021</text:p>
          </table:table-cell>
          <table:table-cell office:value-type="float" office:value="53.340270833333335">
            <text:p>53.34027083333333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6-22T08:00:00">
            <text:p>Tue Jun 22 08:00:00 2021</text:p>
          </table:table-cell>
          <table:table-cell office:value-type="float" office:value="53.249991666666666">
            <text:p>53.24999166666666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6-22T09:00:00">
            <text:p>Tue Jun 22 09:00:00 2021</text:p>
          </table:table-cell>
          <table:table-cell office:value-type="float" office:value="52.722212500000005">
            <text:p>52.72221250000000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6-22T10:00:00">
            <text:p>Tue Jun 22 10:00:00 2021</text:p>
          </table:table-cell>
          <table:table-cell office:value-type="float" office:value="52.458325">
            <text:p>52.45832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6-22T11:00:00">
            <text:p>Tue Jun 22 11:00:00 2021</text:p>
          </table:table-cell>
          <table:table-cell office:value-type="float" office:value="52.249991666666666">
            <text:p>52.24999166666666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7-04T06:00:00">
            <text:p>Sun Jul  4 06:00:00 2021</text:p>
          </table:table-cell>
          <table:table-cell office:value-type="float" office:value="44.15278333333333">
            <text:p>44.1527833333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7-04T09:00:00">
            <text:p>Sun Jul  4 09:00:00 2021</text:p>
          </table:table-cell>
          <table:table-cell office:value-type="float" office:value="44.791670833333335">
            <text:p>44.79167083333333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7-04T14:00:00">
            <text:p>Sun Jul  4 14:00:00 2021</text:p>
          </table:table-cell>
          <table:table-cell office:value-type="float" office:value="43.409729166666665">
            <text:p>43.40972916666666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7-06T18:00:00">
            <text:p>Tue Jul  6 18:00:00 2021</text:p>
          </table:table-cell>
          <table:table-cell office:value-type="float" office:value="48.0555625">
            <text:p>48.055562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7-06T19:00:00">
            <text:p>Tue Jul  6 19:00:00 2021</text:p>
          </table:table-cell>
          <table:table-cell office:value-type="float" office:value="46.375008333333334">
            <text:p>46.375008333333334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06T20:00:00">
            <text:p>Tue Jul  6 20:00:00 2021</text:p>
          </table:table-cell>
          <table:table-cell office:value-type="float" office:value="44.88195416666667">
            <text:p>44.8819541666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7-06T21:00:00">
            <text:p>Tue Jul  6 21:00:00 2021</text:p>
          </table:table-cell>
          <table:table-cell office:value-type="float" office:value="43.590287499999995">
            <text:p>43.59028749999999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1-07-06T22:00:00">
            <text:p>Tue Jul  6 22:00:00 2021</text:p>
          </table:table-cell>
          <table:table-cell office:value-type="float" office:value="42.215287499999995">
            <text:p>42.21528749999999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7-06T23:00:00">
            <text:p>Tue Jul  6 23:00:00 2021</text:p>
          </table:table-cell>
          <table:table-cell office:value-type="float" office:value="41.0764">
            <text:p>41.0764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7-07T00:00:00">
            <text:p>Wed Jul  7 00:00:00 2021</text:p>
          </table:table-cell>
          <table:table-cell office:value-type="float" office:value="40.1389">
            <text:p>40.1389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07T01:00:00">
            <text:p>Wed Jul  7 01:00:00 2021</text:p>
          </table:table-cell>
          <table:table-cell office:value-type="float" office:value="39.902787499999995">
            <text:p>39.90278749999999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7-07T02:00:00">
            <text:p>Wed Jul  7 02:00:00 2021</text:p>
          </table:table-cell>
          <table:table-cell office:value-type="float" office:value="39.69445416666667">
            <text:p>39.6944541666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7-07T03:00:00">
            <text:p>Wed Jul  7 03:00:00 2021</text:p>
          </table:table-cell>
          <table:table-cell office:value-type="float" office:value="39.5139">
            <text:p>39.5139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7-07T04:00:00">
            <text:p>Wed Jul  7 04:00:00 2021</text:p>
          </table:table-cell>
          <table:table-cell office:value-type="float" office:value="39.66667916666667">
            <text:p>39.666679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7-07T05:00:00">
            <text:p>Wed Jul  7 05:00:00 2021</text:p>
          </table:table-cell>
          <table:table-cell office:value-type="float" office:value="40.23612083333333">
            <text:p>40.2361208333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7-07T06:00:00">
            <text:p>Wed Jul  7 06:00:00 2021</text:p>
          </table:table-cell>
          <table:table-cell office:value-type="float" office:value="41.062508333333334">
            <text:p>41.06250833333333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7-07T07:00:00">
            <text:p>Wed Jul  7 07:00:00 2021</text:p>
          </table:table-cell>
          <table:table-cell office:value-type="float" office:value="42.02778333333333">
            <text:p>42.0277833333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07-07T08:00:00">
            <text:p>Wed Jul  7 08:00:00 2021</text:p>
          </table:table-cell>
          <table:table-cell office:value-type="float" office:value="43.034725">
            <text:p>43.03472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7-07T09:00:00">
            <text:p>Wed Jul  7 09:00:00 2021</text:p>
          </table:table-cell>
          <table:table-cell office:value-type="float" office:value="44.1875">
            <text:p>44.187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7-12T08:00:00">
            <text:p>Mon Jul 12 08:00:00 2021</text:p>
          </table:table-cell>
          <table:table-cell office:value-type="float" office:value="46.82639583333333">
            <text:p>46.8263958333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7-12T09:00:00">
            <text:p>Mon Jul 12 09:00:00 2021</text:p>
          </table:table-cell>
          <table:table-cell office:value-type="float" office:value="46.229175000000005">
            <text:p>46.22917500000000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7-12T10:00:00">
            <text:p>Mon Jul 12 10:00:00 2021</text:p>
          </table:table-cell>
          <table:table-cell office:value-type="float" office:value="45.65972916666667">
            <text:p>45.6597291666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7-12T11:00:00">
            <text:p>Mon Jul 12 11:00:00 2021</text:p>
          </table:table-cell>
          <table:table-cell office:value-type="float" office:value="45.26389583333334">
            <text:p>45.2638958333333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7-12T12:00:00">
            <text:p>Mon Jul 12 12:00:00 2021</text:p>
          </table:table-cell>
          <table:table-cell office:value-type="float" office:value="44.46528333333333">
            <text:p>44.4652833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7-12T13:00:00">
            <text:p>Mon Jul 12 13:00:00 2021</text:p>
          </table:table-cell>
          <table:table-cell office:value-type="float" office:value="44.125008333333334">
            <text:p>44.12500833333333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7-12T14:00:00">
            <text:p>Mon Jul 12 14:00:00 2021</text:p>
          </table:table-cell>
          <table:table-cell office:value-type="float" office:value="43.972229166666665">
            <text:p>43.97222916666666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7-12T15:00:00">
            <text:p>Mon Jul 12 15:00:00 2021</text:p>
          </table:table-cell>
          <table:table-cell office:value-type="float" office:value="44.31250416666666">
            <text:p>44.31250416666666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07-12T16:00:00">
            <text:p>Mon Jul 12 16:00:00 2021</text:p>
          </table:table-cell>
          <table:table-cell office:value-type="float" office:value="44.05555833333333">
            <text:p>44.0555583333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7-12T17:00:00">
            <text:p>Mon Jul 12 17:00:00 2021</text:p>
          </table:table-cell>
          <table:table-cell office:value-type="float" office:value="43.65277916666667">
            <text:p>43.6527791666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7-12T18:00:00">
            <text:p>Mon Jul 12 18:00:00 2021</text:p>
          </table:table-cell>
          <table:table-cell office:value-type="float" office:value="43.36805416666667">
            <text:p>43.3680541666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7-12T19:00:00">
            <text:p>Mon Jul 12 19:00:00 2021</text:p>
          </table:table-cell>
          <table:table-cell office:value-type="float" office:value="43.6388875">
            <text:p>43.638887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07-12T20:00:00">
            <text:p>Mon Jul 12 20:00:00 2021</text:p>
          </table:table-cell>
          <table:table-cell office:value-type="float" office:value="44.15972083333333">
            <text:p>44.1597208333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07-12T21:00:00">
            <text:p>Mon Jul 12 21:00:00 2021</text:p>
          </table:table-cell>
          <table:table-cell office:value-type="float" office:value="44.645833333333336">
            <text:p>44.645833333333336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7-12T22:00:00">
            <text:p>Mon Jul 12 22:00:00 2021</text:p>
          </table:table-cell>
          <table:table-cell office:value-type="float" office:value="45.25694583333333">
            <text:p>45.2569458333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7-12T23:00:00">
            <text:p>Mon Jul 12 23:00:00 2021</text:p>
          </table:table-cell>
          <table:table-cell office:value-type="float" office:value="46.25694583333333">
            <text:p>46.2569458333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7-13T00:00:00">
            <text:p>Tue Jul 13 00:00:00 2021</text:p>
          </table:table-cell>
          <table:table-cell office:value-type="float" office:value="47.9236125">
            <text:p>47.923612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7-13T04:00:00">
            <text:p>Tue Jul 13 04:00:00 2021</text:p>
          </table:table-cell>
          <table:table-cell office:value-type="float" office:value="52.375">
            <text:p>52.37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7-13T05:00:00">
            <text:p>Tue Jul 13 05:00:00 2021</text:p>
          </table:table-cell>
          <table:table-cell office:value-type="float" office:value="53.02777916666667">
            <text:p>53.0277791666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7-13T06:00:00">
            <text:p>Tue Jul 13 06:00:00 2021</text:p>
          </table:table-cell>
          <table:table-cell office:value-type="float" office:value="53.916666666666664">
            <text:p>53.916666666666664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7-13T09:00:00">
            <text:p>Tue Jul 13 09:00:00 2021</text:p>
          </table:table-cell>
          <table:table-cell office:value-type="float" office:value="56.798608333333334">
            <text:p>56.798608333333334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7-25T22:00:00">
            <text:p>Sun Jul 25 22:00:00 2021</text:p>
          </table:table-cell>
          <table:table-cell office:value-type="float" office:value="47.75">
            <text:p>47.7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7-25T23:00:00">
            <text:p>Sun Jul 25 23:00:00 2021</text:p>
          </table:table-cell>
          <table:table-cell office:value-type="float" office:value="47.19444583333333">
            <text:p>47.1944458333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7-26T00:00:00">
            <text:p>Mon Jul 26 00:00:00 2021</text:p>
          </table:table-cell>
          <table:table-cell office:value-type="float" office:value="47.013891666666666">
            <text:p>47.01389166666666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7-26T01:00:00">
            <text:p>Mon Jul 26 01:00:00 2021</text:p>
          </table:table-cell>
          <table:table-cell office:value-type="float" office:value="46.2361125">
            <text:p>46.236112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26T02:00:00">
            <text:p>Mon Jul 26 02:00:00 2021</text:p>
          </table:table-cell>
          <table:table-cell office:value-type="float" office:value="45.4861125">
            <text:p>45.486112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7-26T03:00:00">
            <text:p>Mon Jul 26 03:00:00 2021</text:p>
          </table:table-cell>
          <table:table-cell office:value-type="float" office:value="45.61805416666667">
            <text:p>45.6180541666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7-26T04:00:00">
            <text:p>Mon Jul 26 04:00:00 2021</text:p>
          </table:table-cell>
          <table:table-cell office:value-type="float" office:value="45.8125">
            <text:p>45.812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7-26T05:00:00">
            <text:p>Mon Jul 26 05:00:00 2021</text:p>
          </table:table-cell>
          <table:table-cell office:value-type="float" office:value="45.18055833333333">
            <text:p>45.1805583333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7-26T06:00:00">
            <text:p>Mon Jul 26 06:00:00 2021</text:p>
          </table:table-cell>
          <table:table-cell office:value-type="float" office:value="44.18055833333333">
            <text:p>44.1805583333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7-26T07:00:00">
            <text:p>Mon Jul 26 07:00:00 2021</text:p>
          </table:table-cell>
          <table:table-cell office:value-type="float" office:value="44.263891666666666">
            <text:p>44.26389166666666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7-26T08:00:00">
            <text:p>Mon Jul 26 08:00:00 2021</text:p>
          </table:table-cell>
          <table:table-cell office:value-type="float" office:value="44.284725">
            <text:p>44.28472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7-26T09:00:00">
            <text:p>Mon Jul 26 09:00:00 2021</text:p>
          </table:table-cell>
          <table:table-cell office:value-type="float" office:value="43.81250416666666">
            <text:p>43.8125041666666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7-26T10:00:00">
            <text:p>Mon Jul 26 10:00:00 2021</text:p>
          </table:table-cell>
          <table:table-cell office:value-type="float" office:value="42.9583375">
            <text:p>42.958337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7-26T11:00:00">
            <text:p>Mon Jul 26 11:00:00 2021</text:p>
          </table:table-cell>
          <table:table-cell office:value-type="float" office:value="42.00000416666666">
            <text:p>42.0000041666666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7-26T13:00:00">
            <text:p>Mon Jul 26 13:00:00 2021</text:p>
          </table:table-cell>
          <table:table-cell office:value-type="float" office:value="40.104170833333335">
            <text:p>40.10417083333333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7-26T16:00:00">
            <text:p>Mon Jul 26 16:00:00 2021</text:p>
          </table:table-cell>
          <table:table-cell office:value-type="float" office:value="38.2708375">
            <text:p>38.270837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7-26T19:00:00">
            <text:p>Mon Jul 26 19:00:00 2021</text:p>
          </table:table-cell>
          <table:table-cell office:value-type="float" office:value="38.847229166666665">
            <text:p>38.84722916666666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7-26T20:00:00">
            <text:p>Mon Jul 26 20:00:00 2021</text:p>
          </table:table-cell>
          <table:table-cell office:value-type="float" office:value="39.097229166666665">
            <text:p>39.09722916666666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7-26T21:00:00">
            <text:p>Mon Jul 26 21:00:00 2021</text:p>
          </table:table-cell>
          <table:table-cell office:value-type="float" office:value="39.284729166666665">
            <text:p>39.28472916666666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7-27T05:00:00">
            <text:p>Tue Jul 27 05:00:00 2021</text:p>
          </table:table-cell>
          <table:table-cell office:value-type="float" office:value="38.29862083333333">
            <text:p>38.2986208333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7-27T12:00:00">
            <text:p>Tue Jul 27 12:00:00 2021</text:p>
          </table:table-cell>
          <table:table-cell office:value-type="float" office:value="38.45834166666666">
            <text:p>38.45834166666666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7-27T13:00:00">
            <text:p>Tue Jul 27 13:00:00 2021</text:p>
          </table:table-cell>
          <table:table-cell office:value-type="float" office:value="39.08334166666666">
            <text:p>39.08334166666666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7-31T10:00:00">
            <text:p>Sat Jul 31 10:00:00 2021</text:p>
          </table:table-cell>
          <table:table-cell office:value-type="float" office:value="60.409725">
            <text:p>60.40972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7-31T11:00:00">
            <text:p>Sat Jul 31 11:00:00 2021</text:p>
          </table:table-cell>
          <table:table-cell office:value-type="float" office:value="60.041670833333335">
            <text:p>60.04167083333333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7-31T22:00:00">
            <text:p>Sat Jul 31 22:00:00 2021</text:p>
          </table:table-cell>
          <table:table-cell office:value-type="float" office:value="52.74305416666667">
            <text:p>52.7430541666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7-31T23:00:00">
            <text:p>Sat Jul 31 23:00:00 2021</text:p>
          </table:table-cell>
          <table:table-cell office:value-type="float" office:value="52.61805416666667">
            <text:p>52.6180541666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8-01T00:00:00">
            <text:p>Sun Aug  1 00:00:00 2021</text:p>
          </table:table-cell>
          <table:table-cell office:value-type="float" office:value="53.25">
            <text:p>53.2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8-03T15:00:00">
            <text:p>Tue Aug  3 15:00:00 2021</text:p>
          </table:table-cell>
          <table:table-cell office:value-type="float" office:value="43.048608333333334">
            <text:p>43.048608333333334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08-05T07:00:00">
            <text:p>Thu Aug  5 07:00:00 2021</text:p>
          </table:table-cell>
          <table:table-cell office:value-type="float" office:value="45.138891666666666">
            <text:p>45.138891666666666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8-05T08:00:00">
            <text:p>Thu Aug  5 08:00:00 2021</text:p>
          </table:table-cell>
          <table:table-cell office:value-type="float" office:value="45.034725">
            <text:p>45.03472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8-05T13:00:00">
            <text:p>Thu Aug  5 13:00:00 2021</text:p>
          </table:table-cell>
          <table:table-cell office:value-type="float" office:value="44.944449999999996">
            <text:p>44.944449999999996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8-05T14:00:00">
            <text:p>Thu Aug  5 14:00:00 2021</text:p>
          </table:table-cell>
          <table:table-cell office:value-type="float" office:value="45.659729166666665">
            <text:p>45.65972916666666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8-07T05:00:00">
            <text:p>Sat Aug  7 05:00:00 2021</text:p>
          </table:table-cell>
          <table:table-cell office:value-type="float" office:value="52.74999583333334">
            <text:p>52.7499958333333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8-07T06:00:00">
            <text:p>Sat Aug  7 06:00:00 2021</text:p>
          </table:table-cell>
          <table:table-cell office:value-type="float" office:value="52.78472083333333">
            <text:p>52.7847208333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8-07T07:00:00">
            <text:p>Sat Aug  7 07:00:00 2021</text:p>
          </table:table-cell>
          <table:table-cell office:value-type="float" office:value="52.902775">
            <text:p>52.90277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8-07T08:00:00">
            <text:p>Sat Aug  7 08:00:00 2021</text:p>
          </table:table-cell>
          <table:table-cell office:value-type="float" office:value="53.090275">
            <text:p>53.09027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8-07T09:00:00">
            <text:p>Sat Aug  7 09:00:00 2021</text:p>
          </table:table-cell>
          <table:table-cell office:value-type="float" office:value="53.50694166666667">
            <text:p>53.5069416666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8-07T10:00:00">
            <text:p>Sat Aug  7 10:00:00 2021</text:p>
          </table:table-cell>
          <table:table-cell office:value-type="float" office:value="53.923608333333334">
            <text:p>53.92360833333333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8-07T14:00:00">
            <text:p>Sat Aug  7 14:00:00 2021</text:p>
          </table:table-cell>
          <table:table-cell office:value-type="float" office:value="53.6666625">
            <text:p>53.666662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8-07T15:00:00">
            <text:p>Sat Aug  7 15:00:00 2021</text:p>
          </table:table-cell>
          <table:table-cell office:value-type="float" office:value="53.583329166666665">
            <text:p>53.58332916666666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8-29T08:00:00">
            <text:p>Sun Aug 29 08:00:00 2021</text:p>
          </table:table-cell>
          <table:table-cell office:value-type="float" office:value="36.75694583333333">
            <text:p>36.7569458333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08-29T10:00:00">
            <text:p>Sun Aug 29 10:00:00 2021</text:p>
          </table:table-cell>
          <table:table-cell office:value-type="float" office:value="36.229170833333335">
            <text:p>36.22917083333333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8-29T12:00:00">
            <text:p>Sun Aug 29 12:00:00 2021</text:p>
          </table:table-cell>
          <table:table-cell office:value-type="float" office:value="35.90278333333333">
            <text:p>35.9027833333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8-29T14:00:00">
            <text:p>Sun Aug 29 14:00:00 2021</text:p>
          </table:table-cell>
          <table:table-cell office:value-type="float" office:value="34.416675">
            <text:p>34.41667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8-29T15:00:00">
            <text:p>Sun Aug 29 15:00:00 2021</text:p>
          </table:table-cell>
          <table:table-cell office:value-type="float" office:value="33.916675">
            <text:p>33.91667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9T18:00:00">
            <text:p>Sun Aug 29 18:00:00 2021</text:p>
          </table:table-cell>
          <table:table-cell office:value-type="float" office:value="34.3680625">
            <text:p>34.368062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8-29T19:00:00">
            <text:p>Sun Aug 29 19:00:00 2021</text:p>
          </table:table-cell>
          <table:table-cell office:value-type="float" office:value="35.104175">
            <text:p>35.10417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8-29T20:00:00">
            <text:p>Sun Aug 29 20:00:00 2021</text:p>
          </table:table-cell>
          <table:table-cell office:value-type="float" office:value="36.062508333333334">
            <text:p>36.06250833333333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8-30T09:00:00">
            <text:p>Mon Aug 30 09:00:00 2021</text:p>
          </table:table-cell>
          <table:table-cell office:value-type="float" office:value="38.27777916666667">
            <text:p>38.2777791666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8-30T10:00:00">
            <text:p>Mon Aug 30 10:00:00 2021</text:p>
          </table:table-cell>
          <table:table-cell office:value-type="float" office:value="38.2083375">
            <text:p>38.208337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8-30T14:00:00">
            <text:p>Mon Aug 30 14:00:00 2021</text:p>
          </table:table-cell>
          <table:table-cell office:value-type="float" office:value="40.229175">
            <text:p>40.22917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1-09-02T13:00:00">
            <text:p>Thu Sep  2 13:00:00 2021</text:p>
          </table:table-cell>
          <table:table-cell office:value-type="float" office:value="43.111108333333334">
            <text:p>43.111108333333334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9-03T15:00:00">
            <text:p>Fri Sep  3 15:00:00 2021</text:p>
          </table:table-cell>
          <table:table-cell office:value-type="float" office:value="44.15277916666667">
            <text:p>44.1527791666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9-03T16:00:00">
            <text:p>Fri Sep  3 16:00:00 2021</text:p>
          </table:table-cell>
          <table:table-cell office:value-type="float" office:value="44.93055833333333">
            <text:p>44.9305583333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09-06T08:00:00">
            <text:p>Mon Sep  6 08:00:00 2021</text:p>
          </table:table-cell>
          <table:table-cell office:value-type="float" office:value="58.5416625">
            <text:p>58.541662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09-06T09:00:00">
            <text:p>Mon Sep  6 09:00:00 2021</text:p>
          </table:table-cell>
          <table:table-cell office:value-type="float" office:value="58.87499583333334">
            <text:p>58.8749958333333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9-06T10:00:00">
            <text:p>Mon Sep  6 10:00:00 2021</text:p>
          </table:table-cell>
          <table:table-cell office:value-type="float" office:value="58.7013875">
            <text:p>58.701387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9-14T17:00:00">
            <text:p>Tue Sep 14 17:00:00 2021</text:p>
          </table:table-cell>
          <table:table-cell office:value-type="float" office:value="39.6388875">
            <text:p>39.638887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9-14T18:00:00">
            <text:p>Tue Sep 14 18:00:00 2021</text:p>
          </table:table-cell>
          <table:table-cell office:value-type="float" office:value="39.1736125">
            <text:p>39.173612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9-14T19:00:00">
            <text:p>Tue Sep 14 19:00:00 2021</text:p>
          </table:table-cell>
          <table:table-cell office:value-type="float" office:value="38.659725">
            <text:p>38.65972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9-14T20:00:00">
            <text:p>Tue Sep 14 20:00:00 2021</text:p>
          </table:table-cell>
          <table:table-cell office:value-type="float" office:value="38.458333333333336">
            <text:p>38.45833333333333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9-14T21:00:00">
            <text:p>Tue Sep 14 21:00:00 2021</text:p>
          </table:table-cell>
          <table:table-cell office:value-type="float" office:value="38.40972083333333">
            <text:p>38.4097208333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9-15T00:00:00">
            <text:p>Wed Sep 15 00:00:00 2021</text:p>
          </table:table-cell>
          <table:table-cell office:value-type="float" office:value="37.36805416666667">
            <text:p>37.3680541666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9-15T01:00:00">
            <text:p>Wed Sep 15 01:00:00 2021</text:p>
          </table:table-cell>
          <table:table-cell office:value-type="float" office:value="36.2013875">
            <text:p>36.201387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9-15T02:00:00">
            <text:p>Wed Sep 15 02:00:00 2021</text:p>
          </table:table-cell>
          <table:table-cell office:value-type="float" office:value="35.6388875">
            <text:p>35.638887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9-15T03:00:00">
            <text:p>Wed Sep 15 03:00:00 2021</text:p>
          </table:table-cell>
          <table:table-cell office:value-type="float" office:value="35.53472083333333">
            <text:p>35.5347208333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5T05:00:00">
            <text:p>Wed Sep 15 05:00:00 2021</text:p>
          </table:table-cell>
          <table:table-cell office:value-type="float" office:value="34.7361125">
            <text:p>34.736112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9-15T08:00:00">
            <text:p>Wed Sep 15 08:00:00 2021</text:p>
          </table:table-cell>
          <table:table-cell office:value-type="float" office:value="33.4375">
            <text:p>33.437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09-15T09:00:00">
            <text:p>Wed Sep 15 09:00:00 2021</text:p>
          </table:table-cell>
          <table:table-cell office:value-type="float" office:value="33.19444583333333">
            <text:p>33.1944458333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9-15T11:00:00">
            <text:p>Wed Sep 15 11:00:00 2021</text:p>
          </table:table-cell>
          <table:table-cell office:value-type="float" office:value="33.645833333333336">
            <text:p>33.645833333333336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9-15T12:00:00">
            <text:p>Wed Sep 15 12:00:00 2021</text:p>
          </table:table-cell>
          <table:table-cell office:value-type="float" office:value="34.770833333333336">
            <text:p>34.77083333333333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9-15T13:00:00">
            <text:p>Wed Sep 15 13:00:00 2021</text:p>
          </table:table-cell>
          <table:table-cell office:value-type="float" office:value="35.729166666666664">
            <text:p>35.72916666666666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9-15T14:00:00">
            <text:p>Wed Sep 15 14:00:00 2021</text:p>
          </table:table-cell>
          <table:table-cell office:value-type="float" office:value="36.46527916666667">
            <text:p>36.4652791666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9-15T15:00:00">
            <text:p>Wed Sep 15 15:00:00 2021</text:p>
          </table:table-cell>
          <table:table-cell office:value-type="float" office:value="37.1736125">
            <text:p>37.173612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09-15T18:00:00">
            <text:p>Wed Sep 15 18:00:00 2021</text:p>
          </table:table-cell>
          <table:table-cell office:value-type="float" office:value="38.5763875">
            <text:p>38.576387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9-16T07:00:00">
            <text:p>Thu Sep 16 07:00:00 2021</text:p>
          </table:table-cell>
          <table:table-cell office:value-type="float" office:value="41.041666666666664">
            <text:p>41.04166666666666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9-16T15:00:00">
            <text:p>Thu Sep 16 15:00:00 2021</text:p>
          </table:table-cell>
          <table:table-cell office:value-type="float" office:value="37.86805416666667">
            <text:p>37.8680541666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9-18T10:00:00">
            <text:p>Sat Sep 18 10:00:00 2021</text:p>
          </table:table-cell>
          <table:table-cell office:value-type="float" office:value="51.708333333333336">
            <text:p>51.708333333333336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9-23T15:00:00">
            <text:p>Thu Sep 23 15:00:00 2021</text:p>
          </table:table-cell>
          <table:table-cell office:value-type="float" office:value="61.17360416666666">
            <text:p>61.17360416666666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9-24T05:00:00">
            <text:p>Fri Sep 24 05:00:00 2021</text:p>
          </table:table-cell>
          <table:table-cell office:value-type="float" office:value="54.076391666666666">
            <text:p>54.07639166666666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9-24T11:00:00">
            <text:p>Fri Sep 24 11:00:00 2021</text:p>
          </table:table-cell>
          <table:table-cell office:value-type="float" office:value="54.694441666666656">
            <text:p>54.694441666666656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9-27T17:00:00">
            <text:p>Mon Sep 27 17:00:00 2021</text:p>
          </table:table-cell>
          <table:table-cell office:value-type="float" office:value="54.54862083333333">
            <text:p>54.5486208333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1-10-03T16:00:00">
            <text:p>Sun Oct  3 16:00:00 2021</text:p>
          </table:table-cell>
          <table:table-cell office:value-type="float" office:value="45.340275">
            <text:p>45.34027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0-03T17:00:00">
            <text:p>Sun Oct  3 17:00:00 2021</text:p>
          </table:table-cell>
          <table:table-cell office:value-type="float" office:value="43.40971666666667">
            <text:p>43.4097166666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0-03T18:00:00">
            <text:p>Sun Oct  3 18:00:00 2021</text:p>
          </table:table-cell>
          <table:table-cell office:value-type="float" office:value="42.083329166666665">
            <text:p>42.08332916666666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0-03T19:00:00">
            <text:p>Sun Oct  3 19:00:00 2021</text:p>
          </table:table-cell>
          <table:table-cell office:value-type="float" office:value="41.395829166666665">
            <text:p>41.39582916666666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10-03T20:00:00">
            <text:p>Sun Oct  3 20:00:00 2021</text:p>
          </table:table-cell>
          <table:table-cell office:value-type="float" office:value="40.743050000000004">
            <text:p>40.743050000000004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1-10-03T21:00:00">
            <text:p>Sun Oct  3 21:00:00 2021</text:p>
          </table:table-cell>
          <table:table-cell office:value-type="float" office:value="40.402775">
            <text:p>40.40277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0-03T22:00:00">
            <text:p>Sun Oct  3 22:00:00 2021</text:p>
          </table:table-cell>
          <table:table-cell office:value-type="float" office:value="40.38194166666667">
            <text:p>40.3819416666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0-03T23:00:00">
            <text:p>Sun Oct  3 23:00:00 2021</text:p>
          </table:table-cell>
          <table:table-cell office:value-type="float" office:value="40.40972083333333">
            <text:p>40.4097208333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0-04T00:00:00">
            <text:p>Mon Oct  4 00:00:00 2021</text:p>
          </table:table-cell>
          <table:table-cell office:value-type="float" office:value="40.479166666666664">
            <text:p>40.47916666666666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0-04T01:00:00">
            <text:p>Mon Oct  4 01:00:00 2021</text:p>
          </table:table-cell>
          <table:table-cell office:value-type="float" office:value="41.138891666666666">
            <text:p>41.138891666666666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0-04T02:00:00">
            <text:p>Mon Oct  4 02:00:00 2021</text:p>
          </table:table-cell>
          <table:table-cell office:value-type="float" office:value="41.75000416666666">
            <text:p>41.75000416666666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10-04T03:00:00">
            <text:p>Mon Oct  4 03:00:00 2021</text:p>
          </table:table-cell>
          <table:table-cell office:value-type="float" office:value="42.354170833333335">
            <text:p>42.35417083333333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4T04:00:00">
            <text:p>Mon Oct  4 04:00:00 2021</text:p>
          </table:table-cell>
          <table:table-cell office:value-type="float" office:value="43.45139583333333">
            <text:p>43.4513958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0-04T05:00:00">
            <text:p>Mon Oct  4 05:00:00 2021</text:p>
          </table:table-cell>
          <table:table-cell office:value-type="float" office:value="44.722229166666665">
            <text:p>44.72222916666666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10-04T06:00:00">
            <text:p>Mon Oct  4 06:00:00 2021</text:p>
          </table:table-cell>
          <table:table-cell office:value-type="float" office:value="45.44445416666667">
            <text:p>45.4444541666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04T07:00:00">
            <text:p>Mon Oct  4 07:00:00 2021</text:p>
          </table:table-cell>
          <table:table-cell office:value-type="float" office:value="46.305566666666664">
            <text:p>46.30556666666666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5T21:00:00">
            <text:p>Tue Oct  5 21:00:00 2021</text:p>
          </table:table-cell>
          <table:table-cell office:value-type="float" office:value="49.618050000000004">
            <text:p>49.61805000000000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05T22:00:00">
            <text:p>Tue Oct  5 22:00:00 2021</text:p>
          </table:table-cell>
          <table:table-cell office:value-type="float" office:value="48.520829166666665">
            <text:p>48.52082916666666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10-07T01:00:00">
            <text:p>Thu Oct  7 01:00:00 2021</text:p>
          </table:table-cell>
          <table:table-cell office:value-type="float" office:value="49.91249583333333">
            <text:p>49.9124958333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10-18T18:00:00">
            <text:p>Mon Oct 18 18:00:00 2021</text:p>
          </table:table-cell>
          <table:table-cell office:value-type="float" office:value="36.78471666666667">
            <text:p>36.7847166666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0-18T22:00:00">
            <text:p>Mon Oct 18 22:00:00 2021</text:p>
          </table:table-cell>
          <table:table-cell office:value-type="float" office:value="29.77082916666667">
            <text:p>29.7708291666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0-18T23:00:00">
            <text:p>Mon Oct 18 23:00:00 2021</text:p>
          </table:table-cell>
          <table:table-cell office:value-type="float" office:value="29.256937500000003">
            <text:p>29.25693750000000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0-19T00:00:00">
            <text:p>Tue Oct 19 00:00:00 2021</text:p>
          </table:table-cell>
          <table:table-cell office:value-type="float" office:value="29.423604166666667">
            <text:p>29.42360416666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0-19T01:00:00">
            <text:p>Tue Oct 19 01:00:00 2021</text:p>
          </table:table-cell>
          <table:table-cell office:value-type="float" office:value="30.076383333333336">
            <text:p>30.076383333333336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0-19T02:00:00">
            <text:p>Tue Oct 19 02:00:00 2021</text:p>
          </table:table-cell>
          <table:table-cell office:value-type="float" office:value="31.013883333333336">
            <text:p>31.01388333333333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0-19T03:00:00">
            <text:p>Tue Oct 19 03:00:00 2021</text:p>
          </table:table-cell>
          <table:table-cell office:value-type="float" office:value="32.31944166666667">
            <text:p>32.3194416666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0-19T04:00:00">
            <text:p>Tue Oct 19 04:00:00 2021</text:p>
          </table:table-cell>
          <table:table-cell office:value-type="float" office:value="33.9513875">
            <text:p>33.951387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10-19T05:00:00">
            <text:p>Tue Oct 19 05:00:00 2021</text:p>
          </table:table-cell>
          <table:table-cell office:value-type="float" office:value="35.31944166666667">
            <text:p>35.3194416666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10-19T06:00:00">
            <text:p>Tue Oct 19 06:00:00 2021</text:p>
          </table:table-cell>
          <table:table-cell office:value-type="float" office:value="36.74305416666667">
            <text:p>36.7430541666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10-19T18:00:00">
            <text:p>Tue Oct 19 18:00:00 2021</text:p>
          </table:table-cell>
          <table:table-cell office:value-type="float" office:value="48.416675">
            <text:p>48.41667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1-10-19T19:00:00">
            <text:p>Tue Oct 19 19:00:00 2021</text:p>
          </table:table-cell>
          <table:table-cell office:value-type="float" office:value="49.937508333333334">
            <text:p>49.937508333333334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10-19T20:00:00">
            <text:p>Tue Oct 19 20:00:00 2021</text:p>
          </table:table-cell>
          <table:table-cell office:value-type="float" office:value="50.83334166666666">
            <text:p>50.83334166666666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20T16:00:00">
            <text:p>Wed Oct 20 16:00:00 2021</text:p>
          </table:table-cell>
          <table:table-cell office:value-type="float" office:value="61.041666666666664">
            <text:p>61.041666666666664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10-21T21:00:00">
            <text:p>Thu Oct 21 21:00:00 2021</text:p>
          </table:table-cell>
          <table:table-cell office:value-type="float" office:value="46.131933333333336">
            <text:p>46.13193333333333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0-21T22:00:00">
            <text:p>Thu Oct 21 22:00:00 2021</text:p>
          </table:table-cell>
          <table:table-cell office:value-type="float" office:value="45.409712500000005">
            <text:p>45.40971250000000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10-21T23:00:00">
            <text:p>Thu Oct 21 23:00:00 2021</text:p>
          </table:table-cell>
          <table:table-cell office:value-type="float" office:value="45.083325">
            <text:p>45.08332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0-22T00:00:00">
            <text:p>Fri Oct 22 00:00:00 2021</text:p>
          </table:table-cell>
          <table:table-cell office:value-type="float" office:value="45.402770833333335">
            <text:p>45.40277083333333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22T01:00:00">
            <text:p>Fri Oct 22 01:00:00 2021</text:p>
          </table:table-cell>
          <table:table-cell office:value-type="float" office:value="46.07638333333333">
            <text:p>46.0763833333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22T02:00:00">
            <text:p>Fri Oct 22 02:00:00 2021</text:p>
          </table:table-cell>
          <table:table-cell office:value-type="float" office:value="47.090270833333335">
            <text:p>47.09027083333333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10-22T03:00:00">
            <text:p>Fri Oct 22 03:00:00 2021</text:p>
          </table:table-cell>
          <table:table-cell office:value-type="float" office:value="48.20137916666667">
            <text:p>48.2013791666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10-22T06:00:00">
            <text:p>Fri Oct 22 06:00:00 2021</text:p>
          </table:table-cell>
          <table:table-cell office:value-type="float" office:value="51.534708333333334">
            <text:p>51.534708333333334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0-22T07:00:00">
            <text:p>Fri Oct 22 07:00:00 2021</text:p>
          </table:table-cell>
          <table:table-cell office:value-type="float" office:value="52.55554166666667">
            <text:p>52.5555416666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10-22T18:00:00">
            <text:p>Fri Oct 22 18:00:00 2021</text:p>
          </table:table-cell>
          <table:table-cell office:value-type="float" office:value="54.2013875">
            <text:p>54.201387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10-22T22:00:00">
            <text:p>Fri Oct 22 22:00:00 2021</text:p>
          </table:table-cell>
          <table:table-cell office:value-type="float" office:value="54.534725">
            <text:p>54.53472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10-22T23:00:00">
            <text:p>Fri Oct 22 23:00:00 2021</text:p>
          </table:table-cell>
          <table:table-cell office:value-type="float" office:value="53.763891666666666">
            <text:p>53.76389166666666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0-23T00:00:00">
            <text:p>Sat Oct 23 00:00:00 2021</text:p>
          </table:table-cell>
          <table:table-cell office:value-type="float" office:value="53.00694583333333">
            <text:p>53.0069458333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10-23T20:00:00">
            <text:p>Sat Oct 23 20:00:00 2021</text:p>
          </table:table-cell>
          <table:table-cell office:value-type="float" office:value="45.90278333333333">
            <text:p>45.9027833333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10-23T21:00:00">
            <text:p>Sat Oct 23 21:00:00 2021</text:p>
          </table:table-cell>
          <table:table-cell office:value-type="float" office:value="45.131949999999996">
            <text:p>45.131949999999996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10-23T22:00:00">
            <text:p>Sat Oct 23 22:00:00 2021</text:p>
          </table:table-cell>
          <table:table-cell office:value-type="float" office:value="43.159729166666665">
            <text:p>43.15972916666666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10-25T03:00:00">
            <text:p>Mon Oct 25 03:00:00 2021</text:p>
          </table:table-cell>
          <table:table-cell office:value-type="float" office:value="45.94444583333333">
            <text:p>45.9444458333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25T19:00:00">
            <text:p>Mon Oct 25 19:00:00 2021</text:p>
          </table:table-cell>
          <table:table-cell office:value-type="float" office:value="42.61111666666667">
            <text:p>42.6111166666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10-25T20:00:00">
            <text:p>Mon Oct 25 20:00:00 2021</text:p>
          </table:table-cell>
          <table:table-cell office:value-type="float" office:value="42.1180625">
            <text:p>42.118062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0-25T21:00:00">
            <text:p>Mon Oct 25 21:00:00 2021</text:p>
          </table:table-cell>
          <table:table-cell office:value-type="float" office:value="40.51389583333333">
            <text:p>40.5138958333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10-25T22:00:00">
            <text:p>Mon Oct 25 22:00:00 2021</text:p>
          </table:table-cell>
          <table:table-cell office:value-type="float" office:value="38.62500416666666">
            <text:p>38.6250041666666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1-10-25T23:00:00">
            <text:p>Mon Oct 25 23:00:00 2021</text:p>
          </table:table-cell>
          <table:table-cell office:value-type="float" office:value="39.597225">
            <text:p>39.59722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10-26T01:00:00">
            <text:p>Tue Oct 26 01:00:00 2021</text:p>
          </table:table-cell>
          <table:table-cell office:value-type="float" office:value="42.201391666666666">
            <text:p>42.20139166666666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10-26T05:00:00">
            <text:p>Tue Oct 26 05:00:00 2021</text:p>
          </table:table-cell>
          <table:table-cell office:value-type="float" office:value="42.013891666666666">
            <text:p>42.01389166666666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10-27T02:00:00">
            <text:p>Wed Oct 27 02:00:00 2021</text:p>
          </table:table-cell>
          <table:table-cell office:value-type="float" office:value="42.01388333333333">
            <text:p>42.0138833333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1-02T19:00:00">
            <text:p>Sun Jan  2 19:00:00 2022</text:p>
          </table:table-cell>
          <table:table-cell office:value-type="float" office:value="34.11110416666667">
            <text:p>34.1111041666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1-02T20:00:00">
            <text:p>Sun Jan  2 20:00:00 2022</text:p>
          </table:table-cell>
          <table:table-cell office:value-type="float" office:value="33.152770833333335">
            <text:p>33.15277083333333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2T21:00:00">
            <text:p>Sun Jan  2 21:00:00 2022</text:p>
          </table:table-cell>
          <table:table-cell office:value-type="float" office:value="31.68749166666667">
            <text:p>31.6874916666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02T22:00:00">
            <text:p>Sun Jan  2 22:00:00 2022</text:p>
          </table:table-cell>
          <table:table-cell office:value-type="float" office:value="29.736104166666667">
            <text:p>29.73610416666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1-03T17:00:00">
            <text:p>Mon Jan  3 17:00:00 2022</text:p>
          </table:table-cell>
          <table:table-cell office:value-type="float" office:value="26.4319375">
            <text:p>26.431937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1-03T18:00:00">
            <text:p>Mon Jan  3 18:00:00 2022</text:p>
          </table:table-cell>
          <table:table-cell office:value-type="float" office:value="25.959716666666665">
            <text:p>25.95971666666666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1-03T19:00:00">
            <text:p>Mon Jan  3 19:00:00 2022</text:p>
          </table:table-cell>
          <table:table-cell office:value-type="float" office:value="24.855549999999997">
            <text:p>24.85554999999999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1-03T20:00:00">
            <text:p>Mon Jan  3 20:00:00 2022</text:p>
          </table:table-cell>
          <table:table-cell office:value-type="float" office:value="23.147216666666665">
            <text:p>23.14721666666666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1-03T21:00:00">
            <text:p>Mon Jan  3 21:00:00 2022</text:p>
          </table:table-cell>
          <table:table-cell office:value-type="float" office:value="22.515275">
            <text:p>22.51527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1-03T22:00:00">
            <text:p>Mon Jan  3 22:00:00 2022</text:p>
          </table:table-cell>
          <table:table-cell office:value-type="float" office:value="22.556941666666663">
            <text:p>22.55694166666666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1-03T23:00:00">
            <text:p>Mon Jan  3 23:00:00 2022</text:p>
          </table:table-cell>
          <table:table-cell office:value-type="float" office:value="22.313887499999996">
            <text:p>22.31388749999999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1-04T00:00:00">
            <text:p>Tue Jan  4 00:00:00 2022</text:p>
          </table:table-cell>
          <table:table-cell office:value-type="float" office:value="21.890275">
            <text:p>21.89027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1-04T01:00:00">
            <text:p>Tue Jan  4 01:00:00 2022</text:p>
          </table:table-cell>
          <table:table-cell office:value-type="float" office:value="21.53610833333333">
            <text:p>21.5361083333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1-04T02:00:00">
            <text:p>Tue Jan  4 02:00:00 2022</text:p>
          </table:table-cell>
          <table:table-cell office:value-type="float" office:value="21.459720833333332">
            <text:p>21.459720833333332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04T03:00:00">
            <text:p>Tue Jan  4 03:00:00 2022</text:p>
          </table:table-cell>
          <table:table-cell office:value-type="float" office:value="21.049999999999997">
            <text:p>21.04999999999999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4T04:00:00">
            <text:p>Tue Jan  4 04:00:00 2022</text:p>
          </table:table-cell>
          <table:table-cell office:value-type="float" office:value="20.563887499999996">
            <text:p>20.563887499999996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1-04T05:00:00">
            <text:p>Tue Jan  4 05:00:00 2022</text:p>
          </table:table-cell>
          <table:table-cell office:value-type="float" office:value="20.473612499999998">
            <text:p>20.473612499999998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1-04T06:00:00">
            <text:p>Tue Jan  4 06:00:00 2022</text:p>
          </table:table-cell>
          <table:table-cell office:value-type="float" office:value="20.237504166666664">
            <text:p>20.237504166666664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1-04T07:00:00">
            <text:p>Tue Jan  4 07:00:00 2022</text:p>
          </table:table-cell>
          <table:table-cell office:value-type="float" office:value="19.987504166666664">
            <text:p>19.987504166666664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1-04T08:00:00">
            <text:p>Tue Jan  4 08:00:00 2022</text:p>
          </table:table-cell>
          <table:table-cell office:value-type="float" office:value="19.48055833333333">
            <text:p>19.4805583333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1-04T09:00:00">
            <text:p>Tue Jan  4 09:00:00 2022</text:p>
          </table:table-cell>
          <table:table-cell office:value-type="float" office:value="19.341670833333332">
            <text:p>19.341670833333332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1-04T10:00:00">
            <text:p>Tue Jan  4 10:00:00 2022</text:p>
          </table:table-cell>
          <table:table-cell office:value-type="float" office:value="19.827783333333333">
            <text:p>19.82778333333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1-04T11:00:00">
            <text:p>Tue Jan  4 11:00:00 2022</text:p>
          </table:table-cell>
          <table:table-cell office:value-type="float" office:value="20.554170833333334">
            <text:p>20.55417083333333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1-04T12:00:00">
            <text:p>Tue Jan  4 12:00:00 2022</text:p>
          </table:table-cell>
          <table:table-cell office:value-type="float" office:value="21.16667083333333">
            <text:p>21.1666708333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1-04T13:00:00">
            <text:p>Tue Jan  4 13:00:00 2022</text:p>
          </table:table-cell>
          <table:table-cell office:value-type="float" office:value="21.125004166666667">
            <text:p>21.12500416666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1-04T14:00:00">
            <text:p>Tue Jan  4 14:00:00 2022</text:p>
          </table:table-cell>
          <table:table-cell office:value-type="float" office:value="20.965279166666665">
            <text:p>20.96527916666666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1-04T15:00:00">
            <text:p>Tue Jan  4 15:00:00 2022</text:p>
          </table:table-cell>
          <table:table-cell office:value-type="float" office:value="21.034724999999998">
            <text:p>21.034724999999998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1-04T16:00:00">
            <text:p>Tue Jan  4 16:00:00 2022</text:p>
          </table:table-cell>
          <table:table-cell office:value-type="float" office:value="21.569445833333333">
            <text:p>21.56944583333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1-04T17:00:00">
            <text:p>Tue Jan  4 17:00:00 2022</text:p>
          </table:table-cell>
          <table:table-cell office:value-type="float" office:value="22.659720833333335">
            <text:p>22.65972083333333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1-04T18:00:00">
            <text:p>Tue Jan  4 18:00:00 2022</text:p>
          </table:table-cell>
          <table:table-cell office:value-type="float" office:value="23.875">
            <text:p>23.87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1-04T19:00:00">
            <text:p>Tue Jan  4 19:00:00 2022</text:p>
          </table:table-cell>
          <table:table-cell office:value-type="float" office:value="24.9236125">
            <text:p>24.923612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1-04T20:00:00">
            <text:p>Tue Jan  4 20:00:00 2022</text:p>
          </table:table-cell>
          <table:table-cell office:value-type="float" office:value="26.437504166666667">
            <text:p>26.43750416666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1-04T21:00:00">
            <text:p>Tue Jan  4 21:00:00 2022</text:p>
          </table:table-cell>
          <table:table-cell office:value-type="float" office:value="28.41667083333333">
            <text:p>28.4166708333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1-04T22:00:00">
            <text:p>Tue Jan  4 22:00:00 2022</text:p>
          </table:table-cell>
          <table:table-cell office:value-type="float" office:value="30.715279166666665">
            <text:p>30.71527916666666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1-05T03:00:00">
            <text:p>Wed Jan  5 03:00:00 2022</text:p>
          </table:table-cell>
          <table:table-cell office:value-type="float" office:value="43.854166666666664">
            <text:p>43.85416666666666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1-05T06:00:00">
            <text:p>Wed Jan  5 06:00:00 2022</text:p>
          </table:table-cell>
          <table:table-cell office:value-type="float" office:value="48.88194166666667">
            <text:p>48.8819416666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1-05T18:00:00">
            <text:p>Wed Jan  5 18:00:00 2022</text:p>
          </table:table-cell>
          <table:table-cell office:value-type="float" office:value="51.791666666666664">
            <text:p>51.79166666666666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1-06T01:00:00">
            <text:p>Thu Jan  6 01:00:00 2022</text:p>
          </table:table-cell>
          <table:table-cell office:value-type="float" office:value="48.0416625">
            <text:p>48.041662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1-06T02:00:00">
            <text:p>Thu Jan  6 02:00:00 2022</text:p>
          </table:table-cell>
          <table:table-cell office:value-type="float" office:value="47.23610416666667">
            <text:p>47.2361041666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1-06T03:00:00">
            <text:p>Thu Jan  6 03:00:00 2022</text:p>
          </table:table-cell>
          <table:table-cell office:value-type="float" office:value="46.42360416666667">
            <text:p>46.4236041666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1-06T04:00:00">
            <text:p>Thu Jan  6 04:00:00 2022</text:p>
          </table:table-cell>
          <table:table-cell office:value-type="float" office:value="45.868050000000004">
            <text:p>45.868050000000004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1-06T05:00:00">
            <text:p>Thu Jan  6 05:00:00 2022</text:p>
          </table:table-cell>
          <table:table-cell office:value-type="float" office:value="45.65971666666667">
            <text:p>45.6597166666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1-06T06:00:00">
            <text:p>Thu Jan  6 06:00:00 2022</text:p>
          </table:table-cell>
          <table:table-cell office:value-type="float" office:value="45.4444375">
            <text:p>45.444437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1-08T20:00:00">
            <text:p>Sat Jan  8 20:00:00 2022</text:p>
          </table:table-cell>
          <table:table-cell office:value-type="float" office:value="40.027775">
            <text:p>40.02777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08T21:00:00">
            <text:p>Sat Jan  8 21:00:00 2022</text:p>
          </table:table-cell>
          <table:table-cell office:value-type="float" office:value="40.38888333333333">
            <text:p>40.3888833333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9T14:00:00">
            <text:p>Sun Jan  9 14:00:00 2022</text:p>
          </table:table-cell>
          <table:table-cell office:value-type="float" office:value="33.37499999999999">
            <text:p>33.37499999999999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1-09T15:00:00">
            <text:p>Sun Jan  9 15:00:00 2022</text:p>
          </table:table-cell>
          <table:table-cell office:value-type="float" office:value="33.2986125">
            <text:p>33.298612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1-09T16:00:00">
            <text:p>Sun Jan  9 16:00:00 2022</text:p>
          </table:table-cell>
          <table:table-cell office:value-type="float" office:value="33.06249999999999">
            <text:p>33.06249999999999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1-10T00:00:00">
            <text:p>Mon Jan 10 00:00:00 2022</text:p>
          </table:table-cell>
          <table:table-cell office:value-type="float" office:value="33.041666666666664">
            <text:p>33.041666666666664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1-10T01:00:00">
            <text:p>Mon Jan 10 01:00:00 2022</text:p>
          </table:table-cell>
          <table:table-cell office:value-type="float" office:value="33.43055416666666">
            <text:p>33.4305541666666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1-10T02:00:00">
            <text:p>Mon Jan 10 02:00:00 2022</text:p>
          </table:table-cell>
          <table:table-cell office:value-type="float" office:value="33.770829166666665">
            <text:p>33.77082916666666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1-10T03:00:00">
            <text:p>Mon Jan 10 03:00:00 2022</text:p>
          </table:table-cell>
          <table:table-cell office:value-type="float" office:value="34.013887499999996">
            <text:p>34.013887499999996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1-10T06:00:00">
            <text:p>Mon Jan 10 06:00:00 2022</text:p>
          </table:table-cell>
          <table:table-cell office:value-type="float" office:value="31.354162499999997">
            <text:p>31.35416249999999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1-10T07:00:00">
            <text:p>Mon Jan 10 07:00:00 2022</text:p>
          </table:table-cell>
          <table:table-cell office:value-type="float" office:value="30.479162499999997">
            <text:p>30.47916249999999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1-10T10:00:00">
            <text:p>Mon Jan 10 10:00:00 2022</text:p>
          </table:table-cell>
          <table:table-cell office:value-type="float" office:value="27.722220833333328">
            <text:p>27.722220833333328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1-10T11:00:00">
            <text:p>Mon Jan 10 11:00:00 2022</text:p>
          </table:table-cell>
          <table:table-cell office:value-type="float" office:value="26.590274999999995">
            <text:p>26.59027499999999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1-18T19:00:00">
            <text:p>Tue Jan 18 19:00:00 2022</text:p>
          </table:table-cell>
          <table:table-cell office:value-type="float" office:value="41.13194166666667">
            <text:p>41.1319416666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1-18T20:00:00">
            <text:p>Tue Jan 18 20:00:00 2022</text:p>
          </table:table-cell>
          <table:table-cell office:value-type="float" office:value="40.236108333333334">
            <text:p>40.236108333333334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19T00:00:00">
            <text:p>Wed Jan 19 00:00:00 2022</text:p>
          </table:table-cell>
          <table:table-cell office:value-type="float" office:value="36.708333333333336">
            <text:p>36.70833333333333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1-19T01:00:00">
            <text:p>Wed Jan 19 01:00:00 2022</text:p>
          </table:table-cell>
          <table:table-cell office:value-type="float" office:value="35.50694166666667">
            <text:p>35.5069416666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1-19T20:00:00">
            <text:p>Wed Jan 19 20:00:00 2022</text:p>
          </table:table-cell>
          <table:table-cell office:value-type="float" office:value="30.812495833333333">
            <text:p>30.81249583333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1-19T21:00:00">
            <text:p>Wed Jan 19 21:00:00 2022</text:p>
          </table:table-cell>
          <table:table-cell office:value-type="float" office:value="30.43055">
            <text:p>30.4305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01-31T19:00:00">
            <text:p>Mon Jan 31 19:00:00 2022</text:p>
          </table:table-cell>
          <table:table-cell office:value-type="float" office:value="43.6389">
            <text:p>43.638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1-31T20:00:00">
            <text:p>Mon Jan 31 20:00:00 2022</text:p>
          </table:table-cell>
          <table:table-cell office:value-type="float" office:value="43.04167916666666">
            <text:p>43.04167916666666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01-31T21:00:00">
            <text:p>Mon Jan 31 21:00:00 2022</text:p>
          </table:table-cell>
          <table:table-cell office:value-type="float" office:value="41.993066666666664">
            <text:p>41.993066666666664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1-31T22:00:00">
            <text:p>Mon Jan 31 22:00:00 2022</text:p>
          </table:table-cell>
          <table:table-cell office:value-type="float" office:value="40.090287499999995">
            <text:p>40.09028749999999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01T01:00:00">
            <text:p>Tue Feb  1 01:00:00 2022</text:p>
          </table:table-cell>
          <table:table-cell office:value-type="float" office:value="38.51389583333333">
            <text:p>38.5138958333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02T22:00:00">
            <text:p>Wed Feb  2 22:00:00 2022</text:p>
          </table:table-cell>
          <table:table-cell office:value-type="float" office:value="45.972212500000005">
            <text:p>45.97221250000000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2-02T23:00:00">
            <text:p>Wed Feb  2 23:00:00 2022</text:p>
          </table:table-cell>
          <table:table-cell office:value-type="float" office:value="44.777770833333335">
            <text:p>44.77777083333333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2-03T19:00:00">
            <text:p>Thu Feb  3 19:00:00 2022</text:p>
          </table:table-cell>
          <table:table-cell office:value-type="float" office:value="34.27777916666666">
            <text:p>34.2777791666666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03T20:00:00">
            <text:p>Thu Feb  3 20:00:00 2022</text:p>
          </table:table-cell>
          <table:table-cell office:value-type="float" office:value="33.854170833333335">
            <text:p>33.85417083333333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2-03T21:00:00">
            <text:p>Thu Feb  3 21:00:00 2022</text:p>
          </table:table-cell>
          <table:table-cell office:value-type="float" office:value="34.01389583333333">
            <text:p>34.0138958333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03T22:00:00">
            <text:p>Thu Feb  3 22:00:00 2022</text:p>
          </table:table-cell>
          <table:table-cell office:value-type="float" office:value="35.04861666666667">
            <text:p>35.0486166666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03T23:00:00">
            <text:p>Thu Feb  3 23:00:00 2022</text:p>
          </table:table-cell>
          <table:table-cell office:value-type="float" office:value="36.87500416666666">
            <text:p>36.8750041666666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04T10:00:00">
            <text:p>Fri Feb  4 10:00:00 2022</text:p>
          </table:table-cell>
          <table:table-cell office:value-type="float" office:value="35.777787499999995">
            <text:p>35.77778749999999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04T15:00:00">
            <text:p>Fri Feb  4 15:00:00 2022</text:p>
          </table:table-cell>
          <table:table-cell office:value-type="float" office:value="34.00695416666667">
            <text:p>34.0069541666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4T17:00:00">
            <text:p>Fri Feb  4 17:00:00 2022</text:p>
          </table:table-cell>
          <table:table-cell office:value-type="float" office:value="30.798616666666664">
            <text:p>30.798616666666664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04T18:00:00">
            <text:p>Fri Feb  4 18:00:00 2022</text:p>
          </table:table-cell>
          <table:table-cell office:value-type="float" office:value="29.43750833333333">
            <text:p>29.4375083333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04T19:00:00">
            <text:p>Fri Feb  4 19:00:00 2022</text:p>
          </table:table-cell>
          <table:table-cell office:value-type="float" office:value="28.777783333333332">
            <text:p>28.777783333333332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4T20:00:00">
            <text:p>Fri Feb  4 20:00:00 2022</text:p>
          </table:table-cell>
          <table:table-cell office:value-type="float" office:value="28.9583375">
            <text:p>28.958337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2-04T21:00:00">
            <text:p>Fri Feb  4 21:00:00 2022</text:p>
          </table:table-cell>
          <table:table-cell office:value-type="float" office:value="28.3333375">
            <text:p>28.333337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2-04T22:00:00">
            <text:p>Fri Feb  4 22:00:00 2022</text:p>
          </table:table-cell>
          <table:table-cell office:value-type="float" office:value="27.88195">
            <text:p>27.8819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2-04T23:00:00">
            <text:p>Fri Feb  4 23:00:00 2022</text:p>
          </table:table-cell>
          <table:table-cell office:value-type="float" office:value="26.763895833333333">
            <text:p>26.76389583333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2-05T00:00:00">
            <text:p>Sat Feb  5 00:00:00 2022</text:p>
          </table:table-cell>
          <table:table-cell office:value-type="float" office:value="25.861116666666664">
            <text:p>25.861116666666664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2-05T03:00:00">
            <text:p>Sat Feb  5 03:00:00 2022</text:p>
          </table:table-cell>
          <table:table-cell office:value-type="float" office:value="23.590279166666665">
            <text:p>23.59027916666666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2-05T04:00:00">
            <text:p>Sat Feb  5 04:00:00 2022</text:p>
          </table:table-cell>
          <table:table-cell office:value-type="float" office:value="23.027779166666665">
            <text:p>23.02777916666666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2-05T05:00:00">
            <text:p>Sat Feb  5 05:00:00 2022</text:p>
          </table:table-cell>
          <table:table-cell office:value-type="float" office:value="22.7361125">
            <text:p>22.736112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2-05T06:00:00">
            <text:p>Sat Feb  5 06:00:00 2022</text:p>
          </table:table-cell>
          <table:table-cell office:value-type="float" office:value="22.555558333333334">
            <text:p>22.555558333333334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2-05T07:00:00">
            <text:p>Sat Feb  5 07:00:00 2022</text:p>
          </table:table-cell>
          <table:table-cell office:value-type="float" office:value="22.486116666666664">
            <text:p>22.486116666666664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2-05T12:00:00">
            <text:p>Sat Feb  5 12:00:00 2022</text:p>
          </table:table-cell>
          <table:table-cell office:value-type="float" office:value="23.91667083333333">
            <text:p>23.9166708333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2-05T13:00:00">
            <text:p>Sat Feb  5 13:00:00 2022</text:p>
          </table:table-cell>
          <table:table-cell office:value-type="float" office:value="24.4236125">
            <text:p>24.423612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2-05T14:00:00">
            <text:p>Sat Feb  5 14:00:00 2022</text:p>
          </table:table-cell>
          <table:table-cell office:value-type="float" office:value="25.055558333333334">
            <text:p>25.05555833333333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05T15:00:00">
            <text:p>Sat Feb  5 15:00:00 2022</text:p>
          </table:table-cell>
          <table:table-cell office:value-type="float" office:value="26.048616666666664">
            <text:p>26.048616666666664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05T16:00:00">
            <text:p>Sat Feb  5 16:00:00 2022</text:p>
          </table:table-cell>
          <table:table-cell office:value-type="float" office:value="27.791674999999998">
            <text:p>27.791674999999998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2-05T17:00:00">
            <text:p>Sat Feb  5 17:00:00 2022</text:p>
          </table:table-cell>
          <table:table-cell office:value-type="float" office:value="29.166674999999998">
            <text:p>29.166674999999998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06T01:00:00">
            <text:p>Sun Feb  6 01:00:00 2022</text:p>
          </table:table-cell>
          <table:table-cell office:value-type="float" office:value="29.430562499999997">
            <text:p>29.43056249999999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2-06T02:00:00">
            <text:p>Sun Feb  6 02:00:00 2022</text:p>
          </table:table-cell>
          <table:table-cell office:value-type="float" office:value="29.958341666666666">
            <text:p>29.958341666666666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08T17:00:00">
            <text:p>Tue Feb  8 17:00:00 2022</text:p>
          </table:table-cell>
          <table:table-cell office:value-type="float" office:value="47.020833333333336">
            <text:p>47.020833333333336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2-08T22:00:00">
            <text:p>Tue Feb  8 22:00:00 2022</text:p>
          </table:table-cell>
          <table:table-cell office:value-type="float" office:value="46.97221666666666">
            <text:p>46.9722166666666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2-10T20:00:00">
            <text:p>Thu Feb 10 20:00:00 2022</text:p>
          </table:table-cell>
          <table:table-cell office:value-type="float" office:value="39.94444583333333">
            <text:p>39.9444458333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10T21:00:00">
            <text:p>Thu Feb 10 21:00:00 2022</text:p>
          </table:table-cell>
          <table:table-cell office:value-type="float" office:value="38.347225">
            <text:p>38.34722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2-10T22:00:00">
            <text:p>Thu Feb 10 22:00:00 2022</text:p>
          </table:table-cell>
          <table:table-cell office:value-type="float" office:value="38.319445833333326">
            <text:p>38.31944583333332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11T06:00:00">
            <text:p>Fri Feb 11 06:00:00 2022</text:p>
          </table:table-cell>
          <table:table-cell office:value-type="float" office:value="35.88194583333333">
            <text:p>35.8819458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2-11T07:00:00">
            <text:p>Fri Feb 11 07:00:00 2022</text:p>
          </table:table-cell>
          <table:table-cell office:value-type="float" office:value="35.979166666666664">
            <text:p>35.979166666666664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11T11:00:00">
            <text:p>Fri Feb 11 11:00:00 2022</text:p>
          </table:table-cell>
          <table:table-cell office:value-type="float" office:value="33.604166666666664">
            <text:p>33.604166666666664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2-11T18:00:00">
            <text:p>Fri Feb 11 18:00:00 2022</text:p>
          </table:table-cell>
          <table:table-cell office:value-type="float" office:value="28.4027875">
            <text:p>28.402787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2-11T19:00:00">
            <text:p>Fri Feb 11 19:00:00 2022</text:p>
          </table:table-cell>
          <table:table-cell office:value-type="float" office:value="28.326399999999996">
            <text:p>28.32639999999999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2-11T20:00:00">
            <text:p>Fri Feb 11 20:00:00 2022</text:p>
          </table:table-cell>
          <table:table-cell office:value-type="float" office:value="29.583341666666666">
            <text:p>29.58334166666666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2-11T21:00:00">
            <text:p>Fri Feb 11 21:00:00 2022</text:p>
          </table:table-cell>
          <table:table-cell office:value-type="float" office:value="31.291674999999998">
            <text:p>31.291674999999998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2-12T03:00:00">
            <text:p>Sat Feb 12 03:00:00 2022</text:p>
          </table:table-cell>
          <table:table-cell office:value-type="float" office:value="36.1597375">
            <text:p>36.159737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12T04:00:00">
            <text:p>Sat Feb 12 04:00:00 2022</text:p>
          </table:table-cell>
          <table:table-cell office:value-type="float" office:value="36.87501666666667">
            <text:p>36.8750166666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2T05:00:00">
            <text:p>Sat Feb 12 05:00:00 2022</text:p>
          </table:table-cell>
          <table:table-cell office:value-type="float" office:value="37.81251666666667">
            <text:p>37.8125166666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12T06:00:00">
            <text:p>Sat Feb 12 06:00:00 2022</text:p>
          </table:table-cell>
          <table:table-cell office:value-type="float" office:value="38.47918333333333">
            <text:p>38.4791833333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12T07:00:00">
            <text:p>Sat Feb 12 07:00:00 2022</text:p>
          </table:table-cell>
          <table:table-cell office:value-type="float" office:value="39.22224166666667">
            <text:p>39.2222416666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2-12T13:00:00">
            <text:p>Sat Feb 12 13:00:00 2022</text:p>
          </table:table-cell>
          <table:table-cell office:value-type="float" office:value="42.39584166666666">
            <text:p>42.3958416666666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2-12T14:00:00">
            <text:p>Sat Feb 12 14:00:00 2022</text:p>
          </table:table-cell>
          <table:table-cell office:value-type="float" office:value="43.27084166666666">
            <text:p>43.27084166666666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2-12T15:00:00">
            <text:p>Sat Feb 12 15:00:00 2022</text:p>
          </table:table-cell>
          <table:table-cell office:value-type="float" office:value="43.812508333333334">
            <text:p>43.812508333333334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12T16:00:00">
            <text:p>Sat Feb 12 16:00:00 2022</text:p>
          </table:table-cell>
          <table:table-cell office:value-type="float" office:value="44.13195416666667">
            <text:p>44.1319541666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12T17:00:00">
            <text:p>Sat Feb 12 17:00:00 2022</text:p>
          </table:table-cell>
          <table:table-cell office:value-type="float" office:value="44.6180625">
            <text:p>44.618062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2-12T18:00:00">
            <text:p>Sat Feb 12 18:00:00 2022</text:p>
          </table:table-cell>
          <table:table-cell office:value-type="float" office:value="45.21528333333333">
            <text:p>45.2152833333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2-12T21:00:00">
            <text:p>Sat Feb 12 21:00:00 2022</text:p>
          </table:table-cell>
          <table:table-cell office:value-type="float" office:value="47.659725">
            <text:p>47.65972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2-12T22:00:00">
            <text:p>Sat Feb 12 22:00:00 2022</text:p>
          </table:table-cell>
          <table:table-cell office:value-type="float" office:value="48.31250416666666">
            <text:p>48.3125041666666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2-13T01:00:00">
            <text:p>Sun Feb 13 01:00:00 2022</text:p>
          </table:table-cell>
          <table:table-cell office:value-type="float" office:value="50.30555416666667">
            <text:p>50.3055541666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13T02:00:00">
            <text:p>Sun Feb 13 02:00:00 2022</text:p>
          </table:table-cell>
          <table:table-cell office:value-type="float" office:value="51.49999583333334">
            <text:p>51.49999583333334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14T09:00:00">
            <text:p>Mon Feb 14 09:00:00 2022</text:p>
          </table:table-cell>
          <table:table-cell office:value-type="float" office:value="58.4166625">
            <text:p>58.416662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2-14T10:00:00">
            <text:p>Mon Feb 14 10:00:00 2022</text:p>
          </table:table-cell>
          <table:table-cell office:value-type="float" office:value="58.49999583333334">
            <text:p>58.4999958333333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2-14T11:00:00">
            <text:p>Mon Feb 14 11:00:00 2022</text:p>
          </table:table-cell>
          <table:table-cell office:value-type="float" office:value="59.30555416666667">
            <text:p>59.3055541666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2-14T12:00:00">
            <text:p>Mon Feb 14 12:00:00 2022</text:p>
          </table:table-cell>
          <table:table-cell office:value-type="float" office:value="60.1388875">
            <text:p>60.138887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14T13:00:00">
            <text:p>Mon Feb 14 13:00:00 2022</text:p>
          </table:table-cell>
          <table:table-cell office:value-type="float" office:value="60.770833333333336">
            <text:p>60.770833333333336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2-14T14:00:00">
            <text:p>Mon Feb 14 14:00:00 2022</text:p>
          </table:table-cell>
          <table:table-cell office:value-type="float" office:value="60.7986125">
            <text:p>60.798612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2-14T15:00:00">
            <text:p>Mon Feb 14 15:00:00 2022</text:p>
          </table:table-cell>
          <table:table-cell office:value-type="float" office:value="60.638891666666666">
            <text:p>60.638891666666666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2-14T16:00:00">
            <text:p>Mon Feb 14 16:00:00 2022</text:p>
          </table:table-cell>
          <table:table-cell office:value-type="float" office:value="60.59028333333333">
            <text:p>60.5902833333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2-17T22:00:00">
            <text:p>Thu Feb 17 22:00:00 2022</text:p>
          </table:table-cell>
          <table:table-cell office:value-type="float" office:value="49.99999583333332">
            <text:p>49.9999958333333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2-17T23:00:00">
            <text:p>Thu Feb 17 23:00:00 2022</text:p>
          </table:table-cell>
          <table:table-cell office:value-type="float" office:value="49.34721666666666">
            <text:p>49.3472166666666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2-18T15:00:00">
            <text:p>Fri Feb 18 15:00:00 2022</text:p>
          </table:table-cell>
          <table:table-cell office:value-type="float" office:value="33.19444583333333">
            <text:p>33.1944458333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40.5694375">
            <text:p>40.569437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40.333324999999995">
            <text:p>40.33332499999999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40.236104166666664">
            <text:p>40.236104166666664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40.09721666666666">
            <text:p>40.09721666666666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51.82637916666666">
            <text:p>51.82637916666666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26T15:00:00">
            <text:p>Sat Feb 26 15:00:00 2022</text:p>
          </table:table-cell>
          <table:table-cell office:value-type="float" office:value="54.229170833333335">
            <text:p>54.22917083333333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2-26T16:00:00">
            <text:p>Sat Feb 26 16:00:00 2022</text:p>
          </table:table-cell>
          <table:table-cell office:value-type="float" office:value="54.5833375">
            <text:p>54.583337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6T17:00:00">
            <text:p>Sat Feb 26 17:00:00 2022</text:p>
          </table:table-cell>
          <table:table-cell office:value-type="float" office:value="54.972225">
            <text:p>54.97222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55.11111249999999">
            <text:p>55.11111249999999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55.104166666666664">
            <text:p>55.10416666666666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55.291666666666664">
            <text:p>55.29166666666666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55.409720833333324">
            <text:p>55.40972083333332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54.13194166666667">
            <text:p>54.1319416666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53.74999583333332">
            <text:p>53.7499958333333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2-27T02:00:00">
            <text:p>Sun Feb 27 02:00:00 2022</text:p>
          </table:table-cell>
          <table:table-cell office:value-type="float" office:value="53.38193749999999">
            <text:p>53.38193749999999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50.229170833333335">
            <text:p>50.22917083333333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53.61110416666666">
            <text:p>53.6111041666666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51.96527083333333">
            <text:p>51.9652708333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3-03T02:00:00">
            <text:p>Thu Mar  3 02:00:00 2022</text:p>
          </table:table-cell>
          <table:table-cell office:value-type="float" office:value="51.71527916666667">
            <text:p>51.7152791666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61.125">
            <text:p>61.12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61.361108333333334">
            <text:p>61.361108333333334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61.1666625">
            <text:p>61.166662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60.840275">
            <text:p>60.84027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5T11:00:00">
            <text:p>Sat Mar  5 11:00:00 2022</text:p>
          </table:table-cell>
          <table:table-cell office:value-type="float" office:value="54.34027916666667">
            <text:p>54.3402791666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42.25694583333333">
            <text:p>42.2569458333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44.68055416666667">
            <text:p>44.6805541666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46.5138875">
            <text:p>46.513887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3-11T22:00:00">
            <text:p>Fri Mar 11 22:00:00 2022</text:p>
          </table:table-cell>
          <table:table-cell office:value-type="float" office:value="51.034725">
            <text:p>51.03472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2T01:00:00">
            <text:p>Sat Mar 12 01:00:00 2022</text:p>
          </table:table-cell>
          <table:table-cell office:value-type="float" office:value="49.52777916666667">
            <text:p>49.5277791666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12T04:00:00">
            <text:p>Sat Mar 12 04:00:00 2022</text:p>
          </table:table-cell>
          <table:table-cell office:value-type="float" office:value="51.25694583333333">
            <text:p>51.2569458333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44.118050000000004">
            <text:p>44.11805000000000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44.72915833333334">
            <text:p>44.7291583333333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46.16665833333334">
            <text:p>46.16665833333334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39.9097125">
            <text:p>39.909712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39.82637916666666">
            <text:p>39.8263791666666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40.6319375">
            <text:p>40.631937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41.95138333333333">
            <text:p>41.9513833333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51.465275">
            <text:p>51.46527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51.916666666666664">
            <text:p>51.916666666666664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50.979166666666664">
            <text:p>50.979166666666664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45.99999583333334">
            <text:p>45.99999583333334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41.520833333333336">
            <text:p>41.520833333333336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39.88194583333333">
            <text:p>39.8819458333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38.3333375">
            <text:p>38.333337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33.17361666666667">
            <text:p>33.1736166666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28.388895833333333">
            <text:p>28.38889583333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27.541674999999998">
            <text:p>27.541674999999998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27.340283333333332">
            <text:p>27.34028333333333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51.884725">
            <text:p>51.88472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49.447225">
            <text:p>49.44722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52.15972083333333">
            <text:p>52.1597208333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30T10:00:00">
            <text:p>Wed Mar 30 10:00:00 2022</text:p>
          </table:table-cell>
          <table:table-cell office:value-type="float" office:value="51.34028333333333">
            <text:p>51.3402833333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30T11:00:00">
            <text:p>Wed Mar 30 11:00:00 2022</text:p>
          </table:table-cell>
          <table:table-cell office:value-type="float" office:value="52.569449999999996">
            <text:p>52.569449999999996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2:00:00">
            <text:p>Wed Mar 30 12:00:00 2022</text:p>
          </table:table-cell>
          <table:table-cell office:value-type="float" office:value="54.13889583333333">
            <text:p>54.1388958333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55.14584166666666">
            <text:p>55.14584166666666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55.0555625">
            <text:p>55.055562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47.38889583333333">
            <text:p>47.3888958333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3T01:00:00">
            <text:p>Wed Apr 13 01:00:00 2022</text:p>
          </table:table-cell>
          <table:table-cell office:value-type="float" office:value="56.3194375">
            <text:p>56.319437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52.9583375">
            <text:p>52.958337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53.40278333333333">
            <text:p>53.4027833333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53.75000416666666">
            <text:p>53.75000416666666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53.87500416666666">
            <text:p>53.8750041666666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53.27778333333333">
            <text:p>53.2777833333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52.5555625">
            <text:p>52.555562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52.097229166666665">
            <text:p>52.09722916666666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4T05:00:00">
            <text:p>Thu Apr 14 05:00:00 2022</text:p>
          </table:table-cell>
          <table:table-cell office:value-type="float" office:value="48.29861666666667">
            <text:p>48.2986166666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14T06:00:00">
            <text:p>Thu Apr 14 06:00:00 2022</text:p>
          </table:table-cell>
          <table:table-cell office:value-type="float" office:value="48.71528333333333">
            <text:p>48.7152833333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4T07:00:00">
            <text:p>Thu Apr 14 07:00:00 2022</text:p>
          </table:table-cell>
          <table:table-cell office:value-type="float" office:value="49.659729166666665">
            <text:p>49.65972916666666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19T09:00:00">
            <text:p>Tue Apr 19 09:00:00 2022</text:p>
          </table:table-cell>
          <table:table-cell office:value-type="float" office:value="63.5833375">
            <text:p>63.583337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03T04:00:00">
            <text:p>Tue May  3 04:00:00 2022</text:p>
          </table:table-cell>
          <table:table-cell office:value-type="float" office:value="58.50695416666667">
            <text:p>58.5069541666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03T05:00:00">
            <text:p>Tue May  3 05:00:00 2022</text:p>
          </table:table-cell>
          <table:table-cell office:value-type="float" office:value="57.277787499999995">
            <text:p>57.27778749999999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03T06:00:00">
            <text:p>Tue May  3 06:00:00 2022</text:p>
          </table:table-cell>
          <table:table-cell office:value-type="float" office:value="56.062508333333334">
            <text:p>56.062508333333334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5-04T11:00:00">
            <text:p>Wed May  4 11:00:00 2022</text:p>
          </table:table-cell>
          <table:table-cell office:value-type="float" office:value="56.076391666666666">
            <text:p>56.076391666666666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42.69444583333333">
            <text:p>42.6944458333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42.833333333333336">
            <text:p>42.833333333333336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43.2986125">
            <text:p>43.298612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43.8611125">
            <text:p>43.861112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44.451391666666666">
            <text:p>44.451391666666666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51.256949999999996">
            <text:p>51.256949999999996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31T11:00:00">
            <text:p>Tue May 31 11:00:00 2022</text:p>
          </table:table-cell>
          <table:table-cell office:value-type="float" office:value="53.270825">
            <text:p>53.27082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42.63888333333333">
            <text:p>42.6388833333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41.9791625">
            <text:p>41.979162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41.50694166666667">
            <text:p>41.5069416666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40.770829166666665">
            <text:p>40.77082916666666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2T09:00:00">
            <text:p>Thu Jun  2 09:00:00 2022</text:p>
          </table:table-cell>
          <table:table-cell office:value-type="float" office:value="40.9375">
            <text:p>40.937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2T10:00:00">
            <text:p>Thu Jun  2 10:00:00 2022</text:p>
          </table:table-cell>
          <table:table-cell office:value-type="float" office:value="41.840275">
            <text:p>41.84027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6-02T11:00:00">
            <text:p>Thu Jun  2 11:00:00 2022</text:p>
          </table:table-cell>
          <table:table-cell office:value-type="float" office:value="42.527775">
            <text:p>42.52777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2T12:00:00">
            <text:p>Thu Jun  2 12:00:00 2022</text:p>
          </table:table-cell>
          <table:table-cell office:value-type="float" office:value="43.173608333333334">
            <text:p>43.17360833333333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43.736108333333334">
            <text:p>43.73610833333333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44.2013875">
            <text:p>44.201387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6-03T08:00:00">
            <text:p>Fri Jun  3 08:00:00 2022</text:p>
          </table:table-cell>
          <table:table-cell office:value-type="float" office:value="47.270833333333336">
            <text:p>47.270833333333336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6-03T10:00:00">
            <text:p>Fri Jun  3 10:00:00 2022</text:p>
          </table:table-cell>
          <table:table-cell office:value-type="float" office:value="46.25">
            <text:p>46.2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6-03T11:00:00">
            <text:p>Fri Jun  3 11:00:00 2022</text:p>
          </table:table-cell>
          <table:table-cell office:value-type="float" office:value="46.208333333333336">
            <text:p>46.208333333333336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8T05:00:00">
            <text:p>Wed Jun  8 05:00:00 2022</text:p>
          </table:table-cell>
          <table:table-cell office:value-type="float" office:value="48.916675000000005">
            <text:p>48.91667500000000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8T07:00:00">
            <text:p>Wed Jun  8 07:00:00 2022</text:p>
          </table:table-cell>
          <table:table-cell office:value-type="float" office:value="50.111116666666675">
            <text:p>50.11111666666667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6-08T08:00:00">
            <text:p>Wed Jun  8 08:00:00 2022</text:p>
          </table:table-cell>
          <table:table-cell office:value-type="float" office:value="50.423616666666675">
            <text:p>50.42361666666667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6-08T09:00:00">
            <text:p>Wed Jun  8 09:00:00 2022</text:p>
          </table:table-cell>
          <table:table-cell office:value-type="float" office:value="51.02778333333334">
            <text:p>51.02778333333334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51.18056250000001">
            <text:p>51.18056250000001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50.43750416666668">
            <text:p>50.43750416666668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49.11805833333333">
            <text:p>49.1180583333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47.00695000000001">
            <text:p>47.0069500000000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45.71528333333334">
            <text:p>45.7152833333333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44.395837500000006">
            <text:p>44.39583750000000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43.451391666666666">
            <text:p>43.45139166666666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42.36805833333333">
            <text:p>42.3680583333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41.229170833333335">
            <text:p>41.22917083333333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39.25">
            <text:p>39.2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09T00:00:00">
            <text:p>Thu Jun  9 00:00:00 2022</text:p>
          </table:table-cell>
          <table:table-cell office:value-type="float" office:value="38.583333333333336">
            <text:p>38.58333333333333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09T01:00:00">
            <text:p>Thu Jun  9 01:00:00 2022</text:p>
          </table:table-cell>
          <table:table-cell office:value-type="float" office:value="38.451391666666666">
            <text:p>38.45139166666666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6-09T02:00:00">
            <text:p>Thu Jun  9 02:00:00 2022</text:p>
          </table:table-cell>
          <table:table-cell office:value-type="float" office:value="38.59028333333333">
            <text:p>38.5902833333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6-20T10:00:00">
            <text:p>Mon Jun 20 10:00:00 2022</text:p>
          </table:table-cell>
          <table:table-cell office:value-type="float" office:value="42.770833333333336">
            <text:p>42.770833333333336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20T12:00:00">
            <text:p>Mon Jun 20 12:00:00 2022</text:p>
          </table:table-cell>
          <table:table-cell office:value-type="float" office:value="44.06250416666666">
            <text:p>44.0625041666666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20T13:00:00">
            <text:p>Mon Jun 20 13:00:00 2022</text:p>
          </table:table-cell>
          <table:table-cell office:value-type="float" office:value="45.1111125">
            <text:p>45.111112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6-20T14:00:00">
            <text:p>Mon Jun 20 14:00:00 2022</text:p>
          </table:table-cell>
          <table:table-cell office:value-type="float" office:value="46.19444583333333">
            <text:p>46.1944458333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6-20T15:00:00">
            <text:p>Mon Jun 20 15:00:00 2022</text:p>
          </table:table-cell>
          <table:table-cell office:value-type="float" office:value="47.25694583333333">
            <text:p>47.2569458333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20T16:00:00">
            <text:p>Mon Jun 20 16:00:00 2022</text:p>
          </table:table-cell>
          <table:table-cell office:value-type="float" office:value="48.479166666666664">
            <text:p>48.479166666666664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6-20T17:00:00">
            <text:p>Mon Jun 20 17:00:00 2022</text:p>
          </table:table-cell>
          <table:table-cell office:value-type="float" office:value="49.47222083333333">
            <text:p>49.4722208333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6-22T11:00:00">
            <text:p>Wed Jun 22 11:00:00 2022</text:p>
          </table:table-cell>
          <table:table-cell office:value-type="float" office:value="59.013891666666666">
            <text:p>59.01389166666666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6-23T10:00:00">
            <text:p>Thu Jun 23 10:00:00 2022</text:p>
          </table:table-cell>
          <table:table-cell office:value-type="float" office:value="51.40971666666667">
            <text:p>51.4097166666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23T11:00:00">
            <text:p>Thu Jun 23 11:00:00 2022</text:p>
          </table:table-cell>
          <table:table-cell office:value-type="float" office:value="51.29165833333334">
            <text:p>51.29165833333334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4T13:00:00">
            <text:p>Fri Jun 24 13:00:00 2022</text:p>
          </table:table-cell>
          <table:table-cell office:value-type="float" office:value="45.91665416666666">
            <text:p>45.9166541666666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24T14:00:00">
            <text:p>Fri Jun 24 14:00:00 2022</text:p>
          </table:table-cell>
          <table:table-cell office:value-type="float" office:value="46.02776666666667">
            <text:p>46.0277666666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6-26T06:00:00">
            <text:p>Sun Jun 26 06:00:00 2022</text:p>
          </table:table-cell>
          <table:table-cell office:value-type="float" office:value="50.21528333333333">
            <text:p>50.2152833333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6-26T07:00:00">
            <text:p>Sun Jun 26 07:00:00 2022</text:p>
          </table:table-cell>
          <table:table-cell office:value-type="float" office:value="52.145841666666676">
            <text:p>52.145841666666676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26T08:00:00">
            <text:p>Sun Jun 26 08:00:00 2022</text:p>
          </table:table-cell>
          <table:table-cell office:value-type="float" office:value="53.96528750000001">
            <text:p>53.96528750000001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26T09:00:00">
            <text:p>Sun Jun 26 09:00:00 2022</text:p>
          </table:table-cell>
          <table:table-cell office:value-type="float" office:value="55.256954166666674">
            <text:p>55.25695416666667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55.11110416666666">
            <text:p>55.11110416666666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04T13:00:00">
            <text:p>Mon Jul  4 13:00:00 2022</text:p>
          </table:table-cell>
          <table:table-cell office:value-type="float" office:value="53.8125">
            <text:p>53.812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58.5486125">
            <text:p>58.548612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58.402779166666654">
            <text:p>58.40277916666665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7T10:00:00">
            <text:p>Wed Aug 17 10:00:00 2022</text:p>
          </table:table-cell>
          <table:table-cell office:value-type="float" office:value="74.46527916666666">
            <text:p>74.4652791666666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8-23T11:00:00">
            <text:p>Tue Aug 23 11:00:00 2022</text:p>
          </table:table-cell>
          <table:table-cell office:value-type="float" office:value="45.74305833333333">
            <text:p>45.7430583333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8-27T12:00:00">
            <text:p>Sat Aug 27 12:00:00 2022</text:p>
          </table:table-cell>
          <table:table-cell office:value-type="float" office:value="62.9236125">
            <text:p>62.923612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8-31T10:00:00">
            <text:p>Wed Aug 31 10:00:00 2022</text:p>
          </table:table-cell>
          <table:table-cell office:value-type="float" office:value="49.12499583333334">
            <text:p>49.1249958333333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9-02T11:00:00">
            <text:p>Fri Sep  2 11:00:00 2022</text:p>
          </table:table-cell>
          <table:table-cell office:value-type="float" office:value="48.395833333333336">
            <text:p>48.395833333333336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9-02T12:00:00">
            <text:p>Fri Sep  2 12:00:00 2022</text:p>
          </table:table-cell>
          <table:table-cell office:value-type="float" office:value="49.22222083333333">
            <text:p>49.2222208333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9-03T09:00:00">
            <text:p>Sat Sep  3 09:00:00 2022</text:p>
          </table:table-cell>
          <table:table-cell office:value-type="float" office:value="50.215275">
            <text:p>50.21527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03T10:00:00">
            <text:p>Sat Sep  3 10:00:00 2022</text:p>
          </table:table-cell>
          <table:table-cell office:value-type="float" office:value="51.75694166666667">
            <text:p>51.7569416666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9-06T15:00:00">
            <text:p>Tue Sep  6 15:00:00 2022</text:p>
          </table:table-cell>
          <table:table-cell office:value-type="float" office:value="40.96528333333333">
            <text:p>40.9652833333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9-06T16:00:00">
            <text:p>Tue Sep  6 16:00:00 2022</text:p>
          </table:table-cell>
          <table:table-cell office:value-type="float" office:value="41.32639583333333">
            <text:p>41.3263958333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9-06T17:00:00">
            <text:p>Tue Sep  6 17:00:00 2022</text:p>
          </table:table-cell>
          <table:table-cell office:value-type="float" office:value="41.631949999999996">
            <text:p>41.631949999999996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09T01:00:00">
            <text:p>Fri Sep  9 01:00:00 2022</text:p>
          </table:table-cell>
          <table:table-cell office:value-type="float" office:value="47.90277916666667">
            <text:p>47.9027791666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9-09T04:00:00">
            <text:p>Fri Sep  9 04:00:00 2022</text:p>
          </table:table-cell>
          <table:table-cell office:value-type="float" office:value="39.09027916666667">
            <text:p>39.0902791666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9-09T14:00:00">
            <text:p>Fri Sep  9 14:00:00 2022</text:p>
          </table:table-cell>
          <table:table-cell office:value-type="float" office:value="33.6388875">
            <text:p>33.638887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09T17:00:00">
            <text:p>Fri Sep  9 17:00:00 2022</text:p>
          </table:table-cell>
          <table:table-cell office:value-type="float" office:value="37.763891666666666">
            <text:p>37.76389166666666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9-13T02:00:00">
            <text:p>Tue Sep 13 02:00:00 2022</text:p>
          </table:table-cell>
          <table:table-cell office:value-type="float" office:value="37.868066666666664">
            <text:p>37.868066666666664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9-13T03:00:00">
            <text:p>Tue Sep 13 03:00:00 2022</text:p>
          </table:table-cell>
          <table:table-cell office:value-type="float" office:value="36.08334583333333">
            <text:p>36.0833458333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9-13T04:00:00">
            <text:p>Tue Sep 13 04:00:00 2022</text:p>
          </table:table-cell>
          <table:table-cell office:value-type="float" office:value="34.27084583333333">
            <text:p>34.2708458333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9-13T05:00:00">
            <text:p>Tue Sep 13 05:00:00 2022</text:p>
          </table:table-cell>
          <table:table-cell office:value-type="float" office:value="32.750012500000004">
            <text:p>32.750012500000004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9-13T06:00:00">
            <text:p>Tue Sep 13 06:00:00 2022</text:p>
          </table:table-cell>
          <table:table-cell office:value-type="float" office:value="31.6527875">
            <text:p>31.652787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9-13T07:00:00">
            <text:p>Tue Sep 13 07:00:00 2022</text:p>
          </table:table-cell>
          <table:table-cell office:value-type="float" office:value="31.06250833333333">
            <text:p>31.0625083333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9-13T08:00:00">
            <text:p>Tue Sep 13 08:00:00 2022</text:p>
          </table:table-cell>
          <table:table-cell office:value-type="float" office:value="30.659729166666665">
            <text:p>30.65972916666666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9-13T09:00:00">
            <text:p>Tue Sep 13 09:00:00 2022</text:p>
          </table:table-cell>
          <table:table-cell office:value-type="float" office:value="30.562504166666667">
            <text:p>30.56250416666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3T10:00:00">
            <text:p>Tue Sep 13 10:00:00 2022</text:p>
          </table:table-cell>
          <table:table-cell office:value-type="float" office:value="30.54167083333333">
            <text:p>30.5416708333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9-13T11:00:00">
            <text:p>Tue Sep 13 11:00:00 2022</text:p>
          </table:table-cell>
          <table:table-cell office:value-type="float" office:value="30.243058333333334">
            <text:p>30.243058333333334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9-13T12:00:00">
            <text:p>Tue Sep 13 12:00:00 2022</text:p>
          </table:table-cell>
          <table:table-cell office:value-type="float" office:value="30.3958375">
            <text:p>30.395837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9-13T13:00:00">
            <text:p>Tue Sep 13 13:00:00 2022</text:p>
          </table:table-cell>
          <table:table-cell office:value-type="float" office:value="30.9861125">
            <text:p>30.986112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9-13T14:00:00">
            <text:p>Tue Sep 13 14:00:00 2022</text:p>
          </table:table-cell>
          <table:table-cell office:value-type="float" office:value="31.277779166666665">
            <text:p>31.27777916666666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13T15:00:00">
            <text:p>Tue Sep 13 15:00:00 2022</text:p>
          </table:table-cell>
          <table:table-cell office:value-type="float" office:value="31.569445833333333">
            <text:p>31.56944583333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9-13T16:00:00">
            <text:p>Tue Sep 13 16:00:00 2022</text:p>
          </table:table-cell>
          <table:table-cell office:value-type="float" office:value="31.069445833333333">
            <text:p>31.06944583333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9-13T17:00:00">
            <text:p>Tue Sep 13 17:00:00 2022</text:p>
          </table:table-cell>
          <table:table-cell office:value-type="float" office:value="30.7013875">
            <text:p>30.701387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9-13T18:00:00">
            <text:p>Tue Sep 13 18:00:00 2022</text:p>
          </table:table-cell>
          <table:table-cell office:value-type="float" office:value="30.590275000000002">
            <text:p>30.590275000000002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9-13T19:00:00">
            <text:p>Tue Sep 13 19:00:00 2022</text:p>
          </table:table-cell>
          <table:table-cell office:value-type="float" office:value="30.222220833333335">
            <text:p>30.22222083333333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9-13T20:00:00">
            <text:p>Tue Sep 13 20:00:00 2022</text:p>
          </table:table-cell>
          <table:table-cell office:value-type="float" office:value="30.458333333333332">
            <text:p>30.45833333333333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9-13T21:00:00">
            <text:p>Tue Sep 13 21:00:00 2022</text:p>
          </table:table-cell>
          <table:table-cell office:value-type="float" office:value="30.868054166666667">
            <text:p>30.86805416666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9-13T22:00:00">
            <text:p>Tue Sep 13 22:00:00 2022</text:p>
          </table:table-cell>
          <table:table-cell office:value-type="float" office:value="31.465275000000002">
            <text:p>31.46527500000000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9-13T23:00:00">
            <text:p>Tue Sep 13 23:00:00 2022</text:p>
          </table:table-cell>
          <table:table-cell office:value-type="float" office:value="32.06249583333334">
            <text:p>32.06249583333334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9-14T00:00:00">
            <text:p>Wed Sep 14 00:00:00 2022</text:p>
          </table:table-cell>
          <table:table-cell office:value-type="float" office:value="32.51388333333333">
            <text:p>32.5138833333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9-14T01:00:00">
            <text:p>Wed Sep 14 01:00:00 2022</text:p>
          </table:table-cell>
          <table:table-cell office:value-type="float" office:value="32.8194375">
            <text:p>32.819437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9-14T02:00:00">
            <text:p>Wed Sep 14 02:00:00 2022</text:p>
          </table:table-cell>
          <table:table-cell office:value-type="float" office:value="33.055550000000004">
            <text:p>33.055550000000004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9-14T03:00:00">
            <text:p>Wed Sep 14 03:00:00 2022</text:p>
          </table:table-cell>
          <table:table-cell office:value-type="float" office:value="32.999991666666666">
            <text:p>32.999991666666666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4T04:00:00">
            <text:p>Wed Sep 14 04:00:00 2022</text:p>
          </table:table-cell>
          <table:table-cell office:value-type="float" office:value="32.937491666666666">
            <text:p>32.93749166666666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9-14T05:00:00">
            <text:p>Wed Sep 14 05:00:00 2022</text:p>
          </table:table-cell>
          <table:table-cell office:value-type="float" office:value="32.5347125">
            <text:p>32.534712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9-14T06:00:00">
            <text:p>Wed Sep 14 06:00:00 2022</text:p>
          </table:table-cell>
          <table:table-cell office:value-type="float" office:value="32.458325">
            <text:p>32.45832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9-14T07:00:00">
            <text:p>Wed Sep 14 07:00:00 2022</text:p>
          </table:table-cell>
          <table:table-cell office:value-type="float" office:value="32.055550000000004">
            <text:p>32.055550000000004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9-14T08:00:00">
            <text:p>Wed Sep 14 08:00:00 2022</text:p>
          </table:table-cell>
          <table:table-cell office:value-type="float" office:value="32.03471666666667">
            <text:p>32.0347166666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4T09:00:00">
            <text:p>Wed Sep 14 09:00:00 2022</text:p>
          </table:table-cell>
          <table:table-cell office:value-type="float" office:value="32.090275">
            <text:p>32.09027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9-14T10:00:00">
            <text:p>Wed Sep 14 10:00:00 2022</text:p>
          </table:table-cell>
          <table:table-cell office:value-type="float" office:value="31.923608333333334">
            <text:p>31.923608333333334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9-14T14:00:00">
            <text:p>Wed Sep 14 14:00:00 2022</text:p>
          </table:table-cell>
          <table:table-cell office:value-type="float" office:value="32.673608333333334">
            <text:p>32.67360833333333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14T15:00:00">
            <text:p>Wed Sep 14 15:00:00 2022</text:p>
          </table:table-cell>
          <table:table-cell office:value-type="float" office:value="33.09721666666667">
            <text:p>33.0972166666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16:00:00">
            <text:p>Wed Sep 14 16:00:00 2022</text:p>
          </table:table-cell>
          <table:table-cell office:value-type="float" office:value="33.173608333333334">
            <text:p>33.173608333333334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9-14T17:00:00">
            <text:p>Wed Sep 14 17:00:00 2022</text:p>
          </table:table-cell>
          <table:table-cell office:value-type="float" office:value="33.180550000000004">
            <text:p>33.18055000000000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18:00:00">
            <text:p>Wed Sep 14 18:00:00 2022</text:p>
          </table:table-cell>
          <table:table-cell office:value-type="float" office:value="33.24999583333334">
            <text:p>33.2499958333333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14T19:00:00">
            <text:p>Wed Sep 14 19:00:00 2022</text:p>
          </table:table-cell>
          <table:table-cell office:value-type="float" office:value="33.361108333333334">
            <text:p>33.36110833333333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9-14T20:00:00">
            <text:p>Wed Sep 14 20:00:00 2022</text:p>
          </table:table-cell>
          <table:table-cell office:value-type="float" office:value="33.38194166666667">
            <text:p>33.3819416666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21:00:00">
            <text:p>Wed Sep 14 21:00:00 2022</text:p>
          </table:table-cell>
          <table:table-cell office:value-type="float" office:value="33.36805416666667">
            <text:p>33.3680541666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14T22:00:00">
            <text:p>Wed Sep 14 22:00:00 2022</text:p>
          </table:table-cell>
          <table:table-cell office:value-type="float" office:value="33.1666625">
            <text:p>33.166662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9-14T23:00:00">
            <text:p>Wed Sep 14 23:00:00 2022</text:p>
          </table:table-cell>
          <table:table-cell office:value-type="float" office:value="32.92360416666667">
            <text:p>32.9236041666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9-15T00:00:00">
            <text:p>Thu Sep 15 00:00:00 2022</text:p>
          </table:table-cell>
          <table:table-cell office:value-type="float" office:value="32.73610416666667">
            <text:p>32.7361041666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15T01:00:00">
            <text:p>Thu Sep 15 01:00:00 2022</text:p>
          </table:table-cell>
          <table:table-cell office:value-type="float" office:value="32.34721666666667">
            <text:p>32.3472166666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9-15T02:00:00">
            <text:p>Thu Sep 15 02:00:00 2022</text:p>
          </table:table-cell>
          <table:table-cell office:value-type="float" office:value="31.999995833333333">
            <text:p>31.99999583333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9-15T03:00:00">
            <text:p>Thu Sep 15 03:00:00 2022</text:p>
          </table:table-cell>
          <table:table-cell office:value-type="float" office:value="31.7291625">
            <text:p>31.729162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9-15T04:00:00">
            <text:p>Thu Sep 15 04:00:00 2022</text:p>
          </table:table-cell>
          <table:table-cell office:value-type="float" office:value="31.55555">
            <text:p>31.5555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15T05:00:00">
            <text:p>Thu Sep 15 05:00:00 2022</text:p>
          </table:table-cell>
          <table:table-cell office:value-type="float" office:value="31.472216666666668">
            <text:p>31.472216666666668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9-15T07:00:00">
            <text:p>Thu Sep 15 07:00:00 2022</text:p>
          </table:table-cell>
          <table:table-cell office:value-type="float" office:value="31.6666625">
            <text:p>31.666662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15T08:00:00">
            <text:p>Thu Sep 15 08:00:00 2022</text:p>
          </table:table-cell>
          <table:table-cell office:value-type="float" office:value="31.9791625">
            <text:p>31.979162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9-15T09:00:00">
            <text:p>Thu Sep 15 09:00:00 2022</text:p>
          </table:table-cell>
          <table:table-cell office:value-type="float" office:value="31.902775000000002">
            <text:p>31.902775000000002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9-15T10:00:00">
            <text:p>Thu Sep 15 10:00:00 2022</text:p>
          </table:table-cell>
          <table:table-cell office:value-type="float" office:value="32.236108333333334">
            <text:p>32.236108333333334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9-15T11:00:00">
            <text:p>Thu Sep 15 11:00:00 2022</text:p>
          </table:table-cell>
          <table:table-cell office:value-type="float" office:value="32.590275">
            <text:p>32.59027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9-15T12:00:00">
            <text:p>Thu Sep 15 12:00:00 2022</text:p>
          </table:table-cell>
          <table:table-cell office:value-type="float" office:value="33.31944166666667">
            <text:p>33.3194416666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9-15T13:00:00">
            <text:p>Thu Sep 15 13:00:00 2022</text:p>
          </table:table-cell>
          <table:table-cell office:value-type="float" office:value="34.458329166666665">
            <text:p>34.45832916666666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9-15T14:00:00">
            <text:p>Thu Sep 15 14:00:00 2022</text:p>
          </table:table-cell>
          <table:table-cell office:value-type="float" office:value="34.75694166666667">
            <text:p>34.7569416666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15T15:00:00">
            <text:p>Thu Sep 15 15:00:00 2022</text:p>
          </table:table-cell>
          <table:table-cell office:value-type="float" office:value="35.215275">
            <text:p>35.21527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9-15T16:00:00">
            <text:p>Thu Sep 15 16:00:00 2022</text:p>
          </table:table-cell>
          <table:table-cell office:value-type="float" office:value="35.76388333333333">
            <text:p>35.7638833333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9-15T17:00:00">
            <text:p>Thu Sep 15 17:00:00 2022</text:p>
          </table:table-cell>
          <table:table-cell office:value-type="float" office:value="36.4166625">
            <text:p>36.416662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9-15T18:00:00">
            <text:p>Thu Sep 15 18:00:00 2022</text:p>
          </table:table-cell>
          <table:table-cell office:value-type="float" office:value="37.215275">
            <text:p>37.21527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9-15T19:00:00">
            <text:p>Thu Sep 15 19:00:00 2022</text:p>
          </table:table-cell>
          <table:table-cell office:value-type="float" office:value="37.9166625">
            <text:p>37.916662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15T20:00:00">
            <text:p>Thu Sep 15 20:00:00 2022</text:p>
          </table:table-cell>
          <table:table-cell office:value-type="float" office:value="38.55555416666667">
            <text:p>38.5555541666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9-15T21:00:00">
            <text:p>Thu Sep 15 21:00:00 2022</text:p>
          </table:table-cell>
          <table:table-cell office:value-type="float" office:value="38.8888875">
            <text:p>38.888887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9-16T15:00:00">
            <text:p>Fri Sep 16 15:00:00 2022</text:p>
          </table:table-cell>
          <table:table-cell office:value-type="float" office:value="37.402775">
            <text:p>37.40277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49.84027083333333">
            <text:p>49.8402708333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55.06944583333333">
            <text:p>55.0694458333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9-30T03:00:00">
            <text:p>Fri Sep 30 03:00:00 2022</text:p>
          </table:table-cell>
          <table:table-cell office:value-type="float" office:value="51.395833333333336">
            <text:p>51.39583333333333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9-30T04:00:00">
            <text:p>Fri Sep 30 04:00:00 2022</text:p>
          </table:table-cell>
          <table:table-cell office:value-type="float" office:value="50.63194583333333">
            <text:p>50.6319458333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30T05:00:00">
            <text:p>Fri Sep 30 05:00:00 2022</text:p>
          </table:table-cell>
          <table:table-cell office:value-type="float" office:value="50.00694583333333">
            <text:p>50.0069458333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30T06:00:00">
            <text:p>Fri Sep 30 06:00:00 2022</text:p>
          </table:table-cell>
          <table:table-cell office:value-type="float" office:value="49.145833333333336">
            <text:p>49.145833333333336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45.67360416666667">
            <text:p>45.67360416666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37.67361666666667">
            <text:p>37.6736166666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35.479175">
            <text:p>35.47917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33.4930625">
            <text:p>33.493062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31.951395833333333">
            <text:p>31.95139583333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31.19445">
            <text:p>31.1944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30.604174999999998">
            <text:p>30.604174999999998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9.94445">
            <text:p>29.9444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29.347224999999998">
            <text:p>29.347224999999998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28.722224999999998">
            <text:p>28.722224999999998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28.1736125">
            <text:p>28.173612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27.569445833333333">
            <text:p>27.56944583333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27.152779166666665">
            <text:p>27.15277916666666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3-10T00:00:00">
            <text:p>Fri Mar 10 00:00:00 2023</text:p>
          </table:table-cell>
          <table:table-cell office:value-type="float" office:value="26.7638875">
            <text:p>26.763887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0T01:00:00">
            <text:p>Fri Mar 10 01:00:00 2023</text:p>
          </table:table-cell>
          <table:table-cell office:value-type="float" office:value="26.2638875">
            <text:p>26.263887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3-10T02:00:00">
            <text:p>Fri Mar 10 02:00:00 2023</text:p>
          </table:table-cell>
          <table:table-cell office:value-type="float" office:value="25.708333333333332">
            <text:p>25.708333333333332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3-10T03:00:00">
            <text:p>Fri Mar 10 03:00:00 2023</text:p>
          </table:table-cell>
          <table:table-cell office:value-type="float" office:value="25.208333333333332">
            <text:p>25.208333333333332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3-10T04:00:00">
            <text:p>Fri Mar 10 04:00:00 2023</text:p>
          </table:table-cell>
          <table:table-cell office:value-type="float" office:value="24.9513875">
            <text:p>24.951387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3-10T05:00:00">
            <text:p>Fri Mar 10 05:00:00 2023</text:p>
          </table:table-cell>
          <table:table-cell office:value-type="float" office:value="25.1388875">
            <text:p>25.138887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0T06:00:00">
            <text:p>Fri Mar 10 06:00:00 2023</text:p>
          </table:table-cell>
          <table:table-cell office:value-type="float" office:value="25.437495833333333">
            <text:p>25.43749583333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24.173608333333334">
            <text:p>24.17360833333333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23.368054166666667">
            <text:p>23.36805416666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22.729166666666668">
            <text:p>22.729166666666668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21.756945833333333">
            <text:p>21.75694583333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23.194445833333333">
            <text:p>23.19444583333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24.416666666666668">
            <text:p>24.416666666666668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25.645833333333332">
            <text:p>25.64583333333333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26.694445833333333">
            <text:p>26.69444583333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27.270833333333332">
            <text:p>27.270833333333332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27.527779166666665">
            <text:p>27.52777916666666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27.527779166666665">
            <text:p>27.52777916666666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27.354166666666668">
            <text:p>27.354166666666668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27.333333333333332">
            <text:p>27.333333333333332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26.0763875">
            <text:p>26.076387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9.5416625">
            <text:p>29.541662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28.659720833333335">
            <text:p>28.65972083333333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27.819441666666666">
            <text:p>27.819441666666666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27.027775000000002">
            <text:p>27.02777500000000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26.430554166666667">
            <text:p>26.43055416666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25.958333333333332">
            <text:p>25.958333333333332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25.756945833333333">
            <text:p>25.75694583333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25.91667083333333">
            <text:p>25.9166708333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6.027783333333332">
            <text:p>26.027783333333332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30.055562499999997">
            <text:p>30.05556249999999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33.687508333333334">
            <text:p>33.687508333333334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34.61111666666667">
            <text:p>34.6111166666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34.916670833333335">
            <text:p>34.91667083333333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35.00000416666666">
            <text:p>35.0000041666666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34.5833375">
            <text:p>34.583337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34.43055833333333">
            <text:p>34.4305583333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31.89582916666667">
            <text:p>31.8958291666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31.527775000000002">
            <text:p>31.527775000000002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31.034720833333335">
            <text:p>31.03472083333333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29.229166666666668">
            <text:p>29.22916666666666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3-13T09:00:00">
            <text:p>Mon Mar 13 09:00:00 2023</text:p>
          </table:table-cell>
          <table:table-cell office:value-type="float" office:value="29.076391666666666">
            <text:p>29.076391666666666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30.687504166666667">
            <text:p>30.68750416666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32.40277916666667">
            <text:p>32.4027791666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33.40277916666667">
            <text:p>33.4027791666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34.284725">
            <text:p>34.28472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34.99305833333333">
            <text:p>34.9930583333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35.291670833333335">
            <text:p>35.29167083333333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34.951391666666666">
            <text:p>34.95139166666666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34.43055833333333">
            <text:p>34.4305583333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34.291670833333335">
            <text:p>34.29167083333333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34.50694583333333">
            <text:p>34.5069458333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14T01:00:00">
            <text:p>Tue Mar 14 01:00:00 2023</text:p>
          </table:table-cell>
          <table:table-cell office:value-type="float" office:value="34.791670833333335">
            <text:p>34.79167083333333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14T02:00:00">
            <text:p>Tue Mar 14 02:00:00 2023</text:p>
          </table:table-cell>
          <table:table-cell office:value-type="float" office:value="35.79861666666667">
            <text:p>35.7986166666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3-14T03:00:00">
            <text:p>Tue Mar 14 03:00:00 2023</text:p>
          </table:table-cell>
          <table:table-cell office:value-type="float" office:value="37.27778333333334">
            <text:p>37.2777833333333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14T04:00:00">
            <text:p>Tue Mar 14 04:00:00 2023</text:p>
          </table:table-cell>
          <table:table-cell office:value-type="float" office:value="39.520837500000006">
            <text:p>39.520837500000006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3-14T05:00:00">
            <text:p>Tue Mar 14 05:00:00 2023</text:p>
          </table:table-cell>
          <table:table-cell office:value-type="float" office:value="41.479170833333335">
            <text:p>41.47917083333333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3-14T06:00:00">
            <text:p>Tue Mar 14 06:00:00 2023</text:p>
          </table:table-cell>
          <table:table-cell office:value-type="float" office:value="43.541670833333335">
            <text:p>43.54167083333333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3-14T07:00:00">
            <text:p>Tue Mar 14 07:00:00 2023</text:p>
          </table:table-cell>
          <table:table-cell office:value-type="float" office:value="45.71528333333333">
            <text:p>45.7152833333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62.43194166666666">
            <text:p>62.43194166666666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1T09:00:00">
            <text:p>Sat Apr  1 09:00:00 2023</text:p>
          </table:table-cell>
          <table:table-cell office:value-type="float" office:value="61.96527916666667">
            <text:p>61.9652791666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01T11:00:00">
            <text:p>Sat Apr  1 11:00:00 2023</text:p>
          </table:table-cell>
          <table:table-cell office:value-type="float" office:value="66.38194583333333">
            <text:p>66.3819458333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02T06:00:00">
            <text:p>Sun Apr  2 06:00:00 2023</text:p>
          </table:table-cell>
          <table:table-cell office:value-type="float" office:value="66.43749583333333">
            <text:p>66.4374958333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02T07:00:00">
            <text:p>Sun Apr  2 07:00:00 2023</text:p>
          </table:table-cell>
          <table:table-cell office:value-type="float" office:value="65.027775">
            <text:p>65.02777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2T08:00:00">
            <text:p>Sun Apr  2 08:00:00 2023</text:p>
          </table:table-cell>
          <table:table-cell office:value-type="float" office:value="63.74305416666667">
            <text:p>63.7430541666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12T10:00:00">
            <text:p>Wed Apr 12 10:00:00 2023</text:p>
          </table:table-cell>
          <table:table-cell office:value-type="float" office:value="66.09721666666667">
            <text:p>66.0972166666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30T02:00:00">
            <text:p>Sun Apr 30 02:00:00 2023</text:p>
          </table:table-cell>
          <table:table-cell office:value-type="float" office:value="64.71527916666666">
            <text:p>64.71527916666666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03:00:00">
            <text:p>Sun Apr 30 03:00:00 2023</text:p>
          </table:table-cell>
          <table:table-cell office:value-type="float" office:value="63.895833333333336">
            <text:p>63.895833333333336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30T08:00:00">
            <text:p>Sun Apr 30 08:00:00 2023</text:p>
          </table:table-cell>
          <table:table-cell office:value-type="float" office:value="59.78471666666667">
            <text:p>59.7847166666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3T11:00:00">
            <text:p>Tue Jun 13 11:00:00 2023</text:p>
          </table:table-cell>
          <table:table-cell office:value-type="float" office:value="62.0138875">
            <text:p>62.013887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56.59027500000001">
            <text:p>56.59027500000001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03T10:00:00">
            <text:p>Thu Aug  3 10:00:00 2023</text:p>
          </table:table-cell>
          <table:table-cell office:value-type="float" office:value="57.83472916666667">
            <text:p>57.8347291666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3T11:00:00">
            <text:p>Thu Aug  3 11:00:00 2023</text:p>
          </table:table-cell>
          <table:table-cell office:value-type="float" office:value="58.841675">
            <text:p>58.84167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46.8888875">
            <text:p>46.888887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9-07T11:00:00">
            <text:p>Thu Sep  7 11:00:00 2023</text:p>
          </table:table-cell>
          <table:table-cell office:value-type="float" office:value="59.75694166666667">
            <text:p>59.7569416666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22T03:00:00">
            <text:p>Fri Sep 22 03:00:00 2023</text:p>
          </table:table-cell>
          <table:table-cell office:value-type="float" office:value="43.4583375">
            <text:p>43.458337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22T05:00:00">
            <text:p>Fri Sep 22 05:00:00 2023</text:p>
          </table:table-cell>
          <table:table-cell office:value-type="float" office:value="44.388891666666666">
            <text:p>44.38889166666666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06:00:00">
            <text:p>Fri Sep 22 06:00:00 2023</text:p>
          </table:table-cell>
          <table:table-cell office:value-type="float" office:value="44.972225">
            <text:p>44.97222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2T07:00:00">
            <text:p>Fri Sep 22 07:00:00 2023</text:p>
          </table:table-cell>
          <table:table-cell office:value-type="float" office:value="45.4583375">
            <text:p>45.458337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22T08:00:00">
            <text:p>Fri Sep 22 08:00:00 2023</text:p>
          </table:table-cell>
          <table:table-cell office:value-type="float" office:value="46.013891666666666">
            <text:p>46.01389166666666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46.00000416666666">
            <text:p>46.00000416666666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46.77778333333333">
            <text:p>46.7777833333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9-22T11:00:00">
            <text:p>Fri Sep 22 11:00:00 2023</text:p>
          </table:table-cell>
          <table:table-cell office:value-type="float" office:value="47.979170833333335">
            <text:p>47.97917083333333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52.8680625">
            <text:p>52.868062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54.534729166666665">
            <text:p>54.53472916666666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55.63889583333333">
            <text:p>55.6388958333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10-18T11:00:00">
            <text:p>Wed Oct 18 11:00:00 2023</text:p>
          </table:table-cell>
          <table:table-cell office:value-type="float" office:value="46.027775">
            <text:p>46.02777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12:00:00">
            <text:p>Wed Oct 18 12:00:00 2023</text:p>
          </table:table-cell>
          <table:table-cell office:value-type="float" office:value="46.465275">
            <text:p>46.46527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0-18T13:00:00">
            <text:p>Wed Oct 18 13:00:00 2023</text:p>
          </table:table-cell>
          <table:table-cell office:value-type="float" office:value="47.152775">
            <text:p>47.15277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48.152775">
            <text:p>48.15277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49.19444166666667">
            <text:p>49.1944416666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10-20T13:00:00">
            <text:p>Fri Oct 20 13:00:00 2023</text:p>
          </table:table-cell>
          <table:table-cell office:value-type="float" office:value="60.40278333333333">
            <text:p>60.4027833333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20T14:00:00">
            <text:p>Fri Oct 20 14:00:00 2023</text:p>
          </table:table-cell>
          <table:table-cell office:value-type="float" office:value="60.979170833333335">
            <text:p>60.97917083333333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10-20T15:00:00">
            <text:p>Fri Oct 20 15:00:00 2023</text:p>
          </table:table-cell>
          <table:table-cell office:value-type="float" office:value="61.81250416666666">
            <text:p>61.8125041666666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48.77084166666666">
            <text:p>48.77084166666666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42.68055416666667">
            <text:p>42.6805541666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42.923608333333334">
            <text:p>42.92360833333333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42.986108333333334">
            <text:p>42.98610833333333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41.40972083333333">
            <text:p>41.4097208333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39.8263875">
            <text:p>39.826387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38.3888875">
            <text:p>38.388887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4T03:00:00">
            <text:p>Tue Oct 24 03:00:00 2023</text:p>
          </table:table-cell>
          <table:table-cell office:value-type="float" office:value="33.736108333333334">
            <text:p>33.736108333333334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24T06:00:00">
            <text:p>Tue Oct 24 06:00:00 2023</text:p>
          </table:table-cell>
          <table:table-cell office:value-type="float" office:value="34.152775">
            <text:p>34.15277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24T07:00:00">
            <text:p>Tue Oct 24 07:00:00 2023</text:p>
          </table:table-cell>
          <table:table-cell office:value-type="float" office:value="34.63194166666667">
            <text:p>34.6319416666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34.958329166666665">
            <text:p>34.95832916666666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34.81249583333334">
            <text:p>34.8124958333333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34.715275">
            <text:p>34.71527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35.041666666666664">
            <text:p>35.04166666666666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36.03472083333333">
            <text:p>36.0347208333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37.3125">
            <text:p>37.312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38.333333333333336">
            <text:p>38.333333333333336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38.72222083333333">
            <text:p>38.7222208333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6T09:00:00">
            <text:p>Thu Oct 26 09:00:00 2023</text:p>
          </table:table-cell>
          <table:table-cell office:value-type="float" office:value="44.06111250000001">
            <text:p>44.0611125000000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26T10:00:00">
            <text:p>Thu Oct 26 10:00:00 2023</text:p>
          </table:table-cell>
          <table:table-cell office:value-type="float" office:value="42.359720833333334">
            <text:p>42.359720833333334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40.949999999999996">
            <text:p>40.94999999999999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41.49166666666667">
            <text:p>41.4916666666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42.5">
            <text:p>4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42.28472083333333">
            <text:p>42.2847208333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36.54165416666667">
            <text:p>36.5416541666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27T01:00:00">
            <text:p>Fri Oct 27 01:00:00 2023</text:p>
          </table:table-cell>
          <table:table-cell office:value-type="float" office:value="37.0486">
            <text:p>37.0486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7T02:00:00">
            <text:p>Fri Oct 27 02:00:00 2023</text:p>
          </table:table-cell>
          <table:table-cell office:value-type="float" office:value="37.54165416666667">
            <text:p>37.5416541666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7T03:00:00">
            <text:p>Fri Oct 27 03:00:00 2023</text:p>
          </table:table-cell>
          <table:table-cell office:value-type="float" office:value="38.30554166666667">
            <text:p>38.3055416666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0-27T04:00:00">
            <text:p>Fri Oct 27 04:00:00 2023</text:p>
          </table:table-cell>
          <table:table-cell office:value-type="float" office:value="39.20831666666667">
            <text:p>39.2083166666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0-27T05:00:00">
            <text:p>Fri Oct 27 05:00:00 2023</text:p>
          </table:table-cell>
          <table:table-cell office:value-type="float" office:value="39.913870833333334">
            <text:p>39.913870833333334</text:p>
          </table:table-cell>
          <table:table-cell office:value-type="float" office:value="48.6">
            <text:p>48.6</text:p>
          </table:table-cell>
        </table:table-row>
        <table:table-row>
          <table:table-cell table:style-name="pd1" office:value-type="date" office:date-value="2023-10-27T06:00:00">
            <text:p>Fri Oct 27 06:00:00 2023</text:p>
          </table:table-cell>
          <table:table-cell office:value-type="float" office:value="40.636095833333336">
            <text:p>40.63609583333333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27T07:00:00">
            <text:p>Fri Oct 27 07:00:00 2023</text:p>
          </table:table-cell>
          <table:table-cell office:value-type="float" office:value="41.37220833333333">
            <text:p>41.3722083333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0-27T08:00:00">
            <text:p>Fri Oct 27 08:00:00 2023</text:p>
          </table:table-cell>
          <table:table-cell office:value-type="float" office:value="41.86526666666666">
            <text:p>41.8652666666666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27T09:00:00">
            <text:p>Fri Oct 27 09:00:00 2023</text:p>
          </table:table-cell>
          <table:table-cell office:value-type="float" office:value="41.67776666666667">
            <text:p>41.6777666666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40.8722125">
            <text:p>40.872212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40.41387916666667">
            <text:p>40.4138791666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40.684712499999996">
            <text:p>40.684712499999996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0-27T13:00:00">
            <text:p>Fri Oct 27 13:00:00 2023</text:p>
          </table:table-cell>
          <table:table-cell office:value-type="float" office:value="41.233325">
            <text:p>41.23332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0-27T14:00:00">
            <text:p>Fri Oct 27 14:00:00 2023</text:p>
          </table:table-cell>
          <table:table-cell office:value-type="float" office:value="41.89304583333333">
            <text:p>41.8930458333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10-27T15:00:00">
            <text:p>Fri Oct 27 15:00:00 2023</text:p>
          </table:table-cell>
          <table:table-cell office:value-type="float" office:value="42.81665833333333">
            <text:p>42.8166583333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43.94165833333333">
            <text:p>43.9416583333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45.13610416666666">
            <text:p>45.13610416666666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46.47638333333333">
            <text:p>46.4763833333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26.861104166666667">
            <text:p>26.86110416666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24.888883333333336">
            <text:p>24.888883333333336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23.208325000000002">
            <text:p>23.208325000000002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21.798599999999997">
            <text:p>21.79859999999999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8.805545833333337">
            <text:p>18.80554583333333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5.881933333333334">
            <text:p>15.881933333333334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4.173600000000002">
            <text:p>14.173600000000002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4.041654166666667">
            <text:p>14.04165416666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14.229154166666667">
            <text:p>14.22915416666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15.138879166666669">
            <text:p>15.138879166666669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16.680545833333337">
            <text:p>16.68054583333333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18.68749166666667">
            <text:p>18.6874916666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20.965270833333335">
            <text:p>20.96527083333333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23.916658333333334">
            <text:p>23.916658333333334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58.583333333333336">
            <text:p>58.58333333333333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53.416666666666664">
            <text:p>53.41666666666666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1-06T00:00:00">
            <text:p>Mon Nov  6 00:00:00 2023</text:p>
          </table:table-cell>
          <table:table-cell office:value-type="float" office:value="53.21527916666667">
            <text:p>53.2152791666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6T01:00:00">
            <text:p>Mon Nov  6 01:00:00 2023</text:p>
          </table:table-cell>
          <table:table-cell office:value-type="float" office:value="53.52777916666667">
            <text:p>53.5277791666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1-06T02:00:00">
            <text:p>Mon Nov  6 02:00:00 2023</text:p>
          </table:table-cell>
          <table:table-cell office:value-type="float" office:value="54.034725">
            <text:p>54.03472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4:00:00">
            <text:p>Mon Nov  6 04:00:00 2023</text:p>
          </table:table-cell>
          <table:table-cell office:value-type="float" office:value="55.534729166666665">
            <text:p>55.53472916666666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06T06:00:00">
            <text:p>Mon Nov  6 06:00:00 2023</text:p>
          </table:table-cell>
          <table:table-cell office:value-type="float" office:value="56.89584166666666">
            <text:p>56.8958416666666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6T07:00:00">
            <text:p>Mon Nov  6 07:00:00 2023</text:p>
          </table:table-cell>
          <table:table-cell office:value-type="float" office:value="57.14584166666666">
            <text:p>57.14584166666666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53.75695416666667">
            <text:p>53.7569541666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53.89584583333333">
            <text:p>53.8958458333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54.06945416666667">
            <text:p>54.0694541666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54.3055625">
            <text:p>54.305562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54.500008333333334">
            <text:p>54.500008333333334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54.687508333333334">
            <text:p>54.687508333333334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55.07639583333333">
            <text:p>55.0763958333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55.604170833333335">
            <text:p>55.60417083333333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55.756949999999996">
            <text:p>55.756949999999996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56.347229166666665">
            <text:p>56.34722916666666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7T00:00:00">
            <text:p>Tue Nov  7 00:00:00 2023</text:p>
          </table:table-cell>
          <table:table-cell office:value-type="float" office:value="56.58334166666666">
            <text:p>56.58334166666666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1-07T01:00:00">
            <text:p>Tue Nov  7 01:00:00 2023</text:p>
          </table:table-cell>
          <table:table-cell office:value-type="float" office:value="56.92361666666667">
            <text:p>56.9236166666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07T04:00:00">
            <text:p>Tue Nov  7 04:00:00 2023</text:p>
          </table:table-cell>
          <table:table-cell office:value-type="float" office:value="57.479170833333335">
            <text:p>57.47917083333333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7T05:00:00">
            <text:p>Tue Nov  7 05:00:00 2023</text:p>
          </table:table-cell>
          <table:table-cell office:value-type="float" office:value="57.5486125">
            <text:p>57.548612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34.13888333333333">
            <text:p>34.1388833333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32.555550000000004">
            <text:p>32.555550000000004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31.20832916666667">
            <text:p>31.2083291666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30.7916625">
            <text:p>30.791662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09T01:00:00">
            <text:p>Thu Nov  9 01:00:00 2023</text:p>
          </table:table-cell>
          <table:table-cell office:value-type="float" office:value="30.374995833333333">
            <text:p>30.37499583333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1-09T02:00:00">
            <text:p>Thu Nov  9 02:00:00 2023</text:p>
          </table:table-cell>
          <table:table-cell office:value-type="float" office:value="30.95832916666667">
            <text:p>30.9583291666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1-09T03:00:00">
            <text:p>Thu Nov  9 03:00:00 2023</text:p>
          </table:table-cell>
          <table:table-cell office:value-type="float" office:value="32.5763875">
            <text:p>32.576387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9T04:00:00">
            <text:p>Thu Nov  9 04:00:00 2023</text:p>
          </table:table-cell>
          <table:table-cell office:value-type="float" office:value="33.9236125">
            <text:p>33.923612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33.9236125">
            <text:p>33.923612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33.375">
            <text:p>33.37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33.8125">
            <text:p>33.812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34.722225">
            <text:p>34.72222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35.61111666666667">
            <text:p>35.6111166666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28.756945833333333">
            <text:p>28.75694583333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28.513891666666666">
            <text:p>28.513891666666666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28.951391666666666">
            <text:p>28.951391666666666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29.7986125">
            <text:p>29.798612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29.5763875">
            <text:p>29.576387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29.152779166666665">
            <text:p>29.15277916666666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10T01:00:00">
            <text:p>Fri Nov 10 01:00:00 2023</text:p>
          </table:table-cell>
          <table:table-cell office:value-type="float" office:value="28.875">
            <text:p>28.87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10T02:00:00">
            <text:p>Fri Nov 10 02:00:00 2023</text:p>
          </table:table-cell>
          <table:table-cell office:value-type="float" office:value="28.902779166666665">
            <text:p>28.90277916666666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1-10T03:00:00">
            <text:p>Fri Nov 10 03:00:00 2023</text:p>
          </table:table-cell>
          <table:table-cell office:value-type="float" office:value="29.229166666666668">
            <text:p>29.229166666666668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10T04:00:00">
            <text:p>Fri Nov 10 04:00:00 2023</text:p>
          </table:table-cell>
          <table:table-cell office:value-type="float" office:value="29.708333333333332">
            <text:p>29.70833333333333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1-10T05:00:00">
            <text:p>Fri Nov 10 05:00:00 2023</text:p>
          </table:table-cell>
          <table:table-cell office:value-type="float" office:value="30.416666666666668">
            <text:p>30.416666666666668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1-10T06:00:00">
            <text:p>Fri Nov 10 06:00:00 2023</text:p>
          </table:table-cell>
          <table:table-cell office:value-type="float" office:value="31.791666666666668">
            <text:p>31.791666666666668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1-10T07:00:00">
            <text:p>Fri Nov 10 07:00:00 2023</text:p>
          </table:table-cell>
          <table:table-cell office:value-type="float" office:value="32.96527916666667">
            <text:p>32.9652791666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0T08:00:00">
            <text:p>Fri Nov 10 08:00:00 2023</text:p>
          </table:table-cell>
          <table:table-cell office:value-type="float" office:value="34.104170833333335">
            <text:p>34.10417083333333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10T13:00:00">
            <text:p>Fri Nov 10 13:00:00 2023</text:p>
          </table:table-cell>
          <table:table-cell office:value-type="float" office:value="31.659725000000005">
            <text:p>31.65972500000000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33.3333375">
            <text:p>33.333337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35.638891666666666">
            <text:p>35.638891666666666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37.534725">
            <text:p>37.53472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39.076391666666666">
            <text:p>39.076391666666666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40.638891666666666">
            <text:p>40.638891666666666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42.013891666666666">
            <text:p>42.01389166666666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44.30555833333333">
            <text:p>44.3055583333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45.31944583333333">
            <text:p>45.3194458333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54.395825">
            <text:p>54.39582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53.6944375">
            <text:p>53.694437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53.13888333333333">
            <text:p>53.1388833333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52.8819375">
            <text:p>52.881937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52.01388333333333">
            <text:p>52.0138833333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50.930550000000004">
            <text:p>50.930550000000004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50.090270833333335">
            <text:p>50.09027083333333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49.374991666666666">
            <text:p>49.37499166666666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48.79165833333334">
            <text:p>48.7916583333333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47.999991666666666">
            <text:p>47.99999166666666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47.98610416666667">
            <text:p>47.9861041666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37.80555416666667">
            <text:p>37.8055541666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34.7916625">
            <text:p>34.791662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2T21:00:00">
            <text:p>Sun Nov 12 21:00:00 2023</text:p>
          </table:table-cell>
          <table:table-cell office:value-type="float" office:value="33.673608333333334">
            <text:p>33.67360833333333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28.18750833333333">
            <text:p>28.1875083333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28.020841666666666">
            <text:p>28.020841666666666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27.62500833333333">
            <text:p>27.6250083333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23.89582916666667">
            <text:p>23.8958291666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23.7638875">
            <text:p>23.763887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23.9375">
            <text:p>23.937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26.201391666666666">
            <text:p>26.20139166666666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26.25">
            <text:p>26.2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26.083333333333332">
            <text:p>26.083333333333332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25.6736125">
            <text:p>25.673612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21.236108333333334">
            <text:p>21.23610833333333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21.2013875">
            <text:p>21.201387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21.20832916666667">
            <text:p>21.2083291666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21.3541625">
            <text:p>21.354162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22.291658333333334">
            <text:p>22.291658333333334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34.090287499999995">
            <text:p>34.09028749999999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33.61112083333334">
            <text:p>33.6111208333333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37.88194166666667">
            <text:p>37.8819416666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37.5416625">
            <text:p>37.541662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37.055550000000004">
            <text:p>37.055550000000004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36.527775">
            <text:p>36.52777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37.847225">
            <text:p>37.84722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38.034725">
            <text:p>38.03472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27.5486125">
            <text:p>27.548612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27.930554166666667">
            <text:p>27.93055416666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28.2013875">
            <text:p>28.201387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28.416666666666668">
            <text:p>28.416666666666668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28.5486125">
            <text:p>28.548612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36.354170833333335">
            <text:p>36.35417083333333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36.06250416666666">
            <text:p>36.0625041666666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31.104174999999998">
            <text:p>31.104174999999998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26.41667083333333">
            <text:p>26.4166708333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25.631945833333333">
            <text:p>25.63194583333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24.888891666666666">
            <text:p>24.888891666666666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24.881945833333333">
            <text:p>24.88194583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34.479166666666664">
            <text:p>34.47916666666666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41.958329166666665">
            <text:p>41.95832916666666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36.15277916666667">
            <text:p>36.1527791666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36.6736125">
            <text:p>36.673612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37.76389166666667">
            <text:p>37.7638916666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37.31250000000001">
            <text:p>37.31250000000001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36.56250000000001">
            <text:p>36.56250000000001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40.3680625">
            <text:p>40.368062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40.513895833333336">
            <text:p>40.513895833333336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40.722225">
            <text:p>40.72222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42.944449999999996">
            <text:p>42.94444999999999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45.2708375">
            <text:p>45.270837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47.55555833333333">
            <text:p>47.5555583333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42.34028333333333">
            <text:p>42.3402833333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42.944449999999996">
            <text:p>42.944449999999996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42.659725">
            <text:p>42.65972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41.0486125">
            <text:p>41.048612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38.94444583333333">
            <text:p>38.9444458333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37.6736125">
            <text:p>37.673612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35.645833333333336">
            <text:p>35.64583333333333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28.71526666666667">
            <text:p>28.7152666666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27.243045833333337">
            <text:p>27.24304583333333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25.916654166666664">
            <text:p>25.916654166666664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25.381929166666666">
            <text:p>25.38192916666666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24.888875">
            <text:p>24.88887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23.243041666666667">
            <text:p>23.24304166666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22.84720833333333">
            <text:p>22.8472083333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22.9999875">
            <text:p>22.999987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22.763879166666666">
            <text:p>22.76387916666666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22.437487500000003">
            <text:p>22.43748750000000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18.777775000000002">
            <text:p>18.777775000000002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16.819441666666666">
            <text:p>16.81944166666666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15.069441666666668">
            <text:p>15.069441666666668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3.576387500000001">
            <text:p>13.576387500000001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12.590279166666669">
            <text:p>12.590279166666669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2.125">
            <text:p>12.12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11.645833333333334">
            <text:p>11.64583333333333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10.888887500000001">
            <text:p>10.888887500000001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9.541666666666668">
            <text:p>9.54166666666666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9.333333333333336">
            <text:p>9.333333333333336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9.319441666666668">
            <text:p>9.319441666666668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9.458329166666667">
            <text:p>9.45832916666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9.027775">
            <text:p>9.02777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7.083337500000002">
            <text:p>7.083337500000002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7.020837500000002">
            <text:p>7.020837500000002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7.361112500000001">
            <text:p>7.361112500000001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8.743058333333336">
            <text:p>8.74305833333333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10.222225000000002">
            <text:p>10.22222500000000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12.076391666666668">
            <text:p>12.07639166666666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14.118058333333336">
            <text:p>14.11805833333333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15.868058333333336">
            <text:p>15.868058333333336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17.305558333333334">
            <text:p>17.30555833333333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8.597224999999998">
            <text:p>18.597224999999998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9.826391666666666">
            <text:p>19.826391666666666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21.576391666666666">
            <text:p>21.576391666666666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44.291666666666664">
            <text:p>44.29166666666666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44.68055416666667">
            <text:p>44.6805541666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45.1388875">
            <text:p>45.138887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45.465275">
            <text:p>45.46527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45.68749583333334">
            <text:p>45.68749583333334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46.15971666666667">
            <text:p>46.1597166666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12-01T07:00:00">
            <text:p>Fri Dec  1 07:00:00 2023</text:p>
          </table:table-cell>
          <table:table-cell office:value-type="float" office:value="60.79859583333334">
            <text:p>60.7985958333333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2-01T23:00:00">
            <text:p>Fri Dec  1 23:00:00 2023</text:p>
          </table:table-cell>
          <table:table-cell office:value-type="float" office:value="60.020829166666665">
            <text:p>60.02082916666666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00:00:00">
            <text:p>Sat Dec  2 00:00:00 2023</text:p>
          </table:table-cell>
          <table:table-cell office:value-type="float" office:value="58.93749583333334">
            <text:p>58.93749583333334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2-02T01:00:00">
            <text:p>Sat Dec  2 01:00:00 2023</text:p>
          </table:table-cell>
          <table:table-cell office:value-type="float" office:value="57.8263875">
            <text:p>57.826387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2-02T02:00:00">
            <text:p>Sat Dec  2 02:00:00 2023</text:p>
          </table:table-cell>
          <table:table-cell office:value-type="float" office:value="56.80555416666667">
            <text:p>56.8055541666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2T03:00:00">
            <text:p>Sat Dec  2 03:00:00 2023</text:p>
          </table:table-cell>
          <table:table-cell office:value-type="float" office:value="55.68750000000001">
            <text:p>55.6875000000000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02T05:00:00">
            <text:p>Sat Dec  2 05:00:00 2023</text:p>
          </table:table-cell>
          <table:table-cell office:value-type="float" office:value="52.45139166666667">
            <text:p>52.4513916666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02T07:00:00">
            <text:p>Sat Dec  2 07:00:00 2023</text:p>
          </table:table-cell>
          <table:table-cell office:value-type="float" office:value="48.430558333333344">
            <text:p>48.430558333333344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02T08:00:00">
            <text:p>Sat Dec  2 08:00:00 2023</text:p>
          </table:table-cell>
          <table:table-cell office:value-type="float" office:value="46.34722500000001">
            <text:p>46.3472250000000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45.055558333333344">
            <text:p>45.055558333333344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37.36110416666667">
            <text:p>37.3611041666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7T00:00:00">
            <text:p>Thu Dec  7 00:00:00 2023</text:p>
          </table:table-cell>
          <table:table-cell office:value-type="float" office:value="35.25000416666666">
            <text:p>35.2500041666666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07T01:00:00">
            <text:p>Thu Dec  7 01:00:00 2023</text:p>
          </table:table-cell>
          <table:table-cell office:value-type="float" office:value="34.381949999999996">
            <text:p>34.38194999999999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7T05:00:00">
            <text:p>Thu Dec  7 05:00:00 2023</text:p>
          </table:table-cell>
          <table:table-cell office:value-type="float" office:value="30.27084166666667">
            <text:p>30.2708416666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07T06:00:00">
            <text:p>Thu Dec  7 06:00:00 2023</text:p>
          </table:table-cell>
          <table:table-cell office:value-type="float" office:value="29.611116666666664">
            <text:p>29.611116666666664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7T07:00:00">
            <text:p>Thu Dec  7 07:00:00 2023</text:p>
          </table:table-cell>
          <table:table-cell office:value-type="float" office:value="28.715283333333332">
            <text:p>28.715283333333332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07T08:00:00">
            <text:p>Thu Dec  7 08:00:00 2023</text:p>
          </table:table-cell>
          <table:table-cell office:value-type="float" office:value="27.875004166666667">
            <text:p>27.87500416666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2-07T11:00:00">
            <text:p>Thu Dec  7 11:00:00 2023</text:p>
          </table:table-cell>
          <table:table-cell office:value-type="float" office:value="25.340283333333332">
            <text:p>25.340283333333332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7T12:00:00">
            <text:p>Thu Dec  7 12:00:00 2023</text:p>
          </table:table-cell>
          <table:table-cell office:value-type="float" office:value="25.576395833333333">
            <text:p>25.57639583333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07T13:00:00">
            <text:p>Thu Dec  7 13:00:00 2023</text:p>
          </table:table-cell>
          <table:table-cell office:value-type="float" office:value="25.75000833333333">
            <text:p>25.7500083333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2-07T14:00:00">
            <text:p>Thu Dec  7 14:00:00 2023</text:p>
          </table:table-cell>
          <table:table-cell office:value-type="float" office:value="26.152783333333332">
            <text:p>26.15278333333333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7T15:00:00">
            <text:p>Thu Dec  7 15:00:00 2023</text:p>
          </table:table-cell>
          <table:table-cell office:value-type="float" office:value="26.68750833333333">
            <text:p>26.6875083333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07T16:00:00">
            <text:p>Thu Dec  7 16:00:00 2023</text:p>
          </table:table-cell>
          <table:table-cell office:value-type="float" office:value="27.25000833333333">
            <text:p>27.2500083333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2-07T17:00:00">
            <text:p>Thu Dec  7 17:00:00 2023</text:p>
          </table:table-cell>
          <table:table-cell office:value-type="float" office:value="28.041674999999998">
            <text:p>28.041674999999998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2-07T18:00:00">
            <text:p>Thu Dec  7 18:00:00 2023</text:p>
          </table:table-cell>
          <table:table-cell office:value-type="float" office:value="29.0902875">
            <text:p>29.090287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2-07T19:00:00">
            <text:p>Thu Dec  7 19:00:00 2023</text:p>
          </table:table-cell>
          <table:table-cell office:value-type="float" office:value="29.354174999999998">
            <text:p>29.354174999999998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07T20:00:00">
            <text:p>Thu Dec  7 20:00:00 2023</text:p>
          </table:table-cell>
          <table:table-cell office:value-type="float" office:value="29.159729166666665">
            <text:p>29.15972916666666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07T21:00:00">
            <text:p>Thu Dec  7 21:00:00 2023</text:p>
          </table:table-cell>
          <table:table-cell office:value-type="float" office:value="29.173616666666664">
            <text:p>29.173616666666664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07T23:00:00">
            <text:p>Thu Dec  7 23:00:00 2023</text:p>
          </table:table-cell>
          <table:table-cell office:value-type="float" office:value="29.284724999999998">
            <text:p>29.28472499999999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8T00:00:00">
            <text:p>Fri Dec  8 00:00:00 2023</text:p>
          </table:table-cell>
          <table:table-cell office:value-type="float" office:value="29.5833375">
            <text:p>29.583337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08T01:00:00">
            <text:p>Fri Dec  8 01:00:00 2023</text:p>
          </table:table-cell>
          <table:table-cell office:value-type="float" office:value="30.381945833333333">
            <text:p>30.38194583333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2-08T02:00:00">
            <text:p>Fri Dec  8 02:00:00 2023</text:p>
          </table:table-cell>
          <table:table-cell office:value-type="float" office:value="31.1736125">
            <text:p>31.173612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2-08T03:00:00">
            <text:p>Fri Dec  8 03:00:00 2023</text:p>
          </table:table-cell>
          <table:table-cell office:value-type="float" office:value="32.041666666666664">
            <text:p>32.04166666666666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08T04:00:00">
            <text:p>Fri Dec  8 04:00:00 2023</text:p>
          </table:table-cell>
          <table:table-cell office:value-type="float" office:value="32.8611125">
            <text:p>32.861112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08T07:00:00">
            <text:p>Fri Dec  8 07:00:00 2023</text:p>
          </table:table-cell>
          <table:table-cell office:value-type="float" office:value="33.73611666666667">
            <text:p>33.7361166666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08T08:00:00">
            <text:p>Fri Dec  8 08:00:00 2023</text:p>
          </table:table-cell>
          <table:table-cell office:value-type="float" office:value="35.062508333333334">
            <text:p>35.06250833333333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8T09:00:00">
            <text:p>Fri Dec  8 09:00:00 2023</text:p>
          </table:table-cell>
          <table:table-cell office:value-type="float" office:value="36.243066666666664">
            <text:p>36.243066666666664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8T10:00:00">
            <text:p>Fri Dec  8 10:00:00 2023</text:p>
          </table:table-cell>
          <table:table-cell office:value-type="float" office:value="37.555566666666664">
            <text:p>37.555566666666664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8T11:00:00">
            <text:p>Fri Dec  8 11:00:00 2023</text:p>
          </table:table-cell>
          <table:table-cell office:value-type="float" office:value="38.42362083333333">
            <text:p>38.4236208333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8T12:00:00">
            <text:p>Fri Dec  8 12:00:00 2023</text:p>
          </table:table-cell>
          <table:table-cell office:value-type="float" office:value="38.729175">
            <text:p>38.72917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08T13:00:00">
            <text:p>Fri Dec  8 13:00:00 2023</text:p>
          </table:table-cell>
          <table:table-cell office:value-type="float" office:value="39.819449999999996">
            <text:p>39.81944999999999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2-08T14:00:00">
            <text:p>Fri Dec  8 14:00:00 2023</text:p>
          </table:table-cell>
          <table:table-cell office:value-type="float" office:value="40.88889583333333">
            <text:p>40.8888958333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2-08T15:00:00">
            <text:p>Fri Dec  8 15:00:00 2023</text:p>
          </table:table-cell>
          <table:table-cell office:value-type="float" office:value="41.8055625">
            <text:p>41.805562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12-08T16:00:00">
            <text:p>Fri Dec  8 16:00:00 2023</text:p>
          </table:table-cell>
          <table:table-cell office:value-type="float" office:value="42.444449999999996">
            <text:p>42.444449999999996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12-08T17:00:00">
            <text:p>Fri Dec  8 17:00:00 2023</text:p>
          </table:table-cell>
          <table:table-cell office:value-type="float" office:value="42.9583375">
            <text:p>42.958337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12-08T18:00:00">
            <text:p>Fri Dec  8 18:00:00 2023</text:p>
          </table:table-cell>
          <table:table-cell office:value-type="float" office:value="43.3958375">
            <text:p>43.395837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2-08T19:00:00">
            <text:p>Fri Dec  8 19:00:00 2023</text:p>
          </table:table-cell>
          <table:table-cell office:value-type="float" office:value="44.069449999999996">
            <text:p>44.069449999999996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08T20:00:00">
            <text:p>Fri Dec  8 20:00:00 2023</text:p>
          </table:table-cell>
          <table:table-cell office:value-type="float" office:value="44.381949999999996">
            <text:p>44.381949999999996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8T21:00:00">
            <text:p>Fri Dec  8 21:00:00 2023</text:p>
          </table:table-cell>
          <table:table-cell office:value-type="float" office:value="44.02084166666666">
            <text:p>44.0208416666666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08T22:00:00">
            <text:p>Fri Dec  8 22:00:00 2023</text:p>
          </table:table-cell>
          <table:table-cell office:value-type="float" office:value="43.694449999999996">
            <text:p>43.694449999999996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2-08T23:00:00">
            <text:p>Fri Dec  8 23:00:00 2023</text:p>
          </table:table-cell>
          <table:table-cell office:value-type="float" office:value="43.444449999999996">
            <text:p>43.44444999999999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41.7708375">
            <text:p>41.770837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41.319449999999996">
            <text:p>41.31944999999999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25.249983333333336">
            <text:p>25.249983333333336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24.895816666666672">
            <text:p>24.89581666666667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22.243062500000004">
            <text:p>22.243062500000004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13.222229166666667">
            <text:p>13.22222916666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12.861116666666668">
            <text:p>12.861116666666668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2.326391666666668">
            <text:p>12.326391666666668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11.72916666666667">
            <text:p>11.7291666666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11.29166666666667">
            <text:p>11.2916666666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11.1875">
            <text:p>11.187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11.631941666666668">
            <text:p>11.631941666666668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12.298608333333334">
            <text:p>12.298608333333334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12.736108333333334">
            <text:p>12.73610833333333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13.791662500000001">
            <text:p>13.79166250000000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5.041662500000001">
            <text:p>15.04166250000000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6.8888875">
            <text:p>16.888887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18.291666666666668">
            <text:p>18.291666666666668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19.854166666666668">
            <text:p>19.854166666666668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21.027779166666665">
            <text:p>21.02777916666666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22.375">
            <text:p>22.37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23.4861125">
            <text:p>23.486112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24.284724999999998">
            <text:p>24.28472499999999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24.951391666666666">
            <text:p>24.95139166666666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25.5486125">
            <text:p>25.548612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3T05:00:00">
            <text:p>Wed Dec 13 05:00:00 2023</text:p>
          </table:table-cell>
          <table:table-cell office:value-type="float" office:value="26.208333333333332">
            <text:p>26.208333333333332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26.958333333333332">
            <text:p>26.95833333333333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27.743054166666667">
            <text:p>27.74305416666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28.75">
            <text:p>28.7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3T09:00:00">
            <text:p>Wed Dec 13 09:00:00 2023</text:p>
          </table:table-cell>
          <table:table-cell office:value-type="float" office:value="30.0138875">
            <text:p>30.013887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3T10:00:00">
            <text:p>Wed Dec 13 10:00:00 2023</text:p>
          </table:table-cell>
          <table:table-cell office:value-type="float" office:value="31.118054166666667">
            <text:p>31.11805416666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32.5138875">
            <text:p>32.513887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33.979166666666664">
            <text:p>33.979166666666664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35.47222083333333">
            <text:p>35.4722208333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36.75694166666667">
            <text:p>36.7569416666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37.361108333333334">
            <text:p>37.361108333333334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37.90972083333333">
            <text:p>37.9097208333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38.90972083333333">
            <text:p>38.9097208333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39.666666666666664">
            <text:p>39.66666666666666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40.354166666666664">
            <text:p>40.354166666666664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40.861108333333334">
            <text:p>40.861108333333334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41.673608333333334">
            <text:p>41.673608333333334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41.99305416666667">
            <text:p>41.9930541666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2-13T23:00:00">
            <text:p>Wed Dec 13 23:00:00 2023</text:p>
          </table:table-cell>
          <table:table-cell office:value-type="float" office:value="42.1041625">
            <text:p>42.104162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4T00:00:00">
            <text:p>Thu Dec 14 00:00:00 2023</text:p>
          </table:table-cell>
          <table:table-cell office:value-type="float" office:value="42.43749583333334">
            <text:p>42.4374958333333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14T01:00:00">
            <text:p>Thu Dec 14 01:00:00 2023</text:p>
          </table:table-cell>
          <table:table-cell office:value-type="float" office:value="42.78471666666667">
            <text:p>42.7847166666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31.013891666666666">
            <text:p>31.01389166666666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30.3611125">
            <text:p>30.361112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30.534724999999998">
            <text:p>30.534724999999998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30.902783333333332">
            <text:p>30.902783333333332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24.66667083333333">
            <text:p>24.6666708333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24.090283333333332">
            <text:p>24.09028333333333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23.52084166666667">
            <text:p>23.5208416666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15.2430625">
            <text:p>15.243062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13.027783333333334">
            <text:p>13.02778333333333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32.270833333333336">
            <text:p>32.27083333333333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32.25">
            <text:p>32.2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32.09027916666667">
            <text:p>32.0902791666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31.631945833333337">
            <text:p>31.63194583333333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28.3263875">
            <text:p>28.326387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28.625">
            <text:p>28.62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29.159725000000005">
            <text:p>29.15972500000000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34.0277875">
            <text:p>34.027787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27.0486125">
            <text:p>27.048612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25.618058333333334">
            <text:p>25.618058333333334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24.562504166666667">
            <text:p>24.56250416666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21.312508333333337">
            <text:p>21.31250833333333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21.42361666666667">
            <text:p>21.4236166666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24.666666666666668">
            <text:p>24.666666666666668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19.26387916666667">
            <text:p>19.2638791666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9.625000000000004">
            <text:p>19.62500000000000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21.6736125">
            <text:p>21.673612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23.784725000000005">
            <text:p>23.78472500000000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25.715279166666672">
            <text:p>25.71527916666667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27.736112500000004">
            <text:p>27.736112500000004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28.180558333333337">
            <text:p>28.18055833333333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28.50000416666667">
            <text:p>28.5000041666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28.951391666666666">
            <text:p>28.95139166666666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30.152783333333335">
            <text:p>30.15278333333333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31.45834166666667">
            <text:p>31.4583416666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21.472229166666665">
            <text:p>21.472229166666665</text:p>
          </table:table-cell>
          <table:table-cell office:value-type="float" office:value="36.3333">
            <text:p>3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